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cell-protect="protected"/>
    </style:style>
    <style:style style:name="ce3" style:family="table-cell" style:parent-style-name="Default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background-color="transparent" style:cell-protect="protected"/>
      <style:text-properties fo:font-size="9pt" style:font-size-asian="9pt" style:font-size-complex="9pt"/>
    </style:style>
    <style:style style:name="ce5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ck solid #000000" fo:border-left="none" fo:border-right="none" style:vertical-align="automatic" fo:background-color="#6699CC" style:cell-protect="protected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ck solid #000000" fo:border-left="none" fo:border-right="none" style:vertical-align="automatic" fo:background-color="transparent" style:cell-protect="protected"/>
    </style:style>
    <style:style style:name="ce8" style:family="table-cell" style:parent-style-name="Default" style:data-style-name="N0">
      <style:table-cell-properties style:vertical-align="automatic" fo:background-color="#FFFFFF" style:cell-protect="protected"/>
    </style:style>
    <style:style style:name="ce9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10" style:family="table-cell" style:parent-style-name="Default" style:data-style-name="N4">
      <style:table-cell-properties style:vertical-align="automatic" fo:background-color="#FFFFFF" style:cell-protect="protected"/>
    </style:style>
    <style:style style:name="co1" style:family="table-column">
      <style:table-column-properties fo:break-before="auto" style:column-width="0.396875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0.47625cm"/>
    </style:style>
    <style:style style:name="co4" style:family="table-column">
      <style:table-column-properties fo:break-before="auto" style:column-width="8.44020833333333cm"/>
    </style:style>
    <style:style style:name="co5" style:family="table-column">
      <style:table-column-properties fo:break-before="auto" style:column-width="4.60375cm"/>
    </style:style>
    <style:style style:name="co6" style:family="table-column">
      <style:table-column-properties fo:break-before="auto" style:column-width="6.746875cm"/>
    </style:style>
    <style:style style:name="co7" style:family="table-column">
      <style:table-column-properties fo:break-before="auto" style:column-width="4.78895833333333cm"/>
    </style:style>
    <style:style style:name="co8" style:family="table-column">
      <style:table-column-properties fo:break-before="auto" style:column-width="4.89479166666667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3.51895833333333cm"/>
    </style:style>
    <style:style style:name="co11" style:family="table-column">
      <style:table-column-properties fo:break-before="auto" style:column-width="27.913541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 style:protect="position size"/>
    </style:style>
  </office:automatic-styles>
  <office:body>
    <office:spreadsheet>
      <table:calculation-settings table:case-sensitive="false" table:search-criteria-must-apply-to-whole-cell="false"/>
      <table:table table:name="Caratula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2" table:number-columns-repeated="16378" table:default-cell-style-name="ce2"/>
        <table:table-row table:style-name="ro1">
          <table:table-cell table:number-columns-repeated="16384"/>
        </table:table-row>
        <table:table-row table:style-name="ro2">
          <table:table-cell/>
          <table:table-cell table:style-name="ce2">
            <draw:frame draw:z-index="1" draw:id="id0" draw:style-name="a0" draw:name="Logo" svg:x="0in" svg:y="0in" svg:width="2.5625in" svg:height="0.83333in" style:rel-width="scale" style:rel-height="scale">
              <draw:image xlink:href="media/image1.jpg" xlink:type="simple" xlink:show="embed" xlink:actuate="onLoad"/>
              <svg:title/>
              <svg:desc/>
            </draw:frame>
          </table:table-cell>
          <table:table-cell table:number-columns-repeated="3" table:style-name="ce2"/>
          <table:table-cell office:value-type="string" table:number-columns-spanned="4" table:number-rows-spanned="1" table:style-name="ce3">
            <text:p>SECRETARÍA DE ESTADO DE ENERGÍA</text:p>
          </table:table-cell>
          <table:covered-table-cell table:number-columns-repeated="3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2"/>
          <table:table-cell office:value-type="string" table:number-columns-spanned="3" table:number-rows-spanned="2" table:style-name="ce4">
            <text:p>DIRECCIÓN GENERAL DE POLÍTICA ENERGÉTICA Y MINAS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/>
          <table:table-cell table:number-columns-repeated="5" table:style-name="ce2"/>
          <table:covered-table-cell/>
          <table:covered-table-cell table:number-columns-repeated="2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2"/>
          <table:table-cell office:value-type="string" table:number-columns-spanned="3" table:number-rows-spanned="2" table:style-name="ce4">
            <text:p>SUBDIRECCIÓN GENERAL DE PLANIFICACIÓN ENERGÉTICA Y SEGUIMIENTO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/>
          <table:table-cell table:number-columns-repeated="5" table:style-name="ce2"/>
          <table:covered-table-cell/>
          <table:covered-table-cell table:number-columns-repeated="2"/>
          <table:table-cell table:number-columns-repeated="16375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8" table:number-rows-spanned="5" table:style-name="ce5">
            <text:p>ESTADÍSTICA DE LA INDUSTRIA DE LA ENERGÍA ELÉCTRICA 2015</text:p>
          </table:table-cell>
          <table:covered-table-cell table:number-columns-repeated="7"/>
          <table:table-cell table:number-columns-repeated="16375"/>
        </table:table-row>
        <table:table-row table:number-rows-repeated="4" table:style-name="ro1">
          <table:table-cell/>
          <table:covered-table-cell/>
          <table:covered-table-cell table:number-columns-repeated="7"/>
          <table:table-cell table:number-columns-repeated="16375"/>
        </table:table-row>
        <table:table-row table:number-rows-repeated="1048556" table:style-name="ro1">
          <table:table-cell table:number-columns-repeated="16384"/>
        </table:table-row>
      </table:table>
      <table:table table:name="Nacional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16375" table:default-cell-style-name="ce2"/>
        <table:table-row table:style-name="ro2">
          <table:table-cell office:value-type="string" table:style-name="ce6">
            <text:p>Tarifa</text:p>
          </table:table-cell>
          <table:table-cell office:value-type="string" table:style-name="ce6">
            <text:p>Nº Clientes al final del año</text:p>
          </table:table-cell>
          <table:table-cell office:value-type="string" table:style-name="ce6">
            <text:p>Potencia contratada a final de año (kW)</text:p>
          </table:table-cell>
          <table:table-cell office:value-type="string" table:style-name="ce6">
            <text:p>Suministros anuales (MWh)</text:p>
          </table:table-cell>
          <table:table-cell office:value-type="string" table:style-name="ce6">
            <text:p>Facturación (miles de euros)</text:p>
          </table:table-cell>
          <table:table-cell office:value-type="string" table:style-name="ce6">
            <text:p>kW/Cliente</text:p>
          </table:table-cell>
          <table:table-cell office:value-type="string" table:style-name="ce6">
            <text:p>MWh/Cliente</text:p>
          </table:table-cell>
          <table:table-cell office:value-type="string" table:style-name="ce6">
            <text:p>euros/kWh</text:p>
          </table:table-cell>
          <table:table-cell office:value-type="string" table:style-name="ce6">
            <text:p>Horas de utilización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8">
            <text:p>Bono Social</text:p>
          </table:table-cell>
          <table:table-cell office:value-type="float" office:value="2437741" table:style-name="ce9">
            <text:p>2.437.741</text:p>
          </table:table-cell>
          <table:table-cell office:value-type="float" office:value="5984897.9000000004" table:style-name="ce10">
            <text:p>5.984.897,90</text:p>
          </table:table-cell>
          <table:table-cell office:value-type="float" office:value="4318105.1399999997" table:style-name="ce10">
            <text:p>4.318.105,14</text:p>
          </table:table-cell>
          <table:table-cell office:value-type="float" office:value="663588.59" table:style-name="ce10">
            <text:p>663.588,59</text:p>
          </table:table-cell>
          <table:table-cell office:value-type="float" office:value="2.4550999880627198" table:style-name="ce10">
            <text:p>2,46</text:p>
          </table:table-cell>
          <table:table-cell office:value-type="float" office:value="1.7713551767804701" table:style-name="ce10">
            <text:p>1,77</text:p>
          </table:table-cell>
          <table:table-cell office:value-type="float" office:value="0.15367587598851301" table:style-name="ce10">
            <text:p>0,15</text:p>
          </table:table-cell>
          <table:table-cell office:value-type="float" office:value="721.50021807389601" table:style-name="ce10">
            <text:p>721,5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Con/Sin D.H.A hasta 10 kW</text:p>
          </table:table-cell>
          <table:table-cell office:value-type="float" office:value="10374273" table:style-name="ce9">
            <text:p>10.374.273</text:p>
          </table:table-cell>
          <table:table-cell office:value-type="float" office:value="43917778.890000001" table:style-name="ce10">
            <text:p>43.917.778,89</text:p>
          </table:table-cell>
          <table:table-cell office:value-type="float" office:value="25998906.530000001" table:style-name="ce10">
            <text:p>25.998.906,53</text:p>
          </table:table-cell>
          <table:table-cell office:value-type="float" office:value="5013510.84" table:style-name="ce10">
            <text:p>5.013.510,84</text:p>
          </table:table-cell>
          <table:table-cell office:value-type="float" office:value="4.2333355686706904" table:style-name="ce10">
            <text:p>4,23</text:p>
          </table:table-cell>
          <table:table-cell office:value-type="float" office:value="2.50609430945185" table:style-name="ce10">
            <text:p>2,51</text:p>
          </table:table-cell>
          <table:table-cell office:value-type="float" office:value="0.192835449991519" table:style-name="ce10">
            <text:p>0,19</text:p>
          </table:table-cell>
          <table:table-cell office:value-type="float" office:value="591.99046917010401" table:style-name="ce10">
            <text:p>591,9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(con recargo) Con/Sin D.H.A superior a 10 kW</text:p>
          </table:table-cell>
          <table:table-cell office:value-type="float" office:value="120510" table:style-name="ce9">
            <text:p>120.510</text:p>
          </table:table-cell>
          <table:table-cell office:value-type="float" office:value="1849138.74" table:style-name="ce10">
            <text:p>1.849.138,74</text:p>
          </table:table-cell>
          <table:table-cell office:value-type="float" office:value="1195119.93" table:style-name="ce10">
            <text:p>1.195.119,93</text:p>
          </table:table-cell>
          <table:table-cell office:value-type="float" office:value="261899.36" table:style-name="ce10">
            <text:p>261.899,36</text:p>
          </table:table-cell>
          <table:table-cell office:value-type="float" office:value="15.3442763256161" table:style-name="ce10">
            <text:p>15,34</text:p>
          </table:table-cell>
          <table:table-cell office:value-type="float" office:value="9.9171847149614099" table:style-name="ce10">
            <text:p>9,92</text:p>
          </table:table-cell>
          <table:table-cell office:value-type="float" office:value="0.219140651432363" table:style-name="ce10">
            <text:p>0,22</text:p>
          </table:table-cell>
          <table:table-cell office:value-type="float" office:value="646.31166074645103" table:style-name="ce10">
            <text:p>646,31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hasta 10 kW</text:p>
          </table:table-cell>
          <table:table-cell office:value-type="float" office:value="14360273" table:style-name="ce9">
            <text:p>14.360.273</text:p>
          </table:table-cell>
          <table:table-cell office:value-type="float" office:value="65778857.469999999" table:style-name="ce10">
            <text:p>65.778.857,47</text:p>
          </table:table-cell>
          <table:table-cell office:value-type="float" office:value="38873661.780000001" table:style-name="ce10">
            <text:p>38.873.661,78</text:p>
          </table:table-cell>
          <table:table-cell office:value-type="float" office:value="7839556.4800000004" table:style-name="ce10">
            <text:p>7.839.556,48</text:p>
          </table:table-cell>
          <table:table-cell office:value-type="float" office:value="4.5806132982290801" table:style-name="ce10">
            <text:p>4,58</text:p>
          </table:table-cell>
          <table:table-cell office:value-type="float" office:value="2.7070280474472899" table:style-name="ce10">
            <text:p>2,71</text:p>
          </table:table-cell>
          <table:table-cell office:value-type="float" office:value="0.201667558985486" table:style-name="ce10">
            <text:p>0,20</text:p>
          </table:table-cell>
          <table:table-cell office:value-type="float" office:value="590.97502260098202" table:style-name="ce10">
            <text:p>590,98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superior a 10 kW</text:p>
          </table:table-cell>
          <table:table-cell office:value-type="float" office:value="1548499" table:style-name="ce9">
            <text:p>1.548.499</text:p>
          </table:table-cell>
          <table:table-cell office:value-type="float" office:value="41686090.229999997" table:style-name="ce10">
            <text:p>41.686.090,23</text:p>
          </table:table-cell>
          <table:table-cell office:value-type="float" office:value="41241825.759999998" table:style-name="ce10">
            <text:p>41.241.825,76</text:p>
          </table:table-cell>
          <table:table-cell office:value-type="float" office:value="6821184.75" table:style-name="ce10">
            <text:p>6.821.184,75</text:p>
          </table:table-cell>
          <table:table-cell office:value-type="float" office:value="26.920321052838901" table:style-name="ce10">
            <text:p>26,92</text:p>
          </table:table-cell>
          <table:table-cell office:value-type="float" office:value="26.633420983804299" table:style-name="ce10">
            <text:p>26,63</text:p>
          </table:table-cell>
          <table:table-cell office:value-type="float" office:value="0.16539482974625699" table:style-name="ce10">
            <text:p>0,17</text:p>
          </table:table-cell>
          <table:table-cell office:value-type="float" office:value="989.34262082270595" table:style-name="ce10">
            <text:p>989,3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3.1A de 1 kV a 36 kV</text:p>
          </table:table-cell>
          <table:table-cell office:value-type="float" office:value="89162" table:style-name="ce9">
            <text:p>89.162</text:p>
          </table:table-cell>
          <table:table-cell office:value-type="float" office:value="8903201.6199999992" table:style-name="ce10">
            <text:p>8.903.201,62</text:p>
          </table:table-cell>
          <table:table-cell office:value-type="float" office:value="15611385.9" table:style-name="ce10">
            <text:p>15.611.385,90</text:p>
          </table:table-cell>
          <table:table-cell office:value-type="float" office:value="1991073.94" table:style-name="ce10">
            <text:p>1.991.073,94</text:p>
          </table:table-cell>
          <table:table-cell office:value-type="float" office:value="99.854216145891698" table:style-name="ce10">
            <text:p>99,85</text:p>
          </table:table-cell>
          <table:table-cell office:value-type="float" office:value="175.09012695991601" table:style-name="ce10">
            <text:p>175,09</text:p>
          </table:table-cell>
          <table:table-cell office:value-type="float" office:value="0.12753985794432299" table:style-name="ce10">
            <text:p>0,13</text:p>
          </table:table-cell>
          <table:table-cell office:value-type="float" office:value="1753.45752756299" table:style-name="ce10">
            <text:p>1.753,46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A de 1 kV a 30 kV</text:p>
          </table:table-cell>
          <table:table-cell office:value-type="float" office:value="20607" table:style-name="ce9">
            <text:p>20.607</text:p>
          </table:table-cell>
          <table:table-cell office:value-type="float" office:value="20801957.260000002" table:style-name="ce10">
            <text:p>20.801.957,26</text:p>
          </table:table-cell>
          <table:table-cell office:value-type="float" office:value="53840745.700000003" table:style-name="ce10">
            <text:p>53.840.745,70</text:p>
          </table:table-cell>
          <table:table-cell office:value-type="float" office:value="5258120.79" table:style-name="ce10">
            <text:p>5.258.120,79</text:p>
          </table:table-cell>
          <table:table-cell office:value-type="float" office:value="1009.4607298490801" table:style-name="ce10">
            <text:p>1.009,46</text:p>
          </table:table-cell>
          <table:table-cell office:value-type="float" office:value="2612.74060756054" table:style-name="ce10">
            <text:p>2.612,74</text:p>
          </table:table-cell>
          <table:table-cell office:value-type="float" office:value="9.7660623411462102E-2" table:style-name="ce10">
            <text:p>0,10</text:p>
          </table:table-cell>
          <table:table-cell office:value-type="float" office:value="2588.2538372257" table:style-name="ce10">
            <text:p>2.588,25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B de 30 kV a 36 kV</text:p>
          </table:table-cell>
          <table:table-cell office:value-type="float" office:value="834" table:style-name="ce9">
            <text:p>834</text:p>
          </table:table-cell>
          <table:table-cell office:value-type="float" office:value="1294988" table:style-name="ce10">
            <text:p>1.294.988,00</text:p>
          </table:table-cell>
          <table:table-cell office:value-type="float" office:value="3172193.38" table:style-name="ce10">
            <text:p>3.172.193,38</text:p>
          </table:table-cell>
          <table:table-cell office:value-type="float" office:value="263027.52" table:style-name="ce10">
            <text:p>263.027,52</text:p>
          </table:table-cell>
          <table:table-cell office:value-type="float" office:value="1552.7434052757801" table:style-name="ce10">
            <text:p>1.552,74</text:p>
          </table:table-cell>
          <table:table-cell office:value-type="float" office:value="3803.58918465228" table:style-name="ce10">
            <text:p>3.803,59</text:p>
          </table:table-cell>
          <table:table-cell office:value-type="float" office:value="8.2916609579457595E-2" table:style-name="ce10">
            <text:p>0,08</text:p>
          </table:table-cell>
          <table:table-cell office:value-type="float" office:value="2449.5928765363101" table:style-name="ce10">
            <text:p>2.449,5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2 de 36 kV a 72,5 kV</text:p>
          </table:table-cell>
          <table:table-cell office:value-type="float" office:value="1596" table:style-name="ce9">
            <text:p>1.596</text:p>
          </table:table-cell>
          <table:table-cell office:value-type="float" office:value="4403692.92" table:style-name="ce10">
            <text:p>4.403.692,92</text:p>
          </table:table-cell>
          <table:table-cell office:value-type="float" office:value="16947256.670000002" table:style-name="ce10">
            <text:p>16.947.256,67</text:p>
          </table:table-cell>
          <table:table-cell office:value-type="float" office:value="1253289.76" table:style-name="ce10">
            <text:p>1.253.289,76</text:p>
          </table:table-cell>
          <table:table-cell office:value-type="float" office:value="2759.2060902255598" table:style-name="ce10">
            <text:p>2.759,21</text:p>
          </table:table-cell>
          <table:table-cell office:value-type="float" office:value="10618.581873433601" table:style-name="ce10">
            <text:p>10.618,58</text:p>
          </table:table-cell>
          <table:table-cell office:value-type="float" office:value="7.3952367890820395E-2" table:style-name="ce10">
            <text:p>0,07</text:p>
          </table:table-cell>
          <table:table-cell office:value-type="float" office:value="3848.4192648927901" table:style-name="ce10">
            <text:p>3.848,4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3 de 72,5 kV a 145 kV</text:p>
          </table:table-cell>
          <table:table-cell office:value-type="float" office:value="413" table:style-name="ce9">
            <text:p>413</text:p>
          </table:table-cell>
          <table:table-cell office:value-type="float" office:value="2434116.1" table:style-name="ce10">
            <text:p>2.434.116,10</text:p>
          </table:table-cell>
          <table:table-cell office:value-type="float" office:value="10377909.35" table:style-name="ce10">
            <text:p>10.377.909,35</text:p>
          </table:table-cell>
          <table:table-cell office:value-type="float" office:value="726686.75" table:style-name="ce10">
            <text:p>726.686,75</text:p>
          </table:table-cell>
          <table:table-cell office:value-type="float" office:value="5893.7435835351098" table:style-name="ce10">
            <text:p>5.893,74</text:p>
          </table:table-cell>
          <table:table-cell office:value-type="float" office:value="25128.109806295401" table:style-name="ce10">
            <text:p>25.128,11</text:p>
          </table:table-cell>
          <table:table-cell office:value-type="float" office:value="7.0022460737720699E-2" table:style-name="ce10">
            <text:p>0,07</text:p>
          </table:table-cell>
          <table:table-cell office:value-type="float" office:value="4263.5227424032901" table:style-name="ce10">
            <text:p>4.263,5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4-6.5 mayor o igual a 145 kV</text:p>
          </table:table-cell>
          <table:table-cell office:value-type="float" office:value="565" table:style-name="ce9">
            <text:p>565</text:p>
          </table:table-cell>
          <table:table-cell office:value-type="float" office:value="4678531" table:style-name="ce10">
            <text:p>4.678.531,00</text:p>
          </table:table-cell>
          <table:table-cell office:value-type="float" office:value="24152997.190000001" table:style-name="ce10">
            <text:p>24.152.997,19</text:p>
          </table:table-cell>
          <table:table-cell office:value-type="float" office:value="1552603.23" table:style-name="ce10">
            <text:p>1.552.603,23</text:p>
          </table:table-cell>
          <table:table-cell office:value-type="float" office:value="8280.5858407079704" table:style-name="ce10">
            <text:p>8.280,59</text:p>
          </table:table-cell>
          <table:table-cell office:value-type="float" office:value="42748.667592920399" table:style-name="ce10">
            <text:p>42.748,67</text:p>
          </table:table-cell>
          <table:table-cell office:value-type="float" office:value="6.4282010956504404E-2" table:style-name="ce10">
            <text:p>0,06</text:p>
          </table:table-cell>
          <table:table-cell office:value-type="float" office:value="5162.5172922868296" table:style-name="ce10">
            <text:p>5.162,5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28954473" table:style-name="ce9">
            <text:p>28.954.473</text:p>
          </table:table-cell>
          <table:table-cell office:value-type="float" office:value="201733250.13" table:style-name="ce10">
            <text:p>201.733.250,13</text:p>
          </table:table-cell>
          <table:table-cell office:value-type="float" office:value="235730107.33000001" table:style-name="ce10">
            <text:p>235.730.107,33</text:p>
          </table:table-cell>
          <table:table-cell office:value-type="float" office:value="31644542.010000002" table:style-name="ce10">
            <text:p>31.644.542,01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3" table:style-name="ro1">
          <table:table-cell table:number-columns-repeated="16384"/>
        </table:table-row>
      </table:table>
      <table:table table:name="ARABA-ÁLAVA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16375" table:default-cell-style-name="ce2"/>
        <table:table-row table:style-name="ro2">
          <table:table-cell office:value-type="string" table:style-name="ce6">
            <text:p>Tarifa</text:p>
          </table:table-cell>
          <table:table-cell office:value-type="string" table:style-name="ce6">
            <text:p>Nº Clientes al final del año</text:p>
          </table:table-cell>
          <table:table-cell office:value-type="string" table:style-name="ce6">
            <text:p>Potencia contratada a final de año (kW)</text:p>
          </table:table-cell>
          <table:table-cell office:value-type="string" table:style-name="ce6">
            <text:p>Suministros anuales (MWh)</text:p>
          </table:table-cell>
          <table:table-cell office:value-type="string" table:style-name="ce6">
            <text:p>Facturación (miles de euros)</text:p>
          </table:table-cell>
          <table:table-cell office:value-type="string" table:style-name="ce6">
            <text:p>kW/Cliente</text:p>
          </table:table-cell>
          <table:table-cell office:value-type="string" table:style-name="ce6">
            <text:p>MWh/Cliente</text:p>
          </table:table-cell>
          <table:table-cell office:value-type="string" table:style-name="ce6">
            <text:p>euros/kWh</text:p>
          </table:table-cell>
          <table:table-cell office:value-type="string" table:style-name="ce6">
            <text:p>Horas de utilización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8">
            <text:p>Bono Social</text:p>
          </table:table-cell>
          <table:table-cell office:value-type="float" office:value="10493" table:style-name="ce9">
            <text:p>10.493</text:p>
          </table:table-cell>
          <table:table-cell office:value-type="float" office:value="28519.200000000001" table:style-name="ce10">
            <text:p>28.519,20</text:p>
          </table:table-cell>
          <table:table-cell office:value-type="float" office:value="17207.61" table:style-name="ce10">
            <text:p>17.207,61</text:p>
          </table:table-cell>
          <table:table-cell office:value-type="float" office:value="3281.31" table:style-name="ce10">
            <text:p>3.281,31</text:p>
          </table:table-cell>
          <table:table-cell office:value-type="float" office:value="2.72" table:style-name="ce10">
            <text:p>2,72</text:p>
          </table:table-cell>
          <table:table-cell office:value-type="float" office:value="1.64" table:style-name="ce10">
            <text:p>1,64</text:p>
          </table:table-cell>
          <table:table-cell office:value-type="float" office:value="0.191" table:style-name="ce10">
            <text:p>0,19</text:p>
          </table:table-cell>
          <table:table-cell office:value-type="float" office:value="603.37" table:style-name="ce10">
            <text:p>603,37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Con/Sin D.H.A hasta 10 kW</text:p>
          </table:table-cell>
          <table:table-cell office:value-type="float" office:value="58841" table:style-name="ce9">
            <text:p>58.841</text:p>
          </table:table-cell>
          <table:table-cell office:value-type="float" office:value="241543.43" table:style-name="ce10">
            <text:p>241.543,43</text:p>
          </table:table-cell>
          <table:table-cell office:value-type="float" office:value="133272.60999999999" table:style-name="ce10">
            <text:p>133.272,61</text:p>
          </table:table-cell>
          <table:table-cell office:value-type="float" office:value="26426.93" table:style-name="ce10">
            <text:p>26.426,93</text:p>
          </table:table-cell>
          <table:table-cell office:value-type="float" office:value="4.1100000000000003" table:style-name="ce10">
            <text:p>4,11</text:p>
          </table:table-cell>
          <table:table-cell office:value-type="float" office:value="2.2599999999999998" table:style-name="ce10">
            <text:p>2,26</text:p>
          </table:table-cell>
          <table:table-cell office:value-type="float" office:value="0.19800000000000001" table:style-name="ce10">
            <text:p>0,20</text:p>
          </table:table-cell>
          <table:table-cell office:value-type="float" office:value="551.75" table:style-name="ce10">
            <text:p>551,75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(con recargo) Con/Sin D.H.A superior a 10 kW</text:p>
          </table:table-cell>
          <table:table-cell office:value-type="float" office:value="20" table:style-name="ce9">
            <text:p>20</text:p>
          </table:table-cell>
          <table:table-cell office:value-type="float" office:value="619" table:style-name="ce10">
            <text:p>619,00</text:p>
          </table:table-cell>
          <table:table-cell office:value-type="float" office:value="772" table:style-name="ce10">
            <text:p>772,00</text:p>
          </table:table-cell>
          <table:table-cell office:value-type="float" office:value="141" table:style-name="ce10">
            <text:p>141,00</text:p>
          </table:table-cell>
          <table:table-cell office:value-type="float" office:value="30.95" table:style-name="ce10">
            <text:p>30,95</text:p>
          </table:table-cell>
          <table:table-cell office:value-type="float" office:value="38.6" table:style-name="ce10">
            <text:p>38,60</text:p>
          </table:table-cell>
          <table:table-cell office:value-type="float" office:value="0.183" table:style-name="ce10">
            <text:p>0,18</text:p>
          </table:table-cell>
          <table:table-cell office:value-type="float" office:value="1247.17" table:style-name="ce10">
            <text:p>1.247,17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hasta 10 kW</text:p>
          </table:table-cell>
          <table:table-cell office:value-type="float" office:value="109765" table:style-name="ce9">
            <text:p>109.765</text:p>
          </table:table-cell>
          <table:table-cell office:value-type="float" office:value="413410.06" table:style-name="ce10">
            <text:p>413.410,06</text:p>
          </table:table-cell>
          <table:table-cell office:value-type="float" office:value="234563.35" table:style-name="ce10">
            <text:p>234.563,35</text:p>
          </table:table-cell>
          <table:table-cell office:value-type="float" office:value="50218.21" table:style-name="ce10">
            <text:p>50.218,21</text:p>
          </table:table-cell>
          <table:table-cell office:value-type="float" office:value="3.77" table:style-name="ce10">
            <text:p>3,77</text:p>
          </table:table-cell>
          <table:table-cell office:value-type="float" office:value="2.14" table:style-name="ce10">
            <text:p>2,14</text:p>
          </table:table-cell>
          <table:table-cell office:value-type="float" office:value="0.214" table:style-name="ce10">
            <text:p>0,21</text:p>
          </table:table-cell>
          <table:table-cell office:value-type="float" office:value="567.39" table:style-name="ce10">
            <text:p>567,3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superior a 10 kW</text:p>
          </table:table-cell>
          <table:table-cell office:value-type="float" office:value="14005" table:style-name="ce9">
            <text:p>14.005</text:p>
          </table:table-cell>
          <table:table-cell office:value-type="float" office:value="337710.36" table:style-name="ce10">
            <text:p>337.710,36</text:p>
          </table:table-cell>
          <table:table-cell office:value-type="float" office:value="358023.09" table:style-name="ce10">
            <text:p>358.023,09</text:p>
          </table:table-cell>
          <table:table-cell office:value-type="float" office:value="61340.79" table:style-name="ce10">
            <text:p>61.340,79</text:p>
          </table:table-cell>
          <table:table-cell office:value-type="float" office:value="24.11" table:style-name="ce10">
            <text:p>24,11</text:p>
          </table:table-cell>
          <table:table-cell office:value-type="float" office:value="25.56" table:style-name="ce10">
            <text:p>25,56</text:p>
          </table:table-cell>
          <table:table-cell office:value-type="float" office:value="0.17100000000000001" table:style-name="ce10">
            <text:p>0,17</text:p>
          </table:table-cell>
          <table:table-cell office:value-type="float" office:value="1060.1500000000001" table:style-name="ce10">
            <text:p>1.060,15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3.1A de 1 kV a 36 kV</text:p>
          </table:table-cell>
          <table:table-cell office:value-type="float" office:value="503" table:style-name="ce9">
            <text:p>503</text:p>
          </table:table-cell>
          <table:table-cell office:value-type="float" office:value="58924.27" table:style-name="ce10">
            <text:p>58.924,27</text:p>
          </table:table-cell>
          <table:table-cell office:value-type="float" office:value="115221.67" table:style-name="ce10">
            <text:p>115.221,67</text:p>
          </table:table-cell>
          <table:table-cell office:value-type="float" office:value="13903.7" table:style-name="ce10">
            <text:p>13.903,70</text:p>
          </table:table-cell>
          <table:table-cell office:value-type="float" office:value="117.15" table:style-name="ce10">
            <text:p>117,15</text:p>
          </table:table-cell>
          <table:table-cell office:value-type="float" office:value="229.07" table:style-name="ce10">
            <text:p>229,07</text:p>
          </table:table-cell>
          <table:table-cell office:value-type="float" office:value="0.121" table:style-name="ce10">
            <text:p>0,12</text:p>
          </table:table-cell>
          <table:table-cell office:value-type="float" office:value="1955.42" table:style-name="ce10">
            <text:p>1.955,4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A de 1 kV a 30 kV</text:p>
          </table:table-cell>
          <table:table-cell office:value-type="float" office:value="145" table:style-name="ce9">
            <text:p>145</text:p>
          </table:table-cell>
          <table:table-cell office:value-type="float" office:value="175369" table:style-name="ce10">
            <text:p>175.369,00</text:p>
          </table:table-cell>
          <table:table-cell office:value-type="float" office:value="695321.41" table:style-name="ce10">
            <text:p>695.321,41</text:p>
          </table:table-cell>
          <table:table-cell office:value-type="float" office:value="60977.8" table:style-name="ce10">
            <text:p>60.977,80</text:p>
          </table:table-cell>
          <table:table-cell office:value-type="float" office:value="1209.44" table:style-name="ce10">
            <text:p>1.209,44</text:p>
          </table:table-cell>
          <table:table-cell office:value-type="float" office:value="4795.32" table:style-name="ce10">
            <text:p>4.795,32</text:p>
          </table:table-cell>
          <table:table-cell office:value-type="float" office:value="8.7999999999999995E-2" table:style-name="ce10">
            <text:p>0,09</text:p>
          </table:table-cell>
          <table:table-cell office:value-type="float" office:value="3964.9" table:style-name="ce10">
            <text:p>3.964,9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B de 30 kV a 36 kV</text:p>
          </table:table-cell>
          <table:table-cell office:value-type="float" office:value="169" table:style-name="ce9">
            <text:p>169</text:p>
          </table:table-cell>
          <table:table-cell office:value-type="float" office:value="264409" table:style-name="ce10">
            <text:p>264.409,00</text:p>
          </table:table-cell>
          <table:table-cell office:value-type="float" office:value="457043.95" table:style-name="ce10">
            <text:p>457.043,95</text:p>
          </table:table-cell>
          <table:table-cell office:value-type="float" office:value="41662.660000000003" table:style-name="ce10">
            <text:p>41.662,66</text:p>
          </table:table-cell>
          <table:table-cell office:value-type="float" office:value="1564.55" table:style-name="ce10">
            <text:p>1.564,55</text:p>
          </table:table-cell>
          <table:table-cell office:value-type="float" office:value="2704.4" table:style-name="ce10">
            <text:p>2.704,40</text:p>
          </table:table-cell>
          <table:table-cell office:value-type="float" office:value="9.0999999999999998E-2" table:style-name="ce10">
            <text:p>0,09</text:p>
          </table:table-cell>
          <table:table-cell office:value-type="float" office:value="1728.55" table:style-name="ce10">
            <text:p>1.728,55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2 de 36 kV a 72,5 kV</text:p>
          </table:table-cell>
          <table:table-cell office:value-type="float" office:value="4" table:style-name="ce9">
            <text:p>4</text:p>
          </table:table-cell>
          <table:table-cell office:value-type="float" office:value="1600" table:style-name="ce10">
            <text:p>1.600,00</text:p>
          </table:table-cell>
          <table:table-cell office:value-type="float" office:value="347" table:style-name="ce10">
            <text:p>347,00</text:p>
          </table:table-cell>
          <table:table-cell office:value-type="float" office:value="32" table:style-name="ce10">
            <text:p>32,00</text:p>
          </table:table-cell>
          <table:table-cell office:value-type="float" office:value="400" table:style-name="ce10">
            <text:p>400,00</text:p>
          </table:table-cell>
          <table:table-cell office:value-type="float" office:value="86.75" table:style-name="ce10">
            <text:p>86,75</text:p>
          </table:table-cell>
          <table:table-cell office:value-type="float" office:value="9.1999999999999998E-2" table:style-name="ce10">
            <text:p>0,09</text:p>
          </table:table-cell>
          <table:table-cell office:value-type="float" office:value="216.88" table:style-name="ce10">
            <text:p>216,88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4-6.5 mayor o igual a 145 kV</text:p>
          </table:table-cell>
          <table:table-cell office:value-type="float" office:value="5" table:style-name="ce9">
            <text:p>5</text:p>
          </table:table-cell>
          <table:table-cell office:value-type="float" office:value="163775" table:style-name="ce10">
            <text:p>163.775,00</text:p>
          </table:table-cell>
          <table:table-cell office:value-type="float" office:value="408779.48" table:style-name="ce10">
            <text:p>408.779,48</text:p>
          </table:table-cell>
          <table:table-cell office:value-type="float" office:value="27912.880000000001" table:style-name="ce10">
            <text:p>27.912,88</text:p>
          </table:table-cell>
          <table:table-cell office:value-type="float" office:value="32755" table:style-name="ce10">
            <text:p>32.755,00</text:p>
          </table:table-cell>
          <table:table-cell office:value-type="float" office:value="81755.899999999994" table:style-name="ce10">
            <text:p>81.755,90</text:p>
          </table:table-cell>
          <table:table-cell office:value-type="float" office:value="6.8000000000000005E-2" table:style-name="ce10">
            <text:p>0,07</text:p>
          </table:table-cell>
          <table:table-cell office:value-type="float" office:value="2495.98" table:style-name="ce10">
            <text:p>2.495,98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193950" table:style-name="ce9">
            <text:p>193.950</text:p>
          </table:table-cell>
          <table:table-cell office:value-type="float" office:value="1685879.32" table:style-name="ce10">
            <text:p>1.685.879,32</text:p>
          </table:table-cell>
          <table:table-cell office:value-type="float" office:value="2420552.17" table:style-name="ce10">
            <text:p>2.420.552,17</text:p>
          </table:table-cell>
          <table:table-cell office:value-type="float" office:value="285897.28000000003" table:style-name="ce10">
            <text:p>285.897,28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  <table:table table:name="ALBACETE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16375" table:default-cell-style-name="ce2"/>
        <table:table-row table:style-name="ro2">
          <table:table-cell office:value-type="string" table:style-name="ce6">
            <text:p>Tarifa</text:p>
          </table:table-cell>
          <table:table-cell office:value-type="string" table:style-name="ce6">
            <text:p>Nº Clientes al final del año</text:p>
          </table:table-cell>
          <table:table-cell office:value-type="string" table:style-name="ce6">
            <text:p>Potencia contratada a final de año (kW)</text:p>
          </table:table-cell>
          <table:table-cell office:value-type="string" table:style-name="ce6">
            <text:p>Suministros anuales (MWh)</text:p>
          </table:table-cell>
          <table:table-cell office:value-type="string" table:style-name="ce6">
            <text:p>Facturación (miles de euros)</text:p>
          </table:table-cell>
          <table:table-cell office:value-type="string" table:style-name="ce6">
            <text:p>kW/Cliente</text:p>
          </table:table-cell>
          <table:table-cell office:value-type="string" table:style-name="ce6">
            <text:p>MWh/Cliente</text:p>
          </table:table-cell>
          <table:table-cell office:value-type="string" table:style-name="ce6">
            <text:p>euros/kWh</text:p>
          </table:table-cell>
          <table:table-cell office:value-type="string" table:style-name="ce6">
            <text:p>Horas de utilización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8">
            <text:p>Bono Social</text:p>
          </table:table-cell>
          <table:table-cell office:value-type="float" office:value="32850" table:style-name="ce9">
            <text:p>32.850</text:p>
          </table:table-cell>
          <table:table-cell office:value-type="float" office:value="75596.94" table:style-name="ce10">
            <text:p>75.596,94</text:p>
          </table:table-cell>
          <table:table-cell office:value-type="float" office:value="59435.61" table:style-name="ce10">
            <text:p>59.435,61</text:p>
          </table:table-cell>
          <table:table-cell office:value-type="float" office:value="10298.4" table:style-name="ce10">
            <text:p>10.298,40</text:p>
          </table:table-cell>
          <table:table-cell office:value-type="float" office:value="2.2999999999999998" table:style-name="ce10">
            <text:p>2,30</text:p>
          </table:table-cell>
          <table:table-cell office:value-type="float" office:value="1.81" table:style-name="ce10">
            <text:p>1,81</text:p>
          </table:table-cell>
          <table:table-cell office:value-type="float" office:value="0.17299999999999999" table:style-name="ce10">
            <text:p>0,17</text:p>
          </table:table-cell>
          <table:table-cell office:value-type="float" office:value="786.22" table:style-name="ce10">
            <text:p>786,2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Con/Sin D.H.A hasta 10 kW</text:p>
          </table:table-cell>
          <table:table-cell office:value-type="float" office:value="66582" table:style-name="ce9">
            <text:p>66.582</text:p>
          </table:table-cell>
          <table:table-cell office:value-type="float" office:value="259552.06" table:style-name="ce10">
            <text:p>259.552,06</text:p>
          </table:table-cell>
          <table:table-cell office:value-type="float" office:value="147997.34" table:style-name="ce10">
            <text:p>147.997,34</text:p>
          </table:table-cell>
          <table:table-cell office:value-type="float" office:value="28991.73" table:style-name="ce10">
            <text:p>28.991,73</text:p>
          </table:table-cell>
          <table:table-cell office:value-type="float" office:value="3.9" table:style-name="ce10">
            <text:p>3,90</text:p>
          </table:table-cell>
          <table:table-cell office:value-type="float" office:value="2.2200000000000002" table:style-name="ce10">
            <text:p>2,22</text:p>
          </table:table-cell>
          <table:table-cell office:value-type="float" office:value="0.19600000000000001" table:style-name="ce10">
            <text:p>0,20</text:p>
          </table:table-cell>
          <table:table-cell office:value-type="float" office:value="570.20000000000005" table:style-name="ce10">
            <text:p>570,2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(con recargo) Con/Sin D.H.A superior a 10 kW</text:p>
          </table:table-cell>
          <table:table-cell office:value-type="float" office:value="33" table:style-name="ce9">
            <text:p>33</text:p>
          </table:table-cell>
          <table:table-cell office:value-type="float" office:value="646.04" table:style-name="ce10">
            <text:p>646,04</text:p>
          </table:table-cell>
          <table:table-cell office:value-type="float" office:value="691.24" table:style-name="ce10">
            <text:p>691,24</text:p>
          </table:table-cell>
          <table:table-cell office:value-type="float" office:value="123.58" table:style-name="ce10">
            <text:p>123,58</text:p>
          </table:table-cell>
          <table:table-cell office:value-type="float" office:value="19.579999999999998" table:style-name="ce10">
            <text:p>19,58</text:p>
          </table:table-cell>
          <table:table-cell office:value-type="float" office:value="20.95" table:style-name="ce10">
            <text:p>20,95</text:p>
          </table:table-cell>
          <table:table-cell office:value-type="float" office:value="0.17899999999999999" table:style-name="ce10">
            <text:p>0,18</text:p>
          </table:table-cell>
          <table:table-cell office:value-type="float" office:value="1069.96" table:style-name="ce10">
            <text:p>1.069,96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hasta 10 kW</text:p>
          </table:table-cell>
          <table:table-cell office:value-type="float" office:value="140809" table:style-name="ce9">
            <text:p>140.809</text:p>
          </table:table-cell>
          <table:table-cell office:value-type="float" office:value="580054.03" table:style-name="ce10">
            <text:p>580.054,03</text:p>
          </table:table-cell>
          <table:table-cell office:value-type="float" office:value="336805.41" table:style-name="ce10">
            <text:p>336.805,41</text:p>
          </table:table-cell>
          <table:table-cell office:value-type="float" office:value="68419.839999999997" table:style-name="ce10">
            <text:p>68.419,84</text:p>
          </table:table-cell>
          <table:table-cell office:value-type="float" office:value="4.12" table:style-name="ce10">
            <text:p>4,12</text:p>
          </table:table-cell>
          <table:table-cell office:value-type="float" office:value="2.39" table:style-name="ce10">
            <text:p>2,39</text:p>
          </table:table-cell>
          <table:table-cell office:value-type="float" office:value="0.20300000000000001" table:style-name="ce10">
            <text:p>0,20</text:p>
          </table:table-cell>
          <table:table-cell office:value-type="float" office:value="580.64" table:style-name="ce10">
            <text:p>580,6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superior a 10 kW</text:p>
          </table:table-cell>
          <table:table-cell office:value-type="float" office:value="16613" table:style-name="ce9">
            <text:p>16.613</text:p>
          </table:table-cell>
          <table:table-cell office:value-type="float" office:value="330896.61" table:style-name="ce10">
            <text:p>330.896,61</text:p>
          </table:table-cell>
          <table:table-cell office:value-type="float" office:value="313088.88" table:style-name="ce10">
            <text:p>313.088,88</text:p>
          </table:table-cell>
          <table:table-cell office:value-type="float" office:value="55378.7" table:style-name="ce10">
            <text:p>55.378,70</text:p>
          </table:table-cell>
          <table:table-cell office:value-type="float" office:value="19.920000000000002" table:style-name="ce10">
            <text:p>19,92</text:p>
          </table:table-cell>
          <table:table-cell office:value-type="float" office:value="18.850000000000001" table:style-name="ce10">
            <text:p>18,85</text:p>
          </table:table-cell>
          <table:table-cell office:value-type="float" office:value="0.17699999999999999" table:style-name="ce10">
            <text:p>0,18</text:p>
          </table:table-cell>
          <table:table-cell office:value-type="float" office:value="946.18" table:style-name="ce10">
            <text:p>946,18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3.1A de 1 kV a 36 kV</text:p>
          </table:table-cell>
          <table:table-cell office:value-type="float" office:value="2897" table:style-name="ce9">
            <text:p>2.897</text:p>
          </table:table-cell>
          <table:table-cell office:value-type="float" office:value="280398.21000000002" table:style-name="ce10">
            <text:p>280.398,21</text:p>
          </table:table-cell>
          <table:table-cell office:value-type="float" office:value="360266.25" table:style-name="ce10">
            <text:p>360.266,25</text:p>
          </table:table-cell>
          <table:table-cell office:value-type="float" office:value="46067.45" table:style-name="ce10">
            <text:p>46.067,45</text:p>
          </table:table-cell>
          <table:table-cell office:value-type="float" office:value="96.79" table:style-name="ce10">
            <text:p>96,79</text:p>
          </table:table-cell>
          <table:table-cell office:value-type="float" office:value="124.36" table:style-name="ce10">
            <text:p>124,36</text:p>
          </table:table-cell>
          <table:table-cell office:value-type="float" office:value="0.128" table:style-name="ce10">
            <text:p>0,13</text:p>
          </table:table-cell>
          <table:table-cell office:value-type="float" office:value="1284.8399999999999" table:style-name="ce10">
            <text:p>1.284,8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A de 1 kV a 30 kV</text:p>
          </table:table-cell>
          <table:table-cell office:value-type="float" office:value="426" table:style-name="ce9">
            <text:p>426</text:p>
          </table:table-cell>
          <table:table-cell office:value-type="float" office:value="343168" table:style-name="ce10">
            <text:p>343.168,00</text:p>
          </table:table-cell>
          <table:table-cell office:value-type="float" office:value="557486.51" table:style-name="ce10">
            <text:p>557.486,51</text:p>
          </table:table-cell>
          <table:table-cell office:value-type="float" office:value="52987.73" table:style-name="ce10">
            <text:p>52.987,73</text:p>
          </table:table-cell>
          <table:table-cell office:value-type="float" office:value="805.56" table:style-name="ce10">
            <text:p>805,56</text:p>
          </table:table-cell>
          <table:table-cell office:value-type="float" office:value="1308.6500000000001" table:style-name="ce10">
            <text:p>1.308,65</text:p>
          </table:table-cell>
          <table:table-cell office:value-type="float" office:value="9.5000000000000001E-2" table:style-name="ce10">
            <text:p>0,10</text:p>
          </table:table-cell>
          <table:table-cell office:value-type="float" office:value="1624.53" table:style-name="ce10">
            <text:p>1.624,5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2 de 36 kV a 72,5 kV</text:p>
          </table:table-cell>
          <table:table-cell office:value-type="float" office:value="20" table:style-name="ce9">
            <text:p>20</text:p>
          </table:table-cell>
          <table:table-cell office:value-type="float" office:value="61375" table:style-name="ce10">
            <text:p>61.375,00</text:p>
          </table:table-cell>
          <table:table-cell office:value-type="float" office:value="123193.07" table:style-name="ce10">
            <text:p>123.193,07</text:p>
          </table:table-cell>
          <table:table-cell office:value-type="float" office:value="9180.89" table:style-name="ce10">
            <text:p>9.180,89</text:p>
          </table:table-cell>
          <table:table-cell office:value-type="float" office:value="3068.75" table:style-name="ce10">
            <text:p>3.068,75</text:p>
          </table:table-cell>
          <table:table-cell office:value-type="float" office:value="6159.65" table:style-name="ce10">
            <text:p>6.159,65</text:p>
          </table:table-cell>
          <table:table-cell office:value-type="float" office:value="7.4999999999999997E-2" table:style-name="ce10">
            <text:p>0,08</text:p>
          </table:table-cell>
          <table:table-cell office:value-type="float" office:value="2007.22" table:style-name="ce10">
            <text:p>2.007,2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3 de 72,5 kV a 145 kV</text:p>
          </table:table-cell>
          <table:table-cell office:value-type="float" office:value="31" table:style-name="ce9">
            <text:p>31</text:p>
          </table:table-cell>
          <table:table-cell office:value-type="float" office:value="10281" table:style-name="ce10">
            <text:p>10.281,00</text:p>
          </table:table-cell>
          <table:table-cell office:value-type="float" office:value="26701.75" table:style-name="ce10">
            <text:p>26.701,75</text:p>
          </table:table-cell>
          <table:table-cell office:value-type="float" office:value="2362.5" table:style-name="ce10">
            <text:p>2.362,50</text:p>
          </table:table-cell>
          <table:table-cell office:value-type="float" office:value="331.65" table:style-name="ce10">
            <text:p>331,65</text:p>
          </table:table-cell>
          <table:table-cell office:value-type="float" office:value="861.35" table:style-name="ce10">
            <text:p>861,35</text:p>
          </table:table-cell>
          <table:table-cell office:value-type="float" office:value="8.7999999999999995E-2" table:style-name="ce10">
            <text:p>0,09</text:p>
          </table:table-cell>
          <table:table-cell office:value-type="float" office:value="2597.19" table:style-name="ce10">
            <text:p>2.597,1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4-6.5 mayor o igual a 145 kV</text:p>
          </table:table-cell>
          <table:table-cell office:value-type="float" office:value="25" table:style-name="ce9">
            <text:p>25</text:p>
          </table:table-cell>
          <table:table-cell office:value-type="float" office:value="21460" table:style-name="ce10">
            <text:p>21.460,00</text:p>
          </table:table-cell>
          <table:table-cell office:value-type="float" office:value="32362.799999999999" table:style-name="ce10">
            <text:p>32.362,80</text:p>
          </table:table-cell>
          <table:table-cell office:value-type="float" office:value="2497.0700000000002" table:style-name="ce10">
            <text:p>2.497,07</text:p>
          </table:table-cell>
          <table:table-cell office:value-type="float" office:value="858.4" table:style-name="ce10">
            <text:p>858,40</text:p>
          </table:table-cell>
          <table:table-cell office:value-type="float" office:value="1294.51" table:style-name="ce10">
            <text:p>1.294,51</text:p>
          </table:table-cell>
          <table:table-cell office:value-type="float" office:value="7.6999999999999999E-2" table:style-name="ce10">
            <text:p>0,08</text:p>
          </table:table-cell>
          <table:table-cell office:value-type="float" office:value="1508.05" table:style-name="ce10">
            <text:p>1.508,05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260286" table:style-name="ce9">
            <text:p>260.286</text:p>
          </table:table-cell>
          <table:table-cell office:value-type="float" office:value="1963427.89" table:style-name="ce10">
            <text:p>1.963.427,89</text:p>
          </table:table-cell>
          <table:table-cell office:value-type="float" office:value="1958028.86" table:style-name="ce10">
            <text:p>1.958.028,86</text:p>
          </table:table-cell>
          <table:table-cell office:value-type="float" office:value="276307.89" table:style-name="ce10">
            <text:p>276.307,89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  <table:table table:name="ALICANTE-ALACANT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16375" table:default-cell-style-name="ce2"/>
        <table:table-row table:style-name="ro2">
          <table:table-cell office:value-type="string" table:style-name="ce6">
            <text:p>Tarifa</text:p>
          </table:table-cell>
          <table:table-cell office:value-type="string" table:style-name="ce6">
            <text:p>Nº Clientes al final del año</text:p>
          </table:table-cell>
          <table:table-cell office:value-type="string" table:style-name="ce6">
            <text:p>Potencia contratada a final de año (kW)</text:p>
          </table:table-cell>
          <table:table-cell office:value-type="string" table:style-name="ce6">
            <text:p>Suministros anuales (MWh)</text:p>
          </table:table-cell>
          <table:table-cell office:value-type="string" table:style-name="ce6">
            <text:p>Facturación (miles de euros)</text:p>
          </table:table-cell>
          <table:table-cell office:value-type="string" table:style-name="ce6">
            <text:p>kW/Cliente</text:p>
          </table:table-cell>
          <table:table-cell office:value-type="string" table:style-name="ce6">
            <text:p>MWh/Cliente</text:p>
          </table:table-cell>
          <table:table-cell office:value-type="string" table:style-name="ce6">
            <text:p>euros/kWh</text:p>
          </table:table-cell>
          <table:table-cell office:value-type="string" table:style-name="ce6">
            <text:p>Horas de utilización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8">
            <text:p>Bono Social</text:p>
          </table:table-cell>
          <table:table-cell office:value-type="float" office:value="123393" table:style-name="ce9">
            <text:p>123.393</text:p>
          </table:table-cell>
          <table:table-cell office:value-type="float" office:value="291484.74" table:style-name="ce10">
            <text:p>291.484,74</text:p>
          </table:table-cell>
          <table:table-cell office:value-type="float" office:value="256350.19" table:style-name="ce10">
            <text:p>256.350,19</text:p>
          </table:table-cell>
          <table:table-cell office:value-type="float" office:value="44339.74" table:style-name="ce10">
            <text:p>44.339,74</text:p>
          </table:table-cell>
          <table:table-cell office:value-type="float" office:value="2.36" table:style-name="ce10">
            <text:p>2,36</text:p>
          </table:table-cell>
          <table:table-cell office:value-type="float" office:value="2.08" table:style-name="ce10">
            <text:p>2,08</text:p>
          </table:table-cell>
          <table:table-cell office:value-type="float" office:value="0.17299999999999999" table:style-name="ce10">
            <text:p>0,17</text:p>
          </table:table-cell>
          <table:table-cell office:value-type="float" office:value="879.46" table:style-name="ce10">
            <text:p>879,46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Con/Sin D.H.A hasta 10 kW</text:p>
          </table:table-cell>
          <table:table-cell office:value-type="float" office:value="396667" table:style-name="ce9">
            <text:p>396.667</text:p>
          </table:table-cell>
          <table:table-cell office:value-type="float" office:value="1706751.88" table:style-name="ce10">
            <text:p>1.706.751,88</text:p>
          </table:table-cell>
          <table:table-cell office:value-type="float" office:value="969014.38" table:style-name="ce10">
            <text:p>969.014,38</text:p>
          </table:table-cell>
          <table:table-cell office:value-type="float" office:value="193420.9" table:style-name="ce10">
            <text:p>193.420,90</text:p>
          </table:table-cell>
          <table:table-cell office:value-type="float" office:value="4.3" table:style-name="ce10">
            <text:p>4,30</text:p>
          </table:table-cell>
          <table:table-cell office:value-type="float" office:value="2.44" table:style-name="ce10">
            <text:p>2,44</text:p>
          </table:table-cell>
          <table:table-cell office:value-type="float" office:value="0.2" table:style-name="ce10">
            <text:p>0,20</text:p>
          </table:table-cell>
          <table:table-cell office:value-type="float" office:value="567.75" table:style-name="ce10">
            <text:p>567,75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(con recargo) Con/Sin D.H.A superior a 10 kW</text:p>
          </table:table-cell>
          <table:table-cell office:value-type="float" office:value="283" table:style-name="ce9">
            <text:p>283</text:p>
          </table:table-cell>
          <table:table-cell office:value-type="float" office:value="5469" table:style-name="ce10">
            <text:p>5.469,00</text:p>
          </table:table-cell>
          <table:table-cell office:value-type="float" office:value="7727.08" table:style-name="ce10">
            <text:p>7.727,08</text:p>
          </table:table-cell>
          <table:table-cell office:value-type="float" office:value="1313.93" table:style-name="ce10">
            <text:p>1.313,93</text:p>
          </table:table-cell>
          <table:table-cell office:value-type="float" office:value="19.329999999999998" table:style-name="ce10">
            <text:p>19,33</text:p>
          </table:table-cell>
          <table:table-cell office:value-type="float" office:value="27.3" table:style-name="ce10">
            <text:p>27,30</text:p>
          </table:table-cell>
          <table:table-cell office:value-type="float" office:value="0.17" table:style-name="ce10">
            <text:p>0,17</text:p>
          </table:table-cell>
          <table:table-cell office:value-type="float" office:value="1412.89" table:style-name="ce10">
            <text:p>1.412,8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hasta 10 kW</text:p>
          </table:table-cell>
          <table:table-cell office:value-type="float" office:value="818801" table:style-name="ce9">
            <text:p>818.801</text:p>
          </table:table-cell>
          <table:table-cell office:value-type="float" office:value="3632934.62" table:style-name="ce10">
            <text:p>3.632.934,62</text:p>
          </table:table-cell>
          <table:table-cell office:value-type="float" office:value="2132355.9300000002" table:style-name="ce10">
            <text:p>2.132.355,93</text:p>
          </table:table-cell>
          <table:table-cell office:value-type="float" office:value="441642.48" table:style-name="ce10">
            <text:p>441.642,48</text:p>
          </table:table-cell>
          <table:table-cell office:value-type="float" office:value="4.4400000000000004" table:style-name="ce10">
            <text:p>4,44</text:p>
          </table:table-cell>
          <table:table-cell office:value-type="float" office:value="2.6" table:style-name="ce10">
            <text:p>2,60</text:p>
          </table:table-cell>
          <table:table-cell office:value-type="float" office:value="0.20699999999999999" table:style-name="ce10">
            <text:p>0,21</text:p>
          </table:table-cell>
          <table:table-cell office:value-type="float" office:value="586.95000000000005" table:style-name="ce10">
            <text:p>586,95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superior a 10 kW</text:p>
          </table:table-cell>
          <table:table-cell office:value-type="float" office:value="68340" table:style-name="ce9">
            <text:p>68.340</text:p>
          </table:table-cell>
          <table:table-cell office:value-type="float" office:value="1389460.56" table:style-name="ce10">
            <text:p>1.389.460,56</text:p>
          </table:table-cell>
          <table:table-cell office:value-type="float" office:value="1501507.82" table:style-name="ce10">
            <text:p>1.501.507,82</text:p>
          </table:table-cell>
          <table:table-cell office:value-type="float" office:value="263800.64" table:style-name="ce10">
            <text:p>263.800,64</text:p>
          </table:table-cell>
          <table:table-cell office:value-type="float" office:value="20.329999999999998" table:style-name="ce10">
            <text:p>20,33</text:p>
          </table:table-cell>
          <table:table-cell office:value-type="float" office:value="21.97" table:style-name="ce10">
            <text:p>21,97</text:p>
          </table:table-cell>
          <table:table-cell office:value-type="float" office:value="0.17599999999999999" table:style-name="ce10">
            <text:p>0,18</text:p>
          </table:table-cell>
          <table:table-cell office:value-type="float" office:value="1080.6400000000001" table:style-name="ce10">
            <text:p>1.080,6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3.1A de 1 kV a 36 kV</text:p>
          </table:table-cell>
          <table:table-cell office:value-type="float" office:value="4670" table:style-name="ce9">
            <text:p>4.670</text:p>
          </table:table-cell>
          <table:table-cell office:value-type="float" office:value="571969.79" table:style-name="ce10">
            <text:p>571.969,79</text:p>
          </table:table-cell>
          <table:table-cell office:value-type="float" office:value="923891.76" table:style-name="ce10">
            <text:p>923.891,76</text:p>
          </table:table-cell>
          <table:table-cell office:value-type="float" office:value="118789.41" table:style-name="ce10">
            <text:p>118.789,41</text:p>
          </table:table-cell>
          <table:table-cell office:value-type="float" office:value="122.48" table:style-name="ce10">
            <text:p>122,48</text:p>
          </table:table-cell>
          <table:table-cell office:value-type="float" office:value="197.84" table:style-name="ce10">
            <text:p>197,84</text:p>
          </table:table-cell>
          <table:table-cell office:value-type="float" office:value="0.129" table:style-name="ce10">
            <text:p>0,13</text:p>
          </table:table-cell>
          <table:table-cell office:value-type="float" office:value="1615.28" table:style-name="ce10">
            <text:p>1.615,28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A de 1 kV a 30 kV</text:p>
          </table:table-cell>
          <table:table-cell office:value-type="float" office:value="852" table:style-name="ce9">
            <text:p>852</text:p>
          </table:table-cell>
          <table:table-cell office:value-type="float" office:value="757897.33" table:style-name="ce10">
            <text:p>757.897,33</text:p>
          </table:table-cell>
          <table:table-cell office:value-type="float" office:value="1901764.48" table:style-name="ce10">
            <text:p>1.901.764,48</text:p>
          </table:table-cell>
          <table:table-cell office:value-type="float" office:value="186605.86" table:style-name="ce10">
            <text:p>186.605,86</text:p>
          </table:table-cell>
          <table:table-cell office:value-type="float" office:value="889.55" table:style-name="ce10">
            <text:p>889,55</text:p>
          </table:table-cell>
          <table:table-cell office:value-type="float" office:value="2232.12" table:style-name="ce10">
            <text:p>2.232,12</text:p>
          </table:table-cell>
          <table:table-cell office:value-type="float" office:value="9.8000000000000004E-2" table:style-name="ce10">
            <text:p>0,10</text:p>
          </table:table-cell>
          <table:table-cell office:value-type="float" office:value="2509.2600000000002" table:style-name="ce10">
            <text:p>2.509,26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2 de 36 kV a 72,5 kV</text:p>
          </table:table-cell>
          <table:table-cell office:value-type="float" office:value="12" table:style-name="ce9">
            <text:p>12</text:p>
          </table:table-cell>
          <table:table-cell office:value-type="float" office:value="45117" table:style-name="ce10">
            <text:p>45.117,00</text:p>
          </table:table-cell>
          <table:table-cell office:value-type="float" office:value="165478.59" table:style-name="ce10">
            <text:p>165.478,59</text:p>
          </table:table-cell>
          <table:table-cell office:value-type="float" office:value="11207.03" table:style-name="ce10">
            <text:p>11.207,03</text:p>
          </table:table-cell>
          <table:table-cell office:value-type="float" office:value="3759.75" table:style-name="ce10">
            <text:p>3.759,75</text:p>
          </table:table-cell>
          <table:table-cell office:value-type="float" office:value="13789.88" table:style-name="ce10">
            <text:p>13.789,88</text:p>
          </table:table-cell>
          <table:table-cell office:value-type="float" office:value="6.8000000000000005E-2" table:style-name="ce10">
            <text:p>0,07</text:p>
          </table:table-cell>
          <table:table-cell office:value-type="float" office:value="3667.77" table:style-name="ce10">
            <text:p>3.667,77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3 de 72,5 kV a 145 kV</text:p>
          </table:table-cell>
          <table:table-cell office:value-type="float" office:value="3" table:style-name="ce9">
            <text:p>3</text:p>
          </table:table-cell>
          <table:table-cell office:value-type="float" office:value="28700" table:style-name="ce10">
            <text:p>28.700,00</text:p>
          </table:table-cell>
          <table:table-cell office:value-type="float" office:value="140588" table:style-name="ce10">
            <text:p>140.588,00</text:p>
          </table:table-cell>
          <table:table-cell office:value-type="float" office:value="8802" table:style-name="ce10">
            <text:p>8.802,00</text:p>
          </table:table-cell>
          <table:table-cell office:value-type="float" office:value="9566.67" table:style-name="ce10">
            <text:p>9.566,67</text:p>
          </table:table-cell>
          <table:table-cell office:value-type="float" office:value="46862.67" table:style-name="ce10">
            <text:p>46.862,67</text:p>
          </table:table-cell>
          <table:table-cell office:value-type="float" office:value="6.3E-2" table:style-name="ce10">
            <text:p>0,06</text:p>
          </table:table-cell>
          <table:table-cell office:value-type="float" office:value="4898.54" table:style-name="ce10">
            <text:p>4.898,5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4-6.5 mayor o igual a 145 kV</text:p>
          </table:table-cell>
          <table:table-cell office:value-type="float" office:value="2" table:style-name="ce9">
            <text:p>2</text:p>
          </table:table-cell>
          <table:table-cell office:value-type="float" office:value="15001" table:style-name="ce10">
            <text:p>15.001,00</text:p>
          </table:table-cell>
          <table:table-cell office:value-type="float" office:value="21367.41" table:style-name="ce10">
            <text:p>21.367,41</text:p>
          </table:table-cell>
          <table:table-cell office:value-type="float" office:value="1403.12" table:style-name="ce10">
            <text:p>1.403,12</text:p>
          </table:table-cell>
          <table:table-cell office:value-type="float" office:value="7500.5" table:style-name="ce10">
            <text:p>7.500,50</text:p>
          </table:table-cell>
          <table:table-cell office:value-type="float" office:value="10683.7" table:style-name="ce10">
            <text:p>10.683,70</text:p>
          </table:table-cell>
          <table:table-cell office:value-type="float" office:value="6.6000000000000003E-2" table:style-name="ce10">
            <text:p>0,07</text:p>
          </table:table-cell>
          <table:table-cell office:value-type="float" office:value="1424.4" table:style-name="ce10">
            <text:p>1.424,4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1413023" table:style-name="ce9">
            <text:p>1.413.023</text:p>
          </table:table-cell>
          <table:table-cell office:value-type="float" office:value="8444785.9199999999" table:style-name="ce10">
            <text:p>8.444.785,92</text:p>
          </table:table-cell>
          <table:table-cell office:value-type="float" office:value="8020045.6399999997" table:style-name="ce10">
            <text:p>8.020.045,64</text:p>
          </table:table-cell>
          <table:table-cell office:value-type="float" office:value="1271325.1100000001" table:style-name="ce10">
            <text:p>1.271.325,11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  <table:table table:name="ALMERÍA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16375" table:default-cell-style-name="ce2"/>
        <table:table-row table:style-name="ro2">
          <table:table-cell office:value-type="string" table:style-name="ce6">
            <text:p>Tarifa</text:p>
          </table:table-cell>
          <table:table-cell office:value-type="string" table:style-name="ce6">
            <text:p>Nº Clientes al final del año</text:p>
          </table:table-cell>
          <table:table-cell office:value-type="string" table:style-name="ce6">
            <text:p>Potencia contratada a final de año (kW)</text:p>
          </table:table-cell>
          <table:table-cell office:value-type="string" table:style-name="ce6">
            <text:p>Suministros anuales (MWh)</text:p>
          </table:table-cell>
          <table:table-cell office:value-type="string" table:style-name="ce6">
            <text:p>Facturación (miles de euros)</text:p>
          </table:table-cell>
          <table:table-cell office:value-type="string" table:style-name="ce6">
            <text:p>kW/Cliente</text:p>
          </table:table-cell>
          <table:table-cell office:value-type="string" table:style-name="ce6">
            <text:p>MWh/Cliente</text:p>
          </table:table-cell>
          <table:table-cell office:value-type="string" table:style-name="ce6">
            <text:p>euros/kWh</text:p>
          </table:table-cell>
          <table:table-cell office:value-type="string" table:style-name="ce6">
            <text:p>Horas de utilización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8">
            <text:p>Bono Social</text:p>
          </table:table-cell>
          <table:table-cell office:value-type="float" office:value="45427" table:style-name="ce9">
            <text:p>45.427</text:p>
          </table:table-cell>
          <table:table-cell office:value-type="float" office:value="105392.93" table:style-name="ce10">
            <text:p>105.392,93</text:p>
          </table:table-cell>
          <table:table-cell office:value-type="float" office:value="76583.759999999995" table:style-name="ce10">
            <text:p>76.583,76</text:p>
          </table:table-cell>
          <table:table-cell office:value-type="float" office:value="10646.67" table:style-name="ce10">
            <text:p>10.646,67</text:p>
          </table:table-cell>
          <table:table-cell office:value-type="float" office:value="2.3199999999999998" table:style-name="ce10">
            <text:p>2,32</text:p>
          </table:table-cell>
          <table:table-cell office:value-type="float" office:value="1.69" table:style-name="ce10">
            <text:p>1,69</text:p>
          </table:table-cell>
          <table:table-cell office:value-type="float" office:value="0.13900000000000001" table:style-name="ce10">
            <text:p>0,14</text:p>
          </table:table-cell>
          <table:table-cell office:value-type="float" office:value="726.65" table:style-name="ce10">
            <text:p>726,65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Con/Sin D.H.A hasta 10 kW</text:p>
          </table:table-cell>
          <table:table-cell office:value-type="float" office:value="182899" table:style-name="ce9">
            <text:p>182.899</text:p>
          </table:table-cell>
          <table:table-cell office:value-type="float" office:value="766652.15" table:style-name="ce10">
            <text:p>766.652,15</text:p>
          </table:table-cell>
          <table:table-cell office:value-type="float" office:value="480534.95" table:style-name="ce10">
            <text:p>480.534,95</text:p>
          </table:table-cell>
          <table:table-cell office:value-type="float" office:value="92935.21" table:style-name="ce10">
            <text:p>92.935,21</text:p>
          </table:table-cell>
          <table:table-cell office:value-type="float" office:value="4.1900000000000004" table:style-name="ce10">
            <text:p>4,19</text:p>
          </table:table-cell>
          <table:table-cell office:value-type="float" office:value="2.63" table:style-name="ce10">
            <text:p>2,63</text:p>
          </table:table-cell>
          <table:table-cell office:value-type="float" office:value="0.193" table:style-name="ce10">
            <text:p>0,19</text:p>
          </table:table-cell>
          <table:table-cell office:value-type="float" office:value="626.79999999999995" table:style-name="ce10">
            <text:p>626,8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(con recargo) Con/Sin D.H.A superior a 10 kW</text:p>
          </table:table-cell>
          <table:table-cell office:value-type="float" office:value="1571" table:style-name="ce9">
            <text:p>1.571</text:p>
          </table:table-cell>
          <table:table-cell office:value-type="float" office:value="24873.9" table:style-name="ce10">
            <text:p>24.873,90</text:p>
          </table:table-cell>
          <table:table-cell office:value-type="float" office:value="19413.560000000001" table:style-name="ce10">
            <text:p>19.413,56</text:p>
          </table:table-cell>
          <table:table-cell office:value-type="float" office:value="4240.75" table:style-name="ce10">
            <text:p>4.240,75</text:p>
          </table:table-cell>
          <table:table-cell office:value-type="float" office:value="15.83" table:style-name="ce10">
            <text:p>15,83</text:p>
          </table:table-cell>
          <table:table-cell office:value-type="float" office:value="12.36" table:style-name="ce10">
            <text:p>12,36</text:p>
          </table:table-cell>
          <table:table-cell office:value-type="float" office:value="0.218" table:style-name="ce10">
            <text:p>0,22</text:p>
          </table:table-cell>
          <table:table-cell office:value-type="float" office:value="780.48" table:style-name="ce10">
            <text:p>780,48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hasta 10 kW</text:p>
          </table:table-cell>
          <table:table-cell office:value-type="float" office:value="192896" table:style-name="ce9">
            <text:p>192.896</text:p>
          </table:table-cell>
          <table:table-cell office:value-type="float" office:value="790218.19" table:style-name="ce10">
            <text:p>790.218,19</text:p>
          </table:table-cell>
          <table:table-cell office:value-type="float" office:value="560842.91" table:style-name="ce10">
            <text:p>560.842,91</text:p>
          </table:table-cell>
          <table:table-cell office:value-type="float" office:value="110032.39" table:style-name="ce10">
            <text:p>110.032,39</text:p>
          </table:table-cell>
          <table:table-cell office:value-type="float" office:value="4.0999999999999996" table:style-name="ce10">
            <text:p>4,10</text:p>
          </table:table-cell>
          <table:table-cell office:value-type="float" office:value="2.91" table:style-name="ce10">
            <text:p>2,91</text:p>
          </table:table-cell>
          <table:table-cell office:value-type="float" office:value="0.19600000000000001" table:style-name="ce10">
            <text:p>0,20</text:p>
          </table:table-cell>
          <table:table-cell office:value-type="float" office:value="709.73" table:style-name="ce10">
            <text:p>709,7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superior a 10 kW</text:p>
          </table:table-cell>
          <table:table-cell office:value-type="float" office:value="18237" table:style-name="ce9">
            <text:p>18.237</text:p>
          </table:table-cell>
          <table:table-cell office:value-type="float" office:value="436910.92" table:style-name="ce10">
            <text:p>436.910,92</text:p>
          </table:table-cell>
          <table:table-cell office:value-type="float" office:value="525721.23" table:style-name="ce10">
            <text:p>525.721,23</text:p>
          </table:table-cell>
          <table:table-cell office:value-type="float" office:value="84733.07" table:style-name="ce10">
            <text:p>84.733,07</text:p>
          </table:table-cell>
          <table:table-cell office:value-type="float" office:value="23.96" table:style-name="ce10">
            <text:p>23,96</text:p>
          </table:table-cell>
          <table:table-cell office:value-type="float" office:value="28.83" table:style-name="ce10">
            <text:p>28,83</text:p>
          </table:table-cell>
          <table:table-cell office:value-type="float" office:value="0.161" table:style-name="ce10">
            <text:p>0,16</text:p>
          </table:table-cell>
          <table:table-cell office:value-type="float" office:value="1203.27" table:style-name="ce10">
            <text:p>1.203,27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3.1A de 1 kV a 36 kV</text:p>
          </table:table-cell>
          <table:table-cell office:value-type="float" office:value="949" table:style-name="ce9">
            <text:p>949</text:p>
          </table:table-cell>
          <table:table-cell office:value-type="float" office:value="126953.75" table:style-name="ce10">
            <text:p>126.953,75</text:p>
          </table:table-cell>
          <table:table-cell office:value-type="float" office:value="300092.78999999998" table:style-name="ce10">
            <text:p>300.092,79</text:p>
          </table:table-cell>
          <table:table-cell office:value-type="float" office:value="34824.04" table:style-name="ce10">
            <text:p>34.824,04</text:p>
          </table:table-cell>
          <table:table-cell office:value-type="float" office:value="133.78" table:style-name="ce10">
            <text:p>133,78</text:p>
          </table:table-cell>
          <table:table-cell office:value-type="float" office:value="316.22000000000003" table:style-name="ce10">
            <text:p>316,22</text:p>
          </table:table-cell>
          <table:table-cell office:value-type="float" office:value="0.11600000000000001" table:style-name="ce10">
            <text:p>0,12</text:p>
          </table:table-cell>
          <table:table-cell office:value-type="float" office:value="2363.8000000000002" table:style-name="ce10">
            <text:p>2.363,8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A de 1 kV a 30 kV</text:p>
          </table:table-cell>
          <table:table-cell office:value-type="float" office:value="279" table:style-name="ce9">
            <text:p>279</text:p>
          </table:table-cell>
          <table:table-cell office:value-type="float" office:value="175960.82" table:style-name="ce10">
            <text:p>175.960,82</text:p>
          </table:table-cell>
          <table:table-cell office:value-type="float" office:value="545470.88" table:style-name="ce10">
            <text:p>545.470,88</text:p>
          </table:table-cell>
          <table:table-cell office:value-type="float" office:value="54655.07" table:style-name="ce10">
            <text:p>54.655,07</text:p>
          </table:table-cell>
          <table:table-cell office:value-type="float" office:value="630.67999999999995" table:style-name="ce10">
            <text:p>630,68</text:p>
          </table:table-cell>
          <table:table-cell office:value-type="float" office:value="1955.09" table:style-name="ce10">
            <text:p>1.955,09</text:p>
          </table:table-cell>
          <table:table-cell office:value-type="float" office:value="0.1" table:style-name="ce10">
            <text:p>0,10</text:p>
          </table:table-cell>
          <table:table-cell office:value-type="float" office:value="3099.96" table:style-name="ce10">
            <text:p>3.099,96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2 de 36 kV a 72,5 kV</text:p>
          </table:table-cell>
          <table:table-cell office:value-type="float" office:value="9" table:style-name="ce9">
            <text:p>9</text:p>
          </table:table-cell>
          <table:table-cell office:value-type="float" office:value="51982" table:style-name="ce10">
            <text:p>51.982,00</text:p>
          </table:table-cell>
          <table:table-cell office:value-type="float" office:value="196607.94" table:style-name="ce10">
            <text:p>196.607,94</text:p>
          </table:table-cell>
          <table:table-cell office:value-type="float" office:value="14194.29" table:style-name="ce10">
            <text:p>14.194,29</text:p>
          </table:table-cell>
          <table:table-cell office:value-type="float" office:value="5775.78" table:style-name="ce10">
            <text:p>5.775,78</text:p>
          </table:table-cell>
          <table:table-cell office:value-type="float" office:value="21845.33" table:style-name="ce10">
            <text:p>21.845,33</text:p>
          </table:table-cell>
          <table:table-cell office:value-type="float" office:value="7.1999999999999995E-2" table:style-name="ce10">
            <text:p>0,07</text:p>
          </table:table-cell>
          <table:table-cell office:value-type="float" office:value="3782.23" table:style-name="ce10">
            <text:p>3.782,2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3 de 72,5 kV a 145 kV</text:p>
          </table:table-cell>
          <table:table-cell office:value-type="float" office:value="13" table:style-name="ce9">
            <text:p>13</text:p>
          </table:table-cell>
          <table:table-cell office:value-type="float" office:value="41392" table:style-name="ce10">
            <text:p>41.392,00</text:p>
          </table:table-cell>
          <table:table-cell office:value-type="float" office:value="223065.07" table:style-name="ce10">
            <text:p>223.065,07</text:p>
          </table:table-cell>
          <table:table-cell office:value-type="float" office:value="13547.32" table:style-name="ce10">
            <text:p>13.547,32</text:p>
          </table:table-cell>
          <table:table-cell office:value-type="float" office:value="3184" table:style-name="ce10">
            <text:p>3.184,00</text:p>
          </table:table-cell>
          <table:table-cell office:value-type="float" office:value="17158.849999999999" table:style-name="ce10">
            <text:p>17.158,85</text:p>
          </table:table-cell>
          <table:table-cell office:value-type="float" office:value="6.0999999999999999E-2" table:style-name="ce10">
            <text:p>0,06</text:p>
          </table:table-cell>
          <table:table-cell office:value-type="float" office:value="5389.09" table:style-name="ce10">
            <text:p>5.389,0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4-6.5 mayor o igual a 145 kV</text:p>
          </table:table-cell>
          <table:table-cell office:value-type="float" office:value="7" table:style-name="ce9">
            <text:p>7</text:p>
          </table:table-cell>
          <table:table-cell office:value-type="float" office:value="1264" table:style-name="ce10">
            <text:p>1.264,00</text:p>
          </table:table-cell>
          <table:table-cell office:value-type="float" office:value="2102" table:style-name="ce10">
            <text:p>2.102,00</text:p>
          </table:table-cell>
          <table:table-cell office:value-type="float" office:value="174" table:style-name="ce10">
            <text:p>174,00</text:p>
          </table:table-cell>
          <table:table-cell office:value-type="float" office:value="180.57" table:style-name="ce10">
            <text:p>180,57</text:p>
          </table:table-cell>
          <table:table-cell office:value-type="float" office:value="300.29000000000002" table:style-name="ce10">
            <text:p>300,29</text:p>
          </table:table-cell>
          <table:table-cell office:value-type="float" office:value="8.3000000000000004E-2" table:style-name="ce10">
            <text:p>0,08</text:p>
          </table:table-cell>
          <table:table-cell office:value-type="float" office:value="1662.97" table:style-name="ce10">
            <text:p>1.662,97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442287" table:style-name="ce9">
            <text:p>442.287</text:p>
          </table:table-cell>
          <table:table-cell office:value-type="float" office:value="2521600.66" table:style-name="ce10">
            <text:p>2.521.600,66</text:p>
          </table:table-cell>
          <table:table-cell office:value-type="float" office:value="2930435.09" table:style-name="ce10">
            <text:p>2.930.435,09</text:p>
          </table:table-cell>
          <table:table-cell office:value-type="float" office:value="419982.81" table:style-name="ce10">
            <text:p>419.982,81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  <table:table table:name="ÁVILA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16375" table:default-cell-style-name="ce2"/>
        <table:table-row table:style-name="ro2">
          <table:table-cell office:value-type="string" table:style-name="ce6">
            <text:p>Tarifa</text:p>
          </table:table-cell>
          <table:table-cell office:value-type="string" table:style-name="ce6">
            <text:p>Nº Clientes al final del año</text:p>
          </table:table-cell>
          <table:table-cell office:value-type="string" table:style-name="ce6">
            <text:p>Potencia contratada a final de año (kW)</text:p>
          </table:table-cell>
          <table:table-cell office:value-type="string" table:style-name="ce6">
            <text:p>Suministros anuales (MWh)</text:p>
          </table:table-cell>
          <table:table-cell office:value-type="string" table:style-name="ce6">
            <text:p>Facturación (miles de euros)</text:p>
          </table:table-cell>
          <table:table-cell office:value-type="string" table:style-name="ce6">
            <text:p>kW/Cliente</text:p>
          </table:table-cell>
          <table:table-cell office:value-type="string" table:style-name="ce6">
            <text:p>MWh/Cliente</text:p>
          </table:table-cell>
          <table:table-cell office:value-type="string" table:style-name="ce6">
            <text:p>euros/kWh</text:p>
          </table:table-cell>
          <table:table-cell office:value-type="string" table:style-name="ce6">
            <text:p>Horas de utilización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8">
            <text:p>Bono Social</text:p>
          </table:table-cell>
          <table:table-cell office:value-type="float" office:value="22330" table:style-name="ce9">
            <text:p>22.330</text:p>
          </table:table-cell>
          <table:table-cell office:value-type="float" office:value="47454.95" table:style-name="ce10">
            <text:p>47.454,95</text:p>
          </table:table-cell>
          <table:table-cell office:value-type="float" office:value="24272.13" table:style-name="ce10">
            <text:p>24.272,13</text:p>
          </table:table-cell>
          <table:table-cell office:value-type="float" office:value="4960.4399999999996" table:style-name="ce10">
            <text:p>4.960,44</text:p>
          </table:table-cell>
          <table:table-cell office:value-type="float" office:value="2.13" table:style-name="ce10">
            <text:p>2,13</text:p>
          </table:table-cell>
          <table:table-cell office:value-type="float" office:value="1.0900000000000001" table:style-name="ce10">
            <text:p>1,09</text:p>
          </table:table-cell>
          <table:table-cell office:value-type="float" office:value="0.20399999999999999" table:style-name="ce10">
            <text:p>0,20</text:p>
          </table:table-cell>
          <table:table-cell office:value-type="float" office:value="511.48" table:style-name="ce10">
            <text:p>511,48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Con/Sin D.H.A hasta 10 kW</text:p>
          </table:table-cell>
          <table:table-cell office:value-type="float" office:value="50624" table:style-name="ce9">
            <text:p>50.624</text:p>
          </table:table-cell>
          <table:table-cell office:value-type="float" office:value="177066.44" table:style-name="ce10">
            <text:p>177.066,44</text:p>
          </table:table-cell>
          <table:table-cell office:value-type="float" office:value="81303.600000000006" table:style-name="ce10">
            <text:p>81.303,60</text:p>
          </table:table-cell>
          <table:table-cell office:value-type="float" office:value="17354.95" table:style-name="ce10">
            <text:p>17.354,95</text:p>
          </table:table-cell>
          <table:table-cell office:value-type="float" office:value="3.5" table:style-name="ce10">
            <text:p>3,50</text:p>
          </table:table-cell>
          <table:table-cell office:value-type="float" office:value="1.61" table:style-name="ce10">
            <text:p>1,61</text:p>
          </table:table-cell>
          <table:table-cell office:value-type="float" office:value="0.21299999999999999" table:style-name="ce10">
            <text:p>0,21</text:p>
          </table:table-cell>
          <table:table-cell office:value-type="float" office:value="459.17" table:style-name="ce10">
            <text:p>459,17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(con recargo) Con/Sin D.H.A superior a 10 kW</text:p>
          </table:table-cell>
          <table:table-cell office:value-type="float" office:value="10" table:style-name="ce9">
            <text:p>10</text:p>
          </table:table-cell>
          <table:table-cell office:value-type="float" office:value="189" table:style-name="ce10">
            <text:p>189,00</text:p>
          </table:table-cell>
          <table:table-cell office:value-type="float" office:value="129" table:style-name="ce10">
            <text:p>129,00</text:p>
          </table:table-cell>
          <table:table-cell office:value-type="float" office:value="25" table:style-name="ce10">
            <text:p>25,00</text:p>
          </table:table-cell>
          <table:table-cell office:value-type="float" office:value="18.899999999999999" table:style-name="ce10">
            <text:p>18,90</text:p>
          </table:table-cell>
          <table:table-cell office:value-type="float" office:value="12.9" table:style-name="ce10">
            <text:p>12,90</text:p>
          </table:table-cell>
          <table:table-cell office:value-type="float" office:value="0.19400000000000001" table:style-name="ce10">
            <text:p>0,19</text:p>
          </table:table-cell>
          <table:table-cell office:value-type="float" office:value="682.54" table:style-name="ce10">
            <text:p>682,5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hasta 10 kW</text:p>
          </table:table-cell>
          <table:table-cell office:value-type="float" office:value="107047" table:style-name="ce9">
            <text:p>107.047</text:p>
          </table:table-cell>
          <table:table-cell office:value-type="float" office:value="387008.91" table:style-name="ce10">
            <text:p>387.008,91</text:p>
          </table:table-cell>
          <table:table-cell office:value-type="float" office:value="198746.5" table:style-name="ce10">
            <text:p>198.746,50</text:p>
          </table:table-cell>
          <table:table-cell office:value-type="float" office:value="43330.39" table:style-name="ce10">
            <text:p>43.330,39</text:p>
          </table:table-cell>
          <table:table-cell office:value-type="float" office:value="3.62" table:style-name="ce10">
            <text:p>3,62</text:p>
          </table:table-cell>
          <table:table-cell office:value-type="float" office:value="1.86" table:style-name="ce10">
            <text:p>1,86</text:p>
          </table:table-cell>
          <table:table-cell office:value-type="float" office:value="0.218" table:style-name="ce10">
            <text:p>0,22</text:p>
          </table:table-cell>
          <table:table-cell office:value-type="float" office:value="513.54999999999995" table:style-name="ce10">
            <text:p>513,55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superior a 10 kW</text:p>
          </table:table-cell>
          <table:table-cell office:value-type="float" office:value="5884" table:style-name="ce9">
            <text:p>5.884</text:p>
          </table:table-cell>
          <table:table-cell office:value-type="float" office:value="118734.53" table:style-name="ce10">
            <text:p>118.734,53</text:p>
          </table:table-cell>
          <table:table-cell office:value-type="float" office:value="119541.66" table:style-name="ce10">
            <text:p>119.541,66</text:p>
          </table:table-cell>
          <table:table-cell office:value-type="float" office:value="21229.31" table:style-name="ce10">
            <text:p>21.229,31</text:p>
          </table:table-cell>
          <table:table-cell office:value-type="float" office:value="20.18" table:style-name="ce10">
            <text:p>20,18</text:p>
          </table:table-cell>
          <table:table-cell office:value-type="float" office:value="20.32" table:style-name="ce10">
            <text:p>20,32</text:p>
          </table:table-cell>
          <table:table-cell office:value-type="float" office:value="0.17799999999999999" table:style-name="ce10">
            <text:p>0,18</text:p>
          </table:table-cell>
          <table:table-cell office:value-type="float" office:value="1006.8" table:style-name="ce10">
            <text:p>1.006,8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3.1A de 1 kV a 36 kV</text:p>
          </table:table-cell>
          <table:table-cell office:value-type="float" office:value="1259" table:style-name="ce9">
            <text:p>1.259</text:p>
          </table:table-cell>
          <table:table-cell office:value-type="float" office:value="56396.7" table:style-name="ce10">
            <text:p>56.396,70</text:p>
          </table:table-cell>
          <table:table-cell office:value-type="float" office:value="85197.96" table:style-name="ce10">
            <text:p>85.197,96</text:p>
          </table:table-cell>
          <table:table-cell office:value-type="float" office:value="11476.35" table:style-name="ce10">
            <text:p>11.476,35</text:p>
          </table:table-cell>
          <table:table-cell office:value-type="float" office:value="44.79" table:style-name="ce10">
            <text:p>44,79</text:p>
          </table:table-cell>
          <table:table-cell office:value-type="float" office:value="67.67" table:style-name="ce10">
            <text:p>67,67</text:p>
          </table:table-cell>
          <table:table-cell office:value-type="float" office:value="0.13500000000000001" table:style-name="ce10">
            <text:p>0,14</text:p>
          </table:table-cell>
          <table:table-cell office:value-type="float" office:value="1510.69" table:style-name="ce10">
            <text:p>1.510,6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A de 1 kV a 30 kV</text:p>
          </table:table-cell>
          <table:table-cell office:value-type="float" office:value="49" table:style-name="ce9">
            <text:p>49</text:p>
          </table:table-cell>
          <table:table-cell office:value-type="float" office:value="45988" table:style-name="ce10">
            <text:p>45.988,00</text:p>
          </table:table-cell>
          <table:table-cell office:value-type="float" office:value="146585.17000000001" table:style-name="ce10">
            <text:p>146.585,17</text:p>
          </table:table-cell>
          <table:table-cell office:value-type="float" office:value="14314.62" table:style-name="ce10">
            <text:p>14.314,62</text:p>
          </table:table-cell>
          <table:table-cell office:value-type="float" office:value="938.53" table:style-name="ce10">
            <text:p>938,53</text:p>
          </table:table-cell>
          <table:table-cell office:value-type="float" office:value="2991.53" table:style-name="ce10">
            <text:p>2.991,53</text:p>
          </table:table-cell>
          <table:table-cell office:value-type="float" office:value="9.8000000000000004E-2" table:style-name="ce10">
            <text:p>0,10</text:p>
          </table:table-cell>
          <table:table-cell office:value-type="float" office:value="3187.47" table:style-name="ce10">
            <text:p>3.187,47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2 de 36 kV a 72,5 kV</text:p>
          </table:table-cell>
          <table:table-cell office:value-type="float" office:value="9" table:style-name="ce9">
            <text:p>9</text:p>
          </table:table-cell>
          <table:table-cell office:value-type="float" office:value="11660" table:style-name="ce10">
            <text:p>11.660,00</text:p>
          </table:table-cell>
          <table:table-cell office:value-type="float" office:value="19418.88" table:style-name="ce10">
            <text:p>19.418,88</text:p>
          </table:table-cell>
          <table:table-cell office:value-type="float" office:value="1371.66" table:style-name="ce10">
            <text:p>1.371,66</text:p>
          </table:table-cell>
          <table:table-cell office:value-type="float" office:value="1295.56" table:style-name="ce10">
            <text:p>1.295,56</text:p>
          </table:table-cell>
          <table:table-cell office:value-type="float" office:value="2157.65" table:style-name="ce10">
            <text:p>2.157,65</text:p>
          </table:table-cell>
          <table:table-cell office:value-type="float" office:value="7.0999999999999994E-2" table:style-name="ce10">
            <text:p>0,07</text:p>
          </table:table-cell>
          <table:table-cell office:value-type="float" office:value="1665.43" table:style-name="ce10">
            <text:p>1.665,4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3 de 72,5 kV a 145 kV</text:p>
          </table:table-cell>
          <table:table-cell office:value-type="float" office:value="7" table:style-name="ce9">
            <text:p>7</text:p>
          </table:table-cell>
          <table:table-cell office:value-type="float" office:value="2250" table:style-name="ce10">
            <text:p>2.250,00</text:p>
          </table:table-cell>
          <table:table-cell office:value-type="float" office:value="958" table:style-name="ce10">
            <text:p>958,00</text:p>
          </table:table-cell>
          <table:table-cell office:value-type="float" office:value="70" table:style-name="ce10">
            <text:p>70,00</text:p>
          </table:table-cell>
          <table:table-cell office:value-type="float" office:value="321.43" table:style-name="ce10">
            <text:p>321,43</text:p>
          </table:table-cell>
          <table:table-cell office:value-type="float" office:value="136.86000000000001" table:style-name="ce10">
            <text:p>136,86</text:p>
          </table:table-cell>
          <table:table-cell office:value-type="float" office:value="7.2999999999999995E-2" table:style-name="ce10">
            <text:p>0,07</text:p>
          </table:table-cell>
          <table:table-cell office:value-type="float" office:value="425.78" table:style-name="ce10">
            <text:p>425,78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187219" table:style-name="ce9">
            <text:p>187.219</text:p>
          </table:table-cell>
          <table:table-cell office:value-type="float" office:value="846748.53" table:style-name="ce10">
            <text:p>846.748,53</text:p>
          </table:table-cell>
          <table:table-cell office:value-type="float" office:value="676152.9" table:style-name="ce10">
            <text:p>676.152,90</text:p>
          </table:table-cell>
          <table:table-cell office:value-type="float" office:value="114132.72" table:style-name="ce10">
            <text:p>114.132,72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5" table:style-name="ro1">
          <table:table-cell table:number-columns-repeated="16384"/>
        </table:table-row>
      </table:table>
      <table:table table:name="BADAJOZ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16375" table:default-cell-style-name="ce2"/>
        <table:table-row table:style-name="ro2">
          <table:table-cell office:value-type="string" table:style-name="ce6">
            <text:p>Tarifa</text:p>
          </table:table-cell>
          <table:table-cell office:value-type="string" table:style-name="ce6">
            <text:p>Nº Clientes al final del año</text:p>
          </table:table-cell>
          <table:table-cell office:value-type="string" table:style-name="ce6">
            <text:p>Potencia contratada a final de año (kW)</text:p>
          </table:table-cell>
          <table:table-cell office:value-type="string" table:style-name="ce6">
            <text:p>Suministros anuales (MWh)</text:p>
          </table:table-cell>
          <table:table-cell office:value-type="string" table:style-name="ce6">
            <text:p>Facturación (miles de euros)</text:p>
          </table:table-cell>
          <table:table-cell office:value-type="string" table:style-name="ce6">
            <text:p>kW/Cliente</text:p>
          </table:table-cell>
          <table:table-cell office:value-type="string" table:style-name="ce6">
            <text:p>MWh/Cliente</text:p>
          </table:table-cell>
          <table:table-cell office:value-type="string" table:style-name="ce6">
            <text:p>euros/kWh</text:p>
          </table:table-cell>
          <table:table-cell office:value-type="string" table:style-name="ce6">
            <text:p>Horas de utilización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8">
            <text:p>Bono Social</text:p>
          </table:table-cell>
          <table:table-cell office:value-type="float" office:value="53758" table:style-name="ce9">
            <text:p>53.758</text:p>
          </table:table-cell>
          <table:table-cell office:value-type="float" office:value="124379.98" table:style-name="ce10">
            <text:p>124.379,98</text:p>
          </table:table-cell>
          <table:table-cell office:value-type="float" office:value="86653.05" table:style-name="ce10">
            <text:p>86.653,05</text:p>
          </table:table-cell>
          <table:table-cell office:value-type="float" office:value="13485.76" table:style-name="ce10">
            <text:p>13.485,76</text:p>
          </table:table-cell>
          <table:table-cell office:value-type="float" office:value="2.31" table:style-name="ce10">
            <text:p>2,31</text:p>
          </table:table-cell>
          <table:table-cell office:value-type="float" office:value="1.61" table:style-name="ce10">
            <text:p>1,61</text:p>
          </table:table-cell>
          <table:table-cell office:value-type="float" office:value="0.156" table:style-name="ce10">
            <text:p>0,16</text:p>
          </table:table-cell>
          <table:table-cell office:value-type="float" office:value="696.68" table:style-name="ce10">
            <text:p>696,68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Con/Sin D.H.A hasta 10 kW</text:p>
          </table:table-cell>
          <table:table-cell office:value-type="float" office:value="127915" table:style-name="ce9">
            <text:p>127.915</text:p>
          </table:table-cell>
          <table:table-cell office:value-type="float" office:value="507601.45" table:style-name="ce10">
            <text:p>507.601,45</text:p>
          </table:table-cell>
          <table:table-cell office:value-type="float" office:value="326506.42" table:style-name="ce10">
            <text:p>326.506,42</text:p>
          </table:table-cell>
          <table:table-cell office:value-type="float" office:value="61527.01" table:style-name="ce10">
            <text:p>61.527,01</text:p>
          </table:table-cell>
          <table:table-cell office:value-type="float" office:value="3.97" table:style-name="ce10">
            <text:p>3,97</text:p>
          </table:table-cell>
          <table:table-cell office:value-type="float" office:value="2.5499999999999998" table:style-name="ce10">
            <text:p>2,55</text:p>
          </table:table-cell>
          <table:table-cell office:value-type="float" office:value="0.188" table:style-name="ce10">
            <text:p>0,19</text:p>
          </table:table-cell>
          <table:table-cell office:value-type="float" office:value="643.23" table:style-name="ce10">
            <text:p>643,2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(con recargo) Con/Sin D.H.A superior a 10 kW</text:p>
          </table:table-cell>
          <table:table-cell office:value-type="float" office:value="1026" table:style-name="ce9">
            <text:p>1.026</text:p>
          </table:table-cell>
          <table:table-cell office:value-type="float" office:value="15596" table:style-name="ce10">
            <text:p>15.596,00</text:p>
          </table:table-cell>
          <table:table-cell office:value-type="float" office:value="10384.459999999999" table:style-name="ce10">
            <text:p>10.384,46</text:p>
          </table:table-cell>
          <table:table-cell office:value-type="float" office:value="2437.3000000000002" table:style-name="ce10">
            <text:p>2.437,30</text:p>
          </table:table-cell>
          <table:table-cell office:value-type="float" office:value="15.2" table:style-name="ce10">
            <text:p>15,20</text:p>
          </table:table-cell>
          <table:table-cell office:value-type="float" office:value="10.119999999999999" table:style-name="ce10">
            <text:p>10,12</text:p>
          </table:table-cell>
          <table:table-cell office:value-type="float" office:value="0.23499999999999999" table:style-name="ce10">
            <text:p>0,24</text:p>
          </table:table-cell>
          <table:table-cell office:value-type="float" office:value="665.84" table:style-name="ce10">
            <text:p>665,8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hasta 10 kW</text:p>
          </table:table-cell>
          <table:table-cell office:value-type="float" office:value="230110" table:style-name="ce9">
            <text:p>230.110</text:p>
          </table:table-cell>
          <table:table-cell office:value-type="float" office:value="772607.5" table:style-name="ce10">
            <text:p>772.607,50</text:p>
          </table:table-cell>
          <table:table-cell office:value-type="float" office:value="585208.09" table:style-name="ce10">
            <text:p>585.208,09</text:p>
          </table:table-cell>
          <table:table-cell office:value-type="float" office:value="116632.78" table:style-name="ce10">
            <text:p>116.632,78</text:p>
          </table:table-cell>
          <table:table-cell office:value-type="float" office:value="3.36" table:style-name="ce10">
            <text:p>3,36</text:p>
          </table:table-cell>
          <table:table-cell office:value-type="float" office:value="2.54" table:style-name="ce10">
            <text:p>2,54</text:p>
          </table:table-cell>
          <table:table-cell office:value-type="float" office:value="0.19900000000000001" table:style-name="ce10">
            <text:p>0,20</text:p>
          </table:table-cell>
          <table:table-cell office:value-type="float" office:value="757.45" table:style-name="ce10">
            <text:p>757,45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superior a 10 kW</text:p>
          </table:table-cell>
          <table:table-cell office:value-type="float" office:value="17461" table:style-name="ce9">
            <text:p>17.461</text:p>
          </table:table-cell>
          <table:table-cell office:value-type="float" office:value="441562.06" table:style-name="ce10">
            <text:p>441.562,06</text:p>
          </table:table-cell>
          <table:table-cell office:value-type="float" office:value="415363.68" table:style-name="ce10">
            <text:p>415.363,68</text:p>
          </table:table-cell>
          <table:table-cell office:value-type="float" office:value="70162.61" table:style-name="ce10">
            <text:p>70.162,61</text:p>
          </table:table-cell>
          <table:table-cell office:value-type="float" office:value="25.29" table:style-name="ce10">
            <text:p>25,29</text:p>
          </table:table-cell>
          <table:table-cell office:value-type="float" office:value="23.79" table:style-name="ce10">
            <text:p>23,79</text:p>
          </table:table-cell>
          <table:table-cell office:value-type="float" office:value="0.16900000000000001" table:style-name="ce10">
            <text:p>0,17</text:p>
          </table:table-cell>
          <table:table-cell office:value-type="float" office:value="940.67" table:style-name="ce10">
            <text:p>940,67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3.1A de 1 kV a 36 kV</text:p>
          </table:table-cell>
          <table:table-cell office:value-type="float" office:value="3031" table:style-name="ce9">
            <text:p>3.031</text:p>
          </table:table-cell>
          <table:table-cell office:value-type="float" office:value="173687.01" table:style-name="ce10">
            <text:p>173.687,01</text:p>
          </table:table-cell>
          <table:table-cell office:value-type="float" office:value="289500.94" table:style-name="ce10">
            <text:p>289.500,94</text:p>
          </table:table-cell>
          <table:table-cell office:value-type="float" office:value="39790.93" table:style-name="ce10">
            <text:p>39.790,93</text:p>
          </table:table-cell>
          <table:table-cell office:value-type="float" office:value="57.3" table:style-name="ce10">
            <text:p>57,30</text:p>
          </table:table-cell>
          <table:table-cell office:value-type="float" office:value="95.51" table:style-name="ce10">
            <text:p>95,51</text:p>
          </table:table-cell>
          <table:table-cell office:value-type="float" office:value="0.13700000000000001" table:style-name="ce10">
            <text:p>0,14</text:p>
          </table:table-cell>
          <table:table-cell office:value-type="float" office:value="1666.8" table:style-name="ce10">
            <text:p>1.666,8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A de 1 kV a 30 kV</text:p>
          </table:table-cell>
          <table:table-cell office:value-type="float" office:value="246" table:style-name="ce9">
            <text:p>246</text:p>
          </table:table-cell>
          <table:table-cell office:value-type="float" office:value="193575.05" table:style-name="ce10">
            <text:p>193.575,05</text:p>
          </table:table-cell>
          <table:table-cell office:value-type="float" office:value="498242.53" table:style-name="ce10">
            <text:p>498.242,53</text:p>
          </table:table-cell>
          <table:table-cell office:value-type="float" office:value="48813.63" table:style-name="ce10">
            <text:p>48.813,63</text:p>
          </table:table-cell>
          <table:table-cell office:value-type="float" office:value="786.89" table:style-name="ce10">
            <text:p>786,89</text:p>
          </table:table-cell>
          <table:table-cell office:value-type="float" office:value="2025.38" table:style-name="ce10">
            <text:p>2.025,38</text:p>
          </table:table-cell>
          <table:table-cell office:value-type="float" office:value="9.8000000000000004E-2" table:style-name="ce10">
            <text:p>0,10</text:p>
          </table:table-cell>
          <table:table-cell office:value-type="float" office:value="2573.9" table:style-name="ce10">
            <text:p>2.573,9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2 de 36 kV a 72,5 kV</text:p>
          </table:table-cell>
          <table:table-cell office:value-type="float" office:value="69" table:style-name="ce9">
            <text:p>69</text:p>
          </table:table-cell>
          <table:table-cell office:value-type="float" office:value="95129.8" table:style-name="ce10">
            <text:p>95.129,80</text:p>
          </table:table-cell>
          <table:table-cell office:value-type="float" office:value="287304.59000000003" table:style-name="ce10">
            <text:p>287.304,59</text:p>
          </table:table-cell>
          <table:table-cell office:value-type="float" office:value="22774.09" table:style-name="ce10">
            <text:p>22.774,09</text:p>
          </table:table-cell>
          <table:table-cell office:value-type="float" office:value="1378.69" table:style-name="ce10">
            <text:p>1.378,69</text:p>
          </table:table-cell>
          <table:table-cell office:value-type="float" office:value="4163.83" table:style-name="ce10">
            <text:p>4.163,83</text:p>
          </table:table-cell>
          <table:table-cell office:value-type="float" office:value="7.9000000000000001E-2" table:style-name="ce10">
            <text:p>0,08</text:p>
          </table:table-cell>
          <table:table-cell office:value-type="float" office:value="3020.13" table:style-name="ce10">
            <text:p>3.020,1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3 de 72,5 kV a 145 kV</text:p>
          </table:table-cell>
          <table:table-cell office:value-type="float" office:value="3" table:style-name="ce9">
            <text:p>3</text:p>
          </table:table-cell>
          <table:table-cell office:value-type="float" office:value="7650" table:style-name="ce10">
            <text:p>7.650,00</text:p>
          </table:table-cell>
          <table:table-cell office:value-type="float" office:value="15642.81" table:style-name="ce10">
            <text:p>15.642,81</text:p>
          </table:table-cell>
          <table:table-cell office:value-type="float" office:value="1396.95" table:style-name="ce10">
            <text:p>1.396,95</text:p>
          </table:table-cell>
          <table:table-cell office:value-type="float" office:value="2550" table:style-name="ce10">
            <text:p>2.550,00</text:p>
          </table:table-cell>
          <table:table-cell office:value-type="float" office:value="5214.2700000000004" table:style-name="ce10">
            <text:p>5.214,27</text:p>
          </table:table-cell>
          <table:table-cell office:value-type="float" office:value="8.8999999999999996E-2" table:style-name="ce10">
            <text:p>0,09</text:p>
          </table:table-cell>
          <table:table-cell office:value-type="float" office:value="2044.81" table:style-name="ce10">
            <text:p>2.044,81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4-6.5 mayor o igual a 145 kV</text:p>
          </table:table-cell>
          <table:table-cell office:value-type="float" office:value="9" table:style-name="ce9">
            <text:p>9</text:p>
          </table:table-cell>
          <table:table-cell office:value-type="float" office:value="165526" table:style-name="ce10">
            <text:p>165.526,00</text:p>
          </table:table-cell>
          <table:table-cell office:value-type="float" office:value="411218.68" table:style-name="ce10">
            <text:p>411.218,68</text:p>
          </table:table-cell>
          <table:table-cell office:value-type="float" office:value="23714.34" table:style-name="ce10">
            <text:p>23.714,34</text:p>
          </table:table-cell>
          <table:table-cell office:value-type="float" office:value="18391.78" table:style-name="ce10">
            <text:p>18.391,78</text:p>
          </table:table-cell>
          <table:table-cell office:value-type="float" office:value="45690.96" table:style-name="ce10">
            <text:p>45.690,96</text:p>
          </table:table-cell>
          <table:table-cell office:value-type="float" office:value="5.8000000000000003E-2" table:style-name="ce10">
            <text:p>0,06</text:p>
          </table:table-cell>
          <table:table-cell office:value-type="float" office:value="2484.31" table:style-name="ce10">
            <text:p>2.484,31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433628" table:style-name="ce9">
            <text:p>433.628</text:p>
          </table:table-cell>
          <table:table-cell office:value-type="float" office:value="2497314.85" table:style-name="ce10">
            <text:p>2.497.314,85</text:p>
          </table:table-cell>
          <table:table-cell office:value-type="float" office:value="2926025.25" table:style-name="ce10">
            <text:p>2.926.025,25</text:p>
          </table:table-cell>
          <table:table-cell office:value-type="float" office:value="400735.4" table:style-name="ce10">
            <text:p>400.735,40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  <table:table table:name="BALEARS_(ILLES)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16375" table:default-cell-style-name="ce2"/>
        <table:table-row table:style-name="ro2">
          <table:table-cell office:value-type="string" table:style-name="ce6">
            <text:p>Tarifa</text:p>
          </table:table-cell>
          <table:table-cell office:value-type="string" table:style-name="ce6">
            <text:p>Nº Clientes al final del año</text:p>
          </table:table-cell>
          <table:table-cell office:value-type="string" table:style-name="ce6">
            <text:p>Potencia contratada a final de año (kW)</text:p>
          </table:table-cell>
          <table:table-cell office:value-type="string" table:style-name="ce6">
            <text:p>Suministros anuales (MWh)</text:p>
          </table:table-cell>
          <table:table-cell office:value-type="string" table:style-name="ce6">
            <text:p>Facturación (miles de euros)</text:p>
          </table:table-cell>
          <table:table-cell office:value-type="string" table:style-name="ce6">
            <text:p>kW/Cliente</text:p>
          </table:table-cell>
          <table:table-cell office:value-type="string" table:style-name="ce6">
            <text:p>MWh/Cliente</text:p>
          </table:table-cell>
          <table:table-cell office:value-type="string" table:style-name="ce6">
            <text:p>euros/kWh</text:p>
          </table:table-cell>
          <table:table-cell office:value-type="string" table:style-name="ce6">
            <text:p>Horas de utilización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8">
            <text:p>Bono Social</text:p>
          </table:table-cell>
          <table:table-cell office:value-type="float" office:value="37542" table:style-name="ce9">
            <text:p>37.542</text:p>
          </table:table-cell>
          <table:table-cell office:value-type="float" office:value="102581.34" table:style-name="ce10">
            <text:p>102.581,34</text:p>
          </table:table-cell>
          <table:table-cell office:value-type="float" office:value="88160.63" table:style-name="ce10">
            <text:p>88.160,63</text:p>
          </table:table-cell>
          <table:table-cell office:value-type="float" office:value="12023.53" table:style-name="ce10">
            <text:p>12.023,53</text:p>
          </table:table-cell>
          <table:table-cell office:value-type="float" office:value="2.73" table:style-name="ce10">
            <text:p>2,73</text:p>
          </table:table-cell>
          <table:table-cell office:value-type="float" office:value="2.35" table:style-name="ce10">
            <text:p>2,35</text:p>
          </table:table-cell>
          <table:table-cell office:value-type="float" office:value="0.13600000000000001" table:style-name="ce10">
            <text:p>0,14</text:p>
          </table:table-cell>
          <table:table-cell office:value-type="float" office:value="859.42" table:style-name="ce10">
            <text:p>859,4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Con/Sin D.H.A hasta 10 kW</text:p>
          </table:table-cell>
          <table:table-cell office:value-type="float" office:value="262404" table:style-name="ce9">
            <text:p>262.404</text:p>
          </table:table-cell>
          <table:table-cell office:value-type="float" office:value="1314762.19" table:style-name="ce10">
            <text:p>1.314.762,19</text:p>
          </table:table-cell>
          <table:table-cell office:value-type="float" office:value="847289.22" table:style-name="ce10">
            <text:p>847.289,22</text:p>
          </table:table-cell>
          <table:table-cell office:value-type="float" office:value="165429.82" table:style-name="ce10">
            <text:p>165.429,82</text:p>
          </table:table-cell>
          <table:table-cell office:value-type="float" office:value="5.01" table:style-name="ce10">
            <text:p>5,01</text:p>
          </table:table-cell>
          <table:table-cell office:value-type="float" office:value="3.23" table:style-name="ce10">
            <text:p>3,23</text:p>
          </table:table-cell>
          <table:table-cell office:value-type="float" office:value="0.19500000000000001" table:style-name="ce10">
            <text:p>0,20</text:p>
          </table:table-cell>
          <table:table-cell office:value-type="float" office:value="644.44000000000005" table:style-name="ce10">
            <text:p>644,4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(con recargo) Con/Sin D.H.A superior a 10 kW</text:p>
          </table:table-cell>
          <table:table-cell office:value-type="float" office:value="7736" table:style-name="ce9">
            <text:p>7.736</text:p>
          </table:table-cell>
          <table:table-cell office:value-type="float" office:value="124818.39" table:style-name="ce10">
            <text:p>124.818,39</text:p>
          </table:table-cell>
          <table:table-cell office:value-type="float" office:value="90428.800000000003" table:style-name="ce10">
            <text:p>90.428,80</text:p>
          </table:table-cell>
          <table:table-cell office:value-type="float" office:value="20164.900000000001" table:style-name="ce10">
            <text:p>20.164,90</text:p>
          </table:table-cell>
          <table:table-cell office:value-type="float" office:value="16.13" table:style-name="ce10">
            <text:p>16,13</text:p>
          </table:table-cell>
          <table:table-cell office:value-type="float" office:value="11.69" table:style-name="ce10">
            <text:p>11,69</text:p>
          </table:table-cell>
          <table:table-cell office:value-type="float" office:value="0.223" table:style-name="ce10">
            <text:p>0,22</text:p>
          </table:table-cell>
          <table:table-cell office:value-type="float" office:value="724.48" table:style-name="ce10">
            <text:p>724,48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hasta 10 kW</text:p>
          </table:table-cell>
          <table:table-cell office:value-type="float" office:value="339068" table:style-name="ce9">
            <text:p>339.068</text:p>
          </table:table-cell>
          <table:table-cell office:value-type="float" office:value="1805600.32" table:style-name="ce10">
            <text:p>1.805.600,32</text:p>
          </table:table-cell>
          <table:table-cell office:value-type="float" office:value="1291442.3" table:style-name="ce10">
            <text:p>1.291.442,30</text:p>
          </table:table-cell>
          <table:table-cell office:value-type="float" office:value="253032.57" table:style-name="ce10">
            <text:p>253.032,57</text:p>
          </table:table-cell>
          <table:table-cell office:value-type="float" office:value="5.33" table:style-name="ce10">
            <text:p>5,33</text:p>
          </table:table-cell>
          <table:table-cell office:value-type="float" office:value="3.81" table:style-name="ce10">
            <text:p>3,81</text:p>
          </table:table-cell>
          <table:table-cell office:value-type="float" office:value="0.19600000000000001" table:style-name="ce10">
            <text:p>0,20</text:p>
          </table:table-cell>
          <table:table-cell office:value-type="float" office:value="715.24" table:style-name="ce10">
            <text:p>715,2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superior a 10 kW</text:p>
          </table:table-cell>
          <table:table-cell office:value-type="float" office:value="54806" table:style-name="ce9">
            <text:p>54.806</text:p>
          </table:table-cell>
          <table:table-cell office:value-type="float" office:value="2635995.5699999998" table:style-name="ce10">
            <text:p>2.635.995,57</text:p>
          </table:table-cell>
          <table:table-cell office:value-type="float" office:value="1696615.07" table:style-name="ce10">
            <text:p>1.696.615,07</text:p>
          </table:table-cell>
          <table:table-cell office:value-type="float" office:value="262022.81" table:style-name="ce10">
            <text:p>262.022,81</text:p>
          </table:table-cell>
          <table:table-cell office:value-type="float" office:value="48.1" table:style-name="ce10">
            <text:p>48,10</text:p>
          </table:table-cell>
          <table:table-cell office:value-type="float" office:value="30.96" table:style-name="ce10">
            <text:p>30,96</text:p>
          </table:table-cell>
          <table:table-cell office:value-type="float" office:value="0.154" table:style-name="ce10">
            <text:p>0,15</text:p>
          </table:table-cell>
          <table:table-cell office:value-type="float" office:value="643.63" table:style-name="ce10">
            <text:p>643,6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3.1A de 1 kV a 36 kV</text:p>
          </table:table-cell>
          <table:table-cell office:value-type="float" office:value="753" table:style-name="ce9">
            <text:p>753</text:p>
          </table:table-cell>
          <table:table-cell office:value-type="float" office:value="152491.96" table:style-name="ce10">
            <text:p>152.491,96</text:p>
          </table:table-cell>
          <table:table-cell office:value-type="float" office:value="421206.23" table:style-name="ce10">
            <text:p>421.206,23</text:p>
          </table:table-cell>
          <table:table-cell office:value-type="float" office:value="50565.43" table:style-name="ce10">
            <text:p>50.565,43</text:p>
          </table:table-cell>
          <table:table-cell office:value-type="float" office:value="202.51" table:style-name="ce10">
            <text:p>202,51</text:p>
          </table:table-cell>
          <table:table-cell office:value-type="float" office:value="559.37" table:style-name="ce10">
            <text:p>559,37</text:p>
          </table:table-cell>
          <table:table-cell office:value-type="float" office:value="0.12" table:style-name="ce10">
            <text:p>0,12</text:p>
          </table:table-cell>
          <table:table-cell office:value-type="float" office:value="2762.15" table:style-name="ce10">
            <text:p>2.762,15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A de 1 kV a 30 kV</text:p>
          </table:table-cell>
          <table:table-cell office:value-type="float" office:value="367" table:style-name="ce9">
            <text:p>367</text:p>
          </table:table-cell>
          <table:table-cell office:value-type="float" office:value="441456.7" table:style-name="ce10">
            <text:p>441.456,70</text:p>
          </table:table-cell>
          <table:table-cell office:value-type="float" office:value="823467.11" table:style-name="ce10">
            <text:p>823.467,11</text:p>
          </table:table-cell>
          <table:table-cell office:value-type="float" office:value="89346.08" table:style-name="ce10">
            <text:p>89.346,08</text:p>
          </table:table-cell>
          <table:table-cell office:value-type="float" office:value="1202.8800000000001" table:style-name="ce10">
            <text:p>1.202,88</text:p>
          </table:table-cell>
          <table:table-cell office:value-type="float" office:value="2243.7800000000002" table:style-name="ce10">
            <text:p>2.243,78</text:p>
          </table:table-cell>
          <table:table-cell office:value-type="float" office:value="0.108" table:style-name="ce10">
            <text:p>0,11</text:p>
          </table:table-cell>
          <table:table-cell office:value-type="float" office:value="1865.34" table:style-name="ce10">
            <text:p>1.865,3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2 de 36 kV a 72,5 kV</text:p>
          </table:table-cell>
          <table:table-cell office:value-type="float" office:value="5" table:style-name="ce9">
            <text:p>5</text:p>
          </table:table-cell>
          <table:table-cell office:value-type="float" office:value="40031" table:style-name="ce10">
            <text:p>40.031,00</text:p>
          </table:table-cell>
          <table:table-cell office:value-type="float" office:value="87144.39" table:style-name="ce10">
            <text:p>87.144,39</text:p>
          </table:table-cell>
          <table:table-cell office:value-type="float" office:value="6561.96" table:style-name="ce10">
            <text:p>6.561,96</text:p>
          </table:table-cell>
          <table:table-cell office:value-type="float" office:value="8006.2" table:style-name="ce10">
            <text:p>8.006,20</text:p>
          </table:table-cell>
          <table:table-cell office:value-type="float" office:value="17428.88" table:style-name="ce10">
            <text:p>17.428,88</text:p>
          </table:table-cell>
          <table:table-cell office:value-type="float" office:value="7.4999999999999997E-2" table:style-name="ce10">
            <text:p>0,08</text:p>
          </table:table-cell>
          <table:table-cell office:value-type="float" office:value="2176.92" table:style-name="ce10">
            <text:p>2.176,9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702681" table:style-name="ce9">
            <text:p>702.681</text:p>
          </table:table-cell>
          <table:table-cell office:value-type="float" office:value="6617737.4699999997" table:style-name="ce10">
            <text:p>6.617.737,47</text:p>
          </table:table-cell>
          <table:table-cell office:value-type="float" office:value="5345753.75" table:style-name="ce10">
            <text:p>5.345.753,75</text:p>
          </table:table-cell>
          <table:table-cell office:value-type="float" office:value="859147.1" table:style-name="ce10">
            <text:p>859.147,10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6" table:style-name="ro1">
          <table:table-cell table:number-columns-repeated="16384"/>
        </table:table-row>
      </table:table>
      <table:table table:name="BARCELONA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16375" table:default-cell-style-name="ce2"/>
        <table:table-row table:style-name="ro2">
          <table:table-cell office:value-type="string" table:style-name="ce6">
            <text:p>Tarifa</text:p>
          </table:table-cell>
          <table:table-cell office:value-type="string" table:style-name="ce6">
            <text:p>Nº Clientes al final del año</text:p>
          </table:table-cell>
          <table:table-cell office:value-type="string" table:style-name="ce6">
            <text:p>Potencia contratada a final de año (kW)</text:p>
          </table:table-cell>
          <table:table-cell office:value-type="string" table:style-name="ce6">
            <text:p>Suministros anuales (MWh)</text:p>
          </table:table-cell>
          <table:table-cell office:value-type="string" table:style-name="ce6">
            <text:p>Facturación (miles de euros)</text:p>
          </table:table-cell>
          <table:table-cell office:value-type="string" table:style-name="ce6">
            <text:p>kW/Cliente</text:p>
          </table:table-cell>
          <table:table-cell office:value-type="string" table:style-name="ce6">
            <text:p>MWh/Cliente</text:p>
          </table:table-cell>
          <table:table-cell office:value-type="string" table:style-name="ce6">
            <text:p>euros/kWh</text:p>
          </table:table-cell>
          <table:table-cell office:value-type="string" table:style-name="ce6">
            <text:p>Horas de utilización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8">
            <text:p>Bono Social</text:p>
          </table:table-cell>
          <table:table-cell office:value-type="float" office:value="144275" table:style-name="ce9">
            <text:p>144.275</text:p>
          </table:table-cell>
          <table:table-cell office:value-type="float" office:value="398822.71" table:style-name="ce10">
            <text:p>398.822,71</text:p>
          </table:table-cell>
          <table:table-cell office:value-type="float" office:value="264804.01" table:style-name="ce10">
            <text:p>264.804,01</text:p>
          </table:table-cell>
          <table:table-cell office:value-type="float" office:value="36666.83" table:style-name="ce10">
            <text:p>36.666,83</text:p>
          </table:table-cell>
          <table:table-cell office:value-type="float" office:value="2.76" table:style-name="ce10">
            <text:p>2,76</text:p>
          </table:table-cell>
          <table:table-cell office:value-type="float" office:value="1.84" table:style-name="ce10">
            <text:p>1,84</text:p>
          </table:table-cell>
          <table:table-cell office:value-type="float" office:value="0.13800000000000001" table:style-name="ce10">
            <text:p>0,14</text:p>
          </table:table-cell>
          <table:table-cell office:value-type="float" office:value="663.96" table:style-name="ce10">
            <text:p>663,96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Con/Sin D.H.A hasta 10 kW</text:p>
          </table:table-cell>
          <table:table-cell office:value-type="float" office:value="1124361" table:style-name="ce9">
            <text:p>1.124.361</text:p>
          </table:table-cell>
          <table:table-cell office:value-type="float" office:value="5109247.4400000004" table:style-name="ce10">
            <text:p>5.109.247,44</text:p>
          </table:table-cell>
          <table:table-cell office:value-type="float" office:value="2902543.29" table:style-name="ce10">
            <text:p>2.902.543,29</text:p>
          </table:table-cell>
          <table:table-cell office:value-type="float" office:value="577345.82999999996" table:style-name="ce10">
            <text:p>577.345,83</text:p>
          </table:table-cell>
          <table:table-cell office:value-type="float" office:value="4.54" table:style-name="ce10">
            <text:p>4,54</text:p>
          </table:table-cell>
          <table:table-cell office:value-type="float" office:value="2.58" table:style-name="ce10">
            <text:p>2,58</text:p>
          </table:table-cell>
          <table:table-cell office:value-type="float" office:value="0.19900000000000001" table:style-name="ce10">
            <text:p>0,20</text:p>
          </table:table-cell>
          <table:table-cell office:value-type="float" office:value="568.1" table:style-name="ce10">
            <text:p>568,1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(con recargo) Con/Sin D.H.A superior a 10 kW</text:p>
          </table:table-cell>
          <table:table-cell office:value-type="float" office:value="47505" table:style-name="ce9">
            <text:p>47.505</text:p>
          </table:table-cell>
          <table:table-cell office:value-type="float" office:value="600604.92000000004" table:style-name="ce10">
            <text:p>600.604,92</text:p>
          </table:table-cell>
          <table:table-cell office:value-type="float" office:value="348234.45" table:style-name="ce10">
            <text:p>348.234,45</text:p>
          </table:table-cell>
          <table:table-cell office:value-type="float" office:value="76189.98" table:style-name="ce10">
            <text:p>76.189,98</text:p>
          </table:table-cell>
          <table:table-cell office:value-type="float" office:value="12.64" table:style-name="ce10">
            <text:p>12,64</text:p>
          </table:table-cell>
          <table:table-cell office:value-type="float" office:value="7.33" table:style-name="ce10">
            <text:p>7,33</text:p>
          </table:table-cell>
          <table:table-cell office:value-type="float" office:value="0.219" table:style-name="ce10">
            <text:p>0,22</text:p>
          </table:table-cell>
          <table:table-cell office:value-type="float" office:value="579.80999999999995" table:style-name="ce10">
            <text:p>579,81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hasta 10 kW</text:p>
          </table:table-cell>
          <table:table-cell office:value-type="float" office:value="1478556" table:style-name="ce9">
            <text:p>1.478.556</text:p>
          </table:table-cell>
          <table:table-cell office:value-type="float" office:value="8569501.1500000004" table:style-name="ce10">
            <text:p>8.569.501,15</text:p>
          </table:table-cell>
          <table:table-cell office:value-type="float" office:value="4337755.76" table:style-name="ce10">
            <text:p>4.337.755,76</text:p>
          </table:table-cell>
          <table:table-cell office:value-type="float" office:value="892335.31" table:style-name="ce10">
            <text:p>892.335,31</text:p>
          </table:table-cell>
          <table:table-cell office:value-type="float" office:value="5.8" table:style-name="ce10">
            <text:p>5,80</text:p>
          </table:table-cell>
          <table:table-cell office:value-type="float" office:value="2.93" table:style-name="ce10">
            <text:p>2,93</text:p>
          </table:table-cell>
          <table:table-cell office:value-type="float" office:value="0.20599999999999999" table:style-name="ce10">
            <text:p>0,21</text:p>
          </table:table-cell>
          <table:table-cell office:value-type="float" office:value="506.19" table:style-name="ce10">
            <text:p>506,1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superior a 10 kW</text:p>
          </table:table-cell>
          <table:table-cell office:value-type="float" office:value="195822" table:style-name="ce9">
            <text:p>195.822</text:p>
          </table:table-cell>
          <table:table-cell office:value-type="float" office:value="6681194.1200000001" table:style-name="ce10">
            <text:p>6.681.194,12</text:p>
          </table:table-cell>
          <table:table-cell office:value-type="float" office:value="6417164.6200000001" table:style-name="ce10">
            <text:p>6.417.164,62</text:p>
          </table:table-cell>
          <table:table-cell office:value-type="float" office:value="1035746.75" table:style-name="ce10">
            <text:p>1.035.746,75</text:p>
          </table:table-cell>
          <table:table-cell office:value-type="float" office:value="34.119999999999997" table:style-name="ce10">
            <text:p>34,12</text:p>
          </table:table-cell>
          <table:table-cell office:value-type="float" office:value="32.770000000000003" table:style-name="ce10">
            <text:p>32,77</text:p>
          </table:table-cell>
          <table:table-cell office:value-type="float" office:value="0.161" table:style-name="ce10">
            <text:p>0,16</text:p>
          </table:table-cell>
          <table:table-cell office:value-type="float" office:value="960.48" table:style-name="ce10">
            <text:p>960,48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3.1A de 1 kV a 36 kV</text:p>
          </table:table-cell>
          <table:table-cell office:value-type="float" office:value="1427" table:style-name="ce9">
            <text:p>1.427</text:p>
          </table:table-cell>
          <table:table-cell office:value-type="float" office:value="299015.99" table:style-name="ce10">
            <text:p>299.015,99</text:p>
          </table:table-cell>
          <table:table-cell office:value-type="float" office:value="757752.87" table:style-name="ce10">
            <text:p>757.752,87</text:p>
          </table:table-cell>
          <table:table-cell office:value-type="float" office:value="87288.27" table:style-name="ce10">
            <text:p>87.288,27</text:p>
          </table:table-cell>
          <table:table-cell office:value-type="float" office:value="209.54" table:style-name="ce10">
            <text:p>209,54</text:p>
          </table:table-cell>
          <table:table-cell office:value-type="float" office:value="531.01" table:style-name="ce10">
            <text:p>531,01</text:p>
          </table:table-cell>
          <table:table-cell office:value-type="float" office:value="0.115" table:style-name="ce10">
            <text:p>0,12</text:p>
          </table:table-cell>
          <table:table-cell office:value-type="float" office:value="2534.16" table:style-name="ce10">
            <text:p>2.534,16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A de 1 kV a 30 kV</text:p>
          </table:table-cell>
          <table:table-cell office:value-type="float" office:value="2482" table:style-name="ce9">
            <text:p>2.482</text:p>
          </table:table-cell>
          <table:table-cell office:value-type="float" office:value="2967554.21" table:style-name="ce10">
            <text:p>2.967.554,21</text:p>
          </table:table-cell>
          <table:table-cell office:value-type="float" office:value="9567111.5399999991" table:style-name="ce10">
            <text:p>9.567.111,54</text:p>
          </table:table-cell>
          <table:table-cell office:value-type="float" office:value="911266.21" table:style-name="ce10">
            <text:p>911.266,21</text:p>
          </table:table-cell>
          <table:table-cell office:value-type="float" office:value="1195.6300000000001" table:style-name="ce10">
            <text:p>1.195,63</text:p>
          </table:table-cell>
          <table:table-cell office:value-type="float" office:value="3854.6" table:style-name="ce10">
            <text:p>3.854,60</text:p>
          </table:table-cell>
          <table:table-cell office:value-type="float" office:value="9.5000000000000001E-2" table:style-name="ce10">
            <text:p>0,10</text:p>
          </table:table-cell>
          <table:table-cell office:value-type="float" office:value="3223.9" table:style-name="ce10">
            <text:p>3.223,9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2 de 36 kV a 72,5 kV</text:p>
          </table:table-cell>
          <table:table-cell office:value-type="float" office:value="3" table:style-name="ce9">
            <text:p>3</text:p>
          </table:table-cell>
          <table:table-cell office:value-type="float" office:value="9300" table:style-name="ce10">
            <text:p>9.300,00</text:p>
          </table:table-cell>
          <table:table-cell office:value-type="float" office:value="46701.919999999998" table:style-name="ce10">
            <text:p>46.701,92</text:p>
          </table:table-cell>
          <table:table-cell office:value-type="float" office:value="3602.52" table:style-name="ce10">
            <text:p>3.602,52</text:p>
          </table:table-cell>
          <table:table-cell office:value-type="float" office:value="3100" table:style-name="ce10">
            <text:p>3.100,00</text:p>
          </table:table-cell>
          <table:table-cell office:value-type="float" office:value="15567.31" table:style-name="ce10">
            <text:p>15.567,31</text:p>
          </table:table-cell>
          <table:table-cell office:value-type="float" office:value="7.6999999999999999E-2" table:style-name="ce10">
            <text:p>0,08</text:p>
          </table:table-cell>
          <table:table-cell office:value-type="float" office:value="5021.71" table:style-name="ce10">
            <text:p>5.021,71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3 de 72,5 kV a 145 kV</text:p>
          </table:table-cell>
          <table:table-cell office:value-type="float" office:value="11" table:style-name="ce9">
            <text:p>11</text:p>
          </table:table-cell>
          <table:table-cell office:value-type="float" office:value="185025" table:style-name="ce10">
            <text:p>185.025,00</text:p>
          </table:table-cell>
          <table:table-cell office:value-type="float" office:value="1204829.6299999999" table:style-name="ce10">
            <text:p>1.204.829,63</text:p>
          </table:table-cell>
          <table:table-cell office:value-type="float" office:value="79089.52" table:style-name="ce10">
            <text:p>79.089,52</text:p>
          </table:table-cell>
          <table:table-cell office:value-type="float" office:value="16820.45" table:style-name="ce10">
            <text:p>16.820,45</text:p>
          </table:table-cell>
          <table:table-cell office:value-type="float" office:value="109529.97" table:style-name="ce10">
            <text:p>109.529,97</text:p>
          </table:table-cell>
          <table:table-cell office:value-type="float" office:value="6.6000000000000003E-2" table:style-name="ce10">
            <text:p>0,07</text:p>
          </table:table-cell>
          <table:table-cell office:value-type="float" office:value="6511.71" table:style-name="ce10">
            <text:p>6.511,71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4-6.5 mayor o igual a 145 kV</text:p>
          </table:table-cell>
          <table:table-cell office:value-type="float" office:value="21" table:style-name="ce9">
            <text:p>21</text:p>
          </table:table-cell>
          <table:table-cell office:value-type="float" office:value="475067" table:style-name="ce10">
            <text:p>475.067,00</text:p>
          </table:table-cell>
          <table:table-cell office:value-type="float" office:value="2068241.66" table:style-name="ce10">
            <text:p>2.068.241,66</text:p>
          </table:table-cell>
          <table:table-cell office:value-type="float" office:value="131627.68" table:style-name="ce10">
            <text:p>131.627,68</text:p>
          </table:table-cell>
          <table:table-cell office:value-type="float" office:value="22622.240000000002" table:style-name="ce10">
            <text:p>22.622,24</text:p>
          </table:table-cell>
          <table:table-cell office:value-type="float" office:value="98487.7" table:style-name="ce10">
            <text:p>98.487,70</text:p>
          </table:table-cell>
          <table:table-cell office:value-type="float" office:value="6.4000000000000001E-2" table:style-name="ce10">
            <text:p>0,06</text:p>
          </table:table-cell>
          <table:table-cell office:value-type="float" office:value="4353.58" table:style-name="ce10">
            <text:p>4.353,58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2994463" table:style-name="ce9">
            <text:p>2.994.463</text:p>
          </table:table-cell>
          <table:table-cell office:value-type="float" office:value="25295332.539999999" table:style-name="ce10">
            <text:p>25.295.332,54</text:p>
          </table:table-cell>
          <table:table-cell office:value-type="float" office:value="27915139.75" table:style-name="ce10">
            <text:p>27.915.139,75</text:p>
          </table:table-cell>
          <table:table-cell office:value-type="float" office:value="3831158.9" table:style-name="ce10">
            <text:p>3.831.158,90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  <table:table table:name="BURGOS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16375" table:default-cell-style-name="ce2"/>
        <table:table-row table:style-name="ro2">
          <table:table-cell office:value-type="string" table:style-name="ce6">
            <text:p>Tarifa</text:p>
          </table:table-cell>
          <table:table-cell office:value-type="string" table:style-name="ce6">
            <text:p>Nº Clientes al final del año</text:p>
          </table:table-cell>
          <table:table-cell office:value-type="string" table:style-name="ce6">
            <text:p>Potencia contratada a final de año (kW)</text:p>
          </table:table-cell>
          <table:table-cell office:value-type="string" table:style-name="ce6">
            <text:p>Suministros anuales (MWh)</text:p>
          </table:table-cell>
          <table:table-cell office:value-type="string" table:style-name="ce6">
            <text:p>Facturación (miles de euros)</text:p>
          </table:table-cell>
          <table:table-cell office:value-type="string" table:style-name="ce6">
            <text:p>kW/Cliente</text:p>
          </table:table-cell>
          <table:table-cell office:value-type="string" table:style-name="ce6">
            <text:p>MWh/Cliente</text:p>
          </table:table-cell>
          <table:table-cell office:value-type="string" table:style-name="ce6">
            <text:p>euros/kWh</text:p>
          </table:table-cell>
          <table:table-cell office:value-type="string" table:style-name="ce6">
            <text:p>Horas de utilización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8">
            <text:p>Bono Social</text:p>
          </table:table-cell>
          <table:table-cell office:value-type="float" office:value="30196" table:style-name="ce9">
            <text:p>30.196</text:p>
          </table:table-cell>
          <table:table-cell office:value-type="float" office:value="68864.92" table:style-name="ce10">
            <text:p>68.864,92</text:p>
          </table:table-cell>
          <table:table-cell office:value-type="float" office:value="31084.38" table:style-name="ce10">
            <text:p>31.084,38</text:p>
          </table:table-cell>
          <table:table-cell office:value-type="float" office:value="6565.82" table:style-name="ce10">
            <text:p>6.565,82</text:p>
          </table:table-cell>
          <table:table-cell office:value-type="float" office:value="2.2799999999999998" table:style-name="ce10">
            <text:p>2,28</text:p>
          </table:table-cell>
          <table:table-cell office:value-type="float" office:value="1.03" table:style-name="ce10">
            <text:p>1,03</text:p>
          </table:table-cell>
          <table:table-cell office:value-type="float" office:value="0.21099999999999999" table:style-name="ce10">
            <text:p>0,21</text:p>
          </table:table-cell>
          <table:table-cell office:value-type="float" office:value="451.38" table:style-name="ce10">
            <text:p>451,38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Con/Sin D.H.A hasta 10 kW</text:p>
          </table:table-cell>
          <table:table-cell office:value-type="float" office:value="76722" table:style-name="ce9">
            <text:p>76.722</text:p>
          </table:table-cell>
          <table:table-cell office:value-type="float" office:value="273203.03000000003" table:style-name="ce10">
            <text:p>273.203,03</text:p>
          </table:table-cell>
          <table:table-cell office:value-type="float" office:value="140945.12" table:style-name="ce10">
            <text:p>140.945,12</text:p>
          </table:table-cell>
          <table:table-cell office:value-type="float" office:value="28152.65" table:style-name="ce10">
            <text:p>28.152,65</text:p>
          </table:table-cell>
          <table:table-cell office:value-type="float" office:value="3.56" table:style-name="ce10">
            <text:p>3,56</text:p>
          </table:table-cell>
          <table:table-cell office:value-type="float" office:value="1.84" table:style-name="ce10">
            <text:p>1,84</text:p>
          </table:table-cell>
          <table:table-cell office:value-type="float" office:value="0.2" table:style-name="ce10">
            <text:p>0,20</text:p>
          </table:table-cell>
          <table:table-cell office:value-type="float" office:value="515.9" table:style-name="ce10">
            <text:p>515,9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(con recargo) Con/Sin D.H.A superior a 10 kW</text:p>
          </table:table-cell>
          <table:table-cell office:value-type="float" office:value="36" table:style-name="ce9">
            <text:p>36</text:p>
          </table:table-cell>
          <table:table-cell office:value-type="float" office:value="1036.31" table:style-name="ce10">
            <text:p>1.036,31</text:p>
          </table:table-cell>
          <table:table-cell office:value-type="float" office:value="464" table:style-name="ce10">
            <text:p>464,00</text:p>
          </table:table-cell>
          <table:table-cell office:value-type="float" office:value="88.61" table:style-name="ce10">
            <text:p>88,61</text:p>
          </table:table-cell>
          <table:table-cell office:value-type="float" office:value="28.79" table:style-name="ce10">
            <text:p>28,79</text:p>
          </table:table-cell>
          <table:table-cell office:value-type="float" office:value="12.89" table:style-name="ce10">
            <text:p>12,89</text:p>
          </table:table-cell>
          <table:table-cell office:value-type="float" office:value="0.191" table:style-name="ce10">
            <text:p>0,19</text:p>
          </table:table-cell>
          <table:table-cell office:value-type="float" office:value="447.74" table:style-name="ce10">
            <text:p>447,7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hasta 10 kW</text:p>
          </table:table-cell>
          <table:table-cell office:value-type="float" office:value="183047" table:style-name="ce9">
            <text:p>183.047</text:p>
          </table:table-cell>
          <table:table-cell office:value-type="float" office:value="710118.63" table:style-name="ce10">
            <text:p>710.118,63</text:p>
          </table:table-cell>
          <table:table-cell office:value-type="float" office:value="345193.3" table:style-name="ce10">
            <text:p>345.193,30</text:p>
          </table:table-cell>
          <table:table-cell office:value-type="float" office:value="74968.88" table:style-name="ce10">
            <text:p>74.968,88</text:p>
          </table:table-cell>
          <table:table-cell office:value-type="float" office:value="3.88" table:style-name="ce10">
            <text:p>3,88</text:p>
          </table:table-cell>
          <table:table-cell office:value-type="float" office:value="1.89" table:style-name="ce10">
            <text:p>1,89</text:p>
          </table:table-cell>
          <table:table-cell office:value-type="float" office:value="0.217" table:style-name="ce10">
            <text:p>0,22</text:p>
          </table:table-cell>
          <table:table-cell office:value-type="float" office:value="486.11" table:style-name="ce10">
            <text:p>486,11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superior a 10 kW</text:p>
          </table:table-cell>
          <table:table-cell office:value-type="float" office:value="14779" table:style-name="ce9">
            <text:p>14.779</text:p>
          </table:table-cell>
          <table:table-cell office:value-type="float" office:value="333394.40000000002" table:style-name="ce10">
            <text:p>333.394,40</text:p>
          </table:table-cell>
          <table:table-cell office:value-type="float" office:value="332700.48" table:style-name="ce10">
            <text:p>332.700,48</text:p>
          </table:table-cell>
          <table:table-cell office:value-type="float" office:value="56367.82" table:style-name="ce10">
            <text:p>56.367,82</text:p>
          </table:table-cell>
          <table:table-cell office:value-type="float" office:value="22.56" table:style-name="ce10">
            <text:p>22,56</text:p>
          </table:table-cell>
          <table:table-cell office:value-type="float" office:value="22.51" table:style-name="ce10">
            <text:p>22,51</text:p>
          </table:table-cell>
          <table:table-cell office:value-type="float" office:value="0.16900000000000001" table:style-name="ce10">
            <text:p>0,17</text:p>
          </table:table-cell>
          <table:table-cell office:value-type="float" office:value="997.92" table:style-name="ce10">
            <text:p>997,9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3.1A de 1 kV a 36 kV</text:p>
          </table:table-cell>
          <table:table-cell office:value-type="float" office:value="1013" table:style-name="ce9">
            <text:p>1.013</text:p>
          </table:table-cell>
          <table:table-cell office:value-type="float" office:value="78238.05" table:style-name="ce10">
            <text:p>78.238,05</text:p>
          </table:table-cell>
          <table:table-cell office:value-type="float" office:value="143188.19" table:style-name="ce10">
            <text:p>143.188,19</text:p>
          </table:table-cell>
          <table:table-cell office:value-type="float" office:value="18239.96" table:style-name="ce10">
            <text:p>18.239,96</text:p>
          </table:table-cell>
          <table:table-cell office:value-type="float" office:value="77.23" table:style-name="ce10">
            <text:p>77,23</text:p>
          </table:table-cell>
          <table:table-cell office:value-type="float" office:value="141.35" table:style-name="ce10">
            <text:p>141,35</text:p>
          </table:table-cell>
          <table:table-cell office:value-type="float" office:value="0.127" table:style-name="ce10">
            <text:p>0,13</text:p>
          </table:table-cell>
          <table:table-cell office:value-type="float" office:value="1830.16" table:style-name="ce10">
            <text:p>1.830,16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A de 1 kV a 30 kV</text:p>
          </table:table-cell>
          <table:table-cell office:value-type="float" office:value="132" table:style-name="ce9">
            <text:p>132</text:p>
          </table:table-cell>
          <table:table-cell office:value-type="float" office:value="94687" table:style-name="ce10">
            <text:p>94.687,00</text:p>
          </table:table-cell>
          <table:table-cell office:value-type="float" office:value="211873.8" table:style-name="ce10">
            <text:p>211.873,80</text:p>
          </table:table-cell>
          <table:table-cell office:value-type="float" office:value="21550.63" table:style-name="ce10">
            <text:p>21.550,63</text:p>
          </table:table-cell>
          <table:table-cell office:value-type="float" office:value="717.33" table:style-name="ce10">
            <text:p>717,33</text:p>
          </table:table-cell>
          <table:table-cell office:value-type="float" office:value="1605.1" table:style-name="ce10">
            <text:p>1.605,10</text:p>
          </table:table-cell>
          <table:table-cell office:value-type="float" office:value="0.10199999999999999" table:style-name="ce10">
            <text:p>0,10</text:p>
          </table:table-cell>
          <table:table-cell office:value-type="float" office:value="2237.62" table:style-name="ce10">
            <text:p>2.237,6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B de 30 kV a 36 kV</text:p>
          </table:table-cell>
          <table:table-cell office:value-type="float" office:value="12" table:style-name="ce9">
            <text:p>12</text:p>
          </table:table-cell>
          <table:table-cell office:value-type="float" office:value="11967" table:style-name="ce10">
            <text:p>11.967,00</text:p>
          </table:table-cell>
          <table:table-cell office:value-type="float" office:value="28680.37" table:style-name="ce10">
            <text:p>28.680,37</text:p>
          </table:table-cell>
          <table:table-cell office:value-type="float" office:value="2644.37" table:style-name="ce10">
            <text:p>2.644,37</text:p>
          </table:table-cell>
          <table:table-cell office:value-type="float" office:value="997.25" table:style-name="ce10">
            <text:p>997,25</text:p>
          </table:table-cell>
          <table:table-cell office:value-type="float" office:value="2390.0300000000002" table:style-name="ce10">
            <text:p>2.390,03</text:p>
          </table:table-cell>
          <table:table-cell office:value-type="float" office:value="9.1999999999999998E-2" table:style-name="ce10">
            <text:p>0,09</text:p>
          </table:table-cell>
          <table:table-cell office:value-type="float" office:value="2396.62" table:style-name="ce10">
            <text:p>2.396,6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2 de 36 kV a 72,5 kV</text:p>
          </table:table-cell>
          <table:table-cell office:value-type="float" office:value="104" table:style-name="ce9">
            <text:p>104</text:p>
          </table:table-cell>
          <table:table-cell office:value-type="float" office:value="224791.83" table:style-name="ce10">
            <text:p>224.791,83</text:p>
          </table:table-cell>
          <table:table-cell office:value-type="float" office:value="1071692.6200000001" table:style-name="ce10">
            <text:p>1.071.692,62</text:p>
          </table:table-cell>
          <table:table-cell office:value-type="float" office:value="82802.45" table:style-name="ce10">
            <text:p>82.802,45</text:p>
          </table:table-cell>
          <table:table-cell office:value-type="float" office:value="2161.46" table:style-name="ce10">
            <text:p>2.161,46</text:p>
          </table:table-cell>
          <table:table-cell office:value-type="float" office:value="10304.74" table:style-name="ce10">
            <text:p>10.304,74</text:p>
          </table:table-cell>
          <table:table-cell office:value-type="float" office:value="7.6999999999999999E-2" table:style-name="ce10">
            <text:p>0,08</text:p>
          </table:table-cell>
          <table:table-cell office:value-type="float" office:value="4767.49" table:style-name="ce10">
            <text:p>4.767,4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3 de 72,5 kV a 145 kV</text:p>
          </table:table-cell>
          <table:table-cell office:value-type="float" office:value="6" table:style-name="ce9">
            <text:p>6</text:p>
          </table:table-cell>
          <table:table-cell office:value-type="float" office:value="2770" table:style-name="ce10">
            <text:p>2.770,00</text:p>
          </table:table-cell>
          <table:table-cell office:value-type="float" office:value="1276" table:style-name="ce10">
            <text:p>1.276,00</text:p>
          </table:table-cell>
          <table:table-cell office:value-type="float" office:value="128" table:style-name="ce10">
            <text:p>128,00</text:p>
          </table:table-cell>
          <table:table-cell office:value-type="float" office:value="461.67" table:style-name="ce10">
            <text:p>461,67</text:p>
          </table:table-cell>
          <table:table-cell office:value-type="float" office:value="212.67" table:style-name="ce10">
            <text:p>212,67</text:p>
          </table:table-cell>
          <table:table-cell office:value-type="float" office:value="0.1" table:style-name="ce10">
            <text:p>0,10</text:p>
          </table:table-cell>
          <table:table-cell office:value-type="float" office:value="460.65" table:style-name="ce10">
            <text:p>460,65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4-6.5 mayor o igual a 145 kV</text:p>
          </table:table-cell>
          <table:table-cell office:value-type="float" office:value="56" table:style-name="ce9">
            <text:p>56</text:p>
          </table:table-cell>
          <table:table-cell office:value-type="float" office:value="19243" table:style-name="ce10">
            <text:p>19.243,00</text:p>
          </table:table-cell>
          <table:table-cell office:value-type="float" office:value="15650.82" table:style-name="ce10">
            <text:p>15.650,82</text:p>
          </table:table-cell>
          <table:table-cell office:value-type="float" office:value="1586.77" table:style-name="ce10">
            <text:p>1.586,77</text:p>
          </table:table-cell>
          <table:table-cell office:value-type="float" office:value="343.62" table:style-name="ce10">
            <text:p>343,62</text:p>
          </table:table-cell>
          <table:table-cell office:value-type="float" office:value="279.48" table:style-name="ce10">
            <text:p>279,48</text:p>
          </table:table-cell>
          <table:table-cell office:value-type="float" office:value="0.10100000000000001" table:style-name="ce10">
            <text:p>0,10</text:p>
          </table:table-cell>
          <table:table-cell office:value-type="float" office:value="813.33" table:style-name="ce10">
            <text:p>813,3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306103" table:style-name="ce9">
            <text:p>306.103</text:p>
          </table:table-cell>
          <table:table-cell office:value-type="float" office:value="1818314.17" table:style-name="ce10">
            <text:p>1.818.314,17</text:p>
          </table:table-cell>
          <table:table-cell office:value-type="float" office:value="2322749.08" table:style-name="ce10">
            <text:p>2.322.749,08</text:p>
          </table:table-cell>
          <table:table-cell office:value-type="float" office:value="293095.96000000002" table:style-name="ce10">
            <text:p>293.095,96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3" table:style-name="ro1">
          <table:table-cell table:number-columns-repeated="16384"/>
        </table:table-row>
      </table:table>
      <table:table table:name="CÁCERES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16375" table:default-cell-style-name="ce2"/>
        <table:table-row table:style-name="ro2">
          <table:table-cell office:value-type="string" table:style-name="ce6">
            <text:p>Tarifa</text:p>
          </table:table-cell>
          <table:table-cell office:value-type="string" table:style-name="ce6">
            <text:p>Nº Clientes al final del año</text:p>
          </table:table-cell>
          <table:table-cell office:value-type="string" table:style-name="ce6">
            <text:p>Potencia contratada a final de año (kW)</text:p>
          </table:table-cell>
          <table:table-cell office:value-type="string" table:style-name="ce6">
            <text:p>Suministros anuales (MWh)</text:p>
          </table:table-cell>
          <table:table-cell office:value-type="string" table:style-name="ce6">
            <text:p>Facturación (miles de euros)</text:p>
          </table:table-cell>
          <table:table-cell office:value-type="string" table:style-name="ce6">
            <text:p>kW/Cliente</text:p>
          </table:table-cell>
          <table:table-cell office:value-type="string" table:style-name="ce6">
            <text:p>MWh/Cliente</text:p>
          </table:table-cell>
          <table:table-cell office:value-type="string" table:style-name="ce6">
            <text:p>euros/kWh</text:p>
          </table:table-cell>
          <table:table-cell office:value-type="string" table:style-name="ce6">
            <text:p>Horas de utilización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8">
            <text:p>Bono Social</text:p>
          </table:table-cell>
          <table:table-cell office:value-type="float" office:value="34866" table:style-name="ce9">
            <text:p>34.866</text:p>
          </table:table-cell>
          <table:table-cell office:value-type="float" office:value="71914.100000000006" table:style-name="ce10">
            <text:p>71.914,10</text:p>
          </table:table-cell>
          <table:table-cell office:value-type="float" office:value="49693.47" table:style-name="ce10">
            <text:p>49.693,47</text:p>
          </table:table-cell>
          <table:table-cell office:value-type="float" office:value="9045.2099999999991" table:style-name="ce10">
            <text:p>9.045,21</text:p>
          </table:table-cell>
          <table:table-cell office:value-type="float" office:value="2.06" table:style-name="ce10">
            <text:p>2,06</text:p>
          </table:table-cell>
          <table:table-cell office:value-type="float" office:value="1.43" table:style-name="ce10">
            <text:p>1,43</text:p>
          </table:table-cell>
          <table:table-cell office:value-type="float" office:value="0.182" table:style-name="ce10">
            <text:p>0,18</text:p>
          </table:table-cell>
          <table:table-cell office:value-type="float" office:value="691.01" table:style-name="ce10">
            <text:p>691,01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Con/Sin D.H.A hasta 10 kW</text:p>
          </table:table-cell>
          <table:table-cell office:value-type="float" office:value="59167" table:style-name="ce9">
            <text:p>59.167</text:p>
          </table:table-cell>
          <table:table-cell office:value-type="float" office:value="219667.73" table:style-name="ce10">
            <text:p>219.667,73</text:p>
          </table:table-cell>
          <table:table-cell office:value-type="float" office:value="122613.97" table:style-name="ce10">
            <text:p>122.613,97</text:p>
          </table:table-cell>
          <table:table-cell office:value-type="float" office:value="24141.49" table:style-name="ce10">
            <text:p>24.141,49</text:p>
          </table:table-cell>
          <table:table-cell office:value-type="float" office:value="3.71" table:style-name="ce10">
            <text:p>3,71</text:p>
          </table:table-cell>
          <table:table-cell office:value-type="float" office:value="2.0699999999999998" table:style-name="ce10">
            <text:p>2,07</text:p>
          </table:table-cell>
          <table:table-cell office:value-type="float" office:value="0.19700000000000001" table:style-name="ce10">
            <text:p>0,20</text:p>
          </table:table-cell>
          <table:table-cell office:value-type="float" office:value="558.17999999999995" table:style-name="ce10">
            <text:p>558,18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(con recargo) Con/Sin D.H.A superior a 10 kW</text:p>
          </table:table-cell>
          <table:table-cell office:value-type="float" office:value="39" table:style-name="ce9">
            <text:p>39</text:p>
          </table:table-cell>
          <table:table-cell office:value-type="float" office:value="818.89" table:style-name="ce10">
            <text:p>818,89</text:p>
          </table:table-cell>
          <table:table-cell office:value-type="float" office:value="996.93" table:style-name="ce10">
            <text:p>996,93</text:p>
          </table:table-cell>
          <table:table-cell office:value-type="float" office:value="168.14" table:style-name="ce10">
            <text:p>168,14</text:p>
          </table:table-cell>
          <table:table-cell office:value-type="float" office:value="21" table:style-name="ce10">
            <text:p>21,00</text:p>
          </table:table-cell>
          <table:table-cell office:value-type="float" office:value="25.56" table:style-name="ce10">
            <text:p>25,56</text:p>
          </table:table-cell>
          <table:table-cell office:value-type="float" office:value="0.16900000000000001" table:style-name="ce10">
            <text:p>0,17</text:p>
          </table:table-cell>
          <table:table-cell office:value-type="float" office:value="1217.42" table:style-name="ce10">
            <text:p>1.217,4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hasta 10 kW</text:p>
          </table:table-cell>
          <table:table-cell office:value-type="float" office:value="206799" table:style-name="ce9">
            <text:p>206.799</text:p>
          </table:table-cell>
          <table:table-cell office:value-type="float" office:value="813377.07" table:style-name="ce10">
            <text:p>813.377,07</text:p>
          </table:table-cell>
          <table:table-cell office:value-type="float" office:value="442684" table:style-name="ce10">
            <text:p>442.684,00</text:p>
          </table:table-cell>
          <table:table-cell office:value-type="float" office:value="93250.1" table:style-name="ce10">
            <text:p>93.250,10</text:p>
          </table:table-cell>
          <table:table-cell office:value-type="float" office:value="3.93" table:style-name="ce10">
            <text:p>3,93</text:p>
          </table:table-cell>
          <table:table-cell office:value-type="float" office:value="2.14" table:style-name="ce10">
            <text:p>2,14</text:p>
          </table:table-cell>
          <table:table-cell office:value-type="float" office:value="0.21099999999999999" table:style-name="ce10">
            <text:p>0,21</text:p>
          </table:table-cell>
          <table:table-cell office:value-type="float" office:value="544.25" table:style-name="ce10">
            <text:p>544,25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superior a 10 kW</text:p>
          </table:table-cell>
          <table:table-cell office:value-type="float" office:value="14818" table:style-name="ce9">
            <text:p>14.818</text:p>
          </table:table-cell>
          <table:table-cell office:value-type="float" office:value="342365.11" table:style-name="ce10">
            <text:p>342.365,11</text:p>
          </table:table-cell>
          <table:table-cell office:value-type="float" office:value="276467.69" table:style-name="ce10">
            <text:p>276.467,69</text:p>
          </table:table-cell>
          <table:table-cell office:value-type="float" office:value="49832.02" table:style-name="ce10">
            <text:p>49.832,02</text:p>
          </table:table-cell>
          <table:table-cell office:value-type="float" office:value="23.1" table:style-name="ce10">
            <text:p>23,10</text:p>
          </table:table-cell>
          <table:table-cell office:value-type="float" office:value="18.66" table:style-name="ce10">
            <text:p>18,66</text:p>
          </table:table-cell>
          <table:table-cell office:value-type="float" office:value="0.18" table:style-name="ce10">
            <text:p>0,18</text:p>
          </table:table-cell>
          <table:table-cell office:value-type="float" office:value="807.52" table:style-name="ce10">
            <text:p>807,5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3.1A de 1 kV a 36 kV</text:p>
          </table:table-cell>
          <table:table-cell office:value-type="float" office:value="3367" table:style-name="ce9">
            <text:p>3.367</text:p>
          </table:table-cell>
          <table:table-cell office:value-type="float" office:value="129535.12" table:style-name="ce10">
            <text:p>129.535,12</text:p>
          </table:table-cell>
          <table:table-cell office:value-type="float" office:value="189844.73" table:style-name="ce10">
            <text:p>189.844,73</text:p>
          </table:table-cell>
          <table:table-cell office:value-type="float" office:value="27571.27" table:style-name="ce10">
            <text:p>27.571,27</text:p>
          </table:table-cell>
          <table:table-cell office:value-type="float" office:value="38.47" table:style-name="ce10">
            <text:p>38,47</text:p>
          </table:table-cell>
          <table:table-cell office:value-type="float" office:value="56.38" table:style-name="ce10">
            <text:p>56,38</text:p>
          </table:table-cell>
          <table:table-cell office:value-type="float" office:value="0.14499999999999999" table:style-name="ce10">
            <text:p>0,15</text:p>
          </table:table-cell>
          <table:table-cell office:value-type="float" office:value="1465.59" table:style-name="ce10">
            <text:p>1.465,5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A de 1 kV a 30 kV</text:p>
          </table:table-cell>
          <table:table-cell office:value-type="float" office:value="97" table:style-name="ce9">
            <text:p>97</text:p>
          </table:table-cell>
          <table:table-cell office:value-type="float" office:value="68972.36" table:style-name="ce10">
            <text:p>68.972,36</text:p>
          </table:table-cell>
          <table:table-cell office:value-type="float" office:value="167672.10999999999" table:style-name="ce10">
            <text:p>167.672,11</text:p>
          </table:table-cell>
          <table:table-cell office:value-type="float" office:value="17816" table:style-name="ce10">
            <text:p>17.816,00</text:p>
          </table:table-cell>
          <table:table-cell office:value-type="float" office:value="711.06" table:style-name="ce10">
            <text:p>711,06</text:p>
          </table:table-cell>
          <table:table-cell office:value-type="float" office:value="1728.58" table:style-name="ce10">
            <text:p>1.728,58</text:p>
          </table:table-cell>
          <table:table-cell office:value-type="float" office:value="0.106" table:style-name="ce10">
            <text:p>0,11</text:p>
          </table:table-cell>
          <table:table-cell office:value-type="float" office:value="2431" table:style-name="ce10">
            <text:p>2.431,0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2 de 36 kV a 72,5 kV</text:p>
          </table:table-cell>
          <table:table-cell office:value-type="float" office:value="102" table:style-name="ce9">
            <text:p>102</text:p>
          </table:table-cell>
          <table:table-cell office:value-type="float" office:value="29116.6" table:style-name="ce10">
            <text:p>29.116,60</text:p>
          </table:table-cell>
          <table:table-cell office:value-type="float" office:value="78943.570000000007" table:style-name="ce10">
            <text:p>78.943,57</text:p>
          </table:table-cell>
          <table:table-cell office:value-type="float" office:value="6959.5" table:style-name="ce10">
            <text:p>6.959,50</text:p>
          </table:table-cell>
          <table:table-cell office:value-type="float" office:value="285.45999999999998" table:style-name="ce10">
            <text:p>285,46</text:p>
          </table:table-cell>
          <table:table-cell office:value-type="float" office:value="773.96" table:style-name="ce10">
            <text:p>773,96</text:p>
          </table:table-cell>
          <table:table-cell office:value-type="float" office:value="8.7999999999999995E-2" table:style-name="ce10">
            <text:p>0,09</text:p>
          </table:table-cell>
          <table:table-cell office:value-type="float" office:value="2711.29" table:style-name="ce10">
            <text:p>2.711,2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3 de 72,5 kV a 145 kV</text:p>
          </table:table-cell>
          <table:table-cell office:value-type="float" office:value="2" table:style-name="ce9">
            <text:p>2</text:p>
          </table:table-cell>
          <table:table-cell office:value-type="float" office:value="232" table:style-name="ce10">
            <text:p>232,00</text:p>
          </table:table-cell>
          <table:table-cell office:value-type="float" office:value="748" table:style-name="ce10">
            <text:p>748,00</text:p>
          </table:table-cell>
          <table:table-cell office:value-type="float" office:value="67" table:style-name="ce10">
            <text:p>67,00</text:p>
          </table:table-cell>
          <table:table-cell office:value-type="float" office:value="116" table:style-name="ce10">
            <text:p>116,00</text:p>
          </table:table-cell>
          <table:table-cell office:value-type="float" office:value="374" table:style-name="ce10">
            <text:p>374,00</text:p>
          </table:table-cell>
          <table:table-cell office:value-type="float" office:value="0.09" table:style-name="ce10">
            <text:p>0,09</text:p>
          </table:table-cell>
          <table:table-cell office:value-type="float" office:value="3224.14" table:style-name="ce10">
            <text:p>3.224,1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4-6.5 mayor o igual a 145 kV</text:p>
          </table:table-cell>
          <table:table-cell office:value-type="float" office:value="5" table:style-name="ce9">
            <text:p>5</text:p>
          </table:table-cell>
          <table:table-cell office:value-type="float" office:value="12100" table:style-name="ce10">
            <text:p>12.100,00</text:p>
          </table:table-cell>
          <table:table-cell office:value-type="float" office:value="27460.3" table:style-name="ce10">
            <text:p>27.460,30</text:p>
          </table:table-cell>
          <table:table-cell office:value-type="float" office:value="2171.85" table:style-name="ce10">
            <text:p>2.171,85</text:p>
          </table:table-cell>
          <table:table-cell office:value-type="float" office:value="2420" table:style-name="ce10">
            <text:p>2.420,00</text:p>
          </table:table-cell>
          <table:table-cell office:value-type="float" office:value="5492.06" table:style-name="ce10">
            <text:p>5.492,06</text:p>
          </table:table-cell>
          <table:table-cell office:value-type="float" office:value="7.9000000000000001E-2" table:style-name="ce10">
            <text:p>0,08</text:p>
          </table:table-cell>
          <table:table-cell office:value-type="float" office:value="2269.4499999999998" table:style-name="ce10">
            <text:p>2.269,45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319262" table:style-name="ce9">
            <text:p>319.262</text:p>
          </table:table-cell>
          <table:table-cell office:value-type="float" office:value="1688098.98" table:style-name="ce10">
            <text:p>1.688.098,98</text:p>
          </table:table-cell>
          <table:table-cell office:value-type="float" office:value="1357124.77" table:style-name="ce10">
            <text:p>1.357.124,77</text:p>
          </table:table-cell>
          <table:table-cell office:value-type="float" office:value="231022.58" table:style-name="ce10">
            <text:p>231.022,58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  <table:table table:name="CÁDIZ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16375" table:default-cell-style-name="ce2"/>
        <table:table-row table:style-name="ro2">
          <table:table-cell office:value-type="string" table:style-name="ce6">
            <text:p>Tarifa</text:p>
          </table:table-cell>
          <table:table-cell office:value-type="string" table:style-name="ce6">
            <text:p>Nº Clientes al final del año</text:p>
          </table:table-cell>
          <table:table-cell office:value-type="string" table:style-name="ce6">
            <text:p>Potencia contratada a final de año (kW)</text:p>
          </table:table-cell>
          <table:table-cell office:value-type="string" table:style-name="ce6">
            <text:p>Suministros anuales (MWh)</text:p>
          </table:table-cell>
          <table:table-cell office:value-type="string" table:style-name="ce6">
            <text:p>Facturación (miles de euros)</text:p>
          </table:table-cell>
          <table:table-cell office:value-type="string" table:style-name="ce6">
            <text:p>kW/Cliente</text:p>
          </table:table-cell>
          <table:table-cell office:value-type="string" table:style-name="ce6">
            <text:p>MWh/Cliente</text:p>
          </table:table-cell>
          <table:table-cell office:value-type="string" table:style-name="ce6">
            <text:p>euros/kWh</text:p>
          </table:table-cell>
          <table:table-cell office:value-type="string" table:style-name="ce6">
            <text:p>Horas de utilización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8">
            <text:p>Bono Social</text:p>
          </table:table-cell>
          <table:table-cell office:value-type="float" office:value="65196" table:style-name="ce9">
            <text:p>65.196</text:p>
          </table:table-cell>
          <table:table-cell office:value-type="float" office:value="164593.44" table:style-name="ce10">
            <text:p>164.593,44</text:p>
          </table:table-cell>
          <table:table-cell office:value-type="float" office:value="125891.25" table:style-name="ce10">
            <text:p>125.891,25</text:p>
          </table:table-cell>
          <table:table-cell office:value-type="float" office:value="17286.080000000002" table:style-name="ce10">
            <text:p>17.286,08</text:p>
          </table:table-cell>
          <table:table-cell office:value-type="float" office:value="2.52" table:style-name="ce10">
            <text:p>2,52</text:p>
          </table:table-cell>
          <table:table-cell office:value-type="float" office:value="1.93" table:style-name="ce10">
            <text:p>1,93</text:p>
          </table:table-cell>
          <table:table-cell office:value-type="float" office:value="0.13700000000000001" table:style-name="ce10">
            <text:p>0,14</text:p>
          </table:table-cell>
          <table:table-cell office:value-type="float" office:value="764.86" table:style-name="ce10">
            <text:p>764,86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Con/Sin D.H.A hasta 10 kW</text:p>
          </table:table-cell>
          <table:table-cell office:value-type="float" office:value="268861" table:style-name="ce9">
            <text:p>268.861</text:p>
          </table:table-cell>
          <table:table-cell office:value-type="float" office:value="1076095.4099999999" table:style-name="ce10">
            <text:p>1.076.095,41</text:p>
          </table:table-cell>
          <table:table-cell office:value-type="float" office:value="681795.1" table:style-name="ce10">
            <text:p>681.795,10</text:p>
          </table:table-cell>
          <table:table-cell office:value-type="float" office:value="131529.06" table:style-name="ce10">
            <text:p>131.529,06</text:p>
          </table:table-cell>
          <table:table-cell office:value-type="float" office:value="4" table:style-name="ce10">
            <text:p>4,00</text:p>
          </table:table-cell>
          <table:table-cell office:value-type="float" office:value="2.54" table:style-name="ce10">
            <text:p>2,54</text:p>
          </table:table-cell>
          <table:table-cell office:value-type="float" office:value="0.193" table:style-name="ce10">
            <text:p>0,19</text:p>
          </table:table-cell>
          <table:table-cell office:value-type="float" office:value="633.58000000000004" table:style-name="ce10">
            <text:p>633,58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(con recargo) Con/Sin D.H.A superior a 10 kW</text:p>
          </table:table-cell>
          <table:table-cell office:value-type="float" office:value="2358" table:style-name="ce9">
            <text:p>2.358</text:p>
          </table:table-cell>
          <table:table-cell office:value-type="float" office:value="37087.64" table:style-name="ce10">
            <text:p>37.087,64</text:p>
          </table:table-cell>
          <table:table-cell office:value-type="float" office:value="31651.439999999999" table:style-name="ce10">
            <text:p>31.651,44</text:p>
          </table:table-cell>
          <table:table-cell office:value-type="float" office:value="6783.52" table:style-name="ce10">
            <text:p>6.783,52</text:p>
          </table:table-cell>
          <table:table-cell office:value-type="float" office:value="15.73" table:style-name="ce10">
            <text:p>15,73</text:p>
          </table:table-cell>
          <table:table-cell office:value-type="float" office:value="13.42" table:style-name="ce10">
            <text:p>13,42</text:p>
          </table:table-cell>
          <table:table-cell office:value-type="float" office:value="0.214" table:style-name="ce10">
            <text:p>0,21</text:p>
          </table:table-cell>
          <table:table-cell office:value-type="float" office:value="853.42" table:style-name="ce10">
            <text:p>853,4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hasta 10 kW</text:p>
          </table:table-cell>
          <table:table-cell office:value-type="float" office:value="326695" table:style-name="ce9">
            <text:p>326.695</text:p>
          </table:table-cell>
          <table:table-cell office:value-type="float" office:value="1296728.01" table:style-name="ce10">
            <text:p>1.296.728,01</text:p>
          </table:table-cell>
          <table:table-cell office:value-type="float" office:value="894412.88" table:style-name="ce10">
            <text:p>894.412,88</text:p>
          </table:table-cell>
          <table:table-cell office:value-type="float" office:value="179002.39" table:style-name="ce10">
            <text:p>179.002,39</text:p>
          </table:table-cell>
          <table:table-cell office:value-type="float" office:value="3.97" table:style-name="ce10">
            <text:p>3,97</text:p>
          </table:table-cell>
          <table:table-cell office:value-type="float" office:value="2.74" table:style-name="ce10">
            <text:p>2,74</text:p>
          </table:table-cell>
          <table:table-cell office:value-type="float" office:value="0.2" table:style-name="ce10">
            <text:p>0,20</text:p>
          </table:table-cell>
          <table:table-cell office:value-type="float" office:value="689.75" table:style-name="ce10">
            <text:p>689,75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superior a 10 kW</text:p>
          </table:table-cell>
          <table:table-cell office:value-type="float" office:value="27110" table:style-name="ce9">
            <text:p>27.110</text:p>
          </table:table-cell>
          <table:table-cell office:value-type="float" office:value="633086.51" table:style-name="ce10">
            <text:p>633.086,51</text:p>
          </table:table-cell>
          <table:table-cell office:value-type="float" office:value="750991.37" table:style-name="ce10">
            <text:p>750.991,37</text:p>
          </table:table-cell>
          <table:table-cell office:value-type="float" office:value="122684.29" table:style-name="ce10">
            <text:p>122.684,29</text:p>
          </table:table-cell>
          <table:table-cell office:value-type="float" office:value="23.35" table:style-name="ce10">
            <text:p>23,35</text:p>
          </table:table-cell>
          <table:table-cell office:value-type="float" office:value="27.7" table:style-name="ce10">
            <text:p>27,70</text:p>
          </table:table-cell>
          <table:table-cell office:value-type="float" office:value="0.16300000000000001" table:style-name="ce10">
            <text:p>0,16</text:p>
          </table:table-cell>
          <table:table-cell office:value-type="float" office:value="1186.24" table:style-name="ce10">
            <text:p>1.186,2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3.1A de 1 kV a 36 kV</text:p>
          </table:table-cell>
          <table:table-cell office:value-type="float" office:value="1236" table:style-name="ce9">
            <text:p>1.236</text:p>
          </table:table-cell>
          <table:table-cell office:value-type="float" office:value="149404.94" table:style-name="ce10">
            <text:p>149.404,94</text:p>
          </table:table-cell>
          <table:table-cell office:value-type="float" office:value="301664.06" table:style-name="ce10">
            <text:p>301.664,06</text:p>
          </table:table-cell>
          <table:table-cell office:value-type="float" office:value="37367.160000000003" table:style-name="ce10">
            <text:p>37.367,16</text:p>
          </table:table-cell>
          <table:table-cell office:value-type="float" office:value="120.88" table:style-name="ce10">
            <text:p>120,88</text:p>
          </table:table-cell>
          <table:table-cell office:value-type="float" office:value="244.06" table:style-name="ce10">
            <text:p>244,06</text:p>
          </table:table-cell>
          <table:table-cell office:value-type="float" office:value="0.124" table:style-name="ce10">
            <text:p>0,12</text:p>
          </table:table-cell>
          <table:table-cell office:value-type="float" office:value="2019.1" table:style-name="ce10">
            <text:p>2.019,1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A de 1 kV a 30 kV</text:p>
          </table:table-cell>
          <table:table-cell office:value-type="float" office:value="340" table:style-name="ce9">
            <text:p>340</text:p>
          </table:table-cell>
          <table:table-cell office:value-type="float" office:value="282456.87" table:style-name="ce10">
            <text:p>282.456,87</text:p>
          </table:table-cell>
          <table:table-cell office:value-type="float" office:value="713836.68" table:style-name="ce10">
            <text:p>713.836,68</text:p>
          </table:table-cell>
          <table:table-cell office:value-type="float" office:value="74997.23" table:style-name="ce10">
            <text:p>74.997,23</text:p>
          </table:table-cell>
          <table:table-cell office:value-type="float" office:value="830.76" table:style-name="ce10">
            <text:p>830,76</text:p>
          </table:table-cell>
          <table:table-cell office:value-type="float" office:value="2099.52" table:style-name="ce10">
            <text:p>2.099,52</text:p>
          </table:table-cell>
          <table:table-cell office:value-type="float" office:value="0.105" table:style-name="ce10">
            <text:p>0,11</text:p>
          </table:table-cell>
          <table:table-cell office:value-type="float" office:value="2527.2399999999998" table:style-name="ce10">
            <text:p>2.527,2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2 de 36 kV a 72,5 kV</text:p>
          </table:table-cell>
          <table:table-cell office:value-type="float" office:value="33" table:style-name="ce9">
            <text:p>33</text:p>
          </table:table-cell>
          <table:table-cell office:value-type="float" office:value="231218" table:style-name="ce10">
            <text:p>231.218,00</text:p>
          </table:table-cell>
          <table:table-cell office:value-type="float" office:value="1307582.6000000001" table:style-name="ce10">
            <text:p>1.307.582,60</text:p>
          </table:table-cell>
          <table:table-cell office:value-type="float" office:value="87745.72" table:style-name="ce10">
            <text:p>87.745,72</text:p>
          </table:table-cell>
          <table:table-cell office:value-type="float" office:value="7006.61" table:style-name="ce10">
            <text:p>7.006,61</text:p>
          </table:table-cell>
          <table:table-cell office:value-type="float" office:value="39623.72" table:style-name="ce10">
            <text:p>39.623,72</text:p>
          </table:table-cell>
          <table:table-cell office:value-type="float" office:value="6.7000000000000004E-2" table:style-name="ce10">
            <text:p>0,07</text:p>
          </table:table-cell>
          <table:table-cell office:value-type="float" office:value="5655.19" table:style-name="ce10">
            <text:p>5.655,1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3 de 72,5 kV a 145 kV</text:p>
          </table:table-cell>
          <table:table-cell office:value-type="float" office:value="1" table:style-name="ce9">
            <text:p>1</text:p>
          </table:table-cell>
          <table:table-cell office:value-type="float" office:value="6500" table:style-name="ce10">
            <text:p>6.500,00</text:p>
          </table:table-cell>
          <table:table-cell office:value-type="float" office:value="13804" table:style-name="ce10">
            <text:p>13.804,00</text:p>
          </table:table-cell>
          <table:table-cell office:value-type="float" office:value="1255" table:style-name="ce10">
            <text:p>1.255,00</text:p>
          </table:table-cell>
          <table:table-cell office:value-type="float" office:value="6500" table:style-name="ce10">
            <text:p>6.500,00</text:p>
          </table:table-cell>
          <table:table-cell office:value-type="float" office:value="13804" table:style-name="ce10">
            <text:p>13.804,00</text:p>
          </table:table-cell>
          <table:table-cell office:value-type="float" office:value="9.0999999999999998E-2" table:style-name="ce10">
            <text:p>0,09</text:p>
          </table:table-cell>
          <table:table-cell office:value-type="float" office:value="2123.69" table:style-name="ce10">
            <text:p>2.123,6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4-6.5 mayor o igual a 145 kV</text:p>
          </table:table-cell>
          <table:table-cell office:value-type="float" office:value="47" table:style-name="ce9">
            <text:p>47</text:p>
          </table:table-cell>
          <table:table-cell office:value-type="float" office:value="170438" table:style-name="ce10">
            <text:p>170.438,00</text:p>
          </table:table-cell>
          <table:table-cell office:value-type="float" office:value="870152.18" table:style-name="ce10">
            <text:p>870.152,18</text:p>
          </table:table-cell>
          <table:table-cell office:value-type="float" office:value="53076.61" table:style-name="ce10">
            <text:p>53.076,61</text:p>
          </table:table-cell>
          <table:table-cell office:value-type="float" office:value="3626.34" table:style-name="ce10">
            <text:p>3.626,34</text:p>
          </table:table-cell>
          <table:table-cell office:value-type="float" office:value="18513.88" table:style-name="ce10">
            <text:p>18.513,88</text:p>
          </table:table-cell>
          <table:table-cell office:value-type="float" office:value="6.0999999999999999E-2" table:style-name="ce10">
            <text:p>0,06</text:p>
          </table:table-cell>
          <table:table-cell office:value-type="float" office:value="5105.3900000000003" table:style-name="ce10">
            <text:p>5.105,3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691877" table:style-name="ce9">
            <text:p>691.877</text:p>
          </table:table-cell>
          <table:table-cell office:value-type="float" office:value="4047608.82" table:style-name="ce10">
            <text:p>4.047.608,82</text:p>
          </table:table-cell>
          <table:table-cell office:value-type="float" office:value="5691781.5599999996" table:style-name="ce10">
            <text:p>5.691.781,56</text:p>
          </table:table-cell>
          <table:table-cell office:value-type="float" office:value="711727.06" table:style-name="ce10">
            <text:p>711.727,06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  <table:table table:name="CASTELLÓN-CASTELLÒ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16375" table:default-cell-style-name="ce2"/>
        <table:table-row table:style-name="ro2">
          <table:table-cell office:value-type="string" table:style-name="ce6">
            <text:p>Tarifa</text:p>
          </table:table-cell>
          <table:table-cell office:value-type="string" table:style-name="ce6">
            <text:p>Nº Clientes al final del año</text:p>
          </table:table-cell>
          <table:table-cell office:value-type="string" table:style-name="ce6">
            <text:p>Potencia contratada a final de año (kW)</text:p>
          </table:table-cell>
          <table:table-cell office:value-type="string" table:style-name="ce6">
            <text:p>Suministros anuales (MWh)</text:p>
          </table:table-cell>
          <table:table-cell office:value-type="string" table:style-name="ce6">
            <text:p>Facturación (miles de euros)</text:p>
          </table:table-cell>
          <table:table-cell office:value-type="string" table:style-name="ce6">
            <text:p>kW/Cliente</text:p>
          </table:table-cell>
          <table:table-cell office:value-type="string" table:style-name="ce6">
            <text:p>MWh/Cliente</text:p>
          </table:table-cell>
          <table:table-cell office:value-type="string" table:style-name="ce6">
            <text:p>euros/kWh</text:p>
          </table:table-cell>
          <table:table-cell office:value-type="string" table:style-name="ce6">
            <text:p>Horas de utilización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8">
            <text:p>Bono Social</text:p>
          </table:table-cell>
          <table:table-cell office:value-type="float" office:value="33865" table:style-name="ce9">
            <text:p>33.865</text:p>
          </table:table-cell>
          <table:table-cell office:value-type="float" office:value="77114.75" table:style-name="ce10">
            <text:p>77.114,75</text:p>
          </table:table-cell>
          <table:table-cell office:value-type="float" office:value="56881.52" table:style-name="ce10">
            <text:p>56.881,52</text:p>
          </table:table-cell>
          <table:table-cell office:value-type="float" office:value="10206.52" table:style-name="ce10">
            <text:p>10.206,52</text:p>
          </table:table-cell>
          <table:table-cell office:value-type="float" office:value="2.2799999999999998" table:style-name="ce10">
            <text:p>2,28</text:p>
          </table:table-cell>
          <table:table-cell office:value-type="float" office:value="1.68" table:style-name="ce10">
            <text:p>1,68</text:p>
          </table:table-cell>
          <table:table-cell office:value-type="float" office:value="0.17899999999999999" table:style-name="ce10">
            <text:p>0,18</text:p>
          </table:table-cell>
          <table:table-cell office:value-type="float" office:value="737.62" table:style-name="ce10">
            <text:p>737,6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Con/Sin D.H.A hasta 10 kW</text:p>
          </table:table-cell>
          <table:table-cell office:value-type="float" office:value="134299" table:style-name="ce9">
            <text:p>134.299</text:p>
          </table:table-cell>
          <table:table-cell office:value-type="float" office:value="560170.71" table:style-name="ce10">
            <text:p>560.170,71</text:p>
          </table:table-cell>
          <table:table-cell office:value-type="float" office:value="277227.81" table:style-name="ce10">
            <text:p>277.227,81</text:p>
          </table:table-cell>
          <table:table-cell office:value-type="float" office:value="58060.639999999999" table:style-name="ce10">
            <text:p>58.060,64</text:p>
          </table:table-cell>
          <table:table-cell office:value-type="float" office:value="4.17" table:style-name="ce10">
            <text:p>4,17</text:p>
          </table:table-cell>
          <table:table-cell office:value-type="float" office:value="2.06" table:style-name="ce10">
            <text:p>2,06</text:p>
          </table:table-cell>
          <table:table-cell office:value-type="float" office:value="0.20899999999999999" table:style-name="ce10">
            <text:p>0,21</text:p>
          </table:table-cell>
          <table:table-cell office:value-type="float" office:value="494.9" table:style-name="ce10">
            <text:p>494,9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(con recargo) Con/Sin D.H.A superior a 10 kW</text:p>
          </table:table-cell>
          <table:table-cell office:value-type="float" office:value="79" table:style-name="ce9">
            <text:p>79</text:p>
          </table:table-cell>
          <table:table-cell office:value-type="float" office:value="1810.91" table:style-name="ce10">
            <text:p>1.810,91</text:p>
          </table:table-cell>
          <table:table-cell office:value-type="float" office:value="1899.53" table:style-name="ce10">
            <text:p>1.899,53</text:p>
          </table:table-cell>
          <table:table-cell office:value-type="float" office:value="367.73" table:style-name="ce10">
            <text:p>367,73</text:p>
          </table:table-cell>
          <table:table-cell office:value-type="float" office:value="22.92" table:style-name="ce10">
            <text:p>22,92</text:p>
          </table:table-cell>
          <table:table-cell office:value-type="float" office:value="24.04" table:style-name="ce10">
            <text:p>24,04</text:p>
          </table:table-cell>
          <table:table-cell office:value-type="float" office:value="0.19400000000000001" table:style-name="ce10">
            <text:p>0,19</text:p>
          </table:table-cell>
          <table:table-cell office:value-type="float" office:value="1048.94" table:style-name="ce10">
            <text:p>1.048,9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hasta 10 kW</text:p>
          </table:table-cell>
          <table:table-cell office:value-type="float" office:value="282839" table:style-name="ce9">
            <text:p>282.839</text:p>
          </table:table-cell>
          <table:table-cell office:value-type="float" office:value="1255646.77" table:style-name="ce10">
            <text:p>1.255.646,77</text:p>
          </table:table-cell>
          <table:table-cell office:value-type="float" office:value="625451.9" table:style-name="ce10">
            <text:p>625.451,90</text:p>
          </table:table-cell>
          <table:table-cell office:value-type="float" office:value="132263.16" table:style-name="ce10">
            <text:p>132.263,16</text:p>
          </table:table-cell>
          <table:table-cell office:value-type="float" office:value="4.4400000000000004" table:style-name="ce10">
            <text:p>4,44</text:p>
          </table:table-cell>
          <table:table-cell office:value-type="float" office:value="2.21" table:style-name="ce10">
            <text:p>2,21</text:p>
          </table:table-cell>
          <table:table-cell office:value-type="float" office:value="0.21099999999999999" table:style-name="ce10">
            <text:p>0,21</text:p>
          </table:table-cell>
          <table:table-cell office:value-type="float" office:value="498.11" table:style-name="ce10">
            <text:p>498,11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superior a 10 kW</text:p>
          </table:table-cell>
          <table:table-cell office:value-type="float" office:value="19743" table:style-name="ce9">
            <text:p>19.743</text:p>
          </table:table-cell>
          <table:table-cell office:value-type="float" office:value="429037.21" table:style-name="ce10">
            <text:p>429.037,21</text:p>
          </table:table-cell>
          <table:table-cell office:value-type="float" office:value="426834.41" table:style-name="ce10">
            <text:p>426.834,41</text:p>
          </table:table-cell>
          <table:table-cell office:value-type="float" office:value="73139.89" table:style-name="ce10">
            <text:p>73.139,89</text:p>
          </table:table-cell>
          <table:table-cell office:value-type="float" office:value="21.73" table:style-name="ce10">
            <text:p>21,73</text:p>
          </table:table-cell>
          <table:table-cell office:value-type="float" office:value="21.62" table:style-name="ce10">
            <text:p>21,62</text:p>
          </table:table-cell>
          <table:table-cell office:value-type="float" office:value="0.17100000000000001" table:style-name="ce10">
            <text:p>0,17</text:p>
          </table:table-cell>
          <table:table-cell office:value-type="float" office:value="994.87" table:style-name="ce10">
            <text:p>994,87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3.1A de 1 kV a 36 kV</text:p>
          </table:table-cell>
          <table:table-cell office:value-type="float" office:value="2605" table:style-name="ce9">
            <text:p>2.605</text:p>
          </table:table-cell>
          <table:table-cell office:value-type="float" office:value="259360.21" table:style-name="ce10">
            <text:p>259.360,21</text:p>
          </table:table-cell>
          <table:table-cell office:value-type="float" office:value="342280.6" table:style-name="ce10">
            <text:p>342.280,60</text:p>
          </table:table-cell>
          <table:table-cell office:value-type="float" office:value="44977.7" table:style-name="ce10">
            <text:p>44.977,70</text:p>
          </table:table-cell>
          <table:table-cell office:value-type="float" office:value="99.56" table:style-name="ce10">
            <text:p>99,56</text:p>
          </table:table-cell>
          <table:table-cell office:value-type="float" office:value="131.38999999999999" table:style-name="ce10">
            <text:p>131,39</text:p>
          </table:table-cell>
          <table:table-cell office:value-type="float" office:value="0.13100000000000001" table:style-name="ce10">
            <text:p>0,13</text:p>
          </table:table-cell>
          <table:table-cell office:value-type="float" office:value="1319.71" table:style-name="ce10">
            <text:p>1.319,71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A de 1 kV a 30 kV</text:p>
          </table:table-cell>
          <table:table-cell office:value-type="float" office:value="421" table:style-name="ce9">
            <text:p>421</text:p>
          </table:table-cell>
          <table:table-cell office:value-type="float" office:value="764848" table:style-name="ce10">
            <text:p>764.848,00</text:p>
          </table:table-cell>
          <table:table-cell office:value-type="float" office:value="1796323.54" table:style-name="ce10">
            <text:p>1.796.323,54</text:p>
          </table:table-cell>
          <table:table-cell office:value-type="float" office:value="167784.66" table:style-name="ce10">
            <text:p>167.784,66</text:p>
          </table:table-cell>
          <table:table-cell office:value-type="float" office:value="1816.74" table:style-name="ce10">
            <text:p>1.816,74</text:p>
          </table:table-cell>
          <table:table-cell office:value-type="float" office:value="4266.8" table:style-name="ce10">
            <text:p>4.266,80</text:p>
          </table:table-cell>
          <table:table-cell office:value-type="float" office:value="9.2999999999999999E-2" table:style-name="ce10">
            <text:p>0,09</text:p>
          </table:table-cell>
          <table:table-cell office:value-type="float" office:value="2348.6" table:style-name="ce10">
            <text:p>2.348,6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2 de 36 kV a 72,5 kV</text:p>
          </table:table-cell>
          <table:table-cell office:value-type="float" office:value="16" table:style-name="ce9">
            <text:p>16</text:p>
          </table:table-cell>
          <table:table-cell office:value-type="float" office:value="94098" table:style-name="ce10">
            <text:p>94.098,00</text:p>
          </table:table-cell>
          <table:table-cell office:value-type="float" office:value="487967.81" table:style-name="ce10">
            <text:p>487.967,81</text:p>
          </table:table-cell>
          <table:table-cell office:value-type="float" office:value="33354.9" table:style-name="ce10">
            <text:p>33.354,90</text:p>
          </table:table-cell>
          <table:table-cell office:value-type="float" office:value="5881.12" table:style-name="ce10">
            <text:p>5.881,12</text:p>
          </table:table-cell>
          <table:table-cell office:value-type="float" office:value="30497.99" table:style-name="ce10">
            <text:p>30.497,99</text:p>
          </table:table-cell>
          <table:table-cell office:value-type="float" office:value="6.8000000000000005E-2" table:style-name="ce10">
            <text:p>0,07</text:p>
          </table:table-cell>
          <table:table-cell office:value-type="float" office:value="5185.74" table:style-name="ce10">
            <text:p>5.185,7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3 de 72,5 kV a 145 kV</text:p>
          </table:table-cell>
          <table:table-cell office:value-type="float" office:value="1" table:style-name="ce9">
            <text:p>1</text:p>
          </table:table-cell>
          <table:table-cell office:value-type="float" office:value="3430" table:style-name="ce10">
            <text:p>3.430,00</text:p>
          </table:table-cell>
          <table:table-cell office:value-type="float" office:value="1022.24" table:style-name="ce10">
            <text:p>1.022,24</text:p>
          </table:table-cell>
          <table:table-cell office:value-type="float" office:value="69.5" table:style-name="ce10">
            <text:p>69,50</text:p>
          </table:table-cell>
          <table:table-cell office:value-type="float" office:value="3430" table:style-name="ce10">
            <text:p>3.430,00</text:p>
          </table:table-cell>
          <table:table-cell office:value-type="float" office:value="1022.24" table:style-name="ce10">
            <text:p>1.022,24</text:p>
          </table:table-cell>
          <table:table-cell office:value-type="float" office:value="6.8000000000000005E-2" table:style-name="ce10">
            <text:p>0,07</text:p>
          </table:table-cell>
          <table:table-cell office:value-type="float" office:value="298.02999999999997" table:style-name="ce10">
            <text:p>298,0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4-6.5 mayor o igual a 145 kV</text:p>
          </table:table-cell>
          <table:table-cell office:value-type="float" office:value="14" table:style-name="ce9">
            <text:p>14</text:p>
          </table:table-cell>
          <table:table-cell office:value-type="float" office:value="3663" table:style-name="ce10">
            <text:p>3.663,00</text:p>
          </table:table-cell>
          <table:table-cell office:value-type="float" office:value="5424.69" table:style-name="ce10">
            <text:p>5.424,69</text:p>
          </table:table-cell>
          <table:table-cell office:value-type="float" office:value="522.79" table:style-name="ce10">
            <text:p>522,79</text:p>
          </table:table-cell>
          <table:table-cell office:value-type="float" office:value="261.64" table:style-name="ce10">
            <text:p>261,64</text:p>
          </table:table-cell>
          <table:table-cell office:value-type="float" office:value="387.48" table:style-name="ce10">
            <text:p>387,48</text:p>
          </table:table-cell>
          <table:table-cell office:value-type="float" office:value="9.6000000000000002E-2" table:style-name="ce10">
            <text:p>0,10</text:p>
          </table:table-cell>
          <table:table-cell office:value-type="float" office:value="1480.94" table:style-name="ce10">
            <text:p>1.480,9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473882" table:style-name="ce9">
            <text:p>473.882</text:p>
          </table:table-cell>
          <table:table-cell office:value-type="float" office:value="3449179.56" table:style-name="ce10">
            <text:p>3.449.179,56</text:p>
          </table:table-cell>
          <table:table-cell office:value-type="float" office:value="4021314.05" table:style-name="ce10">
            <text:p>4.021.314,05</text:p>
          </table:table-cell>
          <table:table-cell office:value-type="float" office:value="520747.49" table:style-name="ce10">
            <text:p>520.747,49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  <table:table table:name="CIUDAD_REAL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16375" table:default-cell-style-name="ce2"/>
        <table:table-row table:style-name="ro2">
          <table:table-cell office:value-type="string" table:style-name="ce6">
            <text:p>Tarifa</text:p>
          </table:table-cell>
          <table:table-cell office:value-type="string" table:style-name="ce6">
            <text:p>Nº Clientes al final del año</text:p>
          </table:table-cell>
          <table:table-cell office:value-type="string" table:style-name="ce6">
            <text:p>Potencia contratada a final de año (kW)</text:p>
          </table:table-cell>
          <table:table-cell office:value-type="string" table:style-name="ce6">
            <text:p>Suministros anuales (MWh)</text:p>
          </table:table-cell>
          <table:table-cell office:value-type="string" table:style-name="ce6">
            <text:p>Facturación (miles de euros)</text:p>
          </table:table-cell>
          <table:table-cell office:value-type="string" table:style-name="ce6">
            <text:p>kW/Cliente</text:p>
          </table:table-cell>
          <table:table-cell office:value-type="string" table:style-name="ce6">
            <text:p>MWh/Cliente</text:p>
          </table:table-cell>
          <table:table-cell office:value-type="string" table:style-name="ce6">
            <text:p>euros/kWh</text:p>
          </table:table-cell>
          <table:table-cell office:value-type="string" table:style-name="ce6">
            <text:p>Horas de utilización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8">
            <text:p>Bono Social</text:p>
          </table:table-cell>
          <table:table-cell office:value-type="float" office:value="42886" table:style-name="ce9">
            <text:p>42.886</text:p>
          </table:table-cell>
          <table:table-cell office:value-type="float" office:value="110018.62" table:style-name="ce10">
            <text:p>110.018,62</text:p>
          </table:table-cell>
          <table:table-cell office:value-type="float" office:value="71824.600000000006" table:style-name="ce10">
            <text:p>71.824,60</text:p>
          </table:table-cell>
          <table:table-cell office:value-type="float" office:value="9763.86" table:style-name="ce10">
            <text:p>9.763,86</text:p>
          </table:table-cell>
          <table:table-cell office:value-type="float" office:value="2.57" table:style-name="ce10">
            <text:p>2,57</text:p>
          </table:table-cell>
          <table:table-cell office:value-type="float" office:value="1.67" table:style-name="ce10">
            <text:p>1,67</text:p>
          </table:table-cell>
          <table:table-cell office:value-type="float" office:value="0.13600000000000001" table:style-name="ce10">
            <text:p>0,14</text:p>
          </table:table-cell>
          <table:table-cell office:value-type="float" office:value="652.84" table:style-name="ce10">
            <text:p>652,8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Con/Sin D.H.A hasta 10 kW</text:p>
          </table:table-cell>
          <table:table-cell office:value-type="float" office:value="145053" table:style-name="ce9">
            <text:p>145.053</text:p>
          </table:table-cell>
          <table:table-cell office:value-type="float" office:value="643004" table:style-name="ce10">
            <text:p>643.004,00</text:p>
          </table:table-cell>
          <table:table-cell office:value-type="float" office:value="354700" table:style-name="ce10">
            <text:p>354.700,00</text:p>
          </table:table-cell>
          <table:table-cell office:value-type="float" office:value="66047.67" table:style-name="ce10">
            <text:p>66.047,67</text:p>
          </table:table-cell>
          <table:table-cell office:value-type="float" office:value="4.43" table:style-name="ce10">
            <text:p>4,43</text:p>
          </table:table-cell>
          <table:table-cell office:value-type="float" office:value="2.4500000000000002" table:style-name="ce10">
            <text:p>2,45</text:p>
          </table:table-cell>
          <table:table-cell office:value-type="float" office:value="0.186" table:style-name="ce10">
            <text:p>0,19</text:p>
          </table:table-cell>
          <table:table-cell office:value-type="float" office:value="551.63" table:style-name="ce10">
            <text:p>551,6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(con recargo) Con/Sin D.H.A superior a 10 kW</text:p>
          </table:table-cell>
          <table:table-cell office:value-type="float" office:value="528" table:style-name="ce9">
            <text:p>528</text:p>
          </table:table-cell>
          <table:table-cell office:value-type="float" office:value="18683.13" table:style-name="ce10">
            <text:p>18.683,13</text:p>
          </table:table-cell>
          <table:table-cell office:value-type="float" office:value="10212.01" table:style-name="ce10">
            <text:p>10.212,01</text:p>
          </table:table-cell>
          <table:table-cell office:value-type="float" office:value="2791.9" table:style-name="ce10">
            <text:p>2.791,90</text:p>
          </table:table-cell>
          <table:table-cell office:value-type="float" office:value="35.380000000000003" table:style-name="ce10">
            <text:p>35,38</text:p>
          </table:table-cell>
          <table:table-cell office:value-type="float" office:value="19.34" table:style-name="ce10">
            <text:p>19,34</text:p>
          </table:table-cell>
          <table:table-cell office:value-type="float" office:value="0.27300000000000002" table:style-name="ce10">
            <text:p>0,27</text:p>
          </table:table-cell>
          <table:table-cell office:value-type="float" office:value="546.59" table:style-name="ce10">
            <text:p>546,5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hasta 10 kW</text:p>
          </table:table-cell>
          <table:table-cell office:value-type="float" office:value="120047" table:style-name="ce9">
            <text:p>120.047</text:p>
          </table:table-cell>
          <table:table-cell office:value-type="float" office:value="575039.31000000006" table:style-name="ce10">
            <text:p>575.039,31</text:p>
          </table:table-cell>
          <table:table-cell office:value-type="float" office:value="354359.55" table:style-name="ce10">
            <text:p>354.359,55</text:p>
          </table:table-cell>
          <table:table-cell office:value-type="float" office:value="66320.53" table:style-name="ce10">
            <text:p>66.320,53</text:p>
          </table:table-cell>
          <table:table-cell office:value-type="float" office:value="4.79" table:style-name="ce10">
            <text:p>4,79</text:p>
          </table:table-cell>
          <table:table-cell office:value-type="float" office:value="2.95" table:style-name="ce10">
            <text:p>2,95</text:p>
          </table:table-cell>
          <table:table-cell office:value-type="float" office:value="0.187" table:style-name="ce10">
            <text:p>0,19</text:p>
          </table:table-cell>
          <table:table-cell office:value-type="float" office:value="616.24" table:style-name="ce10">
            <text:p>616,2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superior a 10 kW</text:p>
          </table:table-cell>
          <table:table-cell office:value-type="float" office:value="19419" table:style-name="ce9">
            <text:p>19.419</text:p>
          </table:table-cell>
          <table:table-cell office:value-type="float" office:value="409697.01" table:style-name="ce10">
            <text:p>409.697,01</text:p>
          </table:table-cell>
          <table:table-cell office:value-type="float" office:value="364330.38" table:style-name="ce10">
            <text:p>364.330,38</text:p>
          </table:table-cell>
          <table:table-cell office:value-type="float" office:value="62207.33" table:style-name="ce10">
            <text:p>62.207,33</text:p>
          </table:table-cell>
          <table:table-cell office:value-type="float" office:value="21.1" table:style-name="ce10">
            <text:p>21,10</text:p>
          </table:table-cell>
          <table:table-cell office:value-type="float" office:value="18.760000000000002" table:style-name="ce10">
            <text:p>18,76</text:p>
          </table:table-cell>
          <table:table-cell office:value-type="float" office:value="0.17100000000000001" table:style-name="ce10">
            <text:p>0,17</text:p>
          </table:table-cell>
          <table:table-cell office:value-type="float" office:value="889.27" table:style-name="ce10">
            <text:p>889,27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3.1A de 1 kV a 36 kV</text:p>
          </table:table-cell>
          <table:table-cell office:value-type="float" office:value="3139" table:style-name="ce9">
            <text:p>3.139</text:p>
          </table:table-cell>
          <table:table-cell office:value-type="float" office:value="204660.83" table:style-name="ce10">
            <text:p>204.660,83</text:p>
          </table:table-cell>
          <table:table-cell office:value-type="float" office:value="260571.54" table:style-name="ce10">
            <text:p>260.571,54</text:p>
          </table:table-cell>
          <table:table-cell office:value-type="float" office:value="37914.879999999997" table:style-name="ce10">
            <text:p>37.914,88</text:p>
          </table:table-cell>
          <table:table-cell office:value-type="float" office:value="65.2" table:style-name="ce10">
            <text:p>65,20</text:p>
          </table:table-cell>
          <table:table-cell office:value-type="float" office:value="83.01" table:style-name="ce10">
            <text:p>83,01</text:p>
          </table:table-cell>
          <table:table-cell office:value-type="float" office:value="0.14599999999999999" table:style-name="ce10">
            <text:p>0,15</text:p>
          </table:table-cell>
          <table:table-cell office:value-type="float" office:value="1273.19" table:style-name="ce10">
            <text:p>1.273,1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A de 1 kV a 30 kV</text:p>
          </table:table-cell>
          <table:table-cell office:value-type="float" office:value="200" table:style-name="ce9">
            <text:p>200</text:p>
          </table:table-cell>
          <table:table-cell office:value-type="float" office:value="172856" table:style-name="ce10">
            <text:p>172.856,00</text:p>
          </table:table-cell>
          <table:table-cell office:value-type="float" office:value="474860.82" table:style-name="ce10">
            <text:p>474.860,82</text:p>
          </table:table-cell>
          <table:table-cell office:value-type="float" office:value="46557.120000000003" table:style-name="ce10">
            <text:p>46.557,12</text:p>
          </table:table-cell>
          <table:table-cell office:value-type="float" office:value="864.28" table:style-name="ce10">
            <text:p>864,28</text:p>
          </table:table-cell>
          <table:table-cell office:value-type="float" office:value="2374.3000000000002" table:style-name="ce10">
            <text:p>2.374,30</text:p>
          </table:table-cell>
          <table:table-cell office:value-type="float" office:value="9.8000000000000004E-2" table:style-name="ce10">
            <text:p>0,10</text:p>
          </table:table-cell>
          <table:table-cell office:value-type="float" office:value="2747.15" table:style-name="ce10">
            <text:p>2.747,15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2 de 36 kV a 72,5 kV</text:p>
          </table:table-cell>
          <table:table-cell office:value-type="float" office:value="36" table:style-name="ce9">
            <text:p>36</text:p>
          </table:table-cell>
          <table:table-cell office:value-type="float" office:value="62077" table:style-name="ce10">
            <text:p>62.077,00</text:p>
          </table:table-cell>
          <table:table-cell office:value-type="float" office:value="141543.60999999999" table:style-name="ce10">
            <text:p>141.543,61</text:p>
          </table:table-cell>
          <table:table-cell office:value-type="float" office:value="11698.72" table:style-name="ce10">
            <text:p>11.698,72</text:p>
          </table:table-cell>
          <table:table-cell office:value-type="float" office:value="1724.36" table:style-name="ce10">
            <text:p>1.724,36</text:p>
          </table:table-cell>
          <table:table-cell office:value-type="float" office:value="3931.77" table:style-name="ce10">
            <text:p>3.931,77</text:p>
          </table:table-cell>
          <table:table-cell office:value-type="float" office:value="8.3000000000000004E-2" table:style-name="ce10">
            <text:p>0,08</text:p>
          </table:table-cell>
          <table:table-cell office:value-type="float" office:value="2280.13" table:style-name="ce10">
            <text:p>2.280,1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3 de 72,5 kV a 145 kV</text:p>
          </table:table-cell>
          <table:table-cell office:value-type="float" office:value="13" table:style-name="ce9">
            <text:p>13</text:p>
          </table:table-cell>
          <table:table-cell office:value-type="float" office:value="120347" table:style-name="ce10">
            <text:p>120.347,00</text:p>
          </table:table-cell>
          <table:table-cell office:value-type="float" office:value="249337.38" table:style-name="ce10">
            <text:p>249.337,38</text:p>
          </table:table-cell>
          <table:table-cell office:value-type="float" office:value="18466.759999999998" table:style-name="ce10">
            <text:p>18.466,76</text:p>
          </table:table-cell>
          <table:table-cell office:value-type="float" office:value="9257.4599999999991" table:style-name="ce10">
            <text:p>9.257,46</text:p>
          </table:table-cell>
          <table:table-cell office:value-type="float" office:value="19179.8" table:style-name="ce10">
            <text:p>19.179,80</text:p>
          </table:table-cell>
          <table:table-cell office:value-type="float" office:value="7.3999999999999996E-2" table:style-name="ce10">
            <text:p>0,07</text:p>
          </table:table-cell>
          <table:table-cell office:value-type="float" office:value="2071.8200000000002" table:style-name="ce10">
            <text:p>2.071,8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4-6.5 mayor o igual a 145 kV</text:p>
          </table:table-cell>
          <table:table-cell office:value-type="float" office:value="12" table:style-name="ce9">
            <text:p>12</text:p>
          </table:table-cell>
          <table:table-cell office:value-type="float" office:value="34409" table:style-name="ce10">
            <text:p>34.409,00</text:p>
          </table:table-cell>
          <table:table-cell office:value-type="float" office:value="102511.2" table:style-name="ce10">
            <text:p>102.511,20</text:p>
          </table:table-cell>
          <table:table-cell office:value-type="float" office:value="7563.58" table:style-name="ce10">
            <text:p>7.563,58</text:p>
          </table:table-cell>
          <table:table-cell office:value-type="float" office:value="2867.42" table:style-name="ce10">
            <text:p>2.867,42</text:p>
          </table:table-cell>
          <table:table-cell office:value-type="float" office:value="8542.6" table:style-name="ce10">
            <text:p>8.542,60</text:p>
          </table:table-cell>
          <table:table-cell office:value-type="float" office:value="7.3999999999999996E-2" table:style-name="ce10">
            <text:p>0,07</text:p>
          </table:table-cell>
          <table:table-cell office:value-type="float" office:value="2979.2" table:style-name="ce10">
            <text:p>2.979,2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331333" table:style-name="ce9">
            <text:p>331.333</text:p>
          </table:table-cell>
          <table:table-cell office:value-type="float" office:value="2350791.9" table:style-name="ce10">
            <text:p>2.350.791,90</text:p>
          </table:table-cell>
          <table:table-cell office:value-type="float" office:value="2384251.09" table:style-name="ce10">
            <text:p>2.384.251,09</text:p>
          </table:table-cell>
          <table:table-cell office:value-type="float" office:value="329332.34999999998" table:style-name="ce10">
            <text:p>329.332,35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  <table:table table:name="CÓRDOBA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16375" table:default-cell-style-name="ce2"/>
        <table:table-row table:style-name="ro2">
          <table:table-cell office:value-type="string" table:style-name="ce6">
            <text:p>Tarifa</text:p>
          </table:table-cell>
          <table:table-cell office:value-type="string" table:style-name="ce6">
            <text:p>Nº Clientes al final del año</text:p>
          </table:table-cell>
          <table:table-cell office:value-type="string" table:style-name="ce6">
            <text:p>Potencia contratada a final de año (kW)</text:p>
          </table:table-cell>
          <table:table-cell office:value-type="string" table:style-name="ce6">
            <text:p>Suministros anuales (MWh)</text:p>
          </table:table-cell>
          <table:table-cell office:value-type="string" table:style-name="ce6">
            <text:p>Facturación (miles de euros)</text:p>
          </table:table-cell>
          <table:table-cell office:value-type="string" table:style-name="ce6">
            <text:p>kW/Cliente</text:p>
          </table:table-cell>
          <table:table-cell office:value-type="string" table:style-name="ce6">
            <text:p>MWh/Cliente</text:p>
          </table:table-cell>
          <table:table-cell office:value-type="string" table:style-name="ce6">
            <text:p>euros/kWh</text:p>
          </table:table-cell>
          <table:table-cell office:value-type="string" table:style-name="ce6">
            <text:p>Horas de utilización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8">
            <text:p>Bono Social</text:p>
          </table:table-cell>
          <table:table-cell office:value-type="float" office:value="37201" table:style-name="ce9">
            <text:p>37.201</text:p>
          </table:table-cell>
          <table:table-cell office:value-type="float" office:value="97256.98" table:style-name="ce10">
            <text:p>97.256,98</text:p>
          </table:table-cell>
          <table:table-cell office:value-type="float" office:value="77824.960000000006" table:style-name="ce10">
            <text:p>77.824,96</text:p>
          </table:table-cell>
          <table:table-cell office:value-type="float" office:value="10578.47" table:style-name="ce10">
            <text:p>10.578,47</text:p>
          </table:table-cell>
          <table:table-cell office:value-type="float" office:value="2.61" table:style-name="ce10">
            <text:p>2,61</text:p>
          </table:table-cell>
          <table:table-cell office:value-type="float" office:value="2.09" table:style-name="ce10">
            <text:p>2,09</text:p>
          </table:table-cell>
          <table:table-cell office:value-type="float" office:value="0.13600000000000001" table:style-name="ce10">
            <text:p>0,14</text:p>
          </table:table-cell>
          <table:table-cell office:value-type="float" office:value="800.2" table:style-name="ce10">
            <text:p>800,2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Con/Sin D.H.A hasta 10 kW</text:p>
          </table:table-cell>
          <table:table-cell office:value-type="float" office:value="195281" table:style-name="ce9">
            <text:p>195.281</text:p>
          </table:table-cell>
          <table:table-cell office:value-type="float" office:value="808963.58" table:style-name="ce10">
            <text:p>808.963,58</text:p>
          </table:table-cell>
          <table:table-cell office:value-type="float" office:value="581534.4" table:style-name="ce10">
            <text:p>581.534,40</text:p>
          </table:table-cell>
          <table:table-cell office:value-type="float" office:value="106132.4" table:style-name="ce10">
            <text:p>106.132,40</text:p>
          </table:table-cell>
          <table:table-cell office:value-type="float" office:value="4.1399999999999997" table:style-name="ce10">
            <text:p>4,14</text:p>
          </table:table-cell>
          <table:table-cell office:value-type="float" office:value="2.98" table:style-name="ce10">
            <text:p>2,98</text:p>
          </table:table-cell>
          <table:table-cell office:value-type="float" office:value="0.183" table:style-name="ce10">
            <text:p>0,18</text:p>
          </table:table-cell>
          <table:table-cell office:value-type="float" office:value="718.86" table:style-name="ce10">
            <text:p>718,86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(con recargo) Con/Sin D.H.A superior a 10 kW</text:p>
          </table:table-cell>
          <table:table-cell office:value-type="float" office:value="1817" table:style-name="ce9">
            <text:p>1.817</text:p>
          </table:table-cell>
          <table:table-cell office:value-type="float" office:value="27805.73" table:style-name="ce10">
            <text:p>27.805,73</text:p>
          </table:table-cell>
          <table:table-cell office:value-type="float" office:value="19614.400000000001" table:style-name="ce10">
            <text:p>19.614,40</text:p>
          </table:table-cell>
          <table:table-cell office:value-type="float" office:value="4588.2" table:style-name="ce10">
            <text:p>4.588,20</text:p>
          </table:table-cell>
          <table:table-cell office:value-type="float" office:value="15.3" table:style-name="ce10">
            <text:p>15,30</text:p>
          </table:table-cell>
          <table:table-cell office:value-type="float" office:value="10.79" table:style-name="ce10">
            <text:p>10,79</text:p>
          </table:table-cell>
          <table:table-cell office:value-type="float" office:value="0.23400000000000001" table:style-name="ce10">
            <text:p>0,23</text:p>
          </table:table-cell>
          <table:table-cell office:value-type="float" office:value="705.41" table:style-name="ce10">
            <text:p>705,41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hasta 10 kW</text:p>
          </table:table-cell>
          <table:table-cell office:value-type="float" office:value="201606" table:style-name="ce9">
            <text:p>201.606</text:p>
          </table:table-cell>
          <table:table-cell office:value-type="float" office:value="800070.68" table:style-name="ce10">
            <text:p>800.070,68</text:p>
          </table:table-cell>
          <table:table-cell office:value-type="float" office:value="671121.67" table:style-name="ce10">
            <text:p>671.121,67</text:p>
          </table:table-cell>
          <table:table-cell office:value-type="float" office:value="126713.09" table:style-name="ce10">
            <text:p>126.713,09</text:p>
          </table:table-cell>
          <table:table-cell office:value-type="float" office:value="3.97" table:style-name="ce10">
            <text:p>3,97</text:p>
          </table:table-cell>
          <table:table-cell office:value-type="float" office:value="3.33" table:style-name="ce10">
            <text:p>3,33</text:p>
          </table:table-cell>
          <table:table-cell office:value-type="float" office:value="0.189" table:style-name="ce10">
            <text:p>0,19</text:p>
          </table:table-cell>
          <table:table-cell office:value-type="float" office:value="838.83" table:style-name="ce10">
            <text:p>838,8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superior a 10 kW</text:p>
          </table:table-cell>
          <table:table-cell office:value-type="float" office:value="19376" table:style-name="ce9">
            <text:p>19.376</text:p>
          </table:table-cell>
          <table:table-cell office:value-type="float" office:value="453870.23" table:style-name="ce10">
            <text:p>453.870,23</text:p>
          </table:table-cell>
          <table:table-cell office:value-type="float" office:value="515953.27" table:style-name="ce10">
            <text:p>515.953,27</text:p>
          </table:table-cell>
          <table:table-cell office:value-type="float" office:value="83593.66" table:style-name="ce10">
            <text:p>83.593,66</text:p>
          </table:table-cell>
          <table:table-cell office:value-type="float" office:value="23.42" table:style-name="ce10">
            <text:p>23,42</text:p>
          </table:table-cell>
          <table:table-cell office:value-type="float" office:value="26.63" table:style-name="ce10">
            <text:p>26,63</text:p>
          </table:table-cell>
          <table:table-cell office:value-type="float" office:value="0.16200000000000001" table:style-name="ce10">
            <text:p>0,16</text:p>
          </table:table-cell>
          <table:table-cell office:value-type="float" office:value="1136.79" table:style-name="ce10">
            <text:p>1.136,7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3.1A de 1 kV a 36 kV</text:p>
          </table:table-cell>
          <table:table-cell office:value-type="float" office:value="2130" table:style-name="ce9">
            <text:p>2.130</text:p>
          </table:table-cell>
          <table:table-cell office:value-type="float" office:value="173788.05" table:style-name="ce10">
            <text:p>173.788,05</text:p>
          </table:table-cell>
          <table:table-cell office:value-type="float" office:value="282848.09000000003" table:style-name="ce10">
            <text:p>282.848,09</text:p>
          </table:table-cell>
          <table:table-cell office:value-type="float" office:value="39242.57" table:style-name="ce10">
            <text:p>39.242,57</text:p>
          </table:table-cell>
          <table:table-cell office:value-type="float" office:value="81.59" table:style-name="ce10">
            <text:p>81,59</text:p>
          </table:table-cell>
          <table:table-cell office:value-type="float" office:value="132.79" table:style-name="ce10">
            <text:p>132,79</text:p>
          </table:table-cell>
          <table:table-cell office:value-type="float" office:value="0.13900000000000001" table:style-name="ce10">
            <text:p>0,14</text:p>
          </table:table-cell>
          <table:table-cell office:value-type="float" office:value="1627.55" table:style-name="ce10">
            <text:p>1.627,55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A de 1 kV a 30 kV</text:p>
          </table:table-cell>
          <table:table-cell office:value-type="float" office:value="269" table:style-name="ce9">
            <text:p>269</text:p>
          </table:table-cell>
          <table:table-cell office:value-type="float" office:value="184533.62" table:style-name="ce10">
            <text:p>184.533,62</text:p>
          </table:table-cell>
          <table:table-cell office:value-type="float" office:value="523745.11" table:style-name="ce10">
            <text:p>523.745,11</text:p>
          </table:table-cell>
          <table:table-cell office:value-type="float" office:value="53491.360000000001" table:style-name="ce10">
            <text:p>53.491,36</text:p>
          </table:table-cell>
          <table:table-cell office:value-type="float" office:value="686" table:style-name="ce10">
            <text:p>686,00</text:p>
          </table:table-cell>
          <table:table-cell office:value-type="float" office:value="1947.01" table:style-name="ce10">
            <text:p>1.947,01</text:p>
          </table:table-cell>
          <table:table-cell office:value-type="float" office:value="0.10199999999999999" table:style-name="ce10">
            <text:p>0,10</text:p>
          </table:table-cell>
          <table:table-cell office:value-type="float" office:value="2838.21" table:style-name="ce10">
            <text:p>2.838,21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2 de 36 kV a 72,5 kV</text:p>
          </table:table-cell>
          <table:table-cell office:value-type="float" office:value="19" table:style-name="ce9">
            <text:p>19</text:p>
          </table:table-cell>
          <table:table-cell office:value-type="float" office:value="50012.2" table:style-name="ce10">
            <text:p>50.012,20</text:p>
          </table:table-cell>
          <table:table-cell office:value-type="float" office:value="115282.58" table:style-name="ce10">
            <text:p>115.282,58</text:p>
          </table:table-cell>
          <table:table-cell office:value-type="float" office:value="8913.66" table:style-name="ce10">
            <text:p>8.913,66</text:p>
          </table:table-cell>
          <table:table-cell office:value-type="float" office:value="2632.22" table:style-name="ce10">
            <text:p>2.632,22</text:p>
          </table:table-cell>
          <table:table-cell office:value-type="float" office:value="6067.5" table:style-name="ce10">
            <text:p>6.067,50</text:p>
          </table:table-cell>
          <table:table-cell office:value-type="float" office:value="7.6999999999999999E-2" table:style-name="ce10">
            <text:p>0,08</text:p>
          </table:table-cell>
          <table:table-cell office:value-type="float" office:value="2305.09" table:style-name="ce10">
            <text:p>2.305,0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3 de 72,5 kV a 145 kV</text:p>
          </table:table-cell>
          <table:table-cell office:value-type="float" office:value="17" table:style-name="ce9">
            <text:p>17</text:p>
          </table:table-cell>
          <table:table-cell office:value-type="float" office:value="49272" table:style-name="ce10">
            <text:p>49.272,00</text:p>
          </table:table-cell>
          <table:table-cell office:value-type="float" office:value="88885.42" table:style-name="ce10">
            <text:p>88.885,42</text:p>
          </table:table-cell>
          <table:table-cell office:value-type="float" office:value="6908.89" table:style-name="ce10">
            <text:p>6.908,89</text:p>
          </table:table-cell>
          <table:table-cell office:value-type="float" office:value="2898.35" table:style-name="ce10">
            <text:p>2.898,35</text:p>
          </table:table-cell>
          <table:table-cell office:value-type="float" office:value="5228.55" table:style-name="ce10">
            <text:p>5.228,55</text:p>
          </table:table-cell>
          <table:table-cell office:value-type="float" office:value="7.8E-2" table:style-name="ce10">
            <text:p>0,08</text:p>
          </table:table-cell>
          <table:table-cell office:value-type="float" office:value="1803.97" table:style-name="ce10">
            <text:p>1.803,97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4-6.5 mayor o igual a 145 kV</text:p>
          </table:table-cell>
          <table:table-cell office:value-type="float" office:value="6" table:style-name="ce9">
            <text:p>6</text:p>
          </table:table-cell>
          <table:table-cell office:value-type="float" office:value="19701" table:style-name="ce10">
            <text:p>19.701,00</text:p>
          </table:table-cell>
          <table:table-cell office:value-type="float" office:value="74765.440000000002" table:style-name="ce10">
            <text:p>74.765,44</text:p>
          </table:table-cell>
          <table:table-cell office:value-type="float" office:value="5224.55" table:style-name="ce10">
            <text:p>5.224,55</text:p>
          </table:table-cell>
          <table:table-cell office:value-type="float" office:value="3283.5" table:style-name="ce10">
            <text:p>3.283,50</text:p>
          </table:table-cell>
          <table:table-cell office:value-type="float" office:value="12460.91" table:style-name="ce10">
            <text:p>12.460,91</text:p>
          </table:table-cell>
          <table:table-cell office:value-type="float" office:value="7.0000000000000007E-2" table:style-name="ce10">
            <text:p>0,07</text:p>
          </table:table-cell>
          <table:table-cell office:value-type="float" office:value="3795.01" table:style-name="ce10">
            <text:p>3.795,01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457722" table:style-name="ce9">
            <text:p>457.722</text:p>
          </table:table-cell>
          <table:table-cell office:value-type="float" office:value="2665274.0699999998" table:style-name="ce10">
            <text:p>2.665.274,07</text:p>
          </table:table-cell>
          <table:table-cell office:value-type="float" office:value="2951575.34" table:style-name="ce10">
            <text:p>2.951.575,34</text:p>
          </table:table-cell>
          <table:table-cell office:value-type="float" office:value="445386.85" table:style-name="ce10">
            <text:p>445.386,85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  <table:table table:name="CORUÑA_(A)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16375" table:default-cell-style-name="ce2"/>
        <table:table-row table:style-name="ro2">
          <table:table-cell office:value-type="string" table:style-name="ce6">
            <text:p>Tarifa</text:p>
          </table:table-cell>
          <table:table-cell office:value-type="string" table:style-name="ce6">
            <text:p>Nº Clientes al final del año</text:p>
          </table:table-cell>
          <table:table-cell office:value-type="string" table:style-name="ce6">
            <text:p>Potencia contratada a final de año (kW)</text:p>
          </table:table-cell>
          <table:table-cell office:value-type="string" table:style-name="ce6">
            <text:p>Suministros anuales (MWh)</text:p>
          </table:table-cell>
          <table:table-cell office:value-type="string" table:style-name="ce6">
            <text:p>Facturación (miles de euros)</text:p>
          </table:table-cell>
          <table:table-cell office:value-type="string" table:style-name="ce6">
            <text:p>kW/Cliente</text:p>
          </table:table-cell>
          <table:table-cell office:value-type="string" table:style-name="ce6">
            <text:p>MWh/Cliente</text:p>
          </table:table-cell>
          <table:table-cell office:value-type="string" table:style-name="ce6">
            <text:p>euros/kWh</text:p>
          </table:table-cell>
          <table:table-cell office:value-type="string" table:style-name="ce6">
            <text:p>Horas de utilización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8">
            <text:p>Bono Social</text:p>
          </table:table-cell>
          <table:table-cell office:value-type="float" office:value="96762" table:style-name="ce9">
            <text:p>96.762</text:p>
          </table:table-cell>
          <table:table-cell office:value-type="float" office:value="230740.6" table:style-name="ce10">
            <text:p>230.740,60</text:p>
          </table:table-cell>
          <table:table-cell office:value-type="float" office:value="161696.92000000001" table:style-name="ce10">
            <text:p>161.696,92</text:p>
          </table:table-cell>
          <table:table-cell office:value-type="float" office:value="21775.75" table:style-name="ce10">
            <text:p>21.775,75</text:p>
          </table:table-cell>
          <table:table-cell office:value-type="float" office:value="2.38" table:style-name="ce10">
            <text:p>2,38</text:p>
          </table:table-cell>
          <table:table-cell office:value-type="float" office:value="1.67" table:style-name="ce10">
            <text:p>1,67</text:p>
          </table:table-cell>
          <table:table-cell office:value-type="float" office:value="0.13500000000000001" table:style-name="ce10">
            <text:p>0,14</text:p>
          </table:table-cell>
          <table:table-cell office:value-type="float" office:value="700.77" table:style-name="ce10">
            <text:p>700,77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Con/Sin D.H.A hasta 10 kW</text:p>
          </table:table-cell>
          <table:table-cell office:value-type="float" office:value="383561" table:style-name="ce9">
            <text:p>383.561</text:p>
          </table:table-cell>
          <table:table-cell office:value-type="float" office:value="1651980.32" table:style-name="ce10">
            <text:p>1.651.980,32</text:p>
          </table:table-cell>
          <table:table-cell office:value-type="float" office:value="1002349.79" table:style-name="ce10">
            <text:p>1.002.349,79</text:p>
          </table:table-cell>
          <table:table-cell office:value-type="float" office:value="175092.88" table:style-name="ce10">
            <text:p>175.092,88</text:p>
          </table:table-cell>
          <table:table-cell office:value-type="float" office:value="4.3099999999999996" table:style-name="ce10">
            <text:p>4,31</text:p>
          </table:table-cell>
          <table:table-cell office:value-type="float" office:value="2.61" table:style-name="ce10">
            <text:p>2,61</text:p>
          </table:table-cell>
          <table:table-cell office:value-type="float" office:value="0.17499999999999999" table:style-name="ce10">
            <text:p>0,18</text:p>
          </table:table-cell>
          <table:table-cell office:value-type="float" office:value="606.76" table:style-name="ce10">
            <text:p>606,76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(con recargo) Con/Sin D.H.A superior a 10 kW</text:p>
          </table:table-cell>
          <table:table-cell office:value-type="float" office:value="623" table:style-name="ce9">
            <text:p>623</text:p>
          </table:table-cell>
          <table:table-cell office:value-type="float" office:value="19471.5" table:style-name="ce10">
            <text:p>19.471,50</text:p>
          </table:table-cell>
          <table:table-cell office:value-type="float" office:value="10619.26" table:style-name="ce10">
            <text:p>10.619,26</text:p>
          </table:table-cell>
          <table:table-cell office:value-type="float" office:value="2391.88" table:style-name="ce10">
            <text:p>2.391,88</text:p>
          </table:table-cell>
          <table:table-cell office:value-type="float" office:value="31.25" table:style-name="ce10">
            <text:p>31,25</text:p>
          </table:table-cell>
          <table:table-cell office:value-type="float" office:value="17.05" table:style-name="ce10">
            <text:p>17,05</text:p>
          </table:table-cell>
          <table:table-cell office:value-type="float" office:value="0.22500000000000001" table:style-name="ce10">
            <text:p>0,23</text:p>
          </table:table-cell>
          <table:table-cell office:value-type="float" office:value="545.37" table:style-name="ce10">
            <text:p>545,37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hasta 10 kW</text:p>
          </table:table-cell>
          <table:table-cell office:value-type="float" office:value="219239" table:style-name="ce9">
            <text:p>219.239</text:p>
          </table:table-cell>
          <table:table-cell office:value-type="float" office:value="965759.35" table:style-name="ce10">
            <text:p>965.759,35</text:p>
          </table:table-cell>
          <table:table-cell office:value-type="float" office:value="663097.44999999995" table:style-name="ce10">
            <text:p>663.097,45</text:p>
          </table:table-cell>
          <table:table-cell office:value-type="float" office:value="117839.83" table:style-name="ce10">
            <text:p>117.839,83</text:p>
          </table:table-cell>
          <table:table-cell office:value-type="float" office:value="4.41" table:style-name="ce10">
            <text:p>4,41</text:p>
          </table:table-cell>
          <table:table-cell office:value-type="float" office:value="3.02" table:style-name="ce10">
            <text:p>3,02</text:p>
          </table:table-cell>
          <table:table-cell office:value-type="float" office:value="0.17799999999999999" table:style-name="ce10">
            <text:p>0,18</text:p>
          </table:table-cell>
          <table:table-cell office:value-type="float" office:value="686.61" table:style-name="ce10">
            <text:p>686,61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superior a 10 kW</text:p>
          </table:table-cell>
          <table:table-cell office:value-type="float" office:value="33068" table:style-name="ce9">
            <text:p>33.068</text:p>
          </table:table-cell>
          <table:table-cell office:value-type="float" office:value="713163.75" table:style-name="ce10">
            <text:p>713.163,75</text:p>
          </table:table-cell>
          <table:table-cell office:value-type="float" office:value="770597.18" table:style-name="ce10">
            <text:p>770.597,18</text:p>
          </table:table-cell>
          <table:table-cell office:value-type="float" office:value="121464" table:style-name="ce10">
            <text:p>121.464,00</text:p>
          </table:table-cell>
          <table:table-cell office:value-type="float" office:value="21.57" table:style-name="ce10">
            <text:p>21,57</text:p>
          </table:table-cell>
          <table:table-cell office:value-type="float" office:value="23.3" table:style-name="ce10">
            <text:p>23,30</text:p>
          </table:table-cell>
          <table:table-cell office:value-type="float" office:value="0.158" table:style-name="ce10">
            <text:p>0,16</text:p>
          </table:table-cell>
          <table:table-cell office:value-type="float" office:value="1080.53" table:style-name="ce10">
            <text:p>1.080,5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3.1A de 1 kV a 36 kV</text:p>
          </table:table-cell>
          <table:table-cell office:value-type="float" office:value="1354" table:style-name="ce9">
            <text:p>1.354</text:p>
          </table:table-cell>
          <table:table-cell office:value-type="float" office:value="162407.85999999999" table:style-name="ce10">
            <text:p>162.407,86</text:p>
          </table:table-cell>
          <table:table-cell office:value-type="float" office:value="341036.58" table:style-name="ce10">
            <text:p>341.036,58</text:p>
          </table:table-cell>
          <table:table-cell office:value-type="float" office:value="41952.04" table:style-name="ce10">
            <text:p>41.952,04</text:p>
          </table:table-cell>
          <table:table-cell office:value-type="float" office:value="119.95" table:style-name="ce10">
            <text:p>119,95</text:p>
          </table:table-cell>
          <table:table-cell office:value-type="float" office:value="251.87" table:style-name="ce10">
            <text:p>251,87</text:p>
          </table:table-cell>
          <table:table-cell office:value-type="float" office:value="0.123" table:style-name="ce10">
            <text:p>0,12</text:p>
          </table:table-cell>
          <table:table-cell office:value-type="float" office:value="2099.88" table:style-name="ce10">
            <text:p>2.099,88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A de 1 kV a 30 kV</text:p>
          </table:table-cell>
          <table:table-cell office:value-type="float" office:value="425" table:style-name="ce9">
            <text:p>425</text:p>
          </table:table-cell>
          <table:table-cell office:value-type="float" office:value="354597.7" table:style-name="ce10">
            <text:p>354.597,70</text:p>
          </table:table-cell>
          <table:table-cell office:value-type="float" office:value="1022508.36" table:style-name="ce10">
            <text:p>1.022.508,36</text:p>
          </table:table-cell>
          <table:table-cell office:value-type="float" office:value="102837.04" table:style-name="ce10">
            <text:p>102.837,04</text:p>
          </table:table-cell>
          <table:table-cell office:value-type="float" office:value="834.35" table:style-name="ce10">
            <text:p>834,35</text:p>
          </table:table-cell>
          <table:table-cell office:value-type="float" office:value="2405.9" table:style-name="ce10">
            <text:p>2.405,90</text:p>
          </table:table-cell>
          <table:table-cell office:value-type="float" office:value="0.10100000000000001" table:style-name="ce10">
            <text:p>0,10</text:p>
          </table:table-cell>
          <table:table-cell office:value-type="float" office:value="2883.57" table:style-name="ce10">
            <text:p>2.883,57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B de 30 kV a 36 kV</text:p>
          </table:table-cell>
          <table:table-cell office:value-type="float" office:value="6" table:style-name="ce9">
            <text:p>6</text:p>
          </table:table-cell>
          <table:table-cell office:value-type="float" office:value="41421" table:style-name="ce10">
            <text:p>41.421,00</text:p>
          </table:table-cell>
          <table:table-cell office:value-type="float" office:value="134315.47" table:style-name="ce10">
            <text:p>134.315,47</text:p>
          </table:table-cell>
          <table:table-cell office:value-type="float" office:value="10546.9" table:style-name="ce10">
            <text:p>10.546,90</text:p>
          </table:table-cell>
          <table:table-cell office:value-type="float" office:value="6903.5" table:style-name="ce10">
            <text:p>6.903,50</text:p>
          </table:table-cell>
          <table:table-cell office:value-type="float" office:value="22385.91" table:style-name="ce10">
            <text:p>22.385,91</text:p>
          </table:table-cell>
          <table:table-cell office:value-type="float" office:value="7.9000000000000001E-2" table:style-name="ce10">
            <text:p>0,08</text:p>
          </table:table-cell>
          <table:table-cell office:value-type="float" office:value="3242.69" table:style-name="ce10">
            <text:p>3.242,6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2 de 36 kV a 72,5 kV</text:p>
          </table:table-cell>
          <table:table-cell office:value-type="float" office:value="47" table:style-name="ce9">
            <text:p>47</text:p>
          </table:table-cell>
          <table:table-cell office:value-type="float" office:value="80555" table:style-name="ce10">
            <text:p>80.555,00</text:p>
          </table:table-cell>
          <table:table-cell office:value-type="float" office:value="555580.15" table:style-name="ce10">
            <text:p>555.580,15</text:p>
          </table:table-cell>
          <table:table-cell office:value-type="float" office:value="41518.54" table:style-name="ce10">
            <text:p>41.518,54</text:p>
          </table:table-cell>
          <table:table-cell office:value-type="float" office:value="1713.94" table:style-name="ce10">
            <text:p>1.713,94</text:p>
          </table:table-cell>
          <table:table-cell office:value-type="float" office:value="11820.85" table:style-name="ce10">
            <text:p>11.820,85</text:p>
          </table:table-cell>
          <table:table-cell office:value-type="float" office:value="7.4999999999999997E-2" table:style-name="ce10">
            <text:p>0,08</text:p>
          </table:table-cell>
          <table:table-cell office:value-type="float" office:value="6896.9" table:style-name="ce10">
            <text:p>6.896,9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3 de 72,5 kV a 145 kV</text:p>
          </table:table-cell>
          <table:table-cell office:value-type="float" office:value="16" table:style-name="ce9">
            <text:p>16</text:p>
          </table:table-cell>
          <table:table-cell office:value-type="float" office:value="120319.1" table:style-name="ce10">
            <text:p>120.319,10</text:p>
          </table:table-cell>
          <table:table-cell office:value-type="float" office:value="382577.69" table:style-name="ce10">
            <text:p>382.577,69</text:p>
          </table:table-cell>
          <table:table-cell office:value-type="float" office:value="25613.35" table:style-name="ce10">
            <text:p>25.613,35</text:p>
          </table:table-cell>
          <table:table-cell office:value-type="float" office:value="7519.94" table:style-name="ce10">
            <text:p>7.519,94</text:p>
          </table:table-cell>
          <table:table-cell office:value-type="float" office:value="23911.11" table:style-name="ce10">
            <text:p>23.911,11</text:p>
          </table:table-cell>
          <table:table-cell office:value-type="float" office:value="6.7000000000000004E-2" table:style-name="ce10">
            <text:p>0,07</text:p>
          </table:table-cell>
          <table:table-cell office:value-type="float" office:value="3179.69" table:style-name="ce10">
            <text:p>3.179,6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4-6.5 mayor o igual a 145 kV</text:p>
          </table:table-cell>
          <table:table-cell office:value-type="float" office:value="9" table:style-name="ce9">
            <text:p>9</text:p>
          </table:table-cell>
          <table:table-cell office:value-type="float" office:value="413257" table:style-name="ce10">
            <text:p>413.257,00</text:p>
          </table:table-cell>
          <table:table-cell office:value-type="float" office:value="2791036.06" table:style-name="ce10">
            <text:p>2.791.036,06</text:p>
          </table:table-cell>
          <table:table-cell office:value-type="float" office:value="178282.87" table:style-name="ce10">
            <text:p>178.282,87</text:p>
          </table:table-cell>
          <table:table-cell office:value-type="float" office:value="45917.440000000002" table:style-name="ce10">
            <text:p>45.917,44</text:p>
          </table:table-cell>
          <table:table-cell office:value-type="float" office:value="310115.12" table:style-name="ce10">
            <text:p>310.115,12</text:p>
          </table:table-cell>
          <table:table-cell office:value-type="float" office:value="6.4000000000000001E-2" table:style-name="ce10">
            <text:p>0,06</text:p>
          </table:table-cell>
          <table:table-cell office:value-type="float" office:value="6753.75" table:style-name="ce10">
            <text:p>6.753,75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735110" table:style-name="ce9">
            <text:p>735.110</text:p>
          </table:table-cell>
          <table:table-cell office:value-type="float" office:value="4753673.18" table:style-name="ce10">
            <text:p>4.753.673,18</text:p>
          </table:table-cell>
          <table:table-cell office:value-type="float" office:value="7835414.9100000001" table:style-name="ce10">
            <text:p>7.835.414,91</text:p>
          </table:table-cell>
          <table:table-cell office:value-type="float" office:value="839315.08" table:style-name="ce10">
            <text:p>839.315,08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3" table:style-name="ro1">
          <table:table-cell table:number-columns-repeated="16384"/>
        </table:table-row>
      </table:table>
      <table:table table:name="CUENCA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16375" table:default-cell-style-name="ce2"/>
        <table:table-row table:style-name="ro2">
          <table:table-cell office:value-type="string" table:style-name="ce6">
            <text:p>Tarifa</text:p>
          </table:table-cell>
          <table:table-cell office:value-type="string" table:style-name="ce6">
            <text:p>Nº Clientes al final del año</text:p>
          </table:table-cell>
          <table:table-cell office:value-type="string" table:style-name="ce6">
            <text:p>Potencia contratada a final de año (kW)</text:p>
          </table:table-cell>
          <table:table-cell office:value-type="string" table:style-name="ce6">
            <text:p>Suministros anuales (MWh)</text:p>
          </table:table-cell>
          <table:table-cell office:value-type="string" table:style-name="ce6">
            <text:p>Facturación (miles de euros)</text:p>
          </table:table-cell>
          <table:table-cell office:value-type="string" table:style-name="ce6">
            <text:p>kW/Cliente</text:p>
          </table:table-cell>
          <table:table-cell office:value-type="string" table:style-name="ce6">
            <text:p>MWh/Cliente</text:p>
          </table:table-cell>
          <table:table-cell office:value-type="string" table:style-name="ce6">
            <text:p>euros/kWh</text:p>
          </table:table-cell>
          <table:table-cell office:value-type="string" table:style-name="ce6">
            <text:p>Horas de utilización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8">
            <text:p>Bono Social</text:p>
          </table:table-cell>
          <table:table-cell office:value-type="float" office:value="29445" table:style-name="ce9">
            <text:p>29.445</text:p>
          </table:table-cell>
          <table:table-cell office:value-type="float" office:value="66098.27" table:style-name="ce10">
            <text:p>66.098,27</text:p>
          </table:table-cell>
          <table:table-cell office:value-type="float" office:value="36282.68" table:style-name="ce10">
            <text:p>36.282,68</text:p>
          </table:table-cell>
          <table:table-cell office:value-type="float" office:value="6515.42" table:style-name="ce10">
            <text:p>6.515,42</text:p>
          </table:table-cell>
          <table:table-cell office:value-type="float" office:value="2.2400000000000002" table:style-name="ce10">
            <text:p>2,24</text:p>
          </table:table-cell>
          <table:table-cell office:value-type="float" office:value="1.23" table:style-name="ce10">
            <text:p>1,23</text:p>
          </table:table-cell>
          <table:table-cell office:value-type="float" office:value="0.18" table:style-name="ce10">
            <text:p>0,18</text:p>
          </table:table-cell>
          <table:table-cell office:value-type="float" office:value="548.91999999999996" table:style-name="ce10">
            <text:p>548,9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Con/Sin D.H.A hasta 10 kW</text:p>
          </table:table-cell>
          <table:table-cell office:value-type="float" office:value="60695" table:style-name="ce9">
            <text:p>60.695</text:p>
          </table:table-cell>
          <table:table-cell office:value-type="float" office:value="235381.14" table:style-name="ce10">
            <text:p>235.381,14</text:p>
          </table:table-cell>
          <table:table-cell office:value-type="float" office:value="108586.57" table:style-name="ce10">
            <text:p>108.586,57</text:p>
          </table:table-cell>
          <table:table-cell office:value-type="float" office:value="22466.5" table:style-name="ce10">
            <text:p>22.466,50</text:p>
          </table:table-cell>
          <table:table-cell office:value-type="float" office:value="3.88" table:style-name="ce10">
            <text:p>3,88</text:p>
          </table:table-cell>
          <table:table-cell office:value-type="float" office:value="1.79" table:style-name="ce10">
            <text:p>1,79</text:p>
          </table:table-cell>
          <table:table-cell office:value-type="float" office:value="0.20699999999999999" table:style-name="ce10">
            <text:p>0,21</text:p>
          </table:table-cell>
          <table:table-cell office:value-type="float" office:value="461.32" table:style-name="ce10">
            <text:p>461,3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(con recargo) Con/Sin D.H.A superior a 10 kW</text:p>
          </table:table-cell>
          <table:table-cell office:value-type="float" office:value="107" table:style-name="ce9">
            <text:p>107</text:p>
          </table:table-cell>
          <table:table-cell office:value-type="float" office:value="2633" table:style-name="ce10">
            <text:p>2.633,00</text:p>
          </table:table-cell>
          <table:table-cell office:value-type="float" office:value="1407" table:style-name="ce10">
            <text:p>1.407,00</text:p>
          </table:table-cell>
          <table:table-cell office:value-type="float" office:value="327" table:style-name="ce10">
            <text:p>327,00</text:p>
          </table:table-cell>
          <table:table-cell office:value-type="float" office:value="24.61" table:style-name="ce10">
            <text:p>24,61</text:p>
          </table:table-cell>
          <table:table-cell office:value-type="float" office:value="13.15" table:style-name="ce10">
            <text:p>13,15</text:p>
          </table:table-cell>
          <table:table-cell office:value-type="float" office:value="0.23200000000000001" table:style-name="ce10">
            <text:p>0,23</text:p>
          </table:table-cell>
          <table:table-cell office:value-type="float" office:value="534.37" table:style-name="ce10">
            <text:p>534,37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hasta 10 kW</text:p>
          </table:table-cell>
          <table:table-cell office:value-type="float" office:value="77730" table:style-name="ce9">
            <text:p>77.730</text:p>
          </table:table-cell>
          <table:table-cell office:value-type="float" office:value="319955.46999999997" table:style-name="ce10">
            <text:p>319.955,47</text:p>
          </table:table-cell>
          <table:table-cell office:value-type="float" office:value="173551.69" table:style-name="ce10">
            <text:p>173.551,69</text:p>
          </table:table-cell>
          <table:table-cell office:value-type="float" office:value="35662.18" table:style-name="ce10">
            <text:p>35.662,18</text:p>
          </table:table-cell>
          <table:table-cell office:value-type="float" office:value="4.12" table:style-name="ce10">
            <text:p>4,12</text:p>
          </table:table-cell>
          <table:table-cell office:value-type="float" office:value="2.23" table:style-name="ce10">
            <text:p>2,23</text:p>
          </table:table-cell>
          <table:table-cell office:value-type="float" office:value="0.20499999999999999" table:style-name="ce10">
            <text:p>0,21</text:p>
          </table:table-cell>
          <table:table-cell office:value-type="float" office:value="542.41999999999996" table:style-name="ce10">
            <text:p>542,4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superior a 10 kW</text:p>
          </table:table-cell>
          <table:table-cell office:value-type="float" office:value="9335" table:style-name="ce9">
            <text:p>9.335</text:p>
          </table:table-cell>
          <table:table-cell office:value-type="float" office:value="183877.92" table:style-name="ce10">
            <text:p>183.877,92</text:p>
          </table:table-cell>
          <table:table-cell office:value-type="float" office:value="174490.67" table:style-name="ce10">
            <text:p>174.490,67</text:p>
          </table:table-cell>
          <table:table-cell office:value-type="float" office:value="30418.79" table:style-name="ce10">
            <text:p>30.418,79</text:p>
          </table:table-cell>
          <table:table-cell office:value-type="float" office:value="19.7" table:style-name="ce10">
            <text:p>19,70</text:p>
          </table:table-cell>
          <table:table-cell office:value-type="float" office:value="18.690000000000001" table:style-name="ce10">
            <text:p>18,69</text:p>
          </table:table-cell>
          <table:table-cell office:value-type="float" office:value="0.17399999999999999" table:style-name="ce10">
            <text:p>0,17</text:p>
          </table:table-cell>
          <table:table-cell office:value-type="float" office:value="948.95" table:style-name="ce10">
            <text:p>948,95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3.1A de 1 kV a 36 kV</text:p>
          </table:table-cell>
          <table:table-cell office:value-type="float" office:value="1692" table:style-name="ce9">
            <text:p>1.692</text:p>
          </table:table-cell>
          <table:table-cell office:value-type="float" office:value="97857.32" table:style-name="ce10">
            <text:p>97.857,32</text:p>
          </table:table-cell>
          <table:table-cell office:value-type="float" office:value="158961.85999999999" table:style-name="ce10">
            <text:p>158.961,86</text:p>
          </table:table-cell>
          <table:table-cell office:value-type="float" office:value="21793.919999999998" table:style-name="ce10">
            <text:p>21.793,92</text:p>
          </table:table-cell>
          <table:table-cell office:value-type="float" office:value="57.84" table:style-name="ce10">
            <text:p>57,84</text:p>
          </table:table-cell>
          <table:table-cell office:value-type="float" office:value="93.95" table:style-name="ce10">
            <text:p>93,95</text:p>
          </table:table-cell>
          <table:table-cell office:value-type="float" office:value="0.13700000000000001" table:style-name="ce10">
            <text:p>0,14</text:p>
          </table:table-cell>
          <table:table-cell office:value-type="float" office:value="1624.42" table:style-name="ce10">
            <text:p>1.624,4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A de 1 kV a 30 kV</text:p>
          </table:table-cell>
          <table:table-cell office:value-type="float" office:value="102" table:style-name="ce9">
            <text:p>102</text:p>
          </table:table-cell>
          <table:table-cell office:value-type="float" office:value="82389" table:style-name="ce10">
            <text:p>82.389,00</text:p>
          </table:table-cell>
          <table:table-cell office:value-type="float" office:value="218237.15" table:style-name="ce10">
            <text:p>218.237,15</text:p>
          </table:table-cell>
          <table:table-cell office:value-type="float" office:value="19640" table:style-name="ce10">
            <text:p>19.640,00</text:p>
          </table:table-cell>
          <table:table-cell office:value-type="float" office:value="807.74" table:style-name="ce10">
            <text:p>807,74</text:p>
          </table:table-cell>
          <table:table-cell office:value-type="float" office:value="2139.58" table:style-name="ce10">
            <text:p>2.139,58</text:p>
          </table:table-cell>
          <table:table-cell office:value-type="float" office:value="0.09" table:style-name="ce10">
            <text:p>0,09</text:p>
          </table:table-cell>
          <table:table-cell office:value-type="float" office:value="2648.86" table:style-name="ce10">
            <text:p>2.648,86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2 de 36 kV a 72,5 kV</text:p>
          </table:table-cell>
          <table:table-cell office:value-type="float" office:value="4" table:style-name="ce9">
            <text:p>4</text:p>
          </table:table-cell>
          <table:table-cell office:value-type="float" office:value="4995" table:style-name="ce10">
            <text:p>4.995,00</text:p>
          </table:table-cell>
          <table:table-cell office:value-type="float" office:value="20001.63" table:style-name="ce10">
            <text:p>20.001,63</text:p>
          </table:table-cell>
          <table:table-cell office:value-type="float" office:value="1690.61" table:style-name="ce10">
            <text:p>1.690,61</text:p>
          </table:table-cell>
          <table:table-cell office:value-type="float" office:value="1248.75" table:style-name="ce10">
            <text:p>1.248,75</text:p>
          </table:table-cell>
          <table:table-cell office:value-type="float" office:value="5000.41" table:style-name="ce10">
            <text:p>5.000,41</text:p>
          </table:table-cell>
          <table:table-cell office:value-type="float" office:value="8.5000000000000006E-2" table:style-name="ce10">
            <text:p>0,09</text:p>
          </table:table-cell>
          <table:table-cell office:value-type="float" office:value="4004.33" table:style-name="ce10">
            <text:p>4.004,3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3 de 72,5 kV a 145 kV</text:p>
          </table:table-cell>
          <table:table-cell office:value-type="float" office:value="11" table:style-name="ce9">
            <text:p>11</text:p>
          </table:table-cell>
          <table:table-cell office:value-type="float" office:value="6461" table:style-name="ce10">
            <text:p>6.461,00</text:p>
          </table:table-cell>
          <table:table-cell office:value-type="float" office:value="25903" table:style-name="ce10">
            <text:p>25.903,00</text:p>
          </table:table-cell>
          <table:table-cell office:value-type="float" office:value="2039" table:style-name="ce10">
            <text:p>2.039,00</text:p>
          </table:table-cell>
          <table:table-cell office:value-type="float" office:value="587.36" table:style-name="ce10">
            <text:p>587,36</text:p>
          </table:table-cell>
          <table:table-cell office:value-type="float" office:value="2354.8200000000002" table:style-name="ce10">
            <text:p>2.354,82</text:p>
          </table:table-cell>
          <table:table-cell office:value-type="float" office:value="7.9000000000000001E-2" table:style-name="ce10">
            <text:p>0,08</text:p>
          </table:table-cell>
          <table:table-cell office:value-type="float" office:value="4009.13" table:style-name="ce10">
            <text:p>4.009,1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4-6.5 mayor o igual a 145 kV</text:p>
          </table:table-cell>
          <table:table-cell office:value-type="float" office:value="20" table:style-name="ce9">
            <text:p>20</text:p>
          </table:table-cell>
          <table:table-cell office:value-type="float" office:value="18870" table:style-name="ce10">
            <text:p>18.870,00</text:p>
          </table:table-cell>
          <table:table-cell office:value-type="float" office:value="110889.83" table:style-name="ce10">
            <text:p>110.889,83</text:p>
          </table:table-cell>
          <table:table-cell office:value-type="float" office:value="7663.13" table:style-name="ce10">
            <text:p>7.663,13</text:p>
          </table:table-cell>
          <table:table-cell office:value-type="float" office:value="943.5" table:style-name="ce10">
            <text:p>943,50</text:p>
          </table:table-cell>
          <table:table-cell office:value-type="float" office:value="5544.49" table:style-name="ce10">
            <text:p>5.544,49</text:p>
          </table:table-cell>
          <table:table-cell office:value-type="float" office:value="6.9000000000000006E-2" table:style-name="ce10">
            <text:p>0,07</text:p>
          </table:table-cell>
          <table:table-cell office:value-type="float" office:value="5876.51" table:style-name="ce10">
            <text:p>5.876,51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179141" table:style-name="ce9">
            <text:p>179.141</text:p>
          </table:table-cell>
          <table:table-cell office:value-type="float" office:value="1018518.12" table:style-name="ce10">
            <text:p>1.018.518,12</text:p>
          </table:table-cell>
          <table:table-cell office:value-type="float" office:value="1028312.08" table:style-name="ce10">
            <text:p>1.028.312,08</text:p>
          </table:table-cell>
          <table:table-cell office:value-type="float" office:value="148216.54999999999" table:style-name="ce10">
            <text:p>148.216,55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  <table:table table:name="GIRONA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16375" table:default-cell-style-name="ce2"/>
        <table:table-row table:style-name="ro2">
          <table:table-cell office:value-type="string" table:style-name="ce6">
            <text:p>Tarifa</text:p>
          </table:table-cell>
          <table:table-cell office:value-type="string" table:style-name="ce6">
            <text:p>Nº Clientes al final del año</text:p>
          </table:table-cell>
          <table:table-cell office:value-type="string" table:style-name="ce6">
            <text:p>Potencia contratada a final de año (kW)</text:p>
          </table:table-cell>
          <table:table-cell office:value-type="string" table:style-name="ce6">
            <text:p>Suministros anuales (MWh)</text:p>
          </table:table-cell>
          <table:table-cell office:value-type="string" table:style-name="ce6">
            <text:p>Facturación (miles de euros)</text:p>
          </table:table-cell>
          <table:table-cell office:value-type="string" table:style-name="ce6">
            <text:p>kW/Cliente</text:p>
          </table:table-cell>
          <table:table-cell office:value-type="string" table:style-name="ce6">
            <text:p>MWh/Cliente</text:p>
          </table:table-cell>
          <table:table-cell office:value-type="string" table:style-name="ce6">
            <text:p>euros/kWh</text:p>
          </table:table-cell>
          <table:table-cell office:value-type="string" table:style-name="ce6">
            <text:p>Horas de utilización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8">
            <text:p>Bono Social</text:p>
          </table:table-cell>
          <table:table-cell office:value-type="float" office:value="30080" table:style-name="ce9">
            <text:p>30.080</text:p>
          </table:table-cell>
          <table:table-cell office:value-type="float" office:value="72042.98" table:style-name="ce10">
            <text:p>72.042,98</text:p>
          </table:table-cell>
          <table:table-cell office:value-type="float" office:value="50454.5" table:style-name="ce10">
            <text:p>50.454,50</text:p>
          </table:table-cell>
          <table:table-cell office:value-type="float" office:value="6916.93" table:style-name="ce10">
            <text:p>6.916,93</text:p>
          </table:table-cell>
          <table:table-cell office:value-type="float" office:value="2.4" table:style-name="ce10">
            <text:p>2,40</text:p>
          </table:table-cell>
          <table:table-cell office:value-type="float" office:value="1.68" table:style-name="ce10">
            <text:p>1,68</text:p>
          </table:table-cell>
          <table:table-cell office:value-type="float" office:value="0.13700000000000001" table:style-name="ce10">
            <text:p>0,14</text:p>
          </table:table-cell>
          <table:table-cell office:value-type="float" office:value="700.34" table:style-name="ce10">
            <text:p>700,3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Con/Sin D.H.A hasta 10 kW</text:p>
          </table:table-cell>
          <table:table-cell office:value-type="float" office:value="233945" table:style-name="ce9">
            <text:p>233.945</text:p>
          </table:table-cell>
          <table:table-cell office:value-type="float" office:value="1100156.6100000001" table:style-name="ce10">
            <text:p>1.100.156,61</text:p>
          </table:table-cell>
          <table:table-cell office:value-type="float" office:value="528958.38" table:style-name="ce10">
            <text:p>528.958,38</text:p>
          </table:table-cell>
          <table:table-cell office:value-type="float" office:value="112793.39" table:style-name="ce10">
            <text:p>112.793,39</text:p>
          </table:table-cell>
          <table:table-cell office:value-type="float" office:value="4.7" table:style-name="ce10">
            <text:p>4,70</text:p>
          </table:table-cell>
          <table:table-cell office:value-type="float" office:value="2.2599999999999998" table:style-name="ce10">
            <text:p>2,26</text:p>
          </table:table-cell>
          <table:table-cell office:value-type="float" office:value="0.21299999999999999" table:style-name="ce10">
            <text:p>0,21</text:p>
          </table:table-cell>
          <table:table-cell office:value-type="float" office:value="480.8" table:style-name="ce10">
            <text:p>480,8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(con recargo) Con/Sin D.H.A superior a 10 kW</text:p>
          </table:table-cell>
          <table:table-cell office:value-type="float" office:value="8646" table:style-name="ce9">
            <text:p>8.646</text:p>
          </table:table-cell>
          <table:table-cell office:value-type="float" office:value="109586.56" table:style-name="ce10">
            <text:p>109.586,56</text:p>
          </table:table-cell>
          <table:table-cell office:value-type="float" office:value="63295.74" table:style-name="ce10">
            <text:p>63.295,74</text:p>
          </table:table-cell>
          <table:table-cell office:value-type="float" office:value="13750.27" table:style-name="ce10">
            <text:p>13.750,27</text:p>
          </table:table-cell>
          <table:table-cell office:value-type="float" office:value="12.67" table:style-name="ce10">
            <text:p>12,67</text:p>
          </table:table-cell>
          <table:table-cell office:value-type="float" office:value="7.32" table:style-name="ce10">
            <text:p>7,32</text:p>
          </table:table-cell>
          <table:table-cell office:value-type="float" office:value="0.217" table:style-name="ce10">
            <text:p>0,22</text:p>
          </table:table-cell>
          <table:table-cell office:value-type="float" office:value="577.59" table:style-name="ce10">
            <text:p>577,5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hasta 10 kW</text:p>
          </table:table-cell>
          <table:table-cell office:value-type="float" office:value="262106" table:style-name="ce9">
            <text:p>262.106</text:p>
          </table:table-cell>
          <table:table-cell office:value-type="float" office:value="1390223.25" table:style-name="ce10">
            <text:p>1.390.223,25</text:p>
          </table:table-cell>
          <table:table-cell office:value-type="float" office:value="757509.22" table:style-name="ce10">
            <text:p>757.509,22</text:p>
          </table:table-cell>
          <table:table-cell office:value-type="float" office:value="157580.53" table:style-name="ce10">
            <text:p>157.580,53</text:p>
          </table:table-cell>
          <table:table-cell office:value-type="float" office:value="5.3" table:style-name="ce10">
            <text:p>5,30</text:p>
          </table:table-cell>
          <table:table-cell office:value-type="float" office:value="2.89" table:style-name="ce10">
            <text:p>2,89</text:p>
          </table:table-cell>
          <table:table-cell office:value-type="float" office:value="0.20799999999999999" table:style-name="ce10">
            <text:p>0,21</text:p>
          </table:table-cell>
          <table:table-cell office:value-type="float" office:value="544.88" table:style-name="ce10">
            <text:p>544,88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superior a 10 kW</text:p>
          </table:table-cell>
          <table:table-cell office:value-type="float" office:value="39082" table:style-name="ce9">
            <text:p>39.082</text:p>
          </table:table-cell>
          <table:table-cell office:value-type="float" office:value="1104307.68" table:style-name="ce10">
            <text:p>1.104.307,68</text:p>
          </table:table-cell>
          <table:table-cell office:value-type="float" office:value="1169830.18" table:style-name="ce10">
            <text:p>1.169.830,18</text:p>
          </table:table-cell>
          <table:table-cell office:value-type="float" office:value="186117.09" table:style-name="ce10">
            <text:p>186.117,09</text:p>
          </table:table-cell>
          <table:table-cell office:value-type="float" office:value="28.26" table:style-name="ce10">
            <text:p>28,26</text:p>
          </table:table-cell>
          <table:table-cell office:value-type="float" office:value="29.93" table:style-name="ce10">
            <text:p>29,93</text:p>
          </table:table-cell>
          <table:table-cell office:value-type="float" office:value="0.159" table:style-name="ce10">
            <text:p>0,16</text:p>
          </table:table-cell>
          <table:table-cell office:value-type="float" office:value="1059.33" table:style-name="ce10">
            <text:p>1.059,3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3.1A de 1 kV a 36 kV</text:p>
          </table:table-cell>
          <table:table-cell office:value-type="float" office:value="248" table:style-name="ce9">
            <text:p>248</text:p>
          </table:table-cell>
          <table:table-cell office:value-type="float" office:value="47876.6" table:style-name="ce10">
            <text:p>47.876,60</text:p>
          </table:table-cell>
          <table:table-cell office:value-type="float" office:value="109301.85" table:style-name="ce10">
            <text:p>109.301,85</text:p>
          </table:table-cell>
          <table:table-cell office:value-type="float" office:value="12876.65" table:style-name="ce10">
            <text:p>12.876,65</text:p>
          </table:table-cell>
          <table:table-cell office:value-type="float" office:value="193.05" table:style-name="ce10">
            <text:p>193,05</text:p>
          </table:table-cell>
          <table:table-cell office:value-type="float" office:value="440.73" table:style-name="ce10">
            <text:p>440,73</text:p>
          </table:table-cell>
          <table:table-cell office:value-type="float" office:value="0.11799999999999999" table:style-name="ce10">
            <text:p>0,12</text:p>
          </table:table-cell>
          <table:table-cell office:value-type="float" office:value="2282.9899999999998" table:style-name="ce10">
            <text:p>2.282,9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A de 1 kV a 30 kV</text:p>
          </table:table-cell>
          <table:table-cell office:value-type="float" office:value="425" table:style-name="ce9">
            <text:p>425</text:p>
          </table:table-cell>
          <table:table-cell office:value-type="float" office:value="429939.08" table:style-name="ce10">
            <text:p>429.939,08</text:p>
          </table:table-cell>
          <table:table-cell office:value-type="float" office:value="1433044.46" table:style-name="ce10">
            <text:p>1.433.044,46</text:p>
          </table:table-cell>
          <table:table-cell office:value-type="float" office:value="137150.17000000001" table:style-name="ce10">
            <text:p>137.150,17</text:p>
          </table:table-cell>
          <table:table-cell office:value-type="float" office:value="1011.62" table:style-name="ce10">
            <text:p>1.011,62</text:p>
          </table:table-cell>
          <table:table-cell office:value-type="float" office:value="3371.87" table:style-name="ce10">
            <text:p>3.371,87</text:p>
          </table:table-cell>
          <table:table-cell office:value-type="float" office:value="9.6000000000000002E-2" table:style-name="ce10">
            <text:p>0,10</text:p>
          </table:table-cell>
          <table:table-cell office:value-type="float" office:value="3333.13" table:style-name="ce10">
            <text:p>3.333,1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2 de 36 kV a 72,5 kV</text:p>
          </table:table-cell>
          <table:table-cell office:value-type="float" office:value="2" table:style-name="ce9">
            <text:p>2</text:p>
          </table:table-cell>
          <table:table-cell office:value-type="float" office:value="230" table:style-name="ce10">
            <text:p>230,00</text:p>
          </table:table-cell>
          <table:table-cell office:value-type="float" office:value="380" table:style-name="ce10">
            <text:p>380,00</text:p>
          </table:table-cell>
          <table:table-cell office:value-type="float" office:value="35" table:style-name="ce10">
            <text:p>35,00</text:p>
          </table:table-cell>
          <table:table-cell office:value-type="float" office:value="115" table:style-name="ce10">
            <text:p>115,00</text:p>
          </table:table-cell>
          <table:table-cell office:value-type="float" office:value="190" table:style-name="ce10">
            <text:p>190,00</text:p>
          </table:table-cell>
          <table:table-cell office:value-type="float" office:value="9.1999999999999998E-2" table:style-name="ce10">
            <text:p>0,09</text:p>
          </table:table-cell>
          <table:table-cell office:value-type="float" office:value="1652.17" table:style-name="ce10">
            <text:p>1.652,17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3 de 72,5 kV a 145 kV</text:p>
          </table:table-cell>
          <table:table-cell office:value-type="float" office:value="6" table:style-name="ce9">
            <text:p>6</text:p>
          </table:table-cell>
          <table:table-cell office:value-type="float" office:value="34000" table:style-name="ce10">
            <text:p>34.000,00</text:p>
          </table:table-cell>
          <table:table-cell office:value-type="float" office:value="203806.38" table:style-name="ce10">
            <text:p>203.806,38</text:p>
          </table:table-cell>
          <table:table-cell office:value-type="float" office:value="15064.56" table:style-name="ce10">
            <text:p>15.064,56</text:p>
          </table:table-cell>
          <table:table-cell office:value-type="float" office:value="5666.67" table:style-name="ce10">
            <text:p>5.666,67</text:p>
          </table:table-cell>
          <table:table-cell office:value-type="float" office:value="33967.730000000003" table:style-name="ce10">
            <text:p>33.967,73</text:p>
          </table:table-cell>
          <table:table-cell office:value-type="float" office:value="7.3999999999999996E-2" table:style-name="ce10">
            <text:p>0,07</text:p>
          </table:table-cell>
          <table:table-cell office:value-type="float" office:value="5994.31" table:style-name="ce10">
            <text:p>5.994,31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4-6.5 mayor o igual a 145 kV</text:p>
          </table:table-cell>
          <table:table-cell office:value-type="float" office:value="1" table:style-name="ce9">
            <text:p>1</text:p>
          </table:table-cell>
          <table:table-cell office:value-type="float" office:value="15000" table:style-name="ce10">
            <text:p>15.000,00</text:p>
          </table:table-cell>
          <table:table-cell office:value-type="float" office:value="6024.58" table:style-name="ce10">
            <text:p>6.024,58</text:p>
          </table:table-cell>
          <table:table-cell office:value-type="float" office:value="404.78" table:style-name="ce10">
            <text:p>404,78</text:p>
          </table:table-cell>
          <table:table-cell office:value-type="float" office:value="15000" table:style-name="ce10">
            <text:p>15.000,00</text:p>
          </table:table-cell>
          <table:table-cell office:value-type="float" office:value="6024.58" table:style-name="ce10">
            <text:p>6.024,58</text:p>
          </table:table-cell>
          <table:table-cell office:value-type="float" office:value="6.7000000000000004E-2" table:style-name="ce10">
            <text:p>0,07</text:p>
          </table:table-cell>
          <table:table-cell office:value-type="float" office:value="401.64" table:style-name="ce10">
            <text:p>401,6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574541" table:style-name="ce9">
            <text:p>574.541</text:p>
          </table:table-cell>
          <table:table-cell office:value-type="float" office:value="4303362.76" table:style-name="ce10">
            <text:p>4.303.362,76</text:p>
          </table:table-cell>
          <table:table-cell office:value-type="float" office:value="4322605.29" table:style-name="ce10">
            <text:p>4.322.605,29</text:p>
          </table:table-cell>
          <table:table-cell office:value-type="float" office:value="642689.37" table:style-name="ce10">
            <text:p>642.689,37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  <table:table table:name="GRANADA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16375" table:default-cell-style-name="ce2"/>
        <table:table-row table:style-name="ro2">
          <table:table-cell office:value-type="string" table:style-name="ce6">
            <text:p>Tarifa</text:p>
          </table:table-cell>
          <table:table-cell office:value-type="string" table:style-name="ce6">
            <text:p>Nº Clientes al final del año</text:p>
          </table:table-cell>
          <table:table-cell office:value-type="string" table:style-name="ce6">
            <text:p>Potencia contratada a final de año (kW)</text:p>
          </table:table-cell>
          <table:table-cell office:value-type="string" table:style-name="ce6">
            <text:p>Suministros anuales (MWh)</text:p>
          </table:table-cell>
          <table:table-cell office:value-type="string" table:style-name="ce6">
            <text:p>Facturación (miles de euros)</text:p>
          </table:table-cell>
          <table:table-cell office:value-type="string" table:style-name="ce6">
            <text:p>kW/Cliente</text:p>
          </table:table-cell>
          <table:table-cell office:value-type="string" table:style-name="ce6">
            <text:p>MWh/Cliente</text:p>
          </table:table-cell>
          <table:table-cell office:value-type="string" table:style-name="ce6">
            <text:p>euros/kWh</text:p>
          </table:table-cell>
          <table:table-cell office:value-type="string" table:style-name="ce6">
            <text:p>Horas de utilización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8">
            <text:p>Bono Social</text:p>
          </table:table-cell>
          <table:table-cell office:value-type="float" office:value="70508" table:style-name="ce9">
            <text:p>70.508</text:p>
          </table:table-cell>
          <table:table-cell office:value-type="float" office:value="165868.79" table:style-name="ce10">
            <text:p>165.868,79</text:p>
          </table:table-cell>
          <table:table-cell office:value-type="float" office:value="119042.62" table:style-name="ce10">
            <text:p>119.042,62</text:p>
          </table:table-cell>
          <table:table-cell office:value-type="float" office:value="16560.98" table:style-name="ce10">
            <text:p>16.560,98</text:p>
          </table:table-cell>
          <table:table-cell office:value-type="float" office:value="2.35" table:style-name="ce10">
            <text:p>2,35</text:p>
          </table:table-cell>
          <table:table-cell office:value-type="float" office:value="1.69" table:style-name="ce10">
            <text:p>1,69</text:p>
          </table:table-cell>
          <table:table-cell office:value-type="float" office:value="0.13900000000000001" table:style-name="ce10">
            <text:p>0,14</text:p>
          </table:table-cell>
          <table:table-cell office:value-type="float" office:value="717.69" table:style-name="ce10">
            <text:p>717,6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Con/Sin D.H.A hasta 10 kW</text:p>
          </table:table-cell>
          <table:table-cell office:value-type="float" office:value="235375" table:style-name="ce9">
            <text:p>235.375</text:p>
          </table:table-cell>
          <table:table-cell office:value-type="float" office:value="925267.09" table:style-name="ce10">
            <text:p>925.267,09</text:p>
          </table:table-cell>
          <table:table-cell office:value-type="float" office:value="638188.89" table:style-name="ce10">
            <text:p>638.188,89</text:p>
          </table:table-cell>
          <table:table-cell office:value-type="float" office:value="118033.34" table:style-name="ce10">
            <text:p>118.033,34</text:p>
          </table:table-cell>
          <table:table-cell office:value-type="float" office:value="3.93" table:style-name="ce10">
            <text:p>3,93</text:p>
          </table:table-cell>
          <table:table-cell office:value-type="float" office:value="2.71" table:style-name="ce10">
            <text:p>2,71</text:p>
          </table:table-cell>
          <table:table-cell office:value-type="float" office:value="0.185" table:style-name="ce10">
            <text:p>0,19</text:p>
          </table:table-cell>
          <table:table-cell office:value-type="float" office:value="689.73" table:style-name="ce10">
            <text:p>689,7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(con recargo) Con/Sin D.H.A superior a 10 kW</text:p>
          </table:table-cell>
          <table:table-cell office:value-type="float" office:value="1581" table:style-name="ce9">
            <text:p>1.581</text:p>
          </table:table-cell>
          <table:table-cell office:value-type="float" office:value="25327.94" table:style-name="ce10">
            <text:p>25.327,94</text:p>
          </table:table-cell>
          <table:table-cell office:value-type="float" office:value="18393.32" table:style-name="ce10">
            <text:p>18.393,32</text:p>
          </table:table-cell>
          <table:table-cell office:value-type="float" office:value="4014.78" table:style-name="ce10">
            <text:p>4.014,78</text:p>
          </table:table-cell>
          <table:table-cell office:value-type="float" office:value="16.02" table:style-name="ce10">
            <text:p>16,02</text:p>
          </table:table-cell>
          <table:table-cell office:value-type="float" office:value="11.63" table:style-name="ce10">
            <text:p>11,63</text:p>
          </table:table-cell>
          <table:table-cell office:value-type="float" office:value="0.218" table:style-name="ce10">
            <text:p>0,22</text:p>
          </table:table-cell>
          <table:table-cell office:value-type="float" office:value="726.21" table:style-name="ce10">
            <text:p>726,21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hasta 10 kW</text:p>
          </table:table-cell>
          <table:table-cell office:value-type="float" office:value="256800" table:style-name="ce9">
            <text:p>256.800</text:p>
          </table:table-cell>
          <table:table-cell office:value-type="float" office:value="1043161.08" table:style-name="ce10">
            <text:p>1.043.161,08</text:p>
          </table:table-cell>
          <table:table-cell office:value-type="float" office:value="750189.23" table:style-name="ce10">
            <text:p>750.189,23</text:p>
          </table:table-cell>
          <table:table-cell office:value-type="float" office:value="143518.35999999999" table:style-name="ce10">
            <text:p>143.518,36</text:p>
          </table:table-cell>
          <table:table-cell office:value-type="float" office:value="4.0599999999999996" table:style-name="ce10">
            <text:p>4,06</text:p>
          </table:table-cell>
          <table:table-cell office:value-type="float" office:value="2.92" table:style-name="ce10">
            <text:p>2,92</text:p>
          </table:table-cell>
          <table:table-cell office:value-type="float" office:value="0.191" table:style-name="ce10">
            <text:p>0,19</text:p>
          </table:table-cell>
          <table:table-cell office:value-type="float" office:value="719.15" table:style-name="ce10">
            <text:p>719,15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superior a 10 kW</text:p>
          </table:table-cell>
          <table:table-cell office:value-type="float" office:value="19539" table:style-name="ce9">
            <text:p>19.539</text:p>
          </table:table-cell>
          <table:table-cell office:value-type="float" office:value="466278.63" table:style-name="ce10">
            <text:p>466.278,63</text:p>
          </table:table-cell>
          <table:table-cell office:value-type="float" office:value="579841.91" table:style-name="ce10">
            <text:p>579.841,91</text:p>
          </table:table-cell>
          <table:table-cell office:value-type="float" office:value="92380.7" table:style-name="ce10">
            <text:p>92.380,70</text:p>
          </table:table-cell>
          <table:table-cell office:value-type="float" office:value="23.86" table:style-name="ce10">
            <text:p>23,86</text:p>
          </table:table-cell>
          <table:table-cell office:value-type="float" office:value="29.68" table:style-name="ce10">
            <text:p>29,68</text:p>
          </table:table-cell>
          <table:table-cell office:value-type="float" office:value="0.159" table:style-name="ce10">
            <text:p>0,16</text:p>
          </table:table-cell>
          <table:table-cell office:value-type="float" office:value="1243.55" table:style-name="ce10">
            <text:p>1.243,55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3.1A de 1 kV a 36 kV</text:p>
          </table:table-cell>
          <table:table-cell office:value-type="float" office:value="1224" table:style-name="ce9">
            <text:p>1.224</text:p>
          </table:table-cell>
          <table:table-cell office:value-type="float" office:value="132430.41" table:style-name="ce10">
            <text:p>132.430,41</text:p>
          </table:table-cell>
          <table:table-cell office:value-type="float" office:value="233931.46" table:style-name="ce10">
            <text:p>233.931,46</text:p>
          </table:table-cell>
          <table:table-cell office:value-type="float" office:value="29945.13" table:style-name="ce10">
            <text:p>29.945,13</text:p>
          </table:table-cell>
          <table:table-cell office:value-type="float" office:value="108.19" table:style-name="ce10">
            <text:p>108,19</text:p>
          </table:table-cell>
          <table:table-cell office:value-type="float" office:value="191.12" table:style-name="ce10">
            <text:p>191,12</text:p>
          </table:table-cell>
          <table:table-cell office:value-type="float" office:value="0.128" table:style-name="ce10">
            <text:p>0,13</text:p>
          </table:table-cell>
          <table:table-cell office:value-type="float" office:value="1766.45" table:style-name="ce10">
            <text:p>1.766,45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A de 1 kV a 30 kV</text:p>
          </table:table-cell>
          <table:table-cell office:value-type="float" office:value="326" table:style-name="ce9">
            <text:p>326</text:p>
          </table:table-cell>
          <table:table-cell office:value-type="float" office:value="191675" table:style-name="ce10">
            <text:p>191.675,00</text:p>
          </table:table-cell>
          <table:table-cell office:value-type="float" office:value="512423.45" table:style-name="ce10">
            <text:p>512.423,45</text:p>
          </table:table-cell>
          <table:table-cell office:value-type="float" office:value="54322.91" table:style-name="ce10">
            <text:p>54.322,91</text:p>
          </table:table-cell>
          <table:table-cell office:value-type="float" office:value="587.96" table:style-name="ce10">
            <text:p>587,96</text:p>
          </table:table-cell>
          <table:table-cell office:value-type="float" office:value="1571.85" table:style-name="ce10">
            <text:p>1.571,85</text:p>
          </table:table-cell>
          <table:table-cell office:value-type="float" office:value="0.106" table:style-name="ce10">
            <text:p>0,11</text:p>
          </table:table-cell>
          <table:table-cell office:value-type="float" office:value="2673.4" table:style-name="ce10">
            <text:p>2.673,4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2 de 36 kV a 72,5 kV</text:p>
          </table:table-cell>
          <table:table-cell office:value-type="float" office:value="16" table:style-name="ce9">
            <text:p>16</text:p>
          </table:table-cell>
          <table:table-cell office:value-type="float" office:value="8802.0300000000007" table:style-name="ce10">
            <text:p>8.802,03</text:p>
          </table:table-cell>
          <table:table-cell office:value-type="float" office:value="40062.379999999997" table:style-name="ce10">
            <text:p>40.062,38</text:p>
          </table:table-cell>
          <table:table-cell office:value-type="float" office:value="3333.48" table:style-name="ce10">
            <text:p>3.333,48</text:p>
          </table:table-cell>
          <table:table-cell office:value-type="float" office:value="550.13" table:style-name="ce10">
            <text:p>550,13</text:p>
          </table:table-cell>
          <table:table-cell office:value-type="float" office:value="2503.9" table:style-name="ce10">
            <text:p>2.503,90</text:p>
          </table:table-cell>
          <table:table-cell office:value-type="float" office:value="8.3000000000000004E-2" table:style-name="ce10">
            <text:p>0,08</text:p>
          </table:table-cell>
          <table:table-cell office:value-type="float" office:value="4551.49" table:style-name="ce10">
            <text:p>4.551,4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3 de 72,5 kV a 145 kV</text:p>
          </table:table-cell>
          <table:table-cell office:value-type="float" office:value="7" table:style-name="ce9">
            <text:p>7</text:p>
          </table:table-cell>
          <table:table-cell office:value-type="float" office:value="33700" table:style-name="ce10">
            <text:p>33.700,00</text:p>
          </table:table-cell>
          <table:table-cell office:value-type="float" office:value="232034.37" table:style-name="ce10">
            <text:p>232.034,37</text:p>
          </table:table-cell>
          <table:table-cell office:value-type="float" office:value="16959.560000000001" table:style-name="ce10">
            <text:p>16.959,56</text:p>
          </table:table-cell>
          <table:table-cell office:value-type="float" office:value="4814.29" table:style-name="ce10">
            <text:p>4.814,29</text:p>
          </table:table-cell>
          <table:table-cell office:value-type="float" office:value="33147.769999999997" table:style-name="ce10">
            <text:p>33.147,77</text:p>
          </table:table-cell>
          <table:table-cell office:value-type="float" office:value="7.2999999999999995E-2" table:style-name="ce10">
            <text:p>0,07</text:p>
          </table:table-cell>
          <table:table-cell office:value-type="float" office:value="6885.29" table:style-name="ce10">
            <text:p>6.885,2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4-6.5 mayor o igual a 145 kV</text:p>
          </table:table-cell>
          <table:table-cell office:value-type="float" office:value="9" table:style-name="ce9">
            <text:p>9</text:p>
          </table:table-cell>
          <table:table-cell office:value-type="float" office:value="11925" table:style-name="ce10">
            <text:p>11.925,00</text:p>
          </table:table-cell>
          <table:table-cell office:value-type="float" office:value="37575.949999999997" table:style-name="ce10">
            <text:p>37.575,95</text:p>
          </table:table-cell>
          <table:table-cell office:value-type="float" office:value="2089.34" table:style-name="ce10">
            <text:p>2.089,34</text:p>
          </table:table-cell>
          <table:table-cell office:value-type="float" office:value="1325" table:style-name="ce10">
            <text:p>1.325,00</text:p>
          </table:table-cell>
          <table:table-cell office:value-type="float" office:value="4175.1099999999997" table:style-name="ce10">
            <text:p>4.175,11</text:p>
          </table:table-cell>
          <table:table-cell office:value-type="float" office:value="5.6000000000000001E-2" table:style-name="ce10">
            <text:p>0,06</text:p>
          </table:table-cell>
          <table:table-cell office:value-type="float" office:value="3151.02" table:style-name="ce10">
            <text:p>3.151,0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585385" table:style-name="ce9">
            <text:p>585.385</text:p>
          </table:table-cell>
          <table:table-cell office:value-type="float" office:value="3004435.97" table:style-name="ce10">
            <text:p>3.004.435,97</text:p>
          </table:table-cell>
          <table:table-cell office:value-type="float" office:value="3161683.58" table:style-name="ce10">
            <text:p>3.161.683,58</text:p>
          </table:table-cell>
          <table:table-cell office:value-type="float" office:value="481158.58" table:style-name="ce10">
            <text:p>481.158,58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  <table:table table:name="GUADALAJARA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16375" table:default-cell-style-name="ce2"/>
        <table:table-row table:style-name="ro2">
          <table:table-cell office:value-type="string" table:style-name="ce6">
            <text:p>Tarifa</text:p>
          </table:table-cell>
          <table:table-cell office:value-type="string" table:style-name="ce6">
            <text:p>Nº Clientes al final del año</text:p>
          </table:table-cell>
          <table:table-cell office:value-type="string" table:style-name="ce6">
            <text:p>Potencia contratada a final de año (kW)</text:p>
          </table:table-cell>
          <table:table-cell office:value-type="string" table:style-name="ce6">
            <text:p>Suministros anuales (MWh)</text:p>
          </table:table-cell>
          <table:table-cell office:value-type="string" table:style-name="ce6">
            <text:p>Facturación (miles de euros)</text:p>
          </table:table-cell>
          <table:table-cell office:value-type="string" table:style-name="ce6">
            <text:p>kW/Cliente</text:p>
          </table:table-cell>
          <table:table-cell office:value-type="string" table:style-name="ce6">
            <text:p>MWh/Cliente</text:p>
          </table:table-cell>
          <table:table-cell office:value-type="string" table:style-name="ce6">
            <text:p>euros/kWh</text:p>
          </table:table-cell>
          <table:table-cell office:value-type="string" table:style-name="ce6">
            <text:p>Horas de utilización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8">
            <text:p>Bono Social</text:p>
          </table:table-cell>
          <table:table-cell office:value-type="float" office:value="20535" table:style-name="ce9">
            <text:p>20.535</text:p>
          </table:table-cell>
          <table:table-cell office:value-type="float" office:value="48545.88" table:style-name="ce10">
            <text:p>48.545,88</text:p>
          </table:table-cell>
          <table:table-cell office:value-type="float" office:value="23191.54" table:style-name="ce10">
            <text:p>23.191,54</text:p>
          </table:table-cell>
          <table:table-cell office:value-type="float" office:value="4014.85" table:style-name="ce10">
            <text:p>4.014,85</text:p>
          </table:table-cell>
          <table:table-cell office:value-type="float" office:value="2.36" table:style-name="ce10">
            <text:p>2,36</text:p>
          </table:table-cell>
          <table:table-cell office:value-type="float" office:value="1.1299999999999999" table:style-name="ce10">
            <text:p>1,13</text:p>
          </table:table-cell>
          <table:table-cell office:value-type="float" office:value="0.17299999999999999" table:style-name="ce10">
            <text:p>0,17</text:p>
          </table:table-cell>
          <table:table-cell office:value-type="float" office:value="477.72" table:style-name="ce10">
            <text:p>477,7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Con/Sin D.H.A hasta 10 kW</text:p>
          </table:table-cell>
          <table:table-cell office:value-type="float" office:value="74701" table:style-name="ce9">
            <text:p>74.701</text:p>
          </table:table-cell>
          <table:table-cell office:value-type="float" office:value="306002.15000000002" table:style-name="ce10">
            <text:p>306.002,15</text:p>
          </table:table-cell>
          <table:table-cell office:value-type="float" office:value="162152.89000000001" table:style-name="ce10">
            <text:p>162.152,89</text:p>
          </table:table-cell>
          <table:table-cell office:value-type="float" office:value="31353.42" table:style-name="ce10">
            <text:p>31.353,42</text:p>
          </table:table-cell>
          <table:table-cell office:value-type="float" office:value="4.0999999999999996" table:style-name="ce10">
            <text:p>4,10</text:p>
          </table:table-cell>
          <table:table-cell office:value-type="float" office:value="2.17" table:style-name="ce10">
            <text:p>2,17</text:p>
          </table:table-cell>
          <table:table-cell office:value-type="float" office:value="0.193" table:style-name="ce10">
            <text:p>0,19</text:p>
          </table:table-cell>
          <table:table-cell office:value-type="float" office:value="529.91" table:style-name="ce10">
            <text:p>529,91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(con recargo) Con/Sin D.H.A superior a 10 kW</text:p>
          </table:table-cell>
          <table:table-cell office:value-type="float" office:value="141" table:style-name="ce9">
            <text:p>141</text:p>
          </table:table-cell>
          <table:table-cell office:value-type="float" office:value="4084.8" table:style-name="ce10">
            <text:p>4.084,80</text:p>
          </table:table-cell>
          <table:table-cell office:value-type="float" office:value="2129.56" table:style-name="ce10">
            <text:p>2.129,56</text:p>
          </table:table-cell>
          <table:table-cell office:value-type="float" office:value="560.47" table:style-name="ce10">
            <text:p>560,47</text:p>
          </table:table-cell>
          <table:table-cell office:value-type="float" office:value="28.97" table:style-name="ce10">
            <text:p>28,97</text:p>
          </table:table-cell>
          <table:table-cell office:value-type="float" office:value="15.1" table:style-name="ce10">
            <text:p>15,10</text:p>
          </table:table-cell>
          <table:table-cell office:value-type="float" office:value="0.26300000000000001" table:style-name="ce10">
            <text:p>0,26</text:p>
          </table:table-cell>
          <table:table-cell office:value-type="float" office:value="521.34" table:style-name="ce10">
            <text:p>521,3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hasta 10 kW</text:p>
          </table:table-cell>
          <table:table-cell office:value-type="float" office:value="89665" table:style-name="ce9">
            <text:p>89.665</text:p>
          </table:table-cell>
          <table:table-cell office:value-type="float" office:value="388655.11" table:style-name="ce10">
            <text:p>388.655,11</text:p>
          </table:table-cell>
          <table:table-cell office:value-type="float" office:value="229204.23" table:style-name="ce10">
            <text:p>229.204,23</text:p>
          </table:table-cell>
          <table:table-cell office:value-type="float" office:value="44843.33" table:style-name="ce10">
            <text:p>44.843,33</text:p>
          </table:table-cell>
          <table:table-cell office:value-type="float" office:value="4.33" table:style-name="ce10">
            <text:p>4,33</text:p>
          </table:table-cell>
          <table:table-cell office:value-type="float" office:value="2.56" table:style-name="ce10">
            <text:p>2,56</text:p>
          </table:table-cell>
          <table:table-cell office:value-type="float" office:value="0.19600000000000001" table:style-name="ce10">
            <text:p>0,20</text:p>
          </table:table-cell>
          <table:table-cell office:value-type="float" office:value="589.74" table:style-name="ce10">
            <text:p>589,7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superior a 10 kW</text:p>
          </table:table-cell>
          <table:table-cell office:value-type="float" office:value="7762" table:style-name="ce9">
            <text:p>7.762</text:p>
          </table:table-cell>
          <table:table-cell office:value-type="float" office:value="179178.76" table:style-name="ce10">
            <text:p>179.178,76</text:p>
          </table:table-cell>
          <table:table-cell office:value-type="float" office:value="190806.72" table:style-name="ce10">
            <text:p>190.806,72</text:p>
          </table:table-cell>
          <table:table-cell office:value-type="float" office:value="31143.26" table:style-name="ce10">
            <text:p>31.143,26</text:p>
          </table:table-cell>
          <table:table-cell office:value-type="float" office:value="23.08" table:style-name="ce10">
            <text:p>23,08</text:p>
          </table:table-cell>
          <table:table-cell office:value-type="float" office:value="24.58" table:style-name="ce10">
            <text:p>24,58</text:p>
          </table:table-cell>
          <table:table-cell office:value-type="float" office:value="0.16300000000000001" table:style-name="ce10">
            <text:p>0,16</text:p>
          </table:table-cell>
          <table:table-cell office:value-type="float" office:value="1064.9000000000001" table:style-name="ce10">
            <text:p>1.064,9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3.1A de 1 kV a 36 kV</text:p>
          </table:table-cell>
          <table:table-cell office:value-type="float" office:value="922" table:style-name="ce9">
            <text:p>922</text:p>
          </table:table-cell>
          <table:table-cell office:value-type="float" office:value="61794.400000000001" table:style-name="ce10">
            <text:p>61.794,40</text:p>
          </table:table-cell>
          <table:table-cell office:value-type="float" office:value="105708.49" table:style-name="ce10">
            <text:p>105.708,49</text:p>
          </table:table-cell>
          <table:table-cell office:value-type="float" office:value="14179.13" table:style-name="ce10">
            <text:p>14.179,13</text:p>
          </table:table-cell>
          <table:table-cell office:value-type="float" office:value="67.02" table:style-name="ce10">
            <text:p>67,02</text:p>
          </table:table-cell>
          <table:table-cell office:value-type="float" office:value="114.65" table:style-name="ce10">
            <text:p>114,65</text:p>
          </table:table-cell>
          <table:table-cell office:value-type="float" office:value="0.13400000000000001" table:style-name="ce10">
            <text:p>0,13</text:p>
          </table:table-cell>
          <table:table-cell office:value-type="float" office:value="1710.65" table:style-name="ce10">
            <text:p>1.710,65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A de 1 kV a 30 kV</text:p>
          </table:table-cell>
          <table:table-cell office:value-type="float" office:value="125" table:style-name="ce9">
            <text:p>125</text:p>
          </table:table-cell>
          <table:table-cell office:value-type="float" office:value="118418" table:style-name="ce10">
            <text:p>118.418,00</text:p>
          </table:table-cell>
          <table:table-cell office:value-type="float" office:value="382905.18" table:style-name="ce10">
            <text:p>382.905,18</text:p>
          </table:table-cell>
          <table:table-cell office:value-type="float" office:value="37977.629999999997" table:style-name="ce10">
            <text:p>37.977,63</text:p>
          </table:table-cell>
          <table:table-cell office:value-type="float" office:value="947.34" table:style-name="ce10">
            <text:p>947,34</text:p>
          </table:table-cell>
          <table:table-cell office:value-type="float" office:value="3063.24" table:style-name="ce10">
            <text:p>3.063,24</text:p>
          </table:table-cell>
          <table:table-cell office:value-type="float" office:value="9.9000000000000005E-2" table:style-name="ce10">
            <text:p>0,10</text:p>
          </table:table-cell>
          <table:table-cell office:value-type="float" office:value="3233.5" table:style-name="ce10">
            <text:p>3.233,5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2 de 36 kV a 72,5 kV</text:p>
          </table:table-cell>
          <table:table-cell office:value-type="float" office:value="14" table:style-name="ce9">
            <text:p>14</text:p>
          </table:table-cell>
          <table:table-cell office:value-type="float" office:value="102534" table:style-name="ce10">
            <text:p>102.534,00</text:p>
          </table:table-cell>
          <table:table-cell office:value-type="float" office:value="233247.94" table:style-name="ce10">
            <text:p>233.247,94</text:p>
          </table:table-cell>
          <table:table-cell office:value-type="float" office:value="18334.04" table:style-name="ce10">
            <text:p>18.334,04</text:p>
          </table:table-cell>
          <table:table-cell office:value-type="float" office:value="7323.86" table:style-name="ce10">
            <text:p>7.323,86</text:p>
          </table:table-cell>
          <table:table-cell office:value-type="float" office:value="16660.57" table:style-name="ce10">
            <text:p>16.660,57</text:p>
          </table:table-cell>
          <table:table-cell office:value-type="float" office:value="7.9000000000000001E-2" table:style-name="ce10">
            <text:p>0,08</text:p>
          </table:table-cell>
          <table:table-cell office:value-type="float" office:value="2274.84" table:style-name="ce10">
            <text:p>2.274,8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3 de 72,5 kV a 145 kV</text:p>
          </table:table-cell>
          <table:table-cell office:value-type="float" office:value="13" table:style-name="ce9">
            <text:p>13</text:p>
          </table:table-cell>
          <table:table-cell office:value-type="float" office:value="59524" table:style-name="ce10">
            <text:p>59.524,00</text:p>
          </table:table-cell>
          <table:table-cell office:value-type="float" office:value="61486.5" table:style-name="ce10">
            <text:p>61.486,50</text:p>
          </table:table-cell>
          <table:table-cell office:value-type="float" office:value="3978.16" table:style-name="ce10">
            <text:p>3.978,16</text:p>
          </table:table-cell>
          <table:table-cell office:value-type="float" office:value="4578.7700000000004" table:style-name="ce10">
            <text:p>4.578,77</text:p>
          </table:table-cell>
          <table:table-cell office:value-type="float" office:value="4729.7299999999996" table:style-name="ce10">
            <text:p>4.729,73</text:p>
          </table:table-cell>
          <table:table-cell office:value-type="float" office:value="6.5000000000000002E-2" table:style-name="ce10">
            <text:p>0,07</text:p>
          </table:table-cell>
          <table:table-cell office:value-type="float" office:value="1032.97" table:style-name="ce10">
            <text:p>1.032,97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4-6.5 mayor o igual a 145 kV</text:p>
          </table:table-cell>
          <table:table-cell office:value-type="float" office:value="16" table:style-name="ce9">
            <text:p>16</text:p>
          </table:table-cell>
          <table:table-cell office:value-type="float" office:value="13510" table:style-name="ce10">
            <text:p>13.510,00</text:p>
          </table:table-cell>
          <table:table-cell office:value-type="float" office:value="28653.040000000001" table:style-name="ce10">
            <text:p>28.653,04</text:p>
          </table:table-cell>
          <table:table-cell office:value-type="float" office:value="2100.7800000000002" table:style-name="ce10">
            <text:p>2.100,78</text:p>
          </table:table-cell>
          <table:table-cell office:value-type="float" office:value="844.38" table:style-name="ce10">
            <text:p>844,38</text:p>
          </table:table-cell>
          <table:table-cell office:value-type="float" office:value="1790.82" table:style-name="ce10">
            <text:p>1.790,82</text:p>
          </table:table-cell>
          <table:table-cell office:value-type="float" office:value="7.2999999999999995E-2" table:style-name="ce10">
            <text:p>0,07</text:p>
          </table:table-cell>
          <table:table-cell office:value-type="float" office:value="2120.88" table:style-name="ce10">
            <text:p>2.120,88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193894" table:style-name="ce9">
            <text:p>193.894</text:p>
          </table:table-cell>
          <table:table-cell office:value-type="float" office:value="1282247.1000000001" table:style-name="ce10">
            <text:p>1.282.247,10</text:p>
          </table:table-cell>
          <table:table-cell office:value-type="float" office:value="1419486.09" table:style-name="ce10">
            <text:p>1.419.486,09</text:p>
          </table:table-cell>
          <table:table-cell office:value-type="float" office:value="188485.07" table:style-name="ce10">
            <text:p>188.485,07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  <table:table table:name="GIPUZKOA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16375" table:default-cell-style-name="ce2"/>
        <table:table-row table:style-name="ro2">
          <table:table-cell office:value-type="string" table:style-name="ce6">
            <text:p>Tarifa</text:p>
          </table:table-cell>
          <table:table-cell office:value-type="string" table:style-name="ce6">
            <text:p>Nº Clientes al final del año</text:p>
          </table:table-cell>
          <table:table-cell office:value-type="string" table:style-name="ce6">
            <text:p>Potencia contratada a final de año (kW)</text:p>
          </table:table-cell>
          <table:table-cell office:value-type="string" table:style-name="ce6">
            <text:p>Suministros anuales (MWh)</text:p>
          </table:table-cell>
          <table:table-cell office:value-type="string" table:style-name="ce6">
            <text:p>Facturación (miles de euros)</text:p>
          </table:table-cell>
          <table:table-cell office:value-type="string" table:style-name="ce6">
            <text:p>kW/Cliente</text:p>
          </table:table-cell>
          <table:table-cell office:value-type="string" table:style-name="ce6">
            <text:p>MWh/Cliente</text:p>
          </table:table-cell>
          <table:table-cell office:value-type="string" table:style-name="ce6">
            <text:p>euros/kWh</text:p>
          </table:table-cell>
          <table:table-cell office:value-type="string" table:style-name="ce6">
            <text:p>Horas de utilización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8">
            <text:p>Bono Social</text:p>
          </table:table-cell>
          <table:table-cell office:value-type="float" office:value="22797" table:style-name="ce9">
            <text:p>22.797</text:p>
          </table:table-cell>
          <table:table-cell office:value-type="float" office:value="64409.599999999999" table:style-name="ce10">
            <text:p>64.409,60</text:p>
          </table:table-cell>
          <table:table-cell office:value-type="float" office:value="47694.85" table:style-name="ce10">
            <text:p>47.694,85</text:p>
          </table:table-cell>
          <table:table-cell office:value-type="float" office:value="8371.1" table:style-name="ce10">
            <text:p>8.371,10</text:p>
          </table:table-cell>
          <table:table-cell office:value-type="float" office:value="2.83" table:style-name="ce10">
            <text:p>2,83</text:p>
          </table:table-cell>
          <table:table-cell office:value-type="float" office:value="2.09" table:style-name="ce10">
            <text:p>2,09</text:p>
          </table:table-cell>
          <table:table-cell office:value-type="float" office:value="0.17599999999999999" table:style-name="ce10">
            <text:p>0,18</text:p>
          </table:table-cell>
          <table:table-cell office:value-type="float" office:value="740.49" table:style-name="ce10">
            <text:p>740,4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Con/Sin D.H.A hasta 10 kW</text:p>
          </table:table-cell>
          <table:table-cell office:value-type="float" office:value="138505" table:style-name="ce9">
            <text:p>138.505</text:p>
          </table:table-cell>
          <table:table-cell office:value-type="float" office:value="535745.13" table:style-name="ce10">
            <text:p>535.745,13</text:p>
          </table:table-cell>
          <table:table-cell office:value-type="float" office:value="327532.56" table:style-name="ce10">
            <text:p>327.532,56</text:p>
          </table:table-cell>
          <table:table-cell office:value-type="float" office:value="61845.71" table:style-name="ce10">
            <text:p>61.845,71</text:p>
          </table:table-cell>
          <table:table-cell office:value-type="float" office:value="3.87" table:style-name="ce10">
            <text:p>3,87</text:p>
          </table:table-cell>
          <table:table-cell office:value-type="float" office:value="2.36" table:style-name="ce10">
            <text:p>2,36</text:p>
          </table:table-cell>
          <table:table-cell office:value-type="float" office:value="0.189" table:style-name="ce10">
            <text:p>0,19</text:p>
          </table:table-cell>
          <table:table-cell office:value-type="float" office:value="611.36" table:style-name="ce10">
            <text:p>611,36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(con recargo) Con/Sin D.H.A superior a 10 kW</text:p>
          </table:table-cell>
          <table:table-cell office:value-type="float" office:value="78" table:style-name="ce9">
            <text:p>78</text:p>
          </table:table-cell>
          <table:table-cell office:value-type="float" office:value="2564" table:style-name="ce10">
            <text:p>2.564,00</text:p>
          </table:table-cell>
          <table:table-cell office:value-type="float" office:value="1029" table:style-name="ce10">
            <text:p>1.029,00</text:p>
          </table:table-cell>
          <table:table-cell office:value-type="float" office:value="201" table:style-name="ce10">
            <text:p>201,00</text:p>
          </table:table-cell>
          <table:table-cell office:value-type="float" office:value="32.869999999999997" table:style-name="ce10">
            <text:p>32,87</text:p>
          </table:table-cell>
          <table:table-cell office:value-type="float" office:value="13.19" table:style-name="ce10">
            <text:p>13,19</text:p>
          </table:table-cell>
          <table:table-cell office:value-type="float" office:value="0.19500000000000001" table:style-name="ce10">
            <text:p>0,20</text:p>
          </table:table-cell>
          <table:table-cell office:value-type="float" office:value="401.33" table:style-name="ce10">
            <text:p>401,3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hasta 10 kW</text:p>
          </table:table-cell>
          <table:table-cell office:value-type="float" office:value="245194" table:style-name="ce9">
            <text:p>245.194</text:p>
          </table:table-cell>
          <table:table-cell office:value-type="float" office:value="942020.83" table:style-name="ce10">
            <text:p>942.020,83</text:p>
          </table:table-cell>
          <table:table-cell office:value-type="float" office:value="593489.75" table:style-name="ce10">
            <text:p>593.489,75</text:p>
          </table:table-cell>
          <table:table-cell office:value-type="float" office:value="121377.81" table:style-name="ce10">
            <text:p>121.377,81</text:p>
          </table:table-cell>
          <table:table-cell office:value-type="float" office:value="3.84" table:style-name="ce10">
            <text:p>3,84</text:p>
          </table:table-cell>
          <table:table-cell office:value-type="float" office:value="2.42" table:style-name="ce10">
            <text:p>2,42</text:p>
          </table:table-cell>
          <table:table-cell office:value-type="float" office:value="0.20499999999999999" table:style-name="ce10">
            <text:p>0,21</text:p>
          </table:table-cell>
          <table:table-cell office:value-type="float" office:value="630.02" table:style-name="ce10">
            <text:p>630,0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superior a 10 kW</text:p>
          </table:table-cell>
          <table:table-cell office:value-type="float" office:value="29776" table:style-name="ce9">
            <text:p>29.776</text:p>
          </table:table-cell>
          <table:table-cell office:value-type="float" office:value="745064.29" table:style-name="ce10">
            <text:p>745.064,29</text:p>
          </table:table-cell>
          <table:table-cell office:value-type="float" office:value="796647.42" table:style-name="ce10">
            <text:p>796.647,42</text:p>
          </table:table-cell>
          <table:table-cell office:value-type="float" office:value="134837.95000000001" table:style-name="ce10">
            <text:p>134.837,95</text:p>
          </table:table-cell>
          <table:table-cell office:value-type="float" office:value="25.02" table:style-name="ce10">
            <text:p>25,02</text:p>
          </table:table-cell>
          <table:table-cell office:value-type="float" office:value="26.75" table:style-name="ce10">
            <text:p>26,75</text:p>
          </table:table-cell>
          <table:table-cell office:value-type="float" office:value="0.16900000000000001" table:style-name="ce10">
            <text:p>0,17</text:p>
          </table:table-cell>
          <table:table-cell office:value-type="float" office:value="1069.23" table:style-name="ce10">
            <text:p>1.069,2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3.1A de 1 kV a 36 kV</text:p>
          </table:table-cell>
          <table:table-cell office:value-type="float" office:value="749" table:style-name="ce9">
            <text:p>749</text:p>
          </table:table-cell>
          <table:table-cell office:value-type="float" office:value="109408.73" table:style-name="ce10">
            <text:p>109.408,73</text:p>
          </table:table-cell>
          <table:table-cell office:value-type="float" office:value="196674.97" table:style-name="ce10">
            <text:p>196.674,97</text:p>
          </table:table-cell>
          <table:table-cell office:value-type="float" office:value="23821.45" table:style-name="ce10">
            <text:p>23.821,45</text:p>
          </table:table-cell>
          <table:table-cell office:value-type="float" office:value="146.07" table:style-name="ce10">
            <text:p>146,07</text:p>
          </table:table-cell>
          <table:table-cell office:value-type="float" office:value="262.58" table:style-name="ce10">
            <text:p>262,58</text:p>
          </table:table-cell>
          <table:table-cell office:value-type="float" office:value="0.121" table:style-name="ce10">
            <text:p>0,12</text:p>
          </table:table-cell>
          <table:table-cell office:value-type="float" office:value="1797.62" table:style-name="ce10">
            <text:p>1.797,6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A de 1 kV a 30 kV</text:p>
          </table:table-cell>
          <table:table-cell office:value-type="float" office:value="349" table:style-name="ce9">
            <text:p>349</text:p>
          </table:table-cell>
          <table:table-cell office:value-type="float" office:value="266036" table:style-name="ce10">
            <text:p>266.036,00</text:p>
          </table:table-cell>
          <table:table-cell office:value-type="float" office:value="800231.19" table:style-name="ce10">
            <text:p>800.231,19</text:p>
          </table:table-cell>
          <table:table-cell office:value-type="float" office:value="70619.55" table:style-name="ce10">
            <text:p>70.619,55</text:p>
          </table:table-cell>
          <table:table-cell office:value-type="float" office:value="762.28" table:style-name="ce10">
            <text:p>762,28</text:p>
          </table:table-cell>
          <table:table-cell office:value-type="float" office:value="2292.9299999999998" table:style-name="ce10">
            <text:p>2.292,93</text:p>
          </table:table-cell>
          <table:table-cell office:value-type="float" office:value="8.7999999999999995E-2" table:style-name="ce10">
            <text:p>0,09</text:p>
          </table:table-cell>
          <table:table-cell office:value-type="float" office:value="3007.98" table:style-name="ce10">
            <text:p>3.007,98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B de 30 kV a 36 kV</text:p>
          </table:table-cell>
          <table:table-cell office:value-type="float" office:value="231" table:style-name="ce9">
            <text:p>231</text:p>
          </table:table-cell>
          <table:table-cell office:value-type="float" office:value="356658" table:style-name="ce10">
            <text:p>356.658,00</text:p>
          </table:table-cell>
          <table:table-cell office:value-type="float" office:value="973703.46" table:style-name="ce10">
            <text:p>973.703,46</text:p>
          </table:table-cell>
          <table:table-cell office:value-type="float" office:value="78057.05" table:style-name="ce10">
            <text:p>78.057,05</text:p>
          </table:table-cell>
          <table:table-cell office:value-type="float" office:value="1543.97" table:style-name="ce10">
            <text:p>1.543,97</text:p>
          </table:table-cell>
          <table:table-cell office:value-type="float" office:value="4215.17" table:style-name="ce10">
            <text:p>4.215,17</text:p>
          </table:table-cell>
          <table:table-cell office:value-type="float" office:value="0.08" table:style-name="ce10">
            <text:p>0,08</text:p>
          </table:table-cell>
          <table:table-cell office:value-type="float" office:value="2730.08" table:style-name="ce10">
            <text:p>2.730,08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2 de 36 kV a 72,5 kV</text:p>
          </table:table-cell>
          <table:table-cell office:value-type="float" office:value="1" table:style-name="ce9">
            <text:p>1</text:p>
          </table:table-cell>
          <table:table-cell office:value-type="float" office:value="1800" table:style-name="ce10">
            <text:p>1.800,00</text:p>
          </table:table-cell>
          <table:table-cell office:value-type="float" office:value="4128.4399999999996" table:style-name="ce10">
            <text:p>4.128,44</text:p>
          </table:table-cell>
          <table:table-cell office:value-type="float" office:value="284.64" table:style-name="ce10">
            <text:p>284,64</text:p>
          </table:table-cell>
          <table:table-cell office:value-type="float" office:value="1800" table:style-name="ce10">
            <text:p>1.800,00</text:p>
          </table:table-cell>
          <table:table-cell office:value-type="float" office:value="4128.4399999999996" table:style-name="ce10">
            <text:p>4.128,44</text:p>
          </table:table-cell>
          <table:table-cell office:value-type="float" office:value="6.9000000000000006E-2" table:style-name="ce10">
            <text:p>0,07</text:p>
          </table:table-cell>
          <table:table-cell office:value-type="float" office:value="2293.58" table:style-name="ce10">
            <text:p>2.293,58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3 de 72,5 kV a 145 kV</text:p>
          </table:table-cell>
          <table:table-cell office:value-type="float" office:value="16" table:style-name="ce9">
            <text:p>16</text:p>
          </table:table-cell>
          <table:table-cell office:value-type="float" office:value="246591" table:style-name="ce10">
            <text:p>246.591,00</text:p>
          </table:table-cell>
          <table:table-cell office:value-type="float" office:value="997265.56" table:style-name="ce10">
            <text:p>997.265,56</text:p>
          </table:table-cell>
          <table:table-cell office:value-type="float" office:value="66979.19" table:style-name="ce10">
            <text:p>66.979,19</text:p>
          </table:table-cell>
          <table:table-cell office:value-type="float" office:value="15411.94" table:style-name="ce10">
            <text:p>15.411,94</text:p>
          </table:table-cell>
          <table:table-cell office:value-type="float" office:value="62329.1" table:style-name="ce10">
            <text:p>62.329,10</text:p>
          </table:table-cell>
          <table:table-cell office:value-type="float" office:value="6.7000000000000004E-2" table:style-name="ce10">
            <text:p>0,07</text:p>
          </table:table-cell>
          <table:table-cell office:value-type="float" office:value="4044.21" table:style-name="ce10">
            <text:p>4.044,21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4-6.5 mayor o igual a 145 kV</text:p>
          </table:table-cell>
          <table:table-cell office:value-type="float" office:value="3" table:style-name="ce9">
            <text:p>3</text:p>
          </table:table-cell>
          <table:table-cell office:value-type="float" office:value="230030" table:style-name="ce10">
            <text:p>230.030,00</text:p>
          </table:table-cell>
          <table:table-cell office:value-type="float" office:value="884536" table:style-name="ce10">
            <text:p>884.536,00</text:p>
          </table:table-cell>
          <table:table-cell office:value-type="float" office:value="52584" table:style-name="ce10">
            <text:p>52.584,00</text:p>
          </table:table-cell>
          <table:table-cell office:value-type="float" office:value="76676.67" table:style-name="ce10">
            <text:p>76.676,67</text:p>
          </table:table-cell>
          <table:table-cell office:value-type="float" office:value="294845.33" table:style-name="ce10">
            <text:p>294.845,33</text:p>
          </table:table-cell>
          <table:table-cell office:value-type="float" office:value="5.8999999999999997E-2" table:style-name="ce10">
            <text:p>0,06</text:p>
          </table:table-cell>
          <table:table-cell office:value-type="float" office:value="3845.31" table:style-name="ce10">
            <text:p>3.845,31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437699" table:style-name="ce9">
            <text:p>437.699</text:p>
          </table:table-cell>
          <table:table-cell office:value-type="float" office:value="3500327.58" table:style-name="ce10">
            <text:p>3.500.327,58</text:p>
          </table:table-cell>
          <table:table-cell office:value-type="float" office:value="5622933.2000000002" table:style-name="ce10">
            <text:p>5.622.933,20</text:p>
          </table:table-cell>
          <table:table-cell office:value-type="float" office:value="618979.44999999995" table:style-name="ce10">
            <text:p>618.979,45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3" table:style-name="ro1">
          <table:table-cell table:number-columns-repeated="16384"/>
        </table:table-row>
      </table:table>
      <table:table table:name="HUELVA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16375" table:default-cell-style-name="ce2"/>
        <table:table-row table:style-name="ro2">
          <table:table-cell office:value-type="string" table:style-name="ce6">
            <text:p>Tarifa</text:p>
          </table:table-cell>
          <table:table-cell office:value-type="string" table:style-name="ce6">
            <text:p>Nº Clientes al final del año</text:p>
          </table:table-cell>
          <table:table-cell office:value-type="string" table:style-name="ce6">
            <text:p>Potencia contratada a final de año (kW)</text:p>
          </table:table-cell>
          <table:table-cell office:value-type="string" table:style-name="ce6">
            <text:p>Suministros anuales (MWh)</text:p>
          </table:table-cell>
          <table:table-cell office:value-type="string" table:style-name="ce6">
            <text:p>Facturación (miles de euros)</text:p>
          </table:table-cell>
          <table:table-cell office:value-type="string" table:style-name="ce6">
            <text:p>kW/Cliente</text:p>
          </table:table-cell>
          <table:table-cell office:value-type="string" table:style-name="ce6">
            <text:p>MWh/Cliente</text:p>
          </table:table-cell>
          <table:table-cell office:value-type="string" table:style-name="ce6">
            <text:p>euros/kWh</text:p>
          </table:table-cell>
          <table:table-cell office:value-type="string" table:style-name="ce6">
            <text:p>Horas de utilización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8">
            <text:p>Bono Social</text:p>
          </table:table-cell>
          <table:table-cell office:value-type="float" office:value="36293" table:style-name="ce9">
            <text:p>36.293</text:p>
          </table:table-cell>
          <table:table-cell office:value-type="float" office:value="83705.3" table:style-name="ce10">
            <text:p>83.705,30</text:p>
          </table:table-cell>
          <table:table-cell office:value-type="float" office:value="54240.55" table:style-name="ce10">
            <text:p>54.240,55</text:p>
          </table:table-cell>
          <table:table-cell office:value-type="float" office:value="7883.96" table:style-name="ce10">
            <text:p>7.883,96</text:p>
          </table:table-cell>
          <table:table-cell office:value-type="float" office:value="2.31" table:style-name="ce10">
            <text:p>2,31</text:p>
          </table:table-cell>
          <table:table-cell office:value-type="float" office:value="1.49" table:style-name="ce10">
            <text:p>1,49</text:p>
          </table:table-cell>
          <table:table-cell office:value-type="float" office:value="0.14499999999999999" table:style-name="ce10">
            <text:p>0,15</text:p>
          </table:table-cell>
          <table:table-cell office:value-type="float" office:value="647.99" table:style-name="ce10">
            <text:p>647,9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Con/Sin D.H.A hasta 10 kW</text:p>
          </table:table-cell>
          <table:table-cell office:value-type="float" office:value="137094" table:style-name="ce9">
            <text:p>137.094</text:p>
          </table:table-cell>
          <table:table-cell office:value-type="float" office:value="531552.41" table:style-name="ce10">
            <text:p>531.552,41</text:p>
          </table:table-cell>
          <table:table-cell office:value-type="float" office:value="299895.03000000003" table:style-name="ce10">
            <text:p>299.895,03</text:p>
          </table:table-cell>
          <table:table-cell office:value-type="float" office:value="60276.5" table:style-name="ce10">
            <text:p>60.276,50</text:p>
          </table:table-cell>
          <table:table-cell office:value-type="float" office:value="3.88" table:style-name="ce10">
            <text:p>3,88</text:p>
          </table:table-cell>
          <table:table-cell office:value-type="float" office:value="2.19" table:style-name="ce10">
            <text:p>2,19</text:p>
          </table:table-cell>
          <table:table-cell office:value-type="float" office:value="0.20100000000000001" table:style-name="ce10">
            <text:p>0,20</text:p>
          </table:table-cell>
          <table:table-cell office:value-type="float" office:value="564.19000000000005" table:style-name="ce10">
            <text:p>564,1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(con recargo) Con/Sin D.H.A superior a 10 kW</text:p>
          </table:table-cell>
          <table:table-cell office:value-type="float" office:value="1123" table:style-name="ce9">
            <text:p>1.123</text:p>
          </table:table-cell>
          <table:table-cell office:value-type="float" office:value="19067.21" table:style-name="ce10">
            <text:p>19.067,21</text:p>
          </table:table-cell>
          <table:table-cell office:value-type="float" office:value="14714.8" table:style-name="ce10">
            <text:p>14.714,80</text:p>
          </table:table-cell>
          <table:table-cell office:value-type="float" office:value="3242.34" table:style-name="ce10">
            <text:p>3.242,34</text:p>
          </table:table-cell>
          <table:table-cell office:value-type="float" office:value="16.98" table:style-name="ce10">
            <text:p>16,98</text:p>
          </table:table-cell>
          <table:table-cell office:value-type="float" office:value="13.1" table:style-name="ce10">
            <text:p>13,10</text:p>
          </table:table-cell>
          <table:table-cell office:value-type="float" office:value="0.22" table:style-name="ce10">
            <text:p>0,22</text:p>
          </table:table-cell>
          <table:table-cell office:value-type="float" office:value="771.73" table:style-name="ce10">
            <text:p>771,7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hasta 10 kW</text:p>
          </table:table-cell>
          <table:table-cell office:value-type="float" office:value="152272" table:style-name="ce9">
            <text:p>152.272</text:p>
          </table:table-cell>
          <table:table-cell office:value-type="float" office:value="575386.85" table:style-name="ce10">
            <text:p>575.386,85</text:p>
          </table:table-cell>
          <table:table-cell office:value-type="float" office:value="391756.01" table:style-name="ce10">
            <text:p>391.756,01</text:p>
          </table:table-cell>
          <table:table-cell office:value-type="float" office:value="77861.850000000006" table:style-name="ce10">
            <text:p>77.861,85</text:p>
          </table:table-cell>
          <table:table-cell office:value-type="float" office:value="3.78" table:style-name="ce10">
            <text:p>3,78</text:p>
          </table:table-cell>
          <table:table-cell office:value-type="float" office:value="2.57" table:style-name="ce10">
            <text:p>2,57</text:p>
          </table:table-cell>
          <table:table-cell office:value-type="float" office:value="0.19900000000000001" table:style-name="ce10">
            <text:p>0,20</text:p>
          </table:table-cell>
          <table:table-cell office:value-type="float" office:value="680.86" table:style-name="ce10">
            <text:p>680,86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superior a 10 kW</text:p>
          </table:table-cell>
          <table:table-cell office:value-type="float" office:value="10454" table:style-name="ce9">
            <text:p>10.454</text:p>
          </table:table-cell>
          <table:table-cell office:value-type="float" office:value="288689.81" table:style-name="ce10">
            <text:p>288.689,81</text:p>
          </table:table-cell>
          <table:table-cell office:value-type="float" office:value="327108.45" table:style-name="ce10">
            <text:p>327.108,45</text:p>
          </table:table-cell>
          <table:table-cell office:value-type="float" office:value="53308.91" table:style-name="ce10">
            <text:p>53.308,91</text:p>
          </table:table-cell>
          <table:table-cell office:value-type="float" office:value="27.62" table:style-name="ce10">
            <text:p>27,62</text:p>
          </table:table-cell>
          <table:table-cell office:value-type="float" office:value="31.29" table:style-name="ce10">
            <text:p>31,29</text:p>
          </table:table-cell>
          <table:table-cell office:value-type="float" office:value="0.16300000000000001" table:style-name="ce10">
            <text:p>0,16</text:p>
          </table:table-cell>
          <table:table-cell office:value-type="float" office:value="1133.08" table:style-name="ce10">
            <text:p>1.133,08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3.1A de 1 kV a 36 kV</text:p>
          </table:table-cell>
          <table:table-cell office:value-type="float" office:value="1060" table:style-name="ce9">
            <text:p>1.060</text:p>
          </table:table-cell>
          <table:table-cell office:value-type="float" office:value="104253" table:style-name="ce10">
            <text:p>104.253,00</text:p>
          </table:table-cell>
          <table:table-cell office:value-type="float" office:value="165977.92000000001" table:style-name="ce10">
            <text:p>165.977,92</text:p>
          </table:table-cell>
          <table:table-cell office:value-type="float" office:value="22130.68" table:style-name="ce10">
            <text:p>22.130,68</text:p>
          </table:table-cell>
          <table:table-cell office:value-type="float" office:value="98.35" table:style-name="ce10">
            <text:p>98,35</text:p>
          </table:table-cell>
          <table:table-cell office:value-type="float" office:value="156.58000000000001" table:style-name="ce10">
            <text:p>156,58</text:p>
          </table:table-cell>
          <table:table-cell office:value-type="float" office:value="0.13300000000000001" table:style-name="ce10">
            <text:p>0,13</text:p>
          </table:table-cell>
          <table:table-cell office:value-type="float" office:value="1592.07" table:style-name="ce10">
            <text:p>1.592,07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A de 1 kV a 30 kV</text:p>
          </table:table-cell>
          <table:table-cell office:value-type="float" office:value="235" table:style-name="ce9">
            <text:p>235</text:p>
          </table:table-cell>
          <table:table-cell office:value-type="float" office:value="182955" table:style-name="ce10">
            <text:p>182.955,00</text:p>
          </table:table-cell>
          <table:table-cell office:value-type="float" office:value="460195.94" table:style-name="ce10">
            <text:p>460.195,94</text:p>
          </table:table-cell>
          <table:table-cell office:value-type="float" office:value="45807.26" table:style-name="ce10">
            <text:p>45.807,26</text:p>
          </table:table-cell>
          <table:table-cell office:value-type="float" office:value="778.53" table:style-name="ce10">
            <text:p>778,53</text:p>
          </table:table-cell>
          <table:table-cell office:value-type="float" office:value="1958.28" table:style-name="ce10">
            <text:p>1.958,28</text:p>
          </table:table-cell>
          <table:table-cell office:value-type="float" office:value="0.1" table:style-name="ce10">
            <text:p>0,10</text:p>
          </table:table-cell>
          <table:table-cell office:value-type="float" office:value="2515.35" table:style-name="ce10">
            <text:p>2.515,35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2 de 36 kV a 72,5 kV</text:p>
          </table:table-cell>
          <table:table-cell office:value-type="float" office:value="23" table:style-name="ce9">
            <text:p>23</text:p>
          </table:table-cell>
          <table:table-cell office:value-type="float" office:value="276516" table:style-name="ce10">
            <text:p>276.516,00</text:p>
          </table:table-cell>
          <table:table-cell office:value-type="float" office:value="1573883.45" table:style-name="ce10">
            <text:p>1.573.883,45</text:p>
          </table:table-cell>
          <table:table-cell office:value-type="float" office:value="110165.77" table:style-name="ce10">
            <text:p>110.165,77</text:p>
          </table:table-cell>
          <table:table-cell office:value-type="float" office:value="12022.43" table:style-name="ce10">
            <text:p>12.022,43</text:p>
          </table:table-cell>
          <table:table-cell office:value-type="float" office:value="68429.72" table:style-name="ce10">
            <text:p>68.429,72</text:p>
          </table:table-cell>
          <table:table-cell office:value-type="float" office:value="7.0000000000000007E-2" table:style-name="ce10">
            <text:p>0,07</text:p>
          </table:table-cell>
          <table:table-cell office:value-type="float" office:value="5691.84" table:style-name="ce10">
            <text:p>5.691,8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3 de 72,5 kV a 145 kV</text:p>
          </table:table-cell>
          <table:table-cell office:value-type="float" office:value="5" table:style-name="ce9">
            <text:p>5</text:p>
          </table:table-cell>
          <table:table-cell office:value-type="float" office:value="34170" table:style-name="ce10">
            <text:p>34.170,00</text:p>
          </table:table-cell>
          <table:table-cell office:value-type="float" office:value="160369.54" table:style-name="ce10">
            <text:p>160.369,54</text:p>
          </table:table-cell>
          <table:table-cell office:value-type="float" office:value="11711.2" table:style-name="ce10">
            <text:p>11.711,20</text:p>
          </table:table-cell>
          <table:table-cell office:value-type="float" office:value="6834" table:style-name="ce10">
            <text:p>6.834,00</text:p>
          </table:table-cell>
          <table:table-cell office:value-type="float" office:value="32073.91" table:style-name="ce10">
            <text:p>32.073,91</text:p>
          </table:table-cell>
          <table:table-cell office:value-type="float" office:value="7.2999999999999995E-2" table:style-name="ce10">
            <text:p>0,07</text:p>
          </table:table-cell>
          <table:table-cell office:value-type="float" office:value="4693.28" table:style-name="ce10">
            <text:p>4.693,28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4-6.5 mayor o igual a 145 kV</text:p>
          </table:table-cell>
          <table:table-cell office:value-type="float" office:value="10" table:style-name="ce9">
            <text:p>10</text:p>
          </table:table-cell>
          <table:table-cell office:value-type="float" office:value="10339" table:style-name="ce10">
            <text:p>10.339,00</text:p>
          </table:table-cell>
          <table:table-cell office:value-type="float" office:value="4948.24" table:style-name="ce10">
            <text:p>4.948,24</text:p>
          </table:table-cell>
          <table:table-cell office:value-type="float" office:value="605.53" table:style-name="ce10">
            <text:p>605,53</text:p>
          </table:table-cell>
          <table:table-cell office:value-type="float" office:value="1033.9000000000001" table:style-name="ce10">
            <text:p>1.033,90</text:p>
          </table:table-cell>
          <table:table-cell office:value-type="float" office:value="494.82" table:style-name="ce10">
            <text:p>494,82</text:p>
          </table:table-cell>
          <table:table-cell office:value-type="float" office:value="0.122" table:style-name="ce10">
            <text:p>0,12</text:p>
          </table:table-cell>
          <table:table-cell office:value-type="float" office:value="478.6" table:style-name="ce10">
            <text:p>478,6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338569" table:style-name="ce9">
            <text:p>338.569</text:p>
          </table:table-cell>
          <table:table-cell office:value-type="float" office:value="2106634.58" table:style-name="ce10">
            <text:p>2.106.634,58</text:p>
          </table:table-cell>
          <table:table-cell office:value-type="float" office:value="3453089.93" table:style-name="ce10">
            <text:p>3.453.089,93</text:p>
          </table:table-cell>
          <table:table-cell office:value-type="float" office:value="392994" table:style-name="ce10">
            <text:p>392.994,00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  <table:table table:name="HUESCA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16375" table:default-cell-style-name="ce2"/>
        <table:table-row table:style-name="ro2">
          <table:table-cell office:value-type="string" table:style-name="ce6">
            <text:p>Tarifa</text:p>
          </table:table-cell>
          <table:table-cell office:value-type="string" table:style-name="ce6">
            <text:p>Nº Clientes al final del año</text:p>
          </table:table-cell>
          <table:table-cell office:value-type="string" table:style-name="ce6">
            <text:p>Potencia contratada a final de año (kW)</text:p>
          </table:table-cell>
          <table:table-cell office:value-type="string" table:style-name="ce6">
            <text:p>Suministros anuales (MWh)</text:p>
          </table:table-cell>
          <table:table-cell office:value-type="string" table:style-name="ce6">
            <text:p>Facturación (miles de euros)</text:p>
          </table:table-cell>
          <table:table-cell office:value-type="string" table:style-name="ce6">
            <text:p>kW/Cliente</text:p>
          </table:table-cell>
          <table:table-cell office:value-type="string" table:style-name="ce6">
            <text:p>MWh/Cliente</text:p>
          </table:table-cell>
          <table:table-cell office:value-type="string" table:style-name="ce6">
            <text:p>euros/kWh</text:p>
          </table:table-cell>
          <table:table-cell office:value-type="string" table:style-name="ce6">
            <text:p>Horas de utilización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8">
            <text:p>Bono Social</text:p>
          </table:table-cell>
          <table:table-cell office:value-type="float" office:value="9976" table:style-name="ce9">
            <text:p>9.976</text:p>
          </table:table-cell>
          <table:table-cell office:value-type="float" office:value="26640.09" table:style-name="ce10">
            <text:p>26.640,09</text:p>
          </table:table-cell>
          <table:table-cell office:value-type="float" office:value="13503.26" table:style-name="ce10">
            <text:p>13.503,26</text:p>
          </table:table-cell>
          <table:table-cell office:value-type="float" office:value="2113.58" table:style-name="ce10">
            <text:p>2.113,58</text:p>
          </table:table-cell>
          <table:table-cell office:value-type="float" office:value="2.67" table:style-name="ce10">
            <text:p>2,67</text:p>
          </table:table-cell>
          <table:table-cell office:value-type="float" office:value="1.35" table:style-name="ce10">
            <text:p>1,35</text:p>
          </table:table-cell>
          <table:table-cell office:value-type="float" office:value="0.157" table:style-name="ce10">
            <text:p>0,16</text:p>
          </table:table-cell>
          <table:table-cell office:value-type="float" office:value="506.88" table:style-name="ce10">
            <text:p>506,88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Con/Sin D.H.A hasta 10 kW</text:p>
          </table:table-cell>
          <table:table-cell office:value-type="float" office:value="76501" table:style-name="ce9">
            <text:p>76.501</text:p>
          </table:table-cell>
          <table:table-cell office:value-type="float" office:value="341406.21" table:style-name="ce10">
            <text:p>341.406,21</text:p>
          </table:table-cell>
          <table:table-cell office:value-type="float" office:value="155388.48000000001" table:style-name="ce10">
            <text:p>155.388,48</text:p>
          </table:table-cell>
          <table:table-cell office:value-type="float" office:value="33395.9" table:style-name="ce10">
            <text:p>33.395,90</text:p>
          </table:table-cell>
          <table:table-cell office:value-type="float" office:value="4.46" table:style-name="ce10">
            <text:p>4,46</text:p>
          </table:table-cell>
          <table:table-cell office:value-type="float" office:value="2.0299999999999998" table:style-name="ce10">
            <text:p>2,03</text:p>
          </table:table-cell>
          <table:table-cell office:value-type="float" office:value="0.215" table:style-name="ce10">
            <text:p>0,22</text:p>
          </table:table-cell>
          <table:table-cell office:value-type="float" office:value="455.14" table:style-name="ce10">
            <text:p>455,1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(con recargo) Con/Sin D.H.A superior a 10 kW</text:p>
          </table:table-cell>
          <table:table-cell office:value-type="float" office:value="1308" table:style-name="ce9">
            <text:p>1.308</text:p>
          </table:table-cell>
          <table:table-cell office:value-type="float" office:value="19843.95" table:style-name="ce10">
            <text:p>19.843,95</text:p>
          </table:table-cell>
          <table:table-cell office:value-type="float" office:value="12820.68" table:style-name="ce10">
            <text:p>12.820,68</text:p>
          </table:table-cell>
          <table:table-cell office:value-type="float" office:value="2768.14" table:style-name="ce10">
            <text:p>2.768,14</text:p>
          </table:table-cell>
          <table:table-cell office:value-type="float" office:value="15.17" table:style-name="ce10">
            <text:p>15,17</text:p>
          </table:table-cell>
          <table:table-cell office:value-type="float" office:value="9.8000000000000007" table:style-name="ce10">
            <text:p>9,80</text:p>
          </table:table-cell>
          <table:table-cell office:value-type="float" office:value="0.216" table:style-name="ce10">
            <text:p>0,22</text:p>
          </table:table-cell>
          <table:table-cell office:value-type="float" office:value="646.08000000000004" table:style-name="ce10">
            <text:p>646,08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hasta 10 kW</text:p>
          </table:table-cell>
          <table:table-cell office:value-type="float" office:value="92221" table:style-name="ce9">
            <text:p>92.221</text:p>
          </table:table-cell>
          <table:table-cell office:value-type="float" office:value="477913.81" table:style-name="ce10">
            <text:p>477.913,81</text:p>
          </table:table-cell>
          <table:table-cell office:value-type="float" office:value="215689.19" table:style-name="ce10">
            <text:p>215.689,19</text:p>
          </table:table-cell>
          <table:table-cell office:value-type="float" office:value="45351.78" table:style-name="ce10">
            <text:p>45.351,78</text:p>
          </table:table-cell>
          <table:table-cell office:value-type="float" office:value="5.18" table:style-name="ce10">
            <text:p>5,18</text:p>
          </table:table-cell>
          <table:table-cell office:value-type="float" office:value="2.34" table:style-name="ce10">
            <text:p>2,34</text:p>
          </table:table-cell>
          <table:table-cell office:value-type="float" office:value="0.21" table:style-name="ce10">
            <text:p>0,21</text:p>
          </table:table-cell>
          <table:table-cell office:value-type="float" office:value="451.31" table:style-name="ce10">
            <text:p>451,31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superior a 10 kW</text:p>
          </table:table-cell>
          <table:table-cell office:value-type="float" office:value="10378" table:style-name="ce9">
            <text:p>10.378</text:p>
          </table:table-cell>
          <table:table-cell office:value-type="float" office:value="270760.98" table:style-name="ce10">
            <text:p>270.760,98</text:p>
          </table:table-cell>
          <table:table-cell office:value-type="float" office:value="302348.5" table:style-name="ce10">
            <text:p>302.348,50</text:p>
          </table:table-cell>
          <table:table-cell office:value-type="float" office:value="48290.99" table:style-name="ce10">
            <text:p>48.290,99</text:p>
          </table:table-cell>
          <table:table-cell office:value-type="float" office:value="26.09" table:style-name="ce10">
            <text:p>26,09</text:p>
          </table:table-cell>
          <table:table-cell office:value-type="float" office:value="29.13" table:style-name="ce10">
            <text:p>29,13</text:p>
          </table:table-cell>
          <table:table-cell office:value-type="float" office:value="0.16" table:style-name="ce10">
            <text:p>0,16</text:p>
          </table:table-cell>
          <table:table-cell office:value-type="float" office:value="1116.6600000000001" table:style-name="ce10">
            <text:p>1.116,66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3.1A de 1 kV a 36 kV</text:p>
          </table:table-cell>
          <table:table-cell office:value-type="float" office:value="541" table:style-name="ce9">
            <text:p>541</text:p>
          </table:table-cell>
          <table:table-cell office:value-type="float" office:value="51319.29" table:style-name="ce10">
            <text:p>51.319,29</text:p>
          </table:table-cell>
          <table:table-cell office:value-type="float" office:value="93706.51" table:style-name="ce10">
            <text:p>93.706,51</text:p>
          </table:table-cell>
          <table:table-cell office:value-type="float" office:value="11686.31" table:style-name="ce10">
            <text:p>11.686,31</text:p>
          </table:table-cell>
          <table:table-cell office:value-type="float" office:value="94.86" table:style-name="ce10">
            <text:p>94,86</text:p>
          </table:table-cell>
          <table:table-cell office:value-type="float" office:value="173.21" table:style-name="ce10">
            <text:p>173,21</text:p>
          </table:table-cell>
          <table:table-cell office:value-type="float" office:value="0.125" table:style-name="ce10">
            <text:p>0,13</text:p>
          </table:table-cell>
          <table:table-cell office:value-type="float" office:value="1825.95" table:style-name="ce10">
            <text:p>1.825,95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A de 1 kV a 30 kV</text:p>
          </table:table-cell>
          <table:table-cell office:value-type="float" office:value="166" table:style-name="ce9">
            <text:p>166</text:p>
          </table:table-cell>
          <table:table-cell office:value-type="float" office:value="166042" table:style-name="ce10">
            <text:p>166.042,00</text:p>
          </table:table-cell>
          <table:table-cell office:value-type="float" office:value="405453.07" table:style-name="ce10">
            <text:p>405.453,07</text:p>
          </table:table-cell>
          <table:table-cell office:value-type="float" office:value="40088.230000000003" table:style-name="ce10">
            <text:p>40.088,23</text:p>
          </table:table-cell>
          <table:table-cell office:value-type="float" office:value="1000.25" table:style-name="ce10">
            <text:p>1.000,25</text:p>
          </table:table-cell>
          <table:table-cell office:value-type="float" office:value="2442.4899999999998" table:style-name="ce10">
            <text:p>2.442,49</text:p>
          </table:table-cell>
          <table:table-cell office:value-type="float" office:value="9.9000000000000005E-2" table:style-name="ce10">
            <text:p>0,10</text:p>
          </table:table-cell>
          <table:table-cell office:value-type="float" office:value="2441.87" table:style-name="ce10">
            <text:p>2.441,87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B de 30 kV a 36 kV</text:p>
          </table:table-cell>
          <table:table-cell office:value-type="float" office:value="1" table:style-name="ce9">
            <text:p>1</text:p>
          </table:table-cell>
          <table:table-cell office:value-type="float" office:value="468" table:style-name="ce10">
            <text:p>468,00</text:p>
          </table:table-cell>
          <table:table-cell office:value-type="float" office:value="515.02" table:style-name="ce10">
            <text:p>515,02</text:p>
          </table:table-cell>
          <table:table-cell office:value-type="float" office:value="71.42" table:style-name="ce10">
            <text:p>71,42</text:p>
          </table:table-cell>
          <table:table-cell office:value-type="float" office:value="468" table:style-name="ce10">
            <text:p>468,00</text:p>
          </table:table-cell>
          <table:table-cell office:value-type="float" office:value="515.02" table:style-name="ce10">
            <text:p>515,02</text:p>
          </table:table-cell>
          <table:table-cell office:value-type="float" office:value="0.13900000000000001" table:style-name="ce10">
            <text:p>0,14</text:p>
          </table:table-cell>
          <table:table-cell office:value-type="float" office:value="1100.47" table:style-name="ce10">
            <text:p>1.100,47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2 de 36 kV a 72,5 kV</text:p>
          </table:table-cell>
          <table:table-cell office:value-type="float" office:value="17" table:style-name="ce9">
            <text:p>17</text:p>
          </table:table-cell>
          <table:table-cell office:value-type="float" office:value="43545" table:style-name="ce10">
            <text:p>43.545,00</text:p>
          </table:table-cell>
          <table:table-cell office:value-type="float" office:value="128508.16" table:style-name="ce10">
            <text:p>128.508,16</text:p>
          </table:table-cell>
          <table:table-cell office:value-type="float" office:value="8574.43" table:style-name="ce10">
            <text:p>8.574,43</text:p>
          </table:table-cell>
          <table:table-cell office:value-type="float" office:value="2561.4699999999998" table:style-name="ce10">
            <text:p>2.561,47</text:p>
          </table:table-cell>
          <table:table-cell office:value-type="float" office:value="7559.3" table:style-name="ce10">
            <text:p>7.559,30</text:p>
          </table:table-cell>
          <table:table-cell office:value-type="float" office:value="6.7000000000000004E-2" table:style-name="ce10">
            <text:p>0,07</text:p>
          </table:table-cell>
          <table:table-cell office:value-type="float" office:value="2951.16" table:style-name="ce10">
            <text:p>2.951,16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3 de 72,5 kV a 145 kV</text:p>
          </table:table-cell>
          <table:table-cell office:value-type="float" office:value="6" table:style-name="ce9">
            <text:p>6</text:p>
          </table:table-cell>
          <table:table-cell office:value-type="float" office:value="47650" table:style-name="ce10">
            <text:p>47.650,00</text:p>
          </table:table-cell>
          <table:table-cell office:value-type="float" office:value="219359.57" table:style-name="ce10">
            <text:p>219.359,57</text:p>
          </table:table-cell>
          <table:table-cell office:value-type="float" office:value="14962.36" table:style-name="ce10">
            <text:p>14.962,36</text:p>
          </table:table-cell>
          <table:table-cell office:value-type="float" office:value="7941.67" table:style-name="ce10">
            <text:p>7.941,67</text:p>
          </table:table-cell>
          <table:table-cell office:value-type="float" office:value="36559.93" table:style-name="ce10">
            <text:p>36.559,93</text:p>
          </table:table-cell>
          <table:table-cell office:value-type="float" office:value="6.8000000000000005E-2" table:style-name="ce10">
            <text:p>0,07</text:p>
          </table:table-cell>
          <table:table-cell office:value-type="float" office:value="4603.5600000000004" table:style-name="ce10">
            <text:p>4.603,56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4-6.5 mayor o igual a 145 kV</text:p>
          </table:table-cell>
          <table:table-cell office:value-type="float" office:value="11" table:style-name="ce9">
            <text:p>11</text:p>
          </table:table-cell>
          <table:table-cell office:value-type="float" office:value="132660" table:style-name="ce10">
            <text:p>132.660,00</text:p>
          </table:table-cell>
          <table:table-cell office:value-type="float" office:value="704434.26" table:style-name="ce10">
            <text:p>704.434,26</text:p>
          </table:table-cell>
          <table:table-cell office:value-type="float" office:value="42049.39" table:style-name="ce10">
            <text:p>42.049,39</text:p>
          </table:table-cell>
          <table:table-cell office:value-type="float" office:value="12060" table:style-name="ce10">
            <text:p>12.060,00</text:p>
          </table:table-cell>
          <table:table-cell office:value-type="float" office:value="64039.48" table:style-name="ce10">
            <text:p>64.039,48</text:p>
          </table:table-cell>
          <table:table-cell office:value-type="float" office:value="0.06" table:style-name="ce10">
            <text:p>0,06</text:p>
          </table:table-cell>
          <table:table-cell office:value-type="float" office:value="5310.07" table:style-name="ce10">
            <text:p>5.310,07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191126" table:style-name="ce9">
            <text:p>191.126</text:p>
          </table:table-cell>
          <table:table-cell office:value-type="float" office:value="1578249.33" table:style-name="ce10">
            <text:p>1.578.249,33</text:p>
          </table:table-cell>
          <table:table-cell office:value-type="float" office:value="2251726.7000000002" table:style-name="ce10">
            <text:p>2.251.726,70</text:p>
          </table:table-cell>
          <table:table-cell office:value-type="float" office:value="249352.53" table:style-name="ce10">
            <text:p>249.352,53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3" table:style-name="ro1">
          <table:table-cell table:number-columns-repeated="16384"/>
        </table:table-row>
      </table:table>
      <table:table table:name="JAÉN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16375" table:default-cell-style-name="ce2"/>
        <table:table-row table:style-name="ro2">
          <table:table-cell office:value-type="string" table:style-name="ce6">
            <text:p>Tarifa</text:p>
          </table:table-cell>
          <table:table-cell office:value-type="string" table:style-name="ce6">
            <text:p>Nº Clientes al final del año</text:p>
          </table:table-cell>
          <table:table-cell office:value-type="string" table:style-name="ce6">
            <text:p>Potencia contratada a final de año (kW)</text:p>
          </table:table-cell>
          <table:table-cell office:value-type="string" table:style-name="ce6">
            <text:p>Suministros anuales (MWh)</text:p>
          </table:table-cell>
          <table:table-cell office:value-type="string" table:style-name="ce6">
            <text:p>Facturación (miles de euros)</text:p>
          </table:table-cell>
          <table:table-cell office:value-type="string" table:style-name="ce6">
            <text:p>kW/Cliente</text:p>
          </table:table-cell>
          <table:table-cell office:value-type="string" table:style-name="ce6">
            <text:p>MWh/Cliente</text:p>
          </table:table-cell>
          <table:table-cell office:value-type="string" table:style-name="ce6">
            <text:p>euros/kWh</text:p>
          </table:table-cell>
          <table:table-cell office:value-type="string" table:style-name="ce6">
            <text:p>Horas de utilización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8">
            <text:p>Bono Social</text:p>
          </table:table-cell>
          <table:table-cell office:value-type="float" office:value="55780" table:style-name="ce9">
            <text:p>55.780</text:p>
          </table:table-cell>
          <table:table-cell office:value-type="float" office:value="132249.87" table:style-name="ce10">
            <text:p>132.249,87</text:p>
          </table:table-cell>
          <table:table-cell office:value-type="float" office:value="95886.29" table:style-name="ce10">
            <text:p>95.886,29</text:p>
          </table:table-cell>
          <table:table-cell office:value-type="float" office:value="13221.35" table:style-name="ce10">
            <text:p>13.221,35</text:p>
          </table:table-cell>
          <table:table-cell office:value-type="float" office:value="2.37" table:style-name="ce10">
            <text:p>2,37</text:p>
          </table:table-cell>
          <table:table-cell office:value-type="float" office:value="1.72" table:style-name="ce10">
            <text:p>1,72</text:p>
          </table:table-cell>
          <table:table-cell office:value-type="float" office:value="0.13800000000000001" table:style-name="ce10">
            <text:p>0,14</text:p>
          </table:table-cell>
          <table:table-cell office:value-type="float" office:value="725.04" table:style-name="ce10">
            <text:p>725,0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Con/Sin D.H.A hasta 10 kW</text:p>
          </table:table-cell>
          <table:table-cell office:value-type="float" office:value="170378" table:style-name="ce9">
            <text:p>170.378</text:p>
          </table:table-cell>
          <table:table-cell office:value-type="float" office:value="661116.80000000005" table:style-name="ce10">
            <text:p>661.116,80</text:p>
          </table:table-cell>
          <table:table-cell office:value-type="float" office:value="484270.22" table:style-name="ce10">
            <text:p>484.270,22</text:p>
          </table:table-cell>
          <table:table-cell office:value-type="float" office:value="86373.440000000002" table:style-name="ce10">
            <text:p>86.373,44</text:p>
          </table:table-cell>
          <table:table-cell office:value-type="float" office:value="3.88" table:style-name="ce10">
            <text:p>3,88</text:p>
          </table:table-cell>
          <table:table-cell office:value-type="float" office:value="2.84" table:style-name="ce10">
            <text:p>2,84</text:p>
          </table:table-cell>
          <table:table-cell office:value-type="float" office:value="0.17799999999999999" table:style-name="ce10">
            <text:p>0,18</text:p>
          </table:table-cell>
          <table:table-cell office:value-type="float" office:value="732.5" table:style-name="ce10">
            <text:p>732,5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(con recargo) Con/Sin D.H.A superior a 10 kW</text:p>
          </table:table-cell>
          <table:table-cell office:value-type="float" office:value="1297" table:style-name="ce9">
            <text:p>1.297</text:p>
          </table:table-cell>
          <table:table-cell office:value-type="float" office:value="19775.86" table:style-name="ce10">
            <text:p>19.775,86</text:p>
          </table:table-cell>
          <table:table-cell office:value-type="float" office:value="16404.009999999998" table:style-name="ce10">
            <text:p>16.404,01</text:p>
          </table:table-cell>
          <table:table-cell office:value-type="float" office:value="3438.76" table:style-name="ce10">
            <text:p>3.438,76</text:p>
          </table:table-cell>
          <table:table-cell office:value-type="float" office:value="15.25" table:style-name="ce10">
            <text:p>15,25</text:p>
          </table:table-cell>
          <table:table-cell office:value-type="float" office:value="12.65" table:style-name="ce10">
            <text:p>12,65</text:p>
          </table:table-cell>
          <table:table-cell office:value-type="float" office:value="0.21" table:style-name="ce10">
            <text:p>0,21</text:p>
          </table:table-cell>
          <table:table-cell office:value-type="float" office:value="829.5" table:style-name="ce10">
            <text:p>829,5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hasta 10 kW</text:p>
          </table:table-cell>
          <table:table-cell office:value-type="float" office:value="164633" table:style-name="ce9">
            <text:p>164.633</text:p>
          </table:table-cell>
          <table:table-cell office:value-type="float" office:value="685410.92" table:style-name="ce10">
            <text:p>685.410,92</text:p>
          </table:table-cell>
          <table:table-cell office:value-type="float" office:value="542034.06999999995" table:style-name="ce10">
            <text:p>542.034,07</text:p>
          </table:table-cell>
          <table:table-cell office:value-type="float" office:value="99503.53" table:style-name="ce10">
            <text:p>99.503,53</text:p>
          </table:table-cell>
          <table:table-cell office:value-type="float" office:value="4.16" table:style-name="ce10">
            <text:p>4,16</text:p>
          </table:table-cell>
          <table:table-cell office:value-type="float" office:value="3.29" table:style-name="ce10">
            <text:p>3,29</text:p>
          </table:table-cell>
          <table:table-cell office:value-type="float" office:value="0.184" table:style-name="ce10">
            <text:p>0,18</text:p>
          </table:table-cell>
          <table:table-cell office:value-type="float" office:value="790.82" table:style-name="ce10">
            <text:p>790,8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superior a 10 kW</text:p>
          </table:table-cell>
          <table:table-cell office:value-type="float" office:value="14806" table:style-name="ce9">
            <text:p>14.806</text:p>
          </table:table-cell>
          <table:table-cell office:value-type="float" office:value="343668.43" table:style-name="ce10">
            <text:p>343.668,43</text:p>
          </table:table-cell>
          <table:table-cell office:value-type="float" office:value="422589.9" table:style-name="ce10">
            <text:p>422.589,90</text:p>
          </table:table-cell>
          <table:table-cell office:value-type="float" office:value="66567.66" table:style-name="ce10">
            <text:p>66.567,66</text:p>
          </table:table-cell>
          <table:table-cell office:value-type="float" office:value="23.21" table:style-name="ce10">
            <text:p>23,21</text:p>
          </table:table-cell>
          <table:table-cell office:value-type="float" office:value="28.54" table:style-name="ce10">
            <text:p>28,54</text:p>
          </table:table-cell>
          <table:table-cell office:value-type="float" office:value="0.158" table:style-name="ce10">
            <text:p>0,16</text:p>
          </table:table-cell>
          <table:table-cell office:value-type="float" office:value="1229.6400000000001" table:style-name="ce10">
            <text:p>1.229,6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3.1A de 1 kV a 36 kV</text:p>
          </table:table-cell>
          <table:table-cell office:value-type="float" office:value="1764" table:style-name="ce9">
            <text:p>1.764</text:p>
          </table:table-cell>
          <table:table-cell office:value-type="float" office:value="189059.97" table:style-name="ce10">
            <text:p>189.059,97</text:p>
          </table:table-cell>
          <table:table-cell office:value-type="float" office:value="281274.40999999997" table:style-name="ce10">
            <text:p>281.274,41</text:p>
          </table:table-cell>
          <table:table-cell office:value-type="float" office:value="36763.160000000003" table:style-name="ce10">
            <text:p>36.763,16</text:p>
          </table:table-cell>
          <table:table-cell office:value-type="float" office:value="107.18" table:style-name="ce10">
            <text:p>107,18</text:p>
          </table:table-cell>
          <table:table-cell office:value-type="float" office:value="159.44999999999999" table:style-name="ce10">
            <text:p>159,45</text:p>
          </table:table-cell>
          <table:table-cell office:value-type="float" office:value="0.13100000000000001" table:style-name="ce10">
            <text:p>0,13</text:p>
          </table:table-cell>
          <table:table-cell office:value-type="float" office:value="1487.75" table:style-name="ce10">
            <text:p>1.487,75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A de 1 kV a 30 kV</text:p>
          </table:table-cell>
          <table:table-cell office:value-type="float" office:value="376" table:style-name="ce9">
            <text:p>376</text:p>
          </table:table-cell>
          <table:table-cell office:value-type="float" office:value="289651.68" table:style-name="ce10">
            <text:p>289.651,68</text:p>
          </table:table-cell>
          <table:table-cell office:value-type="float" office:value="575264.57999999996" table:style-name="ce10">
            <text:p>575.264,58</text:p>
          </table:table-cell>
          <table:table-cell office:value-type="float" office:value="58265.74" table:style-name="ce10">
            <text:p>58.265,74</text:p>
          </table:table-cell>
          <table:table-cell office:value-type="float" office:value="770.35" table:style-name="ce10">
            <text:p>770,35</text:p>
          </table:table-cell>
          <table:table-cell office:value-type="float" office:value="1529.96" table:style-name="ce10">
            <text:p>1.529,96</text:p>
          </table:table-cell>
          <table:table-cell office:value-type="float" office:value="0.10100000000000001" table:style-name="ce10">
            <text:p>0,10</text:p>
          </table:table-cell>
          <table:table-cell office:value-type="float" office:value="1986.06" table:style-name="ce10">
            <text:p>1.986,06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2 de 36 kV a 72,5 kV</text:p>
          </table:table-cell>
          <table:table-cell office:value-type="float" office:value="8" table:style-name="ce9">
            <text:p>8</text:p>
          </table:table-cell>
          <table:table-cell office:value-type="float" office:value="15233" table:style-name="ce10">
            <text:p>15.233,00</text:p>
          </table:table-cell>
          <table:table-cell office:value-type="float" office:value="56688.62" table:style-name="ce10">
            <text:p>56.688,62</text:p>
          </table:table-cell>
          <table:table-cell office:value-type="float" office:value="4700.99" table:style-name="ce10">
            <text:p>4.700,99</text:p>
          </table:table-cell>
          <table:table-cell office:value-type="float" office:value="1904.12" table:style-name="ce10">
            <text:p>1.904,12</text:p>
          </table:table-cell>
          <table:table-cell office:value-type="float" office:value="7086.08" table:style-name="ce10">
            <text:p>7.086,08</text:p>
          </table:table-cell>
          <table:table-cell office:value-type="float" office:value="8.3000000000000004E-2" table:style-name="ce10">
            <text:p>0,08</text:p>
          </table:table-cell>
          <table:table-cell office:value-type="float" office:value="3721.44" table:style-name="ce10">
            <text:p>3.721,4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3 de 72,5 kV a 145 kV</text:p>
          </table:table-cell>
          <table:table-cell office:value-type="float" office:value="11" table:style-name="ce9">
            <text:p>11</text:p>
          </table:table-cell>
          <table:table-cell office:value-type="float" office:value="44970" table:style-name="ce10">
            <text:p>44.970,00</text:p>
          </table:table-cell>
          <table:table-cell office:value-type="float" office:value="220046.79" table:style-name="ce10">
            <text:p>220.046,79</text:p>
          </table:table-cell>
          <table:table-cell office:value-type="float" office:value="15230.49" table:style-name="ce10">
            <text:p>15.230,49</text:p>
          </table:table-cell>
          <table:table-cell office:value-type="float" office:value="4088.18" table:style-name="ce10">
            <text:p>4.088,18</text:p>
          </table:table-cell>
          <table:table-cell office:value-type="float" office:value="20004.25" table:style-name="ce10">
            <text:p>20.004,25</text:p>
          </table:table-cell>
          <table:table-cell office:value-type="float" office:value="6.9000000000000006E-2" table:style-name="ce10">
            <text:p>0,07</text:p>
          </table:table-cell>
          <table:table-cell office:value-type="float" office:value="4893.1899999999996" table:style-name="ce10">
            <text:p>4.893,1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409053" table:style-name="ce9">
            <text:p>409.053</text:p>
          </table:table-cell>
          <table:table-cell office:value-type="float" office:value="2381136.5299999998" table:style-name="ce10">
            <text:p>2.381.136,53</text:p>
          </table:table-cell>
          <table:table-cell office:value-type="float" office:value="2694458.89" table:style-name="ce10">
            <text:p>2.694.458,89</text:p>
          </table:table-cell>
          <table:table-cell office:value-type="float" office:value="384065.12" table:style-name="ce10">
            <text:p>384.065,12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5" table:style-name="ro1">
          <table:table-cell table:number-columns-repeated="16384"/>
        </table:table-row>
      </table:table>
      <table:table table:name="LEÓN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16375" table:default-cell-style-name="ce2"/>
        <table:table-row table:style-name="ro2">
          <table:table-cell office:value-type="string" table:style-name="ce6">
            <text:p>Tarifa</text:p>
          </table:table-cell>
          <table:table-cell office:value-type="string" table:style-name="ce6">
            <text:p>Nº Clientes al final del año</text:p>
          </table:table-cell>
          <table:table-cell office:value-type="string" table:style-name="ce6">
            <text:p>Potencia contratada a final de año (kW)</text:p>
          </table:table-cell>
          <table:table-cell office:value-type="string" table:style-name="ce6">
            <text:p>Suministros anuales (MWh)</text:p>
          </table:table-cell>
          <table:table-cell office:value-type="string" table:style-name="ce6">
            <text:p>Facturación (miles de euros)</text:p>
          </table:table-cell>
          <table:table-cell office:value-type="string" table:style-name="ce6">
            <text:p>kW/Cliente</text:p>
          </table:table-cell>
          <table:table-cell office:value-type="string" table:style-name="ce6">
            <text:p>MWh/Cliente</text:p>
          </table:table-cell>
          <table:table-cell office:value-type="string" table:style-name="ce6">
            <text:p>euros/kWh</text:p>
          </table:table-cell>
          <table:table-cell office:value-type="string" table:style-name="ce6">
            <text:p>Horas de utilización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8">
            <text:p>Bono Social</text:p>
          </table:table-cell>
          <table:table-cell office:value-type="float" office:value="43705" table:style-name="ce9">
            <text:p>43.705</text:p>
          </table:table-cell>
          <table:table-cell office:value-type="float" office:value="98616.7" table:style-name="ce10">
            <text:p>98.616,70</text:p>
          </table:table-cell>
          <table:table-cell office:value-type="float" office:value="47895.14" table:style-name="ce10">
            <text:p>47.895,14</text:p>
          </table:table-cell>
          <table:table-cell office:value-type="float" office:value="8252.25" table:style-name="ce10">
            <text:p>8.252,25</text:p>
          </table:table-cell>
          <table:table-cell office:value-type="float" office:value="2.2599999999999998" table:style-name="ce10">
            <text:p>2,26</text:p>
          </table:table-cell>
          <table:table-cell office:value-type="float" office:value="1.1000000000000001" table:style-name="ce10">
            <text:p>1,10</text:p>
          </table:table-cell>
          <table:table-cell office:value-type="float" office:value="0.17199999999999999" table:style-name="ce10">
            <text:p>0,17</text:p>
          </table:table-cell>
          <table:table-cell office:value-type="float" office:value="485.67" table:style-name="ce10">
            <text:p>485,67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Con/Sin D.H.A hasta 10 kW</text:p>
          </table:table-cell>
          <table:table-cell office:value-type="float" office:value="148893" table:style-name="ce9">
            <text:p>148.893</text:p>
          </table:table-cell>
          <table:table-cell office:value-type="float" office:value="578052.31999999995" table:style-name="ce10">
            <text:p>578.052,32</text:p>
          </table:table-cell>
          <table:table-cell office:value-type="float" office:value="267279.90000000002" table:style-name="ce10">
            <text:p>267.279,90</text:p>
          </table:table-cell>
          <table:table-cell office:value-type="float" office:value="54458.5" table:style-name="ce10">
            <text:p>54.458,50</text:p>
          </table:table-cell>
          <table:table-cell office:value-type="float" office:value="3.88" table:style-name="ce10">
            <text:p>3,88</text:p>
          </table:table-cell>
          <table:table-cell office:value-type="float" office:value="1.8" table:style-name="ce10">
            <text:p>1,80</text:p>
          </table:table-cell>
          <table:table-cell office:value-type="float" office:value="0.20399999999999999" table:style-name="ce10">
            <text:p>0,20</text:p>
          </table:table-cell>
          <table:table-cell office:value-type="float" office:value="462.38" table:style-name="ce10">
            <text:p>462,38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(con recargo) Con/Sin D.H.A superior a 10 kW</text:p>
          </table:table-cell>
          <table:table-cell office:value-type="float" office:value="253" table:style-name="ce9">
            <text:p>253</text:p>
          </table:table-cell>
          <table:table-cell office:value-type="float" office:value="9474.7000000000007" table:style-name="ce10">
            <text:p>9.474,70</text:p>
          </table:table-cell>
          <table:table-cell office:value-type="float" office:value="7240.83" table:style-name="ce10">
            <text:p>7.240,83</text:p>
          </table:table-cell>
          <table:table-cell office:value-type="float" office:value="1538.66" table:style-name="ce10">
            <text:p>1.538,66</text:p>
          </table:table-cell>
          <table:table-cell office:value-type="float" office:value="37.450000000000003" table:style-name="ce10">
            <text:p>37,45</text:p>
          </table:table-cell>
          <table:table-cell office:value-type="float" office:value="28.62" table:style-name="ce10">
            <text:p>28,62</text:p>
          </table:table-cell>
          <table:table-cell office:value-type="float" office:value="0.21199999999999999" table:style-name="ce10">
            <text:p>0,21</text:p>
          </table:table-cell>
          <table:table-cell office:value-type="float" office:value="764.23" table:style-name="ce10">
            <text:p>764,2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hasta 10 kW</text:p>
          </table:table-cell>
          <table:table-cell office:value-type="float" office:value="169107" table:style-name="ce9">
            <text:p>169.107</text:p>
          </table:table-cell>
          <table:table-cell office:value-type="float" office:value="690390.72" table:style-name="ce10">
            <text:p>690.390,72</text:p>
          </table:table-cell>
          <table:table-cell office:value-type="float" office:value="366455.75" table:style-name="ce10">
            <text:p>366.455,75</text:p>
          </table:table-cell>
          <table:table-cell office:value-type="float" office:value="75517.429999999993" table:style-name="ce10">
            <text:p>75.517,43</text:p>
          </table:table-cell>
          <table:table-cell office:value-type="float" office:value="4.08" table:style-name="ce10">
            <text:p>4,08</text:p>
          </table:table-cell>
          <table:table-cell office:value-type="float" office:value="2.17" table:style-name="ce10">
            <text:p>2,17</text:p>
          </table:table-cell>
          <table:table-cell office:value-type="float" office:value="0.20599999999999999" table:style-name="ce10">
            <text:p>0,21</text:p>
          </table:table-cell>
          <table:table-cell office:value-type="float" office:value="530.79" table:style-name="ce10">
            <text:p>530,7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superior a 10 kW</text:p>
          </table:table-cell>
          <table:table-cell office:value-type="float" office:value="18629" table:style-name="ce9">
            <text:p>18.629</text:p>
          </table:table-cell>
          <table:table-cell office:value-type="float" office:value="387507.49" table:style-name="ce10">
            <text:p>387.507,49</text:p>
          </table:table-cell>
          <table:table-cell office:value-type="float" office:value="408051.64" table:style-name="ce10">
            <text:p>408.051,64</text:p>
          </table:table-cell>
          <table:table-cell office:value-type="float" office:value="65990.33" table:style-name="ce10">
            <text:p>65.990,33</text:p>
          </table:table-cell>
          <table:table-cell office:value-type="float" office:value="20.8" table:style-name="ce10">
            <text:p>20,80</text:p>
          </table:table-cell>
          <table:table-cell office:value-type="float" office:value="21.9" table:style-name="ce10">
            <text:p>21,90</text:p>
          </table:table-cell>
          <table:table-cell office:value-type="float" office:value="0.16200000000000001" table:style-name="ce10">
            <text:p>0,16</text:p>
          </table:table-cell>
          <table:table-cell office:value-type="float" office:value="1053.02" table:style-name="ce10">
            <text:p>1.053,0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3.1A de 1 kV a 36 kV</text:p>
          </table:table-cell>
          <table:table-cell office:value-type="float" office:value="1258" table:style-name="ce9">
            <text:p>1.258</text:p>
          </table:table-cell>
          <table:table-cell office:value-type="float" office:value="91168.7" table:style-name="ce10">
            <text:p>91.168,70</text:p>
          </table:table-cell>
          <table:table-cell office:value-type="float" office:value="155499.04999999999" table:style-name="ce10">
            <text:p>155.499,05</text:p>
          </table:table-cell>
          <table:table-cell office:value-type="float" office:value="20567.990000000002" table:style-name="ce10">
            <text:p>20.567,99</text:p>
          </table:table-cell>
          <table:table-cell office:value-type="float" office:value="72.47" table:style-name="ce10">
            <text:p>72,47</text:p>
          </table:table-cell>
          <table:table-cell office:value-type="float" office:value="123.61" table:style-name="ce10">
            <text:p>123,61</text:p>
          </table:table-cell>
          <table:table-cell office:value-type="float" office:value="0.13200000000000001" table:style-name="ce10">
            <text:p>0,13</text:p>
          </table:table-cell>
          <table:table-cell office:value-type="float" office:value="1705.62" table:style-name="ce10">
            <text:p>1.705,6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A de 1 kV a 30 kV</text:p>
          </table:table-cell>
          <table:table-cell office:value-type="float" office:value="136" table:style-name="ce9">
            <text:p>136</text:p>
          </table:table-cell>
          <table:table-cell office:value-type="float" office:value="92090" table:style-name="ce10">
            <text:p>92.090,00</text:p>
          </table:table-cell>
          <table:table-cell office:value-type="float" office:value="247820.13" table:style-name="ce10">
            <text:p>247.820,13</text:p>
          </table:table-cell>
          <table:table-cell office:value-type="float" office:value="24336.04" table:style-name="ce10">
            <text:p>24.336,04</text:p>
          </table:table-cell>
          <table:table-cell office:value-type="float" office:value="677.13" table:style-name="ce10">
            <text:p>677,13</text:p>
          </table:table-cell>
          <table:table-cell office:value-type="float" office:value="1822.21" table:style-name="ce10">
            <text:p>1.822,21</text:p>
          </table:table-cell>
          <table:table-cell office:value-type="float" office:value="9.8000000000000004E-2" table:style-name="ce10">
            <text:p>0,10</text:p>
          </table:table-cell>
          <table:table-cell office:value-type="float" office:value="2691.06" table:style-name="ce10">
            <text:p>2.691,06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B de 30 kV a 36 kV</text:p>
          </table:table-cell>
          <table:table-cell office:value-type="float" office:value="2" table:style-name="ce9">
            <text:p>2</text:p>
          </table:table-cell>
          <table:table-cell office:value-type="float" office:value="3000" table:style-name="ce10">
            <text:p>3.000,00</text:p>
          </table:table-cell>
          <table:table-cell office:value-type="float" office:value="5617.42" table:style-name="ce10">
            <text:p>5.617,42</text:p>
          </table:table-cell>
          <table:table-cell office:value-type="float" office:value="515.97" table:style-name="ce10">
            <text:p>515,97</text:p>
          </table:table-cell>
          <table:table-cell office:value-type="float" office:value="1500" table:style-name="ce10">
            <text:p>1.500,00</text:p>
          </table:table-cell>
          <table:table-cell office:value-type="float" office:value="2808.71" table:style-name="ce10">
            <text:p>2.808,71</text:p>
          </table:table-cell>
          <table:table-cell office:value-type="float" office:value="9.1999999999999998E-2" table:style-name="ce10">
            <text:p>0,09</text:p>
          </table:table-cell>
          <table:table-cell office:value-type="float" office:value="1872.47" table:style-name="ce10">
            <text:p>1.872,47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2 de 36 kV a 72,5 kV</text:p>
          </table:table-cell>
          <table:table-cell office:value-type="float" office:value="69" table:style-name="ce9">
            <text:p>69</text:p>
          </table:table-cell>
          <table:table-cell office:value-type="float" office:value="136578.20000000001" table:style-name="ce10">
            <text:p>136.578,20</text:p>
          </table:table-cell>
          <table:table-cell office:value-type="float" office:value="342552.41" table:style-name="ce10">
            <text:p>342.552,41</text:p>
          </table:table-cell>
          <table:table-cell office:value-type="float" office:value="26889.74" table:style-name="ce10">
            <text:p>26.889,74</text:p>
          </table:table-cell>
          <table:table-cell office:value-type="float" office:value="1979.39" table:style-name="ce10">
            <text:p>1.979,39</text:p>
          </table:table-cell>
          <table:table-cell office:value-type="float" office:value="4964.53" table:style-name="ce10">
            <text:p>4.964,53</text:p>
          </table:table-cell>
          <table:table-cell office:value-type="float" office:value="7.8E-2" table:style-name="ce10">
            <text:p>0,08</text:p>
          </table:table-cell>
          <table:table-cell office:value-type="float" office:value="2508.1" table:style-name="ce10">
            <text:p>2.508,1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3 de 72,5 kV a 145 kV</text:p>
          </table:table-cell>
          <table:table-cell office:value-type="float" office:value="15" table:style-name="ce9">
            <text:p>15</text:p>
          </table:table-cell>
          <table:table-cell office:value-type="float" office:value="62445" table:style-name="ce10">
            <text:p>62.445,00</text:p>
          </table:table-cell>
          <table:table-cell office:value-type="float" office:value="206367.54" table:style-name="ce10">
            <text:p>206.367,54</text:p>
          </table:table-cell>
          <table:table-cell office:value-type="float" office:value="13336.63" table:style-name="ce10">
            <text:p>13.336,63</text:p>
          </table:table-cell>
          <table:table-cell office:value-type="float" office:value="4163" table:style-name="ce10">
            <text:p>4.163,00</text:p>
          </table:table-cell>
          <table:table-cell office:value-type="float" office:value="13757.84" table:style-name="ce10">
            <text:p>13.757,84</text:p>
          </table:table-cell>
          <table:table-cell office:value-type="float" office:value="6.5000000000000002E-2" table:style-name="ce10">
            <text:p>0,07</text:p>
          </table:table-cell>
          <table:table-cell office:value-type="float" office:value="3304.79" table:style-name="ce10">
            <text:p>3.304,7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4-6.5 mayor o igual a 145 kV</text:p>
          </table:table-cell>
          <table:table-cell office:value-type="float" office:value="9" table:style-name="ce9">
            <text:p>9</text:p>
          </table:table-cell>
          <table:table-cell office:value-type="float" office:value="1435" table:style-name="ce10">
            <text:p>1.435,00</text:p>
          </table:table-cell>
          <table:table-cell office:value-type="float" office:value="1987.38" table:style-name="ce10">
            <text:p>1.987,38</text:p>
          </table:table-cell>
          <table:table-cell office:value-type="float" office:value="131.38999999999999" table:style-name="ce10">
            <text:p>131,39</text:p>
          </table:table-cell>
          <table:table-cell office:value-type="float" office:value="159.44" table:style-name="ce10">
            <text:p>159,44</text:p>
          </table:table-cell>
          <table:table-cell office:value-type="float" office:value="220.82" table:style-name="ce10">
            <text:p>220,82</text:p>
          </table:table-cell>
          <table:table-cell office:value-type="float" office:value="6.6000000000000003E-2" table:style-name="ce10">
            <text:p>0,07</text:p>
          </table:table-cell>
          <table:table-cell office:value-type="float" office:value="1384.93" table:style-name="ce10">
            <text:p>1.384,9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382076" table:style-name="ce9">
            <text:p>382.076</text:p>
          </table:table-cell>
          <table:table-cell office:value-type="float" office:value="2150758.83" table:style-name="ce10">
            <text:p>2.150.758,83</text:p>
          </table:table-cell>
          <table:table-cell office:value-type="float" office:value="2056767.19" table:style-name="ce10">
            <text:p>2.056.767,19</text:p>
          </table:table-cell>
          <table:table-cell office:value-type="float" office:value="291534.93" table:style-name="ce10">
            <text:p>291.534,93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3" table:style-name="ro1">
          <table:table-cell table:number-columns-repeated="16384"/>
        </table:table-row>
      </table:table>
      <table:table table:name="LLEIDA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16375" table:default-cell-style-name="ce2"/>
        <table:table-row table:style-name="ro2">
          <table:table-cell office:value-type="string" table:style-name="ce6">
            <text:p>Tarifa</text:p>
          </table:table-cell>
          <table:table-cell office:value-type="string" table:style-name="ce6">
            <text:p>Nº Clientes al final del año</text:p>
          </table:table-cell>
          <table:table-cell office:value-type="string" table:style-name="ce6">
            <text:p>Potencia contratada a final de año (kW)</text:p>
          </table:table-cell>
          <table:table-cell office:value-type="string" table:style-name="ce6">
            <text:p>Suministros anuales (MWh)</text:p>
          </table:table-cell>
          <table:table-cell office:value-type="string" table:style-name="ce6">
            <text:p>Facturación (miles de euros)</text:p>
          </table:table-cell>
          <table:table-cell office:value-type="string" table:style-name="ce6">
            <text:p>kW/Cliente</text:p>
          </table:table-cell>
          <table:table-cell office:value-type="string" table:style-name="ce6">
            <text:p>MWh/Cliente</text:p>
          </table:table-cell>
          <table:table-cell office:value-type="string" table:style-name="ce6">
            <text:p>euros/kWh</text:p>
          </table:table-cell>
          <table:table-cell office:value-type="string" table:style-name="ce6">
            <text:p>Horas de utilización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8">
            <text:p>Bono Social</text:p>
          </table:table-cell>
          <table:table-cell office:value-type="float" office:value="13063" table:style-name="ce9">
            <text:p>13.063</text:p>
          </table:table-cell>
          <table:table-cell office:value-type="float" office:value="34482.92" table:style-name="ce10">
            <text:p>34.482,92</text:p>
          </table:table-cell>
          <table:table-cell office:value-type="float" office:value="20684.41" table:style-name="ce10">
            <text:p>20.684,41</text:p>
          </table:table-cell>
          <table:table-cell office:value-type="float" office:value="2955.94" table:style-name="ce10">
            <text:p>2.955,94</text:p>
          </table:table-cell>
          <table:table-cell office:value-type="float" office:value="2.64" table:style-name="ce10">
            <text:p>2,64</text:p>
          </table:table-cell>
          <table:table-cell office:value-type="float" office:value="1.58" table:style-name="ce10">
            <text:p>1,58</text:p>
          </table:table-cell>
          <table:table-cell office:value-type="float" office:value="0.14299999999999999" table:style-name="ce10">
            <text:p>0,14</text:p>
          </table:table-cell>
          <table:table-cell office:value-type="float" office:value="599.85" table:style-name="ce10">
            <text:p>599,85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Con/Sin D.H.A hasta 10 kW</text:p>
          </table:table-cell>
          <table:table-cell office:value-type="float" office:value="92016" table:style-name="ce9">
            <text:p>92.016</text:p>
          </table:table-cell>
          <table:table-cell office:value-type="float" office:value="425148.28" table:style-name="ce10">
            <text:p>425.148,28</text:p>
          </table:table-cell>
          <table:table-cell office:value-type="float" office:value="220009.9" table:style-name="ce10">
            <text:p>220.009,90</text:p>
          </table:table-cell>
          <table:table-cell office:value-type="float" office:value="44892.82" table:style-name="ce10">
            <text:p>44.892,82</text:p>
          </table:table-cell>
          <table:table-cell office:value-type="float" office:value="4.62" table:style-name="ce10">
            <text:p>4,62</text:p>
          </table:table-cell>
          <table:table-cell office:value-type="float" office:value="2.39" table:style-name="ce10">
            <text:p>2,39</text:p>
          </table:table-cell>
          <table:table-cell office:value-type="float" office:value="0.20399999999999999" table:style-name="ce10">
            <text:p>0,20</text:p>
          </table:table-cell>
          <table:table-cell office:value-type="float" office:value="517.49" table:style-name="ce10">
            <text:p>517,4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(con recargo) Con/Sin D.H.A superior a 10 kW</text:p>
          </table:table-cell>
          <table:table-cell office:value-type="float" office:value="4190" table:style-name="ce9">
            <text:p>4.190</text:p>
          </table:table-cell>
          <table:table-cell office:value-type="float" office:value="52494.64" table:style-name="ce10">
            <text:p>52.494,64</text:p>
          </table:table-cell>
          <table:table-cell office:value-type="float" office:value="33711.760000000002" table:style-name="ce10">
            <text:p>33.711,76</text:p>
          </table:table-cell>
          <table:table-cell office:value-type="float" office:value="7082.83" table:style-name="ce10">
            <text:p>7.082,83</text:p>
          </table:table-cell>
          <table:table-cell office:value-type="float" office:value="12.53" table:style-name="ce10">
            <text:p>12,53</text:p>
          </table:table-cell>
          <table:table-cell office:value-type="float" office:value="8.0500000000000007" table:style-name="ce10">
            <text:p>8,05</text:p>
          </table:table-cell>
          <table:table-cell office:value-type="float" office:value="0.21" table:style-name="ce10">
            <text:p>0,21</text:p>
          </table:table-cell>
          <table:table-cell office:value-type="float" office:value="642.19000000000005" table:style-name="ce10">
            <text:p>642,1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hasta 10 kW</text:p>
          </table:table-cell>
          <table:table-cell office:value-type="float" office:value="153646" table:style-name="ce9">
            <text:p>153.646</text:p>
          </table:table-cell>
          <table:table-cell office:value-type="float" office:value="805809.59" table:style-name="ce10">
            <text:p>805.809,59</text:p>
          </table:table-cell>
          <table:table-cell office:value-type="float" office:value="462682.31" table:style-name="ce10">
            <text:p>462.682,31</text:p>
          </table:table-cell>
          <table:table-cell office:value-type="float" office:value="92577.78" table:style-name="ce10">
            <text:p>92.577,78</text:p>
          </table:table-cell>
          <table:table-cell office:value-type="float" office:value="5.24" table:style-name="ce10">
            <text:p>5,24</text:p>
          </table:table-cell>
          <table:table-cell office:value-type="float" office:value="3.01" table:style-name="ce10">
            <text:p>3,01</text:p>
          </table:table-cell>
          <table:table-cell office:value-type="float" office:value="0.2" table:style-name="ce10">
            <text:p>0,20</text:p>
          </table:table-cell>
          <table:table-cell office:value-type="float" office:value="574.17999999999995" table:style-name="ce10">
            <text:p>574,18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superior a 10 kW</text:p>
          </table:table-cell>
          <table:table-cell office:value-type="float" office:value="23195" table:style-name="ce9">
            <text:p>23.195</text:p>
          </table:table-cell>
          <table:table-cell office:value-type="float" office:value="698958.47" table:style-name="ce10">
            <text:p>698.958,47</text:p>
          </table:table-cell>
          <table:table-cell office:value-type="float" office:value="645324.57999999996" table:style-name="ce10">
            <text:p>645.324,58</text:p>
          </table:table-cell>
          <table:table-cell office:value-type="float" office:value="105007.92" table:style-name="ce10">
            <text:p>105.007,92</text:p>
          </table:table-cell>
          <table:table-cell office:value-type="float" office:value="30.13" table:style-name="ce10">
            <text:p>30,13</text:p>
          </table:table-cell>
          <table:table-cell office:value-type="float" office:value="27.82" table:style-name="ce10">
            <text:p>27,82</text:p>
          </table:table-cell>
          <table:table-cell office:value-type="float" office:value="0.16300000000000001" table:style-name="ce10">
            <text:p>0,16</text:p>
          </table:table-cell>
          <table:table-cell office:value-type="float" office:value="923.27" table:style-name="ce10">
            <text:p>923,27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3.1A de 1 kV a 36 kV</text:p>
          </table:table-cell>
          <table:table-cell office:value-type="float" office:value="273" table:style-name="ce9">
            <text:p>273</text:p>
          </table:table-cell>
          <table:table-cell office:value-type="float" office:value="52085.07" table:style-name="ce10">
            <text:p>52.085,07</text:p>
          </table:table-cell>
          <table:table-cell office:value-type="float" office:value="88564.91" table:style-name="ce10">
            <text:p>88.564,91</text:p>
          </table:table-cell>
          <table:table-cell office:value-type="float" office:value="10791.92" table:style-name="ce10">
            <text:p>10.791,92</text:p>
          </table:table-cell>
          <table:table-cell office:value-type="float" office:value="190.79" table:style-name="ce10">
            <text:p>190,79</text:p>
          </table:table-cell>
          <table:table-cell office:value-type="float" office:value="324.41000000000003" table:style-name="ce10">
            <text:p>324,41</text:p>
          </table:table-cell>
          <table:table-cell office:value-type="float" office:value="0.122" table:style-name="ce10">
            <text:p>0,12</text:p>
          </table:table-cell>
          <table:table-cell office:value-type="float" office:value="1700.39" table:style-name="ce10">
            <text:p>1.700,3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A de 1 kV a 30 kV</text:p>
          </table:table-cell>
          <table:table-cell office:value-type="float" office:value="278" table:style-name="ce9">
            <text:p>278</text:p>
          </table:table-cell>
          <table:table-cell office:value-type="float" office:value="538763" table:style-name="ce10">
            <text:p>538.763,00</text:p>
          </table:table-cell>
          <table:table-cell office:value-type="float" office:value="737993.76" table:style-name="ce10">
            <text:p>737.993,76</text:p>
          </table:table-cell>
          <table:table-cell office:value-type="float" office:value="69843.28" table:style-name="ce10">
            <text:p>69.843,28</text:p>
          </table:table-cell>
          <table:table-cell office:value-type="float" office:value="1938" table:style-name="ce10">
            <text:p>1.938,00</text:p>
          </table:table-cell>
          <table:table-cell office:value-type="float" office:value="2654.65" table:style-name="ce10">
            <text:p>2.654,65</text:p>
          </table:table-cell>
          <table:table-cell office:value-type="float" office:value="9.5000000000000001E-2" table:style-name="ce10">
            <text:p>0,10</text:p>
          </table:table-cell>
          <table:table-cell office:value-type="float" office:value="1369.79" table:style-name="ce10">
            <text:p>1.369,7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2 de 36 kV a 72,5 kV</text:p>
          </table:table-cell>
          <table:table-cell office:value-type="float" office:value="3" table:style-name="ce9">
            <text:p>3</text:p>
          </table:table-cell>
          <table:table-cell office:value-type="float" office:value="6386" table:style-name="ce10">
            <text:p>6.386,00</text:p>
          </table:table-cell>
          <table:table-cell office:value-type="float" office:value="2357.81" table:style-name="ce10">
            <text:p>2.357,81</text:p>
          </table:table-cell>
          <table:table-cell office:value-type="float" office:value="163.72" table:style-name="ce10">
            <text:p>163,72</text:p>
          </table:table-cell>
          <table:table-cell office:value-type="float" office:value="2128.67" table:style-name="ce10">
            <text:p>2.128,67</text:p>
          </table:table-cell>
          <table:table-cell office:value-type="float" office:value="785.94" table:style-name="ce10">
            <text:p>785,94</text:p>
          </table:table-cell>
          <table:table-cell office:value-type="float" office:value="6.9000000000000006E-2" table:style-name="ce10">
            <text:p>0,07</text:p>
          </table:table-cell>
          <table:table-cell office:value-type="float" office:value="369.22" table:style-name="ce10">
            <text:p>369,2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3 de 72,5 kV a 145 kV</text:p>
          </table:table-cell>
          <table:table-cell office:value-type="float" office:value="8" table:style-name="ce9">
            <text:p>8</text:p>
          </table:table-cell>
          <table:table-cell office:value-type="float" office:value="10441" table:style-name="ce10">
            <text:p>10.441,00</text:p>
          </table:table-cell>
          <table:table-cell office:value-type="float" office:value="60116.45" table:style-name="ce10">
            <text:p>60.116,45</text:p>
          </table:table-cell>
          <table:table-cell office:value-type="float" office:value="4672.7299999999996" table:style-name="ce10">
            <text:p>4.672,73</text:p>
          </table:table-cell>
          <table:table-cell office:value-type="float" office:value="1305.1199999999999" table:style-name="ce10">
            <text:p>1.305,12</text:p>
          </table:table-cell>
          <table:table-cell office:value-type="float" office:value="7514.56" table:style-name="ce10">
            <text:p>7.514,56</text:p>
          </table:table-cell>
          <table:table-cell office:value-type="float" office:value="7.8E-2" table:style-name="ce10">
            <text:p>0,08</text:p>
          </table:table-cell>
          <table:table-cell office:value-type="float" office:value="5757.73" table:style-name="ce10">
            <text:p>5.757,7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4-6.5 mayor o igual a 145 kV</text:p>
          </table:table-cell>
          <table:table-cell office:value-type="float" office:value="10" table:style-name="ce9">
            <text:p>10</text:p>
          </table:table-cell>
          <table:table-cell office:value-type="float" office:value="17692" table:style-name="ce10">
            <text:p>17.692,00</text:p>
          </table:table-cell>
          <table:table-cell office:value-type="float" office:value="35395.43" table:style-name="ce10">
            <text:p>35.395,43</text:p>
          </table:table-cell>
          <table:table-cell office:value-type="float" office:value="2488.5300000000002" table:style-name="ce10">
            <text:p>2.488,53</text:p>
          </table:table-cell>
          <table:table-cell office:value-type="float" office:value="1769.2" table:style-name="ce10">
            <text:p>1.769,20</text:p>
          </table:table-cell>
          <table:table-cell office:value-type="float" office:value="3539.54" table:style-name="ce10">
            <text:p>3.539,54</text:p>
          </table:table-cell>
          <table:table-cell office:value-type="float" office:value="7.0000000000000007E-2" table:style-name="ce10">
            <text:p>0,07</text:p>
          </table:table-cell>
          <table:table-cell office:value-type="float" office:value="2000.65" table:style-name="ce10">
            <text:p>2.000,65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286682" table:style-name="ce9">
            <text:p>286.682</text:p>
          </table:table-cell>
          <table:table-cell office:value-type="float" office:value="2642260.9700000002" table:style-name="ce10">
            <text:p>2.642.260,97</text:p>
          </table:table-cell>
          <table:table-cell office:value-type="float" office:value="2306841.3199999998" table:style-name="ce10">
            <text:p>2.306.841,32</text:p>
          </table:table-cell>
          <table:table-cell office:value-type="float" office:value="340477.47" table:style-name="ce10">
            <text:p>340.477,47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  <table:table table:name="RIOJA_(LA)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16375" table:default-cell-style-name="ce2"/>
        <table:table-row table:style-name="ro2">
          <table:table-cell office:value-type="string" table:style-name="ce6">
            <text:p>Tarifa</text:p>
          </table:table-cell>
          <table:table-cell office:value-type="string" table:style-name="ce6">
            <text:p>Nº Clientes al final del año</text:p>
          </table:table-cell>
          <table:table-cell office:value-type="string" table:style-name="ce6">
            <text:p>Potencia contratada a final de año (kW)</text:p>
          </table:table-cell>
          <table:table-cell office:value-type="string" table:style-name="ce6">
            <text:p>Suministros anuales (MWh)</text:p>
          </table:table-cell>
          <table:table-cell office:value-type="string" table:style-name="ce6">
            <text:p>Facturación (miles de euros)</text:p>
          </table:table-cell>
          <table:table-cell office:value-type="string" table:style-name="ce6">
            <text:p>kW/Cliente</text:p>
          </table:table-cell>
          <table:table-cell office:value-type="string" table:style-name="ce6">
            <text:p>MWh/Cliente</text:p>
          </table:table-cell>
          <table:table-cell office:value-type="string" table:style-name="ce6">
            <text:p>euros/kWh</text:p>
          </table:table-cell>
          <table:table-cell office:value-type="string" table:style-name="ce6">
            <text:p>Horas de utilización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8">
            <text:p>Bono Social</text:p>
          </table:table-cell>
          <table:table-cell office:value-type="float" office:value="13853" table:style-name="ce9">
            <text:p>13.853</text:p>
          </table:table-cell>
          <table:table-cell office:value-type="float" office:value="37500.629999999997" table:style-name="ce10">
            <text:p>37.500,63</text:p>
          </table:table-cell>
          <table:table-cell office:value-type="float" office:value="21128.69" table:style-name="ce10">
            <text:p>21.128,69</text:p>
          </table:table-cell>
          <table:table-cell office:value-type="float" office:value="4103.16" table:style-name="ce10">
            <text:p>4.103,16</text:p>
          </table:table-cell>
          <table:table-cell office:value-type="float" office:value="2.71" table:style-name="ce10">
            <text:p>2,71</text:p>
          </table:table-cell>
          <table:table-cell office:value-type="float" office:value="1.53" table:style-name="ce10">
            <text:p>1,53</text:p>
          </table:table-cell>
          <table:table-cell office:value-type="float" office:value="0.19400000000000001" table:style-name="ce10">
            <text:p>0,19</text:p>
          </table:table-cell>
          <table:table-cell office:value-type="float" office:value="563.41999999999996" table:style-name="ce10">
            <text:p>563,4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Con/Sin D.H.A hasta 10 kW</text:p>
          </table:table-cell>
          <table:table-cell office:value-type="float" office:value="80059" table:style-name="ce9">
            <text:p>80.059</text:p>
          </table:table-cell>
          <table:table-cell office:value-type="float" office:value="293119.06" table:style-name="ce10">
            <text:p>293.119,06</text:p>
          </table:table-cell>
          <table:table-cell office:value-type="float" office:value="149795.79999999999" table:style-name="ce10">
            <text:p>149.795,80</text:p>
          </table:table-cell>
          <table:table-cell office:value-type="float" office:value="31097.47" table:style-name="ce10">
            <text:p>31.097,47</text:p>
          </table:table-cell>
          <table:table-cell office:value-type="float" office:value="3.66" table:style-name="ce10">
            <text:p>3,66</text:p>
          </table:table-cell>
          <table:table-cell office:value-type="float" office:value="1.87" table:style-name="ce10">
            <text:p>1,87</text:p>
          </table:table-cell>
          <table:table-cell office:value-type="float" office:value="0.20799999999999999" table:style-name="ce10">
            <text:p>0,21</text:p>
          </table:table-cell>
          <table:table-cell office:value-type="float" office:value="511.04" table:style-name="ce10">
            <text:p>511,0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(con recargo) Con/Sin D.H.A superior a 10 kW</text:p>
          </table:table-cell>
          <table:table-cell office:value-type="float" office:value="12" table:style-name="ce9">
            <text:p>12</text:p>
          </table:table-cell>
          <table:table-cell office:value-type="float" office:value="441" table:style-name="ce10">
            <text:p>441,00</text:p>
          </table:table-cell>
          <table:table-cell office:value-type="float" office:value="530" table:style-name="ce10">
            <text:p>530,00</text:p>
          </table:table-cell>
          <table:table-cell office:value-type="float" office:value="91" table:style-name="ce10">
            <text:p>91,00</text:p>
          </table:table-cell>
          <table:table-cell office:value-type="float" office:value="36.75" table:style-name="ce10">
            <text:p>36,75</text:p>
          </table:table-cell>
          <table:table-cell office:value-type="float" office:value="44.17" table:style-name="ce10">
            <text:p>44,17</text:p>
          </table:table-cell>
          <table:table-cell office:value-type="float" office:value="0.17199999999999999" table:style-name="ce10">
            <text:p>0,17</text:p>
          </table:table-cell>
          <table:table-cell office:value-type="float" office:value="1201.81" table:style-name="ce10">
            <text:p>1.201,81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hasta 10 kW</text:p>
          </table:table-cell>
          <table:table-cell office:value-type="float" office:value="133764" table:style-name="ce9">
            <text:p>133.764</text:p>
          </table:table-cell>
          <table:table-cell office:value-type="float" office:value="506045.98" table:style-name="ce10">
            <text:p>506.045,98</text:p>
          </table:table-cell>
          <table:table-cell office:value-type="float" office:value="264264.64" table:style-name="ce10">
            <text:p>264.264,64</text:p>
          </table:table-cell>
          <table:table-cell office:value-type="float" office:value="57607.14" table:style-name="ce10">
            <text:p>57.607,14</text:p>
          </table:table-cell>
          <table:table-cell office:value-type="float" office:value="3.78" table:style-name="ce10">
            <text:p>3,78</text:p>
          </table:table-cell>
          <table:table-cell office:value-type="float" office:value="1.98" table:style-name="ce10">
            <text:p>1,98</text:p>
          </table:table-cell>
          <table:table-cell office:value-type="float" office:value="0.218" table:style-name="ce10">
            <text:p>0,22</text:p>
          </table:table-cell>
          <table:table-cell office:value-type="float" office:value="522.21" table:style-name="ce10">
            <text:p>522,21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superior a 10 kW</text:p>
          </table:table-cell>
          <table:table-cell office:value-type="float" office:value="14539" table:style-name="ce9">
            <text:p>14.539</text:p>
          </table:table-cell>
          <table:table-cell office:value-type="float" office:value="314366.28000000003" table:style-name="ce10">
            <text:p>314.366,28</text:p>
          </table:table-cell>
          <table:table-cell office:value-type="float" office:value="321471.34000000003" table:style-name="ce10">
            <text:p>321.471,34</text:p>
          </table:table-cell>
          <table:table-cell office:value-type="float" office:value="54415.21" table:style-name="ce10">
            <text:p>54.415,21</text:p>
          </table:table-cell>
          <table:table-cell office:value-type="float" office:value="21.62" table:style-name="ce10">
            <text:p>21,62</text:p>
          </table:table-cell>
          <table:table-cell office:value-type="float" office:value="22.11" table:style-name="ce10">
            <text:p>22,11</text:p>
          </table:table-cell>
          <table:table-cell office:value-type="float" office:value="0.16900000000000001" table:style-name="ce10">
            <text:p>0,17</text:p>
          </table:table-cell>
          <table:table-cell office:value-type="float" office:value="1022.6" table:style-name="ce10">
            <text:p>1.022,6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3.1A de 1 kV a 36 kV</text:p>
          </table:table-cell>
          <table:table-cell office:value-type="float" office:value="1173" table:style-name="ce9">
            <text:p>1.173</text:p>
          </table:table-cell>
          <table:table-cell office:value-type="float" office:value="92904.25" table:style-name="ce10">
            <text:p>92.904,25</text:p>
          </table:table-cell>
          <table:table-cell office:value-type="float" office:value="165050.79999999999" table:style-name="ce10">
            <text:p>165.050,80</text:p>
          </table:table-cell>
          <table:table-cell office:value-type="float" office:value="21455.1" table:style-name="ce10">
            <text:p>21.455,10</text:p>
          </table:table-cell>
          <table:table-cell office:value-type="float" office:value="79.2" table:style-name="ce10">
            <text:p>79,20</text:p>
          </table:table-cell>
          <table:table-cell office:value-type="float" office:value="140.71" table:style-name="ce10">
            <text:p>140,71</text:p>
          </table:table-cell>
          <table:table-cell office:value-type="float" office:value="0.13" table:style-name="ce10">
            <text:p>0,13</text:p>
          </table:table-cell>
          <table:table-cell office:value-type="float" office:value="1776.57" table:style-name="ce10">
            <text:p>1.776,57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A de 1 kV a 30 kV</text:p>
          </table:table-cell>
          <table:table-cell office:value-type="float" office:value="218" table:style-name="ce9">
            <text:p>218</text:p>
          </table:table-cell>
          <table:table-cell office:value-type="float" office:value="130599" table:style-name="ce10">
            <text:p>130.599,00</text:p>
          </table:table-cell>
          <table:table-cell office:value-type="float" office:value="301253.21999999997" table:style-name="ce10">
            <text:p>301.253,22</text:p>
          </table:table-cell>
          <table:table-cell office:value-type="float" office:value="30973.4" table:style-name="ce10">
            <text:p>30.973,40</text:p>
          </table:table-cell>
          <table:table-cell office:value-type="float" office:value="599.08000000000004" table:style-name="ce10">
            <text:p>599,08</text:p>
          </table:table-cell>
          <table:table-cell office:value-type="float" office:value="1381.9" table:style-name="ce10">
            <text:p>1.381,90</text:p>
          </table:table-cell>
          <table:table-cell office:value-type="float" office:value="0.10299999999999999" table:style-name="ce10">
            <text:p>0,10</text:p>
          </table:table-cell>
          <table:table-cell office:value-type="float" office:value="2306.6999999999998" table:style-name="ce10">
            <text:p>2.306,7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B de 30 kV a 36 kV</text:p>
          </table:table-cell>
          <table:table-cell office:value-type="float" office:value="1" table:style-name="ce9">
            <text:p>1</text:p>
          </table:table-cell>
          <table:table-cell office:value-type="float" office:value="1500" table:style-name="ce10">
            <text:p>1.500,00</text:p>
          </table:table-cell>
          <table:table-cell office:value-type="float" office:value="1553" table:style-name="ce10">
            <text:p>1.553,00</text:p>
          </table:table-cell>
          <table:table-cell office:value-type="float" office:value="260" table:style-name="ce10">
            <text:p>260,00</text:p>
          </table:table-cell>
          <table:table-cell office:value-type="float" office:value="1500" table:style-name="ce10">
            <text:p>1.500,00</text:p>
          </table:table-cell>
          <table:table-cell office:value-type="float" office:value="1553" table:style-name="ce10">
            <text:p>1.553,00</text:p>
          </table:table-cell>
          <table:table-cell office:value-type="float" office:value="0.16700000000000001" table:style-name="ce10">
            <text:p>0,17</text:p>
          </table:table-cell>
          <table:table-cell office:value-type="float" office:value="1035.33" table:style-name="ce10">
            <text:p>1.035,3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2 de 36 kV a 72,5 kV</text:p>
          </table:table-cell>
          <table:table-cell office:value-type="float" office:value="60" table:style-name="ce9">
            <text:p>60</text:p>
          </table:table-cell>
          <table:table-cell office:value-type="float" office:value="76028" table:style-name="ce10">
            <text:p>76.028,00</text:p>
          </table:table-cell>
          <table:table-cell office:value-type="float" office:value="291387.37" table:style-name="ce10">
            <text:p>291.387,37</text:p>
          </table:table-cell>
          <table:table-cell office:value-type="float" office:value="24001.5" table:style-name="ce10">
            <text:p>24.001,50</text:p>
          </table:table-cell>
          <table:table-cell office:value-type="float" office:value="1267.1300000000001" table:style-name="ce10">
            <text:p>1.267,13</text:p>
          </table:table-cell>
          <table:table-cell office:value-type="float" office:value="4856.46" table:style-name="ce10">
            <text:p>4.856,46</text:p>
          </table:table-cell>
          <table:table-cell office:value-type="float" office:value="8.2000000000000003E-2" table:style-name="ce10">
            <text:p>0,08</text:p>
          </table:table-cell>
          <table:table-cell office:value-type="float" office:value="3832.63" table:style-name="ce10">
            <text:p>3.832,6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4-6.5 mayor o igual a 145 kV</text:p>
          </table:table-cell>
          <table:table-cell office:value-type="float" office:value="11" table:style-name="ce9">
            <text:p>11</text:p>
          </table:table-cell>
          <table:table-cell office:value-type="float" office:value="2786" table:style-name="ce10">
            <text:p>2.786,00</text:p>
          </table:table-cell>
          <table:table-cell office:value-type="float" office:value="3185" table:style-name="ce10">
            <text:p>3.185,00</text:p>
          </table:table-cell>
          <table:table-cell office:value-type="float" office:value="322" table:style-name="ce10">
            <text:p>322,00</text:p>
          </table:table-cell>
          <table:table-cell office:value-type="float" office:value="253.27" table:style-name="ce10">
            <text:p>253,27</text:p>
          </table:table-cell>
          <table:table-cell office:value-type="float" office:value="289.55" table:style-name="ce10">
            <text:p>289,55</text:p>
          </table:table-cell>
          <table:table-cell office:value-type="float" office:value="0.10100000000000001" table:style-name="ce10">
            <text:p>0,10</text:p>
          </table:table-cell>
          <table:table-cell office:value-type="float" office:value="1143.22" table:style-name="ce10">
            <text:p>1.143,2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243690" table:style-name="ce9">
            <text:p>243.690</text:p>
          </table:table-cell>
          <table:table-cell office:value-type="float" office:value="1455290.2" table:style-name="ce10">
            <text:p>1.455.290,20</text:p>
          </table:table-cell>
          <table:table-cell office:value-type="float" office:value="1519619.86" table:style-name="ce10">
            <text:p>1.519.619,86</text:p>
          </table:table-cell>
          <table:table-cell office:value-type="float" office:value="224325.98" table:style-name="ce10">
            <text:p>224.325,98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  <table:table table:name="LUGO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16375" table:default-cell-style-name="ce2"/>
        <table:table-row table:style-name="ro2">
          <table:table-cell office:value-type="string" table:style-name="ce6">
            <text:p>Tarifa</text:p>
          </table:table-cell>
          <table:table-cell office:value-type="string" table:style-name="ce6">
            <text:p>Nº Clientes al final del año</text:p>
          </table:table-cell>
          <table:table-cell office:value-type="string" table:style-name="ce6">
            <text:p>Potencia contratada a final de año (kW)</text:p>
          </table:table-cell>
          <table:table-cell office:value-type="string" table:style-name="ce6">
            <text:p>Suministros anuales (MWh)</text:p>
          </table:table-cell>
          <table:table-cell office:value-type="string" table:style-name="ce6">
            <text:p>Facturación (miles de euros)</text:p>
          </table:table-cell>
          <table:table-cell office:value-type="string" table:style-name="ce6">
            <text:p>kW/Cliente</text:p>
          </table:table-cell>
          <table:table-cell office:value-type="string" table:style-name="ce6">
            <text:p>MWh/Cliente</text:p>
          </table:table-cell>
          <table:table-cell office:value-type="string" table:style-name="ce6">
            <text:p>euros/kWh</text:p>
          </table:table-cell>
          <table:table-cell office:value-type="string" table:style-name="ce6">
            <text:p>Horas de utilización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8">
            <text:p>Bono Social</text:p>
          </table:table-cell>
          <table:table-cell office:value-type="float" office:value="31187" table:style-name="ce9">
            <text:p>31.187</text:p>
          </table:table-cell>
          <table:table-cell office:value-type="float" office:value="68302.52" table:style-name="ce10">
            <text:p>68.302,52</text:p>
          </table:table-cell>
          <table:table-cell office:value-type="float" office:value="33187.269999999997" table:style-name="ce10">
            <text:p>33.187,27</text:p>
          </table:table-cell>
          <table:table-cell office:value-type="float" office:value="5405.17" table:style-name="ce10">
            <text:p>5.405,17</text:p>
          </table:table-cell>
          <table:table-cell office:value-type="float" office:value="2.19" table:style-name="ce10">
            <text:p>2,19</text:p>
          </table:table-cell>
          <table:table-cell office:value-type="float" office:value="1.06" table:style-name="ce10">
            <text:p>1,06</text:p>
          </table:table-cell>
          <table:table-cell office:value-type="float" office:value="0.16300000000000001" table:style-name="ce10">
            <text:p>0,16</text:p>
          </table:table-cell>
          <table:table-cell office:value-type="float" office:value="485.89" table:style-name="ce10">
            <text:p>485,8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Con/Sin D.H.A hasta 10 kW</text:p>
          </table:table-cell>
          <table:table-cell office:value-type="float" office:value="91330" table:style-name="ce9">
            <text:p>91.330</text:p>
          </table:table-cell>
          <table:table-cell office:value-type="float" office:value="398296.88" table:style-name="ce10">
            <text:p>398.296,88</text:p>
          </table:table-cell>
          <table:table-cell office:value-type="float" office:value="201863.09" table:style-name="ce10">
            <text:p>201.863,09</text:p>
          </table:table-cell>
          <table:table-cell office:value-type="float" office:value="39454.28" table:style-name="ce10">
            <text:p>39.454,28</text:p>
          </table:table-cell>
          <table:table-cell office:value-type="float" office:value="4.3600000000000003" table:style-name="ce10">
            <text:p>4,36</text:p>
          </table:table-cell>
          <table:table-cell office:value-type="float" office:value="2.21" table:style-name="ce10">
            <text:p>2,21</text:p>
          </table:table-cell>
          <table:table-cell office:value-type="float" office:value="0.19500000000000001" table:style-name="ce10">
            <text:p>0,20</text:p>
          </table:table-cell>
          <table:table-cell office:value-type="float" office:value="506.82" table:style-name="ce10">
            <text:p>506,8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(con recargo) Con/Sin D.H.A superior a 10 kW</text:p>
          </table:table-cell>
          <table:table-cell office:value-type="float" office:value="301" table:style-name="ce9">
            <text:p>301</text:p>
          </table:table-cell>
          <table:table-cell office:value-type="float" office:value="7189.59" table:style-name="ce10">
            <text:p>7.189,59</text:p>
          </table:table-cell>
          <table:table-cell office:value-type="float" office:value="3646.38" table:style-name="ce10">
            <text:p>3.646,38</text:p>
          </table:table-cell>
          <table:table-cell office:value-type="float" office:value="1109.57" table:style-name="ce10">
            <text:p>1.109,57</text:p>
          </table:table-cell>
          <table:table-cell office:value-type="float" office:value="23.89" table:style-name="ce10">
            <text:p>23,89</text:p>
          </table:table-cell>
          <table:table-cell office:value-type="float" office:value="12.11" table:style-name="ce10">
            <text:p>12,11</text:p>
          </table:table-cell>
          <table:table-cell office:value-type="float" office:value="0.30399999999999999" table:style-name="ce10">
            <text:p>0,30</text:p>
          </table:table-cell>
          <table:table-cell office:value-type="float" office:value="507.17" table:style-name="ce10">
            <text:p>507,17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hasta 10 kW</text:p>
          </table:table-cell>
          <table:table-cell office:value-type="float" office:value="95569" table:style-name="ce9">
            <text:p>95.569</text:p>
          </table:table-cell>
          <table:table-cell office:value-type="float" office:value="449788.76" table:style-name="ce10">
            <text:p>449.788,76</text:p>
          </table:table-cell>
          <table:table-cell office:value-type="float" office:value="245504.41" table:style-name="ce10">
            <text:p>245.504,41</text:p>
          </table:table-cell>
          <table:table-cell office:value-type="float" office:value="51132.959999999999" table:style-name="ce10">
            <text:p>51.132,96</text:p>
          </table:table-cell>
          <table:table-cell office:value-type="float" office:value="4.71" table:style-name="ce10">
            <text:p>4,71</text:p>
          </table:table-cell>
          <table:table-cell office:value-type="float" office:value="2.57" table:style-name="ce10">
            <text:p>2,57</text:p>
          </table:table-cell>
          <table:table-cell office:value-type="float" office:value="0.20799999999999999" table:style-name="ce10">
            <text:p>0,21</text:p>
          </table:table-cell>
          <table:table-cell office:value-type="float" office:value="545.82000000000005" table:style-name="ce10">
            <text:p>545,8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superior a 10 kW</text:p>
          </table:table-cell>
          <table:table-cell office:value-type="float" office:value="12340" table:style-name="ce9">
            <text:p>12.340</text:p>
          </table:table-cell>
          <table:table-cell office:value-type="float" office:value="253914.55" table:style-name="ce10">
            <text:p>253.914,55</text:p>
          </table:table-cell>
          <table:table-cell office:value-type="float" office:value="270746.76" table:style-name="ce10">
            <text:p>270.746,76</text:p>
          </table:table-cell>
          <table:table-cell office:value-type="float" office:value="44750.94" table:style-name="ce10">
            <text:p>44.750,94</text:p>
          </table:table-cell>
          <table:table-cell office:value-type="float" office:value="20.58" table:style-name="ce10">
            <text:p>20,58</text:p>
          </table:table-cell>
          <table:table-cell office:value-type="float" office:value="21.94" table:style-name="ce10">
            <text:p>21,94</text:p>
          </table:table-cell>
          <table:table-cell office:value-type="float" office:value="0.16500000000000001" table:style-name="ce10">
            <text:p>0,17</text:p>
          </table:table-cell>
          <table:table-cell office:value-type="float" office:value="1066.29" table:style-name="ce10">
            <text:p>1.066,2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3.1A de 1 kV a 36 kV</text:p>
          </table:table-cell>
          <table:table-cell office:value-type="float" office:value="434" table:style-name="ce9">
            <text:p>434</text:p>
          </table:table-cell>
          <table:table-cell office:value-type="float" office:value="46017.71" table:style-name="ce10">
            <text:p>46.017,71</text:p>
          </table:table-cell>
          <table:table-cell office:value-type="float" office:value="90546.17" table:style-name="ce10">
            <text:p>90.546,17</text:p>
          </table:table-cell>
          <table:table-cell office:value-type="float" office:value="11385.33" table:style-name="ce10">
            <text:p>11.385,33</text:p>
          </table:table-cell>
          <table:table-cell office:value-type="float" office:value="106.03" table:style-name="ce10">
            <text:p>106,03</text:p>
          </table:table-cell>
          <table:table-cell office:value-type="float" office:value="208.63" table:style-name="ce10">
            <text:p>208,63</text:p>
          </table:table-cell>
          <table:table-cell office:value-type="float" office:value="0.126" table:style-name="ce10">
            <text:p>0,13</text:p>
          </table:table-cell>
          <table:table-cell office:value-type="float" office:value="1967.64" table:style-name="ce10">
            <text:p>1.967,6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A de 1 kV a 30 kV</text:p>
          </table:table-cell>
          <table:table-cell office:value-type="float" office:value="126" table:style-name="ce9">
            <text:p>126</text:p>
          </table:table-cell>
          <table:table-cell office:value-type="float" office:value="105925" table:style-name="ce10">
            <text:p>105.925,00</text:p>
          </table:table-cell>
          <table:table-cell office:value-type="float" office:value="312434.57" table:style-name="ce10">
            <text:p>312.434,57</text:p>
          </table:table-cell>
          <table:table-cell office:value-type="float" office:value="30792.74" table:style-name="ce10">
            <text:p>30.792,74</text:p>
          </table:table-cell>
          <table:table-cell office:value-type="float" office:value="840.67" table:style-name="ce10">
            <text:p>840,67</text:p>
          </table:table-cell>
          <table:table-cell office:value-type="float" office:value="2479.64" table:style-name="ce10">
            <text:p>2.479,64</text:p>
          </table:table-cell>
          <table:table-cell office:value-type="float" office:value="9.9000000000000005E-2" table:style-name="ce10">
            <text:p>0,10</text:p>
          </table:table-cell>
          <table:table-cell office:value-type="float" office:value="2949.58" table:style-name="ce10">
            <text:p>2.949,58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2 de 36 kV a 72,5 kV</text:p>
          </table:table-cell>
          <table:table-cell office:value-type="float" office:value="2" table:style-name="ce9">
            <text:p>2</text:p>
          </table:table-cell>
          <table:table-cell office:value-type="float" office:value="485" table:style-name="ce10">
            <text:p>485,00</text:p>
          </table:table-cell>
          <table:table-cell office:value-type="float" office:value="367" table:style-name="ce10">
            <text:p>367,00</text:p>
          </table:table-cell>
          <table:table-cell office:value-type="float" office:value="56" table:style-name="ce10">
            <text:p>56,00</text:p>
          </table:table-cell>
          <table:table-cell office:value-type="float" office:value="242.5" table:style-name="ce10">
            <text:p>242,50</text:p>
          </table:table-cell>
          <table:table-cell office:value-type="float" office:value="183.5" table:style-name="ce10">
            <text:p>183,50</text:p>
          </table:table-cell>
          <table:table-cell office:value-type="float" office:value="0.153" table:style-name="ce10">
            <text:p>0,15</text:p>
          </table:table-cell>
          <table:table-cell office:value-type="float" office:value="756.7" table:style-name="ce10">
            <text:p>756,7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3 de 72,5 kV a 145 kV</text:p>
          </table:table-cell>
          <table:table-cell office:value-type="float" office:value="49" table:style-name="ce9">
            <text:p>49</text:p>
          </table:table-cell>
          <table:table-cell office:value-type="float" office:value="41646" table:style-name="ce10">
            <text:p>41.646,00</text:p>
          </table:table-cell>
          <table:table-cell office:value-type="float" office:value="129979.37" table:style-name="ce10">
            <text:p>129.979,37</text:p>
          </table:table-cell>
          <table:table-cell office:value-type="float" office:value="9705.81" table:style-name="ce10">
            <text:p>9.705,81</text:p>
          </table:table-cell>
          <table:table-cell office:value-type="float" office:value="849.92" table:style-name="ce10">
            <text:p>849,92</text:p>
          </table:table-cell>
          <table:table-cell office:value-type="float" office:value="2652.64" table:style-name="ce10">
            <text:p>2.652,64</text:p>
          </table:table-cell>
          <table:table-cell office:value-type="float" office:value="7.4999999999999997E-2" table:style-name="ce10">
            <text:p>0,08</text:p>
          </table:table-cell>
          <table:table-cell office:value-type="float" office:value="3121.05" table:style-name="ce10">
            <text:p>3.121,05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4-6.5 mayor o igual a 145 kV</text:p>
          </table:table-cell>
          <table:table-cell office:value-type="float" office:value="2" table:style-name="ce9">
            <text:p>2</text:p>
          </table:table-cell>
          <table:table-cell office:value-type="float" office:value="452500" table:style-name="ce10">
            <text:p>452.500,00</text:p>
          </table:table-cell>
          <table:table-cell office:value-type="float" office:value="3836659.4" table:style-name="ce10">
            <text:p>3.836.659,40</text:p>
          </table:table-cell>
          <table:table-cell office:value-type="float" office:value="261389.69" table:style-name="ce10">
            <text:p>261.389,69</text:p>
          </table:table-cell>
          <table:table-cell office:value-type="float" office:value="226250" table:style-name="ce10">
            <text:p>226.250,00</text:p>
          </table:table-cell>
          <table:table-cell office:value-type="float" office:value="1918329.7" table:style-name="ce10">
            <text:p>1.918.329,70</text:p>
          </table:table-cell>
          <table:table-cell office:value-type="float" office:value="6.8000000000000005E-2" table:style-name="ce10">
            <text:p>0,07</text:p>
          </table:table-cell>
          <table:table-cell office:value-type="float" office:value="8478.81" table:style-name="ce10">
            <text:p>8.478,81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231340" table:style-name="ce9">
            <text:p>231.340</text:p>
          </table:table-cell>
          <table:table-cell office:value-type="float" office:value="1824066.01" table:style-name="ce10">
            <text:p>1.824.066,01</text:p>
          </table:table-cell>
          <table:table-cell office:value-type="float" office:value="5124934.42" table:style-name="ce10">
            <text:p>5.124.934,42</text:p>
          </table:table-cell>
          <table:table-cell office:value-type="float" office:value="455182.49" table:style-name="ce10">
            <text:p>455.182,49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  <table:table table:name="MADRID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16375" table:default-cell-style-name="ce2"/>
        <table:table-row table:style-name="ro2">
          <table:table-cell office:value-type="string" table:style-name="ce6">
            <text:p>Tarifa</text:p>
          </table:table-cell>
          <table:table-cell office:value-type="string" table:style-name="ce6">
            <text:p>Nº Clientes al final del año</text:p>
          </table:table-cell>
          <table:table-cell office:value-type="string" table:style-name="ce6">
            <text:p>Potencia contratada a final de año (kW)</text:p>
          </table:table-cell>
          <table:table-cell office:value-type="string" table:style-name="ce6">
            <text:p>Suministros anuales (MWh)</text:p>
          </table:table-cell>
          <table:table-cell office:value-type="string" table:style-name="ce6">
            <text:p>Facturación (miles de euros)</text:p>
          </table:table-cell>
          <table:table-cell office:value-type="string" table:style-name="ce6">
            <text:p>kW/Cliente</text:p>
          </table:table-cell>
          <table:table-cell office:value-type="string" table:style-name="ce6">
            <text:p>MWh/Cliente</text:p>
          </table:table-cell>
          <table:table-cell office:value-type="string" table:style-name="ce6">
            <text:p>euros/kWh</text:p>
          </table:table-cell>
          <table:table-cell office:value-type="string" table:style-name="ce6">
            <text:p>Horas de utilización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8">
            <text:p>Bono Social</text:p>
          </table:table-cell>
          <table:table-cell office:value-type="float" office:value="180323" table:style-name="ce9">
            <text:p>180.323</text:p>
          </table:table-cell>
          <table:table-cell office:value-type="float" office:value="533777.27" table:style-name="ce10">
            <text:p>533.777,27</text:p>
          </table:table-cell>
          <table:table-cell office:value-type="float" office:value="397304.75" table:style-name="ce10">
            <text:p>397.304,75</text:p>
          </table:table-cell>
          <table:table-cell office:value-type="float" office:value="63392.36" table:style-name="ce10">
            <text:p>63.392,36</text:p>
          </table:table-cell>
          <table:table-cell office:value-type="float" office:value="2.96" table:style-name="ce10">
            <text:p>2,96</text:p>
          </table:table-cell>
          <table:table-cell office:value-type="float" office:value="2.2000000000000002" table:style-name="ce10">
            <text:p>2,20</text:p>
          </table:table-cell>
          <table:table-cell office:value-type="float" office:value="0.16" table:style-name="ce10">
            <text:p>0,16</text:p>
          </table:table-cell>
          <table:table-cell office:value-type="float" office:value="744.33" table:style-name="ce10">
            <text:p>744,3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Con/Sin D.H.A hasta 10 kW</text:p>
          </table:table-cell>
          <table:table-cell office:value-type="float" office:value="1159552" table:style-name="ce9">
            <text:p>1.159.552</text:p>
          </table:table-cell>
          <table:table-cell office:value-type="float" office:value="5166520.24" table:style-name="ce10">
            <text:p>5.166.520,24</text:p>
          </table:table-cell>
          <table:table-cell office:value-type="float" office:value="3099571.21" table:style-name="ce10">
            <text:p>3.099.571,21</text:p>
          </table:table-cell>
          <table:table-cell office:value-type="float" office:value="583484.91" table:style-name="ce10">
            <text:p>583.484,91</text:p>
          </table:table-cell>
          <table:table-cell office:value-type="float" office:value="4.46" table:style-name="ce10">
            <text:p>4,46</text:p>
          </table:table-cell>
          <table:table-cell office:value-type="float" office:value="2.67" table:style-name="ce10">
            <text:p>2,67</text:p>
          </table:table-cell>
          <table:table-cell office:value-type="float" office:value="0.188" table:style-name="ce10">
            <text:p>0,19</text:p>
          </table:table-cell>
          <table:table-cell office:value-type="float" office:value="599.92999999999995" table:style-name="ce10">
            <text:p>599,9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(con recargo) Con/Sin D.H.A superior a 10 kW</text:p>
          </table:table-cell>
          <table:table-cell office:value-type="float" office:value="2630" table:style-name="ce9">
            <text:p>2.630</text:p>
          </table:table-cell>
          <table:table-cell office:value-type="float" office:value="83547.039999999994" table:style-name="ce10">
            <text:p>83.547,04</text:p>
          </table:table-cell>
          <table:table-cell office:value-type="float" office:value="50978.29" table:style-name="ce10">
            <text:p>50.978,29</text:p>
          </table:table-cell>
          <table:table-cell office:value-type="float" office:value="11488.11" table:style-name="ce10">
            <text:p>11.488,11</text:p>
          </table:table-cell>
          <table:table-cell office:value-type="float" office:value="31.77" table:style-name="ce10">
            <text:p>31,77</text:p>
          </table:table-cell>
          <table:table-cell office:value-type="float" office:value="19.38" table:style-name="ce10">
            <text:p>19,38</text:p>
          </table:table-cell>
          <table:table-cell office:value-type="float" office:value="0.22500000000000001" table:style-name="ce10">
            <text:p>0,23</text:p>
          </table:table-cell>
          <table:table-cell office:value-type="float" office:value="610.16999999999996" table:style-name="ce10">
            <text:p>610,17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hasta 10 kW</text:p>
          </table:table-cell>
          <table:table-cell office:value-type="float" office:value="1720956" table:style-name="ce9">
            <text:p>1.720.956</text:p>
          </table:table-cell>
          <table:table-cell office:value-type="float" office:value="7817548.04" table:style-name="ce10">
            <text:p>7.817.548,04</text:p>
          </table:table-cell>
          <table:table-cell office:value-type="float" office:value="4902159.87" table:style-name="ce10">
            <text:p>4.902.159,87</text:p>
          </table:table-cell>
          <table:table-cell office:value-type="float" office:value="968626.84" table:style-name="ce10">
            <text:p>968.626,84</text:p>
          </table:table-cell>
          <table:table-cell office:value-type="float" office:value="4.54" table:style-name="ce10">
            <text:p>4,54</text:p>
          </table:table-cell>
          <table:table-cell office:value-type="float" office:value="2.85" table:style-name="ce10">
            <text:p>2,85</text:p>
          </table:table-cell>
          <table:table-cell office:value-type="float" office:value="0.19800000000000001" table:style-name="ce10">
            <text:p>0,20</text:p>
          </table:table-cell>
          <table:table-cell office:value-type="float" office:value="627.07000000000005" table:style-name="ce10">
            <text:p>627,07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superior a 10 kW</text:p>
          </table:table-cell>
          <table:table-cell office:value-type="float" office:value="208352" table:style-name="ce9">
            <text:p>208.352</text:p>
          </table:table-cell>
          <table:table-cell office:value-type="float" office:value="5424024.5700000003" table:style-name="ce10">
            <text:p>5.424.024,57</text:p>
          </table:table-cell>
          <table:table-cell office:value-type="float" office:value="5916701.0199999996" table:style-name="ce10">
            <text:p>5.916.701,02</text:p>
          </table:table-cell>
          <table:table-cell office:value-type="float" office:value="986954.98" table:style-name="ce10">
            <text:p>986.954,98</text:p>
          </table:table-cell>
          <table:table-cell office:value-type="float" office:value="26.03" table:style-name="ce10">
            <text:p>26,03</text:p>
          </table:table-cell>
          <table:table-cell office:value-type="float" office:value="28.4" table:style-name="ce10">
            <text:p>28,40</text:p>
          </table:table-cell>
          <table:table-cell office:value-type="float" office:value="0.16700000000000001" table:style-name="ce10">
            <text:p>0,17</text:p>
          </table:table-cell>
          <table:table-cell office:value-type="float" office:value="1090.83" table:style-name="ce10">
            <text:p>1.090,8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3.1A de 1 kV a 36 kV</text:p>
          </table:table-cell>
          <table:table-cell office:value-type="float" office:value="5431" table:style-name="ce9">
            <text:p>5.431</text:p>
          </table:table-cell>
          <table:table-cell office:value-type="float" office:value="783617.24" table:style-name="ce10">
            <text:p>783.617,24</text:p>
          </table:table-cell>
          <table:table-cell office:value-type="float" office:value="1549044.19" table:style-name="ce10">
            <text:p>1.549.044,19</text:p>
          </table:table-cell>
          <table:table-cell office:value-type="float" office:value="191281.83" table:style-name="ce10">
            <text:p>191.281,83</text:p>
          </table:table-cell>
          <table:table-cell office:value-type="float" office:value="144.29" table:style-name="ce10">
            <text:p>144,29</text:p>
          </table:table-cell>
          <table:table-cell office:value-type="float" office:value="285.22000000000003" table:style-name="ce10">
            <text:p>285,22</text:p>
          </table:table-cell>
          <table:table-cell office:value-type="float" office:value="0.123" table:style-name="ce10">
            <text:p>0,12</text:p>
          </table:table-cell>
          <table:table-cell office:value-type="float" office:value="1976.79" table:style-name="ce10">
            <text:p>1.976,7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A de 1 kV a 30 kV</text:p>
          </table:table-cell>
          <table:table-cell office:value-type="float" office:value="2908" table:style-name="ce9">
            <text:p>2.908</text:p>
          </table:table-cell>
          <table:table-cell office:value-type="float" office:value="2942726.29" table:style-name="ce10">
            <text:p>2.942.726,29</text:p>
          </table:table-cell>
          <table:table-cell office:value-type="float" office:value="7163496.5300000003" table:style-name="ce10">
            <text:p>7.163.496,53</text:p>
          </table:table-cell>
          <table:table-cell office:value-type="float" office:value="713629.35" table:style-name="ce10">
            <text:p>713.629,35</text:p>
          </table:table-cell>
          <table:table-cell office:value-type="float" office:value="1011.94" table:style-name="ce10">
            <text:p>1.011,94</text:p>
          </table:table-cell>
          <table:table-cell office:value-type="float" office:value="2463.38" table:style-name="ce10">
            <text:p>2.463,38</text:p>
          </table:table-cell>
          <table:table-cell office:value-type="float" office:value="0.1" table:style-name="ce10">
            <text:p>0,10</text:p>
          </table:table-cell>
          <table:table-cell office:value-type="float" office:value="2434.31" table:style-name="ce10">
            <text:p>2.434,31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B de 30 kV a 36 kV</text:p>
          </table:table-cell>
          <table:table-cell office:value-type="float" office:value="2" table:style-name="ce9">
            <text:p>2</text:p>
          </table:table-cell>
          <table:table-cell office:value-type="float" office:value="1081" table:style-name="ce10">
            <text:p>1.081,00</text:p>
          </table:table-cell>
          <table:table-cell office:value-type="float" office:value="1475.65" table:style-name="ce10">
            <text:p>1.475,65</text:p>
          </table:table-cell>
          <table:table-cell office:value-type="float" office:value="156.83000000000001" table:style-name="ce10">
            <text:p>156,83</text:p>
          </table:table-cell>
          <table:table-cell office:value-type="float" office:value="540.5" table:style-name="ce10">
            <text:p>540,50</text:p>
          </table:table-cell>
          <table:table-cell office:value-type="float" office:value="737.82" table:style-name="ce10">
            <text:p>737,82</text:p>
          </table:table-cell>
          <table:table-cell office:value-type="float" office:value="0.106" table:style-name="ce10">
            <text:p>0,11</text:p>
          </table:table-cell>
          <table:table-cell office:value-type="float" office:value="1365.08" table:style-name="ce10">
            <text:p>1.365,08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2 de 36 kV a 72,5 kV</text:p>
          </table:table-cell>
          <table:table-cell office:value-type="float" office:value="132" table:style-name="ce9">
            <text:p>132</text:p>
          </table:table-cell>
          <table:table-cell office:value-type="float" office:value="554913" table:style-name="ce10">
            <text:p>554.913,00</text:p>
          </table:table-cell>
          <table:table-cell office:value-type="float" office:value="2034602.4" table:style-name="ce10">
            <text:p>2.034.602,40</text:p>
          </table:table-cell>
          <table:table-cell office:value-type="float" office:value="149482.67000000001" table:style-name="ce10">
            <text:p>149.482,67</text:p>
          </table:table-cell>
          <table:table-cell office:value-type="float" office:value="4203.8900000000003" table:style-name="ce10">
            <text:p>4.203,89</text:p>
          </table:table-cell>
          <table:table-cell office:value-type="float" office:value="15413.65" table:style-name="ce10">
            <text:p>15.413,65</text:p>
          </table:table-cell>
          <table:table-cell office:value-type="float" office:value="7.2999999999999995E-2" table:style-name="ce10">
            <text:p>0,07</text:p>
          </table:table-cell>
          <table:table-cell office:value-type="float" office:value="3666.53" table:style-name="ce10">
            <text:p>3.666,5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3 de 72,5 kV a 145 kV</text:p>
          </table:table-cell>
          <table:table-cell office:value-type="float" office:value="3" table:style-name="ce9">
            <text:p>3</text:p>
          </table:table-cell>
          <table:table-cell office:value-type="float" office:value="37838" table:style-name="ce10">
            <text:p>37.838,00</text:p>
          </table:table-cell>
          <table:table-cell office:value-type="float" office:value="14844" table:style-name="ce10">
            <text:p>14.844,00</text:p>
          </table:table-cell>
          <table:table-cell office:value-type="float" office:value="1685.88" table:style-name="ce10">
            <text:p>1.685,88</text:p>
          </table:table-cell>
          <table:table-cell office:value-type="float" office:value="12612.67" table:style-name="ce10">
            <text:p>12.612,67</text:p>
          </table:table-cell>
          <table:table-cell office:value-type="float" office:value="4948" table:style-name="ce10">
            <text:p>4.948,00</text:p>
          </table:table-cell>
          <table:table-cell office:value-type="float" office:value="0.114" table:style-name="ce10">
            <text:p>0,11</text:p>
          </table:table-cell>
          <table:table-cell office:value-type="float" office:value="392.3" table:style-name="ce10">
            <text:p>392,3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4-6.5 mayor o igual a 145 kV</text:p>
          </table:table-cell>
          <table:table-cell office:value-type="float" office:value="9" table:style-name="ce9">
            <text:p>9</text:p>
          </table:table-cell>
          <table:table-cell office:value-type="float" office:value="111615" table:style-name="ce10">
            <text:p>111.615,00</text:p>
          </table:table-cell>
          <table:table-cell office:value-type="float" office:value="515049.11" table:style-name="ce10">
            <text:p>515.049,11</text:p>
          </table:table-cell>
          <table:table-cell office:value-type="float" office:value="35887.03" table:style-name="ce10">
            <text:p>35.887,03</text:p>
          </table:table-cell>
          <table:table-cell office:value-type="float" office:value="12401.67" table:style-name="ce10">
            <text:p>12.401,67</text:p>
          </table:table-cell>
          <table:table-cell office:value-type="float" office:value="57227.68" table:style-name="ce10">
            <text:p>57.227,68</text:p>
          </table:table-cell>
          <table:table-cell office:value-type="float" office:value="7.0000000000000007E-2" table:style-name="ce10">
            <text:p>0,07</text:p>
          </table:table-cell>
          <table:table-cell office:value-type="float" office:value="4614.5200000000004" table:style-name="ce10">
            <text:p>4.614,5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3280298" table:style-name="ce9">
            <text:p>3.280.298</text:p>
          </table:table-cell>
          <table:table-cell office:value-type="float" office:value="23457207.690000001" table:style-name="ce10">
            <text:p>23.457.207,69</text:p>
          </table:table-cell>
          <table:table-cell office:value-type="float" office:value="25645227.02" table:style-name="ce10">
            <text:p>25.645.227,02</text:p>
          </table:table-cell>
          <table:table-cell office:value-type="float" office:value="3706070.79" table:style-name="ce10">
            <text:p>3.706.070,79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3" table:style-name="ro1">
          <table:table-cell table:number-columns-repeated="16384"/>
        </table:table-row>
      </table:table>
      <table:table table:name="MÁLAGA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16375" table:default-cell-style-name="ce2"/>
        <table:table-row table:style-name="ro2">
          <table:table-cell office:value-type="string" table:style-name="ce6">
            <text:p>Tarifa</text:p>
          </table:table-cell>
          <table:table-cell office:value-type="string" table:style-name="ce6">
            <text:p>Nº Clientes al final del año</text:p>
          </table:table-cell>
          <table:table-cell office:value-type="string" table:style-name="ce6">
            <text:p>Potencia contratada a final de año (kW)</text:p>
          </table:table-cell>
          <table:table-cell office:value-type="string" table:style-name="ce6">
            <text:p>Suministros anuales (MWh)</text:p>
          </table:table-cell>
          <table:table-cell office:value-type="string" table:style-name="ce6">
            <text:p>Facturación (miles de euros)</text:p>
          </table:table-cell>
          <table:table-cell office:value-type="string" table:style-name="ce6">
            <text:p>kW/Cliente</text:p>
          </table:table-cell>
          <table:table-cell office:value-type="string" table:style-name="ce6">
            <text:p>MWh/Cliente</text:p>
          </table:table-cell>
          <table:table-cell office:value-type="string" table:style-name="ce6">
            <text:p>euros/kWh</text:p>
          </table:table-cell>
          <table:table-cell office:value-type="string" table:style-name="ce6">
            <text:p>Horas de utilización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8">
            <text:p>Bono Social</text:p>
          </table:table-cell>
          <table:table-cell office:value-type="float" office:value="123669" table:style-name="ce9">
            <text:p>123.669</text:p>
          </table:table-cell>
          <table:table-cell office:value-type="float" office:value="285432.15000000002" table:style-name="ce10">
            <text:p>285.432,15</text:p>
          </table:table-cell>
          <table:table-cell office:value-type="float" office:value="219889.59" table:style-name="ce10">
            <text:p>219.889,59</text:p>
          </table:table-cell>
          <table:table-cell office:value-type="float" office:value="29874.49" table:style-name="ce10">
            <text:p>29.874,49</text:p>
          </table:table-cell>
          <table:table-cell office:value-type="float" office:value="2.31" table:style-name="ce10">
            <text:p>2,31</text:p>
          </table:table-cell>
          <table:table-cell office:value-type="float" office:value="1.78" table:style-name="ce10">
            <text:p>1,78</text:p>
          </table:table-cell>
          <table:table-cell office:value-type="float" office:value="0.13600000000000001" table:style-name="ce10">
            <text:p>0,14</text:p>
          </table:table-cell>
          <table:table-cell office:value-type="float" office:value="770.37" table:style-name="ce10">
            <text:p>770,37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Con/Sin D.H.A hasta 10 kW</text:p>
          </table:table-cell>
          <table:table-cell office:value-type="float" office:value="464868" table:style-name="ce9">
            <text:p>464.868</text:p>
          </table:table-cell>
          <table:table-cell office:value-type="float" office:value="2002814.21" table:style-name="ce10">
            <text:p>2.002.814,21</text:p>
          </table:table-cell>
          <table:table-cell office:value-type="float" office:value="1293651.3700000001" table:style-name="ce10">
            <text:p>1.293.651,37</text:p>
          </table:table-cell>
          <table:table-cell office:value-type="float" office:value="247175.32" table:style-name="ce10">
            <text:p>247.175,32</text:p>
          </table:table-cell>
          <table:table-cell office:value-type="float" office:value="4.3099999999999996" table:style-name="ce10">
            <text:p>4,31</text:p>
          </table:table-cell>
          <table:table-cell office:value-type="float" office:value="2.78" table:style-name="ce10">
            <text:p>2,78</text:p>
          </table:table-cell>
          <table:table-cell office:value-type="float" office:value="0.191" table:style-name="ce10">
            <text:p>0,19</text:p>
          </table:table-cell>
          <table:table-cell office:value-type="float" office:value="645.91999999999996" table:style-name="ce10">
            <text:p>645,9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(con recargo) Con/Sin D.H.A superior a 10 kW</text:p>
          </table:table-cell>
          <table:table-cell office:value-type="float" office:value="11480" table:style-name="ce9">
            <text:p>11.480</text:p>
          </table:table-cell>
          <table:table-cell office:value-type="float" office:value="166727.95000000001" table:style-name="ce10">
            <text:p>166.727,95</text:p>
          </table:table-cell>
          <table:table-cell office:value-type="float" office:value="117695.38" table:style-name="ce10">
            <text:p>117.695,38</text:p>
          </table:table-cell>
          <table:table-cell office:value-type="float" office:value="26164.36" table:style-name="ce10">
            <text:p>26.164,36</text:p>
          </table:table-cell>
          <table:table-cell office:value-type="float" office:value="14.52" table:style-name="ce10">
            <text:p>14,52</text:p>
          </table:table-cell>
          <table:table-cell office:value-type="float" office:value="10.25" table:style-name="ce10">
            <text:p>10,25</text:p>
          </table:table-cell>
          <table:table-cell office:value-type="float" office:value="0.222" table:style-name="ce10">
            <text:p>0,22</text:p>
          </table:table-cell>
          <table:table-cell office:value-type="float" office:value="705.91" table:style-name="ce10">
            <text:p>705,91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hasta 10 kW</text:p>
          </table:table-cell>
          <table:table-cell office:value-type="float" office:value="404051" table:style-name="ce9">
            <text:p>404.051</text:p>
          </table:table-cell>
          <table:table-cell office:value-type="float" office:value="1814677.94" table:style-name="ce10">
            <text:p>1.814.677,94</text:p>
          </table:table-cell>
          <table:table-cell office:value-type="float" office:value="1262117.44" table:style-name="ce10">
            <text:p>1.262.117,44</text:p>
          </table:table-cell>
          <table:table-cell office:value-type="float" office:value="245578.72" table:style-name="ce10">
            <text:p>245.578,72</text:p>
          </table:table-cell>
          <table:table-cell office:value-type="float" office:value="4.49" table:style-name="ce10">
            <text:p>4,49</text:p>
          </table:table-cell>
          <table:table-cell office:value-type="float" office:value="3.12" table:style-name="ce10">
            <text:p>3,12</text:p>
          </table:table-cell>
          <table:table-cell office:value-type="float" office:value="0.19500000000000001" table:style-name="ce10">
            <text:p>0,20</text:p>
          </table:table-cell>
          <table:table-cell office:value-type="float" office:value="695.5" table:style-name="ce10">
            <text:p>695,5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superior a 10 kW</text:p>
          </table:table-cell>
          <table:table-cell office:value-type="float" office:value="56496" table:style-name="ce9">
            <text:p>56.496</text:p>
          </table:table-cell>
          <table:table-cell office:value-type="float" office:value="1192335.5" table:style-name="ce10">
            <text:p>1.192.335,50</text:p>
          </table:table-cell>
          <table:table-cell office:value-type="float" office:value="1405649.4" table:style-name="ce10">
            <text:p>1.405.649,40</text:p>
          </table:table-cell>
          <table:table-cell office:value-type="float" office:value="233438.75" table:style-name="ce10">
            <text:p>233.438,75</text:p>
          </table:table-cell>
          <table:table-cell office:value-type="float" office:value="21.1" table:style-name="ce10">
            <text:p>21,10</text:p>
          </table:table-cell>
          <table:table-cell office:value-type="float" office:value="24.88" table:style-name="ce10">
            <text:p>24,88</text:p>
          </table:table-cell>
          <table:table-cell office:value-type="float" office:value="0.16600000000000001" table:style-name="ce10">
            <text:p>0,17</text:p>
          </table:table-cell>
          <table:table-cell office:value-type="float" office:value="1178.9000000000001" table:style-name="ce10">
            <text:p>1.178,9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3.1A de 1 kV a 36 kV</text:p>
          </table:table-cell>
          <table:table-cell office:value-type="float" office:value="1458" table:style-name="ce9">
            <text:p>1.458</text:p>
          </table:table-cell>
          <table:table-cell office:value-type="float" office:value="181147.01" table:style-name="ce10">
            <text:p>181.147,01</text:p>
          </table:table-cell>
          <table:table-cell office:value-type="float" office:value="409288.02" table:style-name="ce10">
            <text:p>409.288,02</text:p>
          </table:table-cell>
          <table:table-cell office:value-type="float" office:value="50213.51" table:style-name="ce10">
            <text:p>50.213,51</text:p>
          </table:table-cell>
          <table:table-cell office:value-type="float" office:value="124.24" table:style-name="ce10">
            <text:p>124,24</text:p>
          </table:table-cell>
          <table:table-cell office:value-type="float" office:value="280.72000000000003" table:style-name="ce10">
            <text:p>280,72</text:p>
          </table:table-cell>
          <table:table-cell office:value-type="float" office:value="0.123" table:style-name="ce10">
            <text:p>0,12</text:p>
          </table:table-cell>
          <table:table-cell office:value-type="float" office:value="2259.42" table:style-name="ce10">
            <text:p>2.259,4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A de 1 kV a 30 kV</text:p>
          </table:table-cell>
          <table:table-cell office:value-type="float" office:value="582" table:style-name="ce9">
            <text:p>582</text:p>
          </table:table-cell>
          <table:table-cell office:value-type="float" office:value="365496.9" table:style-name="ce10">
            <text:p>365.496,90</text:p>
          </table:table-cell>
          <table:table-cell office:value-type="float" office:value="1041351.46" table:style-name="ce10">
            <text:p>1.041.351,46</text:p>
          </table:table-cell>
          <table:table-cell office:value-type="float" office:value="106687.39" table:style-name="ce10">
            <text:p>106.687,39</text:p>
          </table:table-cell>
          <table:table-cell office:value-type="float" office:value="628" table:style-name="ce10">
            <text:p>628,00</text:p>
          </table:table-cell>
          <table:table-cell office:value-type="float" office:value="1789.26" table:style-name="ce10">
            <text:p>1.789,26</text:p>
          </table:table-cell>
          <table:table-cell office:value-type="float" office:value="0.10199999999999999" table:style-name="ce10">
            <text:p>0,10</text:p>
          </table:table-cell>
          <table:table-cell office:value-type="float" office:value="2849.14" table:style-name="ce10">
            <text:p>2.849,1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2 de 36 kV a 72,5 kV</text:p>
          </table:table-cell>
          <table:table-cell office:value-type="float" office:value="17" table:style-name="ce9">
            <text:p>17</text:p>
          </table:table-cell>
          <table:table-cell office:value-type="float" office:value="77703" table:style-name="ce10">
            <text:p>77.703,00</text:p>
          </table:table-cell>
          <table:table-cell office:value-type="float" office:value="174127.26" table:style-name="ce10">
            <text:p>174.127,26</text:p>
          </table:table-cell>
          <table:table-cell office:value-type="float" office:value="11529.76" table:style-name="ce10">
            <text:p>11.529,76</text:p>
          </table:table-cell>
          <table:table-cell office:value-type="float" office:value="4570.76" table:style-name="ce10">
            <text:p>4.570,76</text:p>
          </table:table-cell>
          <table:table-cell office:value-type="float" office:value="10242.780000000001" table:style-name="ce10">
            <text:p>10.242,78</text:p>
          </table:table-cell>
          <table:table-cell office:value-type="float" office:value="6.6000000000000003E-2" table:style-name="ce10">
            <text:p>0,07</text:p>
          </table:table-cell>
          <table:table-cell office:value-type="float" office:value="2240.9299999999998" table:style-name="ce10">
            <text:p>2.240,9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3 de 72,5 kV a 145 kV</text:p>
          </table:table-cell>
          <table:table-cell office:value-type="float" office:value="1" table:style-name="ce9">
            <text:p>1</text:p>
          </table:table-cell>
          <table:table-cell office:value-type="float" office:value="350" table:style-name="ce10">
            <text:p>350,00</text:p>
          </table:table-cell>
          <table:table-cell office:value-type="float" office:value="272.44" table:style-name="ce10">
            <text:p>272,44</text:p>
          </table:table-cell>
          <table:table-cell office:value-type="float" office:value="27.67" table:style-name="ce10">
            <text:p>27,67</text:p>
          </table:table-cell>
          <table:table-cell office:value-type="float" office:value="350" table:style-name="ce10">
            <text:p>350,00</text:p>
          </table:table-cell>
          <table:table-cell office:value-type="float" office:value="272.44" table:style-name="ce10">
            <text:p>272,44</text:p>
          </table:table-cell>
          <table:table-cell office:value-type="float" office:value="0.10199999999999999" table:style-name="ce10">
            <text:p>0,10</text:p>
          </table:table-cell>
          <table:table-cell office:value-type="float" office:value="778.4" table:style-name="ce10">
            <text:p>778,4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4-6.5 mayor o igual a 145 kV</text:p>
          </table:table-cell>
          <table:table-cell office:value-type="float" office:value="10" table:style-name="ce9">
            <text:p>10</text:p>
          </table:table-cell>
          <table:table-cell office:value-type="float" office:value="10738" table:style-name="ce10">
            <text:p>10.738,00</text:p>
          </table:table-cell>
          <table:table-cell office:value-type="float" office:value="30960.3" table:style-name="ce10">
            <text:p>30.960,30</text:p>
          </table:table-cell>
          <table:table-cell office:value-type="float" office:value="2113.9899999999998" table:style-name="ce10">
            <text:p>2.113,99</text:p>
          </table:table-cell>
          <table:table-cell office:value-type="float" office:value="1073.8" table:style-name="ce10">
            <text:p>1.073,80</text:p>
          </table:table-cell>
          <table:table-cell office:value-type="float" office:value="3096.03" table:style-name="ce10">
            <text:p>3.096,03</text:p>
          </table:table-cell>
          <table:table-cell office:value-type="float" office:value="6.8000000000000005E-2" table:style-name="ce10">
            <text:p>0,07</text:p>
          </table:table-cell>
          <table:table-cell office:value-type="float" office:value="2883.25" table:style-name="ce10">
            <text:p>2.883,25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1062632" table:style-name="ce9">
            <text:p>1.062.632</text:p>
          </table:table-cell>
          <table:table-cell office:value-type="float" office:value="6097422.6600000001" table:style-name="ce10">
            <text:p>6.097.422,66</text:p>
          </table:table-cell>
          <table:table-cell office:value-type="float" office:value="5955002.6600000001" table:style-name="ce10">
            <text:p>5.955.002,66</text:p>
          </table:table-cell>
          <table:table-cell office:value-type="float" office:value="952803.96" table:style-name="ce10">
            <text:p>952.803,96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  <table:table table:name="MURCIA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16375" table:default-cell-style-name="ce2"/>
        <table:table-row table:style-name="ro2">
          <table:table-cell office:value-type="string" table:style-name="ce6">
            <text:p>Tarifa</text:p>
          </table:table-cell>
          <table:table-cell office:value-type="string" table:style-name="ce6">
            <text:p>Nº Clientes al final del año</text:p>
          </table:table-cell>
          <table:table-cell office:value-type="string" table:style-name="ce6">
            <text:p>Potencia contratada a final de año (kW)</text:p>
          </table:table-cell>
          <table:table-cell office:value-type="string" table:style-name="ce6">
            <text:p>Suministros anuales (MWh)</text:p>
          </table:table-cell>
          <table:table-cell office:value-type="string" table:style-name="ce6">
            <text:p>Facturación (miles de euros)</text:p>
          </table:table-cell>
          <table:table-cell office:value-type="string" table:style-name="ce6">
            <text:p>kW/Cliente</text:p>
          </table:table-cell>
          <table:table-cell office:value-type="string" table:style-name="ce6">
            <text:p>MWh/Cliente</text:p>
          </table:table-cell>
          <table:table-cell office:value-type="string" table:style-name="ce6">
            <text:p>euros/kWh</text:p>
          </table:table-cell>
          <table:table-cell office:value-type="string" table:style-name="ce6">
            <text:p>Horas de utilización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8">
            <text:p>Bono Social</text:p>
          </table:table-cell>
          <table:table-cell office:value-type="float" office:value="84268" table:style-name="ce9">
            <text:p>84.268</text:p>
          </table:table-cell>
          <table:table-cell office:value-type="float" office:value="204481.77" table:style-name="ce10">
            <text:p>204.481,77</text:p>
          </table:table-cell>
          <table:table-cell office:value-type="float" office:value="207874.48" table:style-name="ce10">
            <text:p>207.874,48</text:p>
          </table:table-cell>
          <table:table-cell office:value-type="float" office:value="34294.36" table:style-name="ce10">
            <text:p>34.294,36</text:p>
          </table:table-cell>
          <table:table-cell office:value-type="float" office:value="2.4300000000000002" table:style-name="ce10">
            <text:p>2,43</text:p>
          </table:table-cell>
          <table:table-cell office:value-type="float" office:value="2.4700000000000002" table:style-name="ce10">
            <text:p>2,47</text:p>
          </table:table-cell>
          <table:table-cell office:value-type="float" office:value="0.16500000000000001" table:style-name="ce10">
            <text:p>0,17</text:p>
          </table:table-cell>
          <table:table-cell office:value-type="float" office:value="1016.59" table:style-name="ce10">
            <text:p>1.016,5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Con/Sin D.H.A hasta 10 kW</text:p>
          </table:table-cell>
          <table:table-cell office:value-type="float" office:value="206489" table:style-name="ce9">
            <text:p>206.489</text:p>
          </table:table-cell>
          <table:table-cell office:value-type="float" office:value="835136.68" table:style-name="ce10">
            <text:p>835.136,68</text:p>
          </table:table-cell>
          <table:table-cell office:value-type="float" office:value="581287.6" table:style-name="ce10">
            <text:p>581.287,60</text:p>
          </table:table-cell>
          <table:table-cell office:value-type="float" office:value="107345.89" table:style-name="ce10">
            <text:p>107.345,89</text:p>
          </table:table-cell>
          <table:table-cell office:value-type="float" office:value="4.04" table:style-name="ce10">
            <text:p>4,04</text:p>
          </table:table-cell>
          <table:table-cell office:value-type="float" office:value="2.82" table:style-name="ce10">
            <text:p>2,82</text:p>
          </table:table-cell>
          <table:table-cell office:value-type="float" office:value="0.185" table:style-name="ce10">
            <text:p>0,19</text:p>
          </table:table-cell>
          <table:table-cell office:value-type="float" office:value="696.04" table:style-name="ce10">
            <text:p>696,0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(con recargo) Con/Sin D.H.A superior a 10 kW</text:p>
          </table:table-cell>
          <table:table-cell office:value-type="float" office:value="284" table:style-name="ce9">
            <text:p>284</text:p>
          </table:table-cell>
          <table:table-cell office:value-type="float" office:value="7846.39" table:style-name="ce10">
            <text:p>7.846,39</text:p>
          </table:table-cell>
          <table:table-cell office:value-type="float" office:value="11976.27" table:style-name="ce10">
            <text:p>11.976,27</text:p>
          </table:table-cell>
          <table:table-cell office:value-type="float" office:value="1895.01" table:style-name="ce10">
            <text:p>1.895,01</text:p>
          </table:table-cell>
          <table:table-cell office:value-type="float" office:value="27.63" table:style-name="ce10">
            <text:p>27,63</text:p>
          </table:table-cell>
          <table:table-cell office:value-type="float" office:value="42.17" table:style-name="ce10">
            <text:p>42,17</text:p>
          </table:table-cell>
          <table:table-cell office:value-type="float" office:value="0.158" table:style-name="ce10">
            <text:p>0,16</text:p>
          </table:table-cell>
          <table:table-cell office:value-type="float" office:value="1526.34" table:style-name="ce10">
            <text:p>1.526,3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hasta 10 kW</text:p>
          </table:table-cell>
          <table:table-cell office:value-type="float" office:value="523136" table:style-name="ce9">
            <text:p>523.136</text:p>
          </table:table-cell>
          <table:table-cell office:value-type="float" office:value="2255904.34" table:style-name="ce10">
            <text:p>2.255.904,34</text:p>
          </table:table-cell>
          <table:table-cell office:value-type="float" office:value="1510809.43" table:style-name="ce10">
            <text:p>1.510.809,43</text:p>
          </table:table-cell>
          <table:table-cell office:value-type="float" office:value="297537.17" table:style-name="ce10">
            <text:p>297.537,17</text:p>
          </table:table-cell>
          <table:table-cell office:value-type="float" office:value="4.3099999999999996" table:style-name="ce10">
            <text:p>4,31</text:p>
          </table:table-cell>
          <table:table-cell office:value-type="float" office:value="2.89" table:style-name="ce10">
            <text:p>2,89</text:p>
          </table:table-cell>
          <table:table-cell office:value-type="float" office:value="0.19700000000000001" table:style-name="ce10">
            <text:p>0,20</text:p>
          </table:table-cell>
          <table:table-cell office:value-type="float" office:value="669.71" table:style-name="ce10">
            <text:p>669,71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superior a 10 kW</text:p>
          </table:table-cell>
          <table:table-cell office:value-type="float" office:value="45340" table:style-name="ce9">
            <text:p>45.340</text:p>
          </table:table-cell>
          <table:table-cell office:value-type="float" office:value="875197.37" table:style-name="ce10">
            <text:p>875.197,37</text:p>
          </table:table-cell>
          <table:table-cell office:value-type="float" office:value="947785.05" table:style-name="ce10">
            <text:p>947.785,05</text:p>
          </table:table-cell>
          <table:table-cell office:value-type="float" office:value="195445.16" table:style-name="ce10">
            <text:p>195.445,16</text:p>
          </table:table-cell>
          <table:table-cell office:value-type="float" office:value="19.3" table:style-name="ce10">
            <text:p>19,30</text:p>
          </table:table-cell>
          <table:table-cell office:value-type="float" office:value="20.9" table:style-name="ce10">
            <text:p>20,90</text:p>
          </table:table-cell>
          <table:table-cell office:value-type="float" office:value="0.20599999999999999" table:style-name="ce10">
            <text:p>0,21</text:p>
          </table:table-cell>
          <table:table-cell office:value-type="float" office:value="1082.94" table:style-name="ce10">
            <text:p>1.082,9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3.1A de 1 kV a 36 kV</text:p>
          </table:table-cell>
          <table:table-cell office:value-type="float" office:value="6461" table:style-name="ce9">
            <text:p>6.461</text:p>
          </table:table-cell>
          <table:table-cell office:value-type="float" office:value="562775.16" table:style-name="ce10">
            <text:p>562.775,16</text:p>
          </table:table-cell>
          <table:table-cell office:value-type="float" office:value="1024216.68" table:style-name="ce10">
            <text:p>1.024.216,68</text:p>
          </table:table-cell>
          <table:table-cell office:value-type="float" office:value="139393.38" table:style-name="ce10">
            <text:p>139.393,38</text:p>
          </table:table-cell>
          <table:table-cell office:value-type="float" office:value="87.1" table:style-name="ce10">
            <text:p>87,10</text:p>
          </table:table-cell>
          <table:table-cell office:value-type="float" office:value="158.52000000000001" table:style-name="ce10">
            <text:p>158,52</text:p>
          </table:table-cell>
          <table:table-cell office:value-type="float" office:value="0.13600000000000001" table:style-name="ce10">
            <text:p>0,14</text:p>
          </table:table-cell>
          <table:table-cell office:value-type="float" office:value="1819.94" table:style-name="ce10">
            <text:p>1.819,9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A de 1 kV a 30 kV</text:p>
          </table:table-cell>
          <table:table-cell office:value-type="float" office:value="743" table:style-name="ce9">
            <text:p>743</text:p>
          </table:table-cell>
          <table:table-cell office:value-type="float" office:value="685323.54" table:style-name="ce10">
            <text:p>685.323,54</text:p>
          </table:table-cell>
          <table:table-cell office:value-type="float" office:value="1747249.26" table:style-name="ce10">
            <text:p>1.747.249,26</text:p>
          </table:table-cell>
          <table:table-cell office:value-type="float" office:value="177690.97" table:style-name="ce10">
            <text:p>177.690,97</text:p>
          </table:table-cell>
          <table:table-cell office:value-type="float" office:value="922.37" table:style-name="ce10">
            <text:p>922,37</text:p>
          </table:table-cell>
          <table:table-cell office:value-type="float" office:value="2351.61" table:style-name="ce10">
            <text:p>2.351,61</text:p>
          </table:table-cell>
          <table:table-cell office:value-type="float" office:value="0.10199999999999999" table:style-name="ce10">
            <text:p>0,10</text:p>
          </table:table-cell>
          <table:table-cell office:value-type="float" office:value="2549.52" table:style-name="ce10">
            <text:p>2.549,5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2 de 36 kV a 72,5 kV</text:p>
          </table:table-cell>
          <table:table-cell office:value-type="float" office:value="24" table:style-name="ce9">
            <text:p>24</text:p>
          </table:table-cell>
          <table:table-cell office:value-type="float" office:value="91816" table:style-name="ce10">
            <text:p>91.816,00</text:p>
          </table:table-cell>
          <table:table-cell office:value-type="float" office:value="327332.53999999998" table:style-name="ce10">
            <text:p>327.332,54</text:p>
          </table:table-cell>
          <table:table-cell office:value-type="float" office:value="25085.85" table:style-name="ce10">
            <text:p>25.085,85</text:p>
          </table:table-cell>
          <table:table-cell office:value-type="float" office:value="3825.67" table:style-name="ce10">
            <text:p>3.825,67</text:p>
          </table:table-cell>
          <table:table-cell office:value-type="float" office:value="13638.86" table:style-name="ce10">
            <text:p>13.638,86</text:p>
          </table:table-cell>
          <table:table-cell office:value-type="float" office:value="7.6999999999999999E-2" table:style-name="ce10">
            <text:p>0,08</text:p>
          </table:table-cell>
          <table:table-cell office:value-type="float" office:value="3565.09" table:style-name="ce10">
            <text:p>3.565,0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3 de 72,5 kV a 145 kV</text:p>
          </table:table-cell>
          <table:table-cell office:value-type="float" office:value="19" table:style-name="ce9">
            <text:p>19</text:p>
          </table:table-cell>
          <table:table-cell office:value-type="float" office:value="252781" table:style-name="ce10">
            <text:p>252.781,00</text:p>
          </table:table-cell>
          <table:table-cell office:value-type="float" office:value="1479768.67" table:style-name="ce10">
            <text:p>1.479.768,67</text:p>
          </table:table-cell>
          <table:table-cell office:value-type="float" office:value="109422.6" table:style-name="ce10">
            <text:p>109.422,60</text:p>
          </table:table-cell>
          <table:table-cell office:value-type="float" office:value="13304.26" table:style-name="ce10">
            <text:p>13.304,26</text:p>
          </table:table-cell>
          <table:table-cell office:value-type="float" office:value="77882.559999999998" table:style-name="ce10">
            <text:p>77.882,56</text:p>
          </table:table-cell>
          <table:table-cell office:value-type="float" office:value="7.3999999999999996E-2" table:style-name="ce10">
            <text:p>0,07</text:p>
          </table:table-cell>
          <table:table-cell office:value-type="float" office:value="5853.96" table:style-name="ce10">
            <text:p>5.853,96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4-6.5 mayor o igual a 145 kV</text:p>
          </table:table-cell>
          <table:table-cell office:value-type="float" office:value="9" table:style-name="ce9">
            <text:p>9</text:p>
          </table:table-cell>
          <table:table-cell office:value-type="float" office:value="1400" table:style-name="ce10">
            <text:p>1.400,00</text:p>
          </table:table-cell>
          <table:table-cell office:value-type="float" office:value="3128" table:style-name="ce10">
            <text:p>3.128,00</text:p>
          </table:table-cell>
          <table:table-cell office:value-type="float" office:value="321" table:style-name="ce10">
            <text:p>321,00</text:p>
          </table:table-cell>
          <table:table-cell office:value-type="float" office:value="155.56" table:style-name="ce10">
            <text:p>155,56</text:p>
          </table:table-cell>
          <table:table-cell office:value-type="float" office:value="347.56" table:style-name="ce10">
            <text:p>347,56</text:p>
          </table:table-cell>
          <table:table-cell office:value-type="float" office:value="0.10299999999999999" table:style-name="ce10">
            <text:p>0,10</text:p>
          </table:table-cell>
          <table:table-cell office:value-type="float" office:value="2234.29" table:style-name="ce10">
            <text:p>2.234,2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866773" table:style-name="ce9">
            <text:p>866.773</text:p>
          </table:table-cell>
          <table:table-cell office:value-type="float" office:value="5772662.25" table:style-name="ce10">
            <text:p>5.772.662,25</text:p>
          </table:table-cell>
          <table:table-cell office:value-type="float" office:value="7841427.9800000004" table:style-name="ce10">
            <text:p>7.841.427,98</text:p>
          </table:table-cell>
          <table:table-cell office:value-type="float" office:value="1088431.3899999999" table:style-name="ce10">
            <text:p>1.088.431,39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  <table:table table:name="NAVARRA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16375" table:default-cell-style-name="ce2"/>
        <table:table-row table:style-name="ro2">
          <table:table-cell office:value-type="string" table:style-name="ce6">
            <text:p>Tarifa</text:p>
          </table:table-cell>
          <table:table-cell office:value-type="string" table:style-name="ce6">
            <text:p>Nº Clientes al final del año</text:p>
          </table:table-cell>
          <table:table-cell office:value-type="string" table:style-name="ce6">
            <text:p>Potencia contratada a final de año (kW)</text:p>
          </table:table-cell>
          <table:table-cell office:value-type="string" table:style-name="ce6">
            <text:p>Suministros anuales (MWh)</text:p>
          </table:table-cell>
          <table:table-cell office:value-type="string" table:style-name="ce6">
            <text:p>Facturación (miles de euros)</text:p>
          </table:table-cell>
          <table:table-cell office:value-type="string" table:style-name="ce6">
            <text:p>kW/Cliente</text:p>
          </table:table-cell>
          <table:table-cell office:value-type="string" table:style-name="ce6">
            <text:p>MWh/Cliente</text:p>
          </table:table-cell>
          <table:table-cell office:value-type="string" table:style-name="ce6">
            <text:p>euros/kWh</text:p>
          </table:table-cell>
          <table:table-cell office:value-type="string" table:style-name="ce6">
            <text:p>Horas de utilización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8">
            <text:p>Bono Social</text:p>
          </table:table-cell>
          <table:table-cell office:value-type="float" office:value="20922" table:style-name="ce9">
            <text:p>20.922</text:p>
          </table:table-cell>
          <table:table-cell office:value-type="float" office:value="64723.8" table:style-name="ce10">
            <text:p>64.723,80</text:p>
          </table:table-cell>
          <table:table-cell office:value-type="float" office:value="43412.87" table:style-name="ce10">
            <text:p>43.412,87</text:p>
          </table:table-cell>
          <table:table-cell office:value-type="float" office:value="7925.79" table:style-name="ce10">
            <text:p>7.925,79</text:p>
          </table:table-cell>
          <table:table-cell office:value-type="float" office:value="3.09" table:style-name="ce10">
            <text:p>3,09</text:p>
          </table:table-cell>
          <table:table-cell office:value-type="float" office:value="2.0699999999999998" table:style-name="ce10">
            <text:p>2,07</text:p>
          </table:table-cell>
          <table:table-cell office:value-type="float" office:value="0.183" table:style-name="ce10">
            <text:p>0,18</text:p>
          </table:table-cell>
          <table:table-cell office:value-type="float" office:value="670.74" table:style-name="ce10">
            <text:p>670,7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Con/Sin D.H.A hasta 10 kW</text:p>
          </table:table-cell>
          <table:table-cell office:value-type="float" office:value="124585" table:style-name="ce9">
            <text:p>124.585</text:p>
          </table:table-cell>
          <table:table-cell office:value-type="float" office:value="496344.99" table:style-name="ce10">
            <text:p>496.344,99</text:p>
          </table:table-cell>
          <table:table-cell office:value-type="float" office:value="276174.03999999998" table:style-name="ce10">
            <text:p>276.174,04</text:p>
          </table:table-cell>
          <table:table-cell office:value-type="float" office:value="54824.160000000003" table:style-name="ce10">
            <text:p>54.824,16</text:p>
          </table:table-cell>
          <table:table-cell office:value-type="float" office:value="3.98" table:style-name="ce10">
            <text:p>3,98</text:p>
          </table:table-cell>
          <table:table-cell office:value-type="float" office:value="2.2200000000000002" table:style-name="ce10">
            <text:p>2,22</text:p>
          </table:table-cell>
          <table:table-cell office:value-type="float" office:value="0.19900000000000001" table:style-name="ce10">
            <text:p>0,20</text:p>
          </table:table-cell>
          <table:table-cell office:value-type="float" office:value="556.41999999999996" table:style-name="ce10">
            <text:p>556,4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(con recargo) Con/Sin D.H.A superior a 10 kW</text:p>
          </table:table-cell>
          <table:table-cell office:value-type="float" office:value="73" table:style-name="ce9">
            <text:p>73</text:p>
          </table:table-cell>
          <table:table-cell office:value-type="float" office:value="1980.72" table:style-name="ce10">
            <text:p>1.980,72</text:p>
          </table:table-cell>
          <table:table-cell office:value-type="float" office:value="2048.39" table:style-name="ce10">
            <text:p>2.048,39</text:p>
          </table:table-cell>
          <table:table-cell office:value-type="float" office:value="334.26" table:style-name="ce10">
            <text:p>334,26</text:p>
          </table:table-cell>
          <table:table-cell office:value-type="float" office:value="27.13" table:style-name="ce10">
            <text:p>27,13</text:p>
          </table:table-cell>
          <table:table-cell office:value-type="float" office:value="28.06" table:style-name="ce10">
            <text:p>28,06</text:p>
          </table:table-cell>
          <table:table-cell office:value-type="float" office:value="0.16300000000000001" table:style-name="ce10">
            <text:p>0,16</text:p>
          </table:table-cell>
          <table:table-cell office:value-type="float" office:value="1034.1600000000001" table:style-name="ce10">
            <text:p>1.034,16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hasta 10 kW</text:p>
          </table:table-cell>
          <table:table-cell office:value-type="float" office:value="208866" table:style-name="ce9">
            <text:p>208.866</text:p>
          </table:table-cell>
          <table:table-cell office:value-type="float" office:value="871602.33" table:style-name="ce10">
            <text:p>871.602,33</text:p>
          </table:table-cell>
          <table:table-cell office:value-type="float" office:value="476561.64" table:style-name="ce10">
            <text:p>476.561,64</text:p>
          </table:table-cell>
          <table:table-cell office:value-type="float" office:value="102632.23" table:style-name="ce10">
            <text:p>102.632,23</text:p>
          </table:table-cell>
          <table:table-cell office:value-type="float" office:value="4.17" table:style-name="ce10">
            <text:p>4,17</text:p>
          </table:table-cell>
          <table:table-cell office:value-type="float" office:value="2.2799999999999998" table:style-name="ce10">
            <text:p>2,28</text:p>
          </table:table-cell>
          <table:table-cell office:value-type="float" office:value="0.215" table:style-name="ce10">
            <text:p>0,22</text:p>
          </table:table-cell>
          <table:table-cell office:value-type="float" office:value="546.76" table:style-name="ce10">
            <text:p>546,76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superior a 10 kW</text:p>
          </table:table-cell>
          <table:table-cell office:value-type="float" office:value="25127" table:style-name="ce9">
            <text:p>25.127</text:p>
          </table:table-cell>
          <table:table-cell office:value-type="float" office:value="599782.98" table:style-name="ce10">
            <text:p>599.782,98</text:p>
          </table:table-cell>
          <table:table-cell office:value-type="float" office:value="655308.31000000006" table:style-name="ce10">
            <text:p>655.308,31</text:p>
          </table:table-cell>
          <table:table-cell office:value-type="float" office:value="110128.21" table:style-name="ce10">
            <text:p>110.128,21</text:p>
          </table:table-cell>
          <table:table-cell office:value-type="float" office:value="23.87" table:style-name="ce10">
            <text:p>23,87</text:p>
          </table:table-cell>
          <table:table-cell office:value-type="float" office:value="26.08" table:style-name="ce10">
            <text:p>26,08</text:p>
          </table:table-cell>
          <table:table-cell office:value-type="float" office:value="0.16800000000000001" table:style-name="ce10">
            <text:p>0,17</text:p>
          </table:table-cell>
          <table:table-cell office:value-type="float" office:value="1092.58" table:style-name="ce10">
            <text:p>1.092,58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3.1A de 1 kV a 36 kV</text:p>
          </table:table-cell>
          <table:table-cell office:value-type="float" office:value="1822" table:style-name="ce9">
            <text:p>1.822</text:p>
          </table:table-cell>
          <table:table-cell office:value-type="float" office:value="143936.76" table:style-name="ce10">
            <text:p>143.936,76</text:p>
          </table:table-cell>
          <table:table-cell office:value-type="float" office:value="273756.74" table:style-name="ce10">
            <text:p>273.756,74</text:p>
          </table:table-cell>
          <table:table-cell office:value-type="float" office:value="34928.239999999998" table:style-name="ce10">
            <text:p>34.928,24</text:p>
          </table:table-cell>
          <table:table-cell office:value-type="float" office:value="79" table:style-name="ce10">
            <text:p>79,00</text:p>
          </table:table-cell>
          <table:table-cell office:value-type="float" office:value="150.25" table:style-name="ce10">
            <text:p>150,25</text:p>
          </table:table-cell>
          <table:table-cell office:value-type="float" office:value="0.128" table:style-name="ce10">
            <text:p>0,13</text:p>
          </table:table-cell>
          <table:table-cell office:value-type="float" office:value="1901.92" table:style-name="ce10">
            <text:p>1.901,9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A de 1 kV a 30 kV</text:p>
          </table:table-cell>
          <table:table-cell office:value-type="float" office:value="382" table:style-name="ce9">
            <text:p>382</text:p>
          </table:table-cell>
          <table:table-cell office:value-type="float" office:value="299587" table:style-name="ce10">
            <text:p>299.587,00</text:p>
          </table:table-cell>
          <table:table-cell office:value-type="float" office:value="807572.22" table:style-name="ce10">
            <text:p>807.572,22</text:p>
          </table:table-cell>
          <table:table-cell office:value-type="float" office:value="78295.58" table:style-name="ce10">
            <text:p>78.295,58</text:p>
          </table:table-cell>
          <table:table-cell office:value-type="float" office:value="784.26" table:style-name="ce10">
            <text:p>784,26</text:p>
          </table:table-cell>
          <table:table-cell office:value-type="float" office:value="2114.06" table:style-name="ce10">
            <text:p>2.114,06</text:p>
          </table:table-cell>
          <table:table-cell office:value-type="float" office:value="9.7000000000000003E-2" table:style-name="ce10">
            <text:p>0,10</text:p>
          </table:table-cell>
          <table:table-cell office:value-type="float" office:value="2695.62" table:style-name="ce10">
            <text:p>2.695,6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B de 30 kV a 36 kV</text:p>
          </table:table-cell>
          <table:table-cell office:value-type="float" office:value="36" table:style-name="ce9">
            <text:p>36</text:p>
          </table:table-cell>
          <table:table-cell office:value-type="float" office:value="56848" table:style-name="ce10">
            <text:p>56.848,00</text:p>
          </table:table-cell>
          <table:table-cell office:value-type="float" office:value="188994.23" table:style-name="ce10">
            <text:p>188.994,23</text:p>
          </table:table-cell>
          <table:table-cell office:value-type="float" office:value="15722.24" table:style-name="ce10">
            <text:p>15.722,24</text:p>
          </table:table-cell>
          <table:table-cell office:value-type="float" office:value="1579.11" table:style-name="ce10">
            <text:p>1.579,11</text:p>
          </table:table-cell>
          <table:table-cell office:value-type="float" office:value="5249.84" table:style-name="ce10">
            <text:p>5.249,84</text:p>
          </table:table-cell>
          <table:table-cell office:value-type="float" office:value="8.3000000000000004E-2" table:style-name="ce10">
            <text:p>0,08</text:p>
          </table:table-cell>
          <table:table-cell office:value-type="float" office:value="3324.55" table:style-name="ce10">
            <text:p>3.324,55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2 de 36 kV a 72,5 kV</text:p>
          </table:table-cell>
          <table:table-cell office:value-type="float" office:value="192" table:style-name="ce9">
            <text:p>192</text:p>
          </table:table-cell>
          <table:table-cell office:value-type="float" office:value="377132.5" table:style-name="ce10">
            <text:p>377.132,50</text:p>
          </table:table-cell>
          <table:table-cell office:value-type="float" office:value="1584662.53" table:style-name="ce10">
            <text:p>1.584.662,53</text:p>
          </table:table-cell>
          <table:table-cell office:value-type="float" office:value="118038.92" table:style-name="ce10">
            <text:p>118.038,92</text:p>
          </table:table-cell>
          <table:table-cell office:value-type="float" office:value="1964.23" table:style-name="ce10">
            <text:p>1.964,23</text:p>
          </table:table-cell>
          <table:table-cell office:value-type="float" office:value="8253.4500000000007" table:style-name="ce10">
            <text:p>8.253,45</text:p>
          </table:table-cell>
          <table:table-cell office:value-type="float" office:value="7.3999999999999996E-2" table:style-name="ce10">
            <text:p>0,07</text:p>
          </table:table-cell>
          <table:table-cell office:value-type="float" office:value="4201.87" table:style-name="ce10">
            <text:p>4.201,87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3 de 72,5 kV a 145 kV</text:p>
          </table:table-cell>
          <table:table-cell office:value-type="float" office:value="1" table:style-name="ce9">
            <text:p>1</text:p>
          </table:table-cell>
          <table:table-cell office:value-type="float" office:value="8500" table:style-name="ce10">
            <text:p>8.500,00</text:p>
          </table:table-cell>
          <table:table-cell office:value-type="float" office:value="47511" table:style-name="ce10">
            <text:p>47.511,00</text:p>
          </table:table-cell>
          <table:table-cell office:value-type="float" office:value="2919" table:style-name="ce10">
            <text:p>2.919,00</text:p>
          </table:table-cell>
          <table:table-cell office:value-type="float" office:value="8500" table:style-name="ce10">
            <text:p>8.500,00</text:p>
          </table:table-cell>
          <table:table-cell office:value-type="float" office:value="47511" table:style-name="ce10">
            <text:p>47.511,00</text:p>
          </table:table-cell>
          <table:table-cell office:value-type="float" office:value="6.0999999999999999E-2" table:style-name="ce10">
            <text:p>0,06</text:p>
          </table:table-cell>
          <table:table-cell office:value-type="float" office:value="5589.53" table:style-name="ce10">
            <text:p>5.589,5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4-6.5 mayor o igual a 145 kV</text:p>
          </table:table-cell>
          <table:table-cell office:value-type="float" office:value="29" table:style-name="ce9">
            <text:p>29</text:p>
          </table:table-cell>
          <table:table-cell office:value-type="float" office:value="3548" table:style-name="ce10">
            <text:p>3.548,00</text:p>
          </table:table-cell>
          <table:table-cell office:value-type="float" office:value="8933.2099999999991" table:style-name="ce10">
            <text:p>8.933,21</text:p>
          </table:table-cell>
          <table:table-cell office:value-type="float" office:value="972.91" table:style-name="ce10">
            <text:p>972,91</text:p>
          </table:table-cell>
          <table:table-cell office:value-type="float" office:value="122.34" table:style-name="ce10">
            <text:p>122,34</text:p>
          </table:table-cell>
          <table:table-cell office:value-type="float" office:value="308.04000000000002" table:style-name="ce10">
            <text:p>308,04</text:p>
          </table:table-cell>
          <table:table-cell office:value-type="float" office:value="0.109" table:style-name="ce10">
            <text:p>0,11</text:p>
          </table:table-cell>
          <table:table-cell office:value-type="float" office:value="2517.8200000000002" table:style-name="ce10">
            <text:p>2.517,8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382035" table:style-name="ce9">
            <text:p>382.035</text:p>
          </table:table-cell>
          <table:table-cell office:value-type="float" office:value="2923987.08" table:style-name="ce10">
            <text:p>2.923.987,08</text:p>
          </table:table-cell>
          <table:table-cell office:value-type="float" office:value="4364935.18" table:style-name="ce10">
            <text:p>4.364.935,18</text:p>
          </table:table-cell>
          <table:table-cell office:value-type="float" office:value="526721.54" table:style-name="ce10">
            <text:p>526.721,54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3" table:style-name="ro1">
          <table:table-cell table:number-columns-repeated="16384"/>
        </table:table-row>
      </table:table>
      <table:table table:name="OURENSE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16375" table:default-cell-style-name="ce2"/>
        <table:table-row table:style-name="ro2">
          <table:table-cell office:value-type="string" table:style-name="ce6">
            <text:p>Tarifa</text:p>
          </table:table-cell>
          <table:table-cell office:value-type="string" table:style-name="ce6">
            <text:p>Nº Clientes al final del año</text:p>
          </table:table-cell>
          <table:table-cell office:value-type="string" table:style-name="ce6">
            <text:p>Potencia contratada a final de año (kW)</text:p>
          </table:table-cell>
          <table:table-cell office:value-type="string" table:style-name="ce6">
            <text:p>Suministros anuales (MWh)</text:p>
          </table:table-cell>
          <table:table-cell office:value-type="string" table:style-name="ce6">
            <text:p>Facturación (miles de euros)</text:p>
          </table:table-cell>
          <table:table-cell office:value-type="string" table:style-name="ce6">
            <text:p>kW/Cliente</text:p>
          </table:table-cell>
          <table:table-cell office:value-type="string" table:style-name="ce6">
            <text:p>MWh/Cliente</text:p>
          </table:table-cell>
          <table:table-cell office:value-type="string" table:style-name="ce6">
            <text:p>euros/kWh</text:p>
          </table:table-cell>
          <table:table-cell office:value-type="string" table:style-name="ce6">
            <text:p>Horas de utilización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8">
            <text:p>Bono Social</text:p>
          </table:table-cell>
          <table:table-cell office:value-type="float" office:value="47427" table:style-name="ce9">
            <text:p>47.427</text:p>
          </table:table-cell>
          <table:table-cell office:value-type="float" office:value="108083.43" table:style-name="ce10">
            <text:p>108.083,43</text:p>
          </table:table-cell>
          <table:table-cell office:value-type="float" office:value="48335.4" table:style-name="ce10">
            <text:p>48.335,40</text:p>
          </table:table-cell>
          <table:table-cell office:value-type="float" office:value="7589.19" table:style-name="ce10">
            <text:p>7.589,19</text:p>
          </table:table-cell>
          <table:table-cell office:value-type="float" office:value="2.2799999999999998" table:style-name="ce10">
            <text:p>2,28</text:p>
          </table:table-cell>
          <table:table-cell office:value-type="float" office:value="1.02" table:style-name="ce10">
            <text:p>1,02</text:p>
          </table:table-cell>
          <table:table-cell office:value-type="float" office:value="0.157" table:style-name="ce10">
            <text:p>0,16</text:p>
          </table:table-cell>
          <table:table-cell office:value-type="float" office:value="447.2" table:style-name="ce10">
            <text:p>447,2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Con/Sin D.H.A hasta 10 kW</text:p>
          </table:table-cell>
          <table:table-cell office:value-type="float" office:value="136306" table:style-name="ce9">
            <text:p>136.306</text:p>
          </table:table-cell>
          <table:table-cell office:value-type="float" office:value="567408.84" table:style-name="ce10">
            <text:p>567.408,84</text:p>
          </table:table-cell>
          <table:table-cell office:value-type="float" office:value="304683.95" table:style-name="ce10">
            <text:p>304.683,95</text:p>
          </table:table-cell>
          <table:table-cell office:value-type="float" office:value="54852.9" table:style-name="ce10">
            <text:p>54.852,90</text:p>
          </table:table-cell>
          <table:table-cell office:value-type="float" office:value="4.16" table:style-name="ce10">
            <text:p>4,16</text:p>
          </table:table-cell>
          <table:table-cell office:value-type="float" office:value="2.2400000000000002" table:style-name="ce10">
            <text:p>2,24</text:p>
          </table:table-cell>
          <table:table-cell office:value-type="float" office:value="0.18" table:style-name="ce10">
            <text:p>0,18</text:p>
          </table:table-cell>
          <table:table-cell office:value-type="float" office:value="536.97" table:style-name="ce10">
            <text:p>536,97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(con recargo) Con/Sin D.H.A superior a 10 kW</text:p>
          </table:table-cell>
          <table:table-cell office:value-type="float" office:value="256" table:style-name="ce9">
            <text:p>256</text:p>
          </table:table-cell>
          <table:table-cell office:value-type="float" office:value="6865.38" table:style-name="ce10">
            <text:p>6.865,38</text:p>
          </table:table-cell>
          <table:table-cell office:value-type="float" office:value="3522.81" table:style-name="ce10">
            <text:p>3.522,81</text:p>
          </table:table-cell>
          <table:table-cell office:value-type="float" office:value="846.82" table:style-name="ce10">
            <text:p>846,82</text:p>
          </table:table-cell>
          <table:table-cell office:value-type="float" office:value="26.82" table:style-name="ce10">
            <text:p>26,82</text:p>
          </table:table-cell>
          <table:table-cell office:value-type="float" office:value="13.76" table:style-name="ce10">
            <text:p>13,76</text:p>
          </table:table-cell>
          <table:table-cell office:value-type="float" office:value="0.24" table:style-name="ce10">
            <text:p>0,24</text:p>
          </table:table-cell>
          <table:table-cell office:value-type="float" office:value="513.13" table:style-name="ce10">
            <text:p>513,1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hasta 10 kW</text:p>
          </table:table-cell>
          <table:table-cell office:value-type="float" office:value="60598" table:style-name="ce9">
            <text:p>60.598</text:p>
          </table:table-cell>
          <table:table-cell office:value-type="float" office:value="277748.84000000003" table:style-name="ce10">
            <text:p>277.748,84</text:p>
          </table:table-cell>
          <table:table-cell office:value-type="float" office:value="175567.65" table:style-name="ce10">
            <text:p>175.567,65</text:p>
          </table:table-cell>
          <table:table-cell office:value-type="float" office:value="31331.22" table:style-name="ce10">
            <text:p>31.331,22</text:p>
          </table:table-cell>
          <table:table-cell office:value-type="float" office:value="4.58" table:style-name="ce10">
            <text:p>4,58</text:p>
          </table:table-cell>
          <table:table-cell office:value-type="float" office:value="2.9" table:style-name="ce10">
            <text:p>2,90</text:p>
          </table:table-cell>
          <table:table-cell office:value-type="float" office:value="0.17799999999999999" table:style-name="ce10">
            <text:p>0,18</text:p>
          </table:table-cell>
          <table:table-cell office:value-type="float" office:value="632.11" table:style-name="ce10">
            <text:p>632,11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superior a 10 kW</text:p>
          </table:table-cell>
          <table:table-cell office:value-type="float" office:value="10106" table:style-name="ce9">
            <text:p>10.106</text:p>
          </table:table-cell>
          <table:table-cell office:value-type="float" office:value="211589.2" table:style-name="ce10">
            <text:p>211.589,20</text:p>
          </table:table-cell>
          <table:table-cell office:value-type="float" office:value="236239.74" table:style-name="ce10">
            <text:p>236.239,74</text:p>
          </table:table-cell>
          <table:table-cell office:value-type="float" office:value="37729.040000000001" table:style-name="ce10">
            <text:p>37.729,04</text:p>
          </table:table-cell>
          <table:table-cell office:value-type="float" office:value="20.94" table:style-name="ce10">
            <text:p>20,94</text:p>
          </table:table-cell>
          <table:table-cell office:value-type="float" office:value="23.38" table:style-name="ce10">
            <text:p>23,38</text:p>
          </table:table-cell>
          <table:table-cell office:value-type="float" office:value="0.16" table:style-name="ce10">
            <text:p>0,16</text:p>
          </table:table-cell>
          <table:table-cell office:value-type="float" office:value="1116.5" table:style-name="ce10">
            <text:p>1.116,5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3.1A de 1 kV a 36 kV</text:p>
          </table:table-cell>
          <table:table-cell office:value-type="float" office:value="515" table:style-name="ce9">
            <text:p>515</text:p>
          </table:table-cell>
          <table:table-cell office:value-type="float" office:value="48895.87" table:style-name="ce10">
            <text:p>48.895,87</text:p>
          </table:table-cell>
          <table:table-cell office:value-type="float" office:value="87290.4" table:style-name="ce10">
            <text:p>87.290,40</text:p>
          </table:table-cell>
          <table:table-cell office:value-type="float" office:value="11576.8" table:style-name="ce10">
            <text:p>11.576,80</text:p>
          </table:table-cell>
          <table:table-cell office:value-type="float" office:value="94.94" table:style-name="ce10">
            <text:p>94,94</text:p>
          </table:table-cell>
          <table:table-cell office:value-type="float" office:value="169.5" table:style-name="ce10">
            <text:p>169,50</text:p>
          </table:table-cell>
          <table:table-cell office:value-type="float" office:value="0.13300000000000001" table:style-name="ce10">
            <text:p>0,13</text:p>
          </table:table-cell>
          <table:table-cell office:value-type="float" office:value="1785.23" table:style-name="ce10">
            <text:p>1.785,2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A de 1 kV a 30 kV</text:p>
          </table:table-cell>
          <table:table-cell office:value-type="float" office:value="125" table:style-name="ce9">
            <text:p>125</text:p>
          </table:table-cell>
          <table:table-cell office:value-type="float" office:value="123850" table:style-name="ce10">
            <text:p>123.850,00</text:p>
          </table:table-cell>
          <table:table-cell office:value-type="float" office:value="307201.13" table:style-name="ce10">
            <text:p>307.201,13</text:p>
          </table:table-cell>
          <table:table-cell office:value-type="float" office:value="30626.54" table:style-name="ce10">
            <text:p>30.626,54</text:p>
          </table:table-cell>
          <table:table-cell office:value-type="float" office:value="990.8" table:style-name="ce10">
            <text:p>990,80</text:p>
          </table:table-cell>
          <table:table-cell office:value-type="float" office:value="2457.61" table:style-name="ce10">
            <text:p>2.457,61</text:p>
          </table:table-cell>
          <table:table-cell office:value-type="float" office:value="0.1" table:style-name="ce10">
            <text:p>0,10</text:p>
          </table:table-cell>
          <table:table-cell office:value-type="float" office:value="2480.4299999999998" table:style-name="ce10">
            <text:p>2.480,4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3 de 72,5 kV a 145 kV</text:p>
          </table:table-cell>
          <table:table-cell office:value-type="float" office:value="6" table:style-name="ce9">
            <text:p>6</text:p>
          </table:table-cell>
          <table:table-cell office:value-type="float" office:value="12961" table:style-name="ce10">
            <text:p>12.961,00</text:p>
          </table:table-cell>
          <table:table-cell office:value-type="float" office:value="67209" table:style-name="ce10">
            <text:p>67.209,00</text:p>
          </table:table-cell>
          <table:table-cell office:value-type="float" office:value="5089" table:style-name="ce10">
            <text:p>5.089,00</text:p>
          </table:table-cell>
          <table:table-cell office:value-type="float" office:value="2160.17" table:style-name="ce10">
            <text:p>2.160,17</text:p>
          </table:table-cell>
          <table:table-cell office:value-type="float" office:value="11201.5" table:style-name="ce10">
            <text:p>11.201,50</text:p>
          </table:table-cell>
          <table:table-cell office:value-type="float" office:value="7.5999999999999998E-2" table:style-name="ce10">
            <text:p>0,08</text:p>
          </table:table-cell>
          <table:table-cell office:value-type="float" office:value="5185.4799999999996" table:style-name="ce10">
            <text:p>5.185,48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4-6.5 mayor o igual a 145 kV</text:p>
          </table:table-cell>
          <table:table-cell office:value-type="float" office:value="7" table:style-name="ce9">
            <text:p>7</text:p>
          </table:table-cell>
          <table:table-cell office:value-type="float" office:value="16015" table:style-name="ce10">
            <text:p>16.015,00</text:p>
          </table:table-cell>
          <table:table-cell office:value-type="float" office:value="7397.31" table:style-name="ce10">
            <text:p>7.397,31</text:p>
          </table:table-cell>
          <table:table-cell office:value-type="float" office:value="595.67999999999995" table:style-name="ce10">
            <text:p>595,68</text:p>
          </table:table-cell>
          <table:table-cell office:value-type="float" office:value="2287.86" table:style-name="ce10">
            <text:p>2.287,86</text:p>
          </table:table-cell>
          <table:table-cell office:value-type="float" office:value="1056.76" table:style-name="ce10">
            <text:p>1.056,76</text:p>
          </table:table-cell>
          <table:table-cell office:value-type="float" office:value="8.1000000000000003E-2" table:style-name="ce10">
            <text:p>0,08</text:p>
          </table:table-cell>
          <table:table-cell office:value-type="float" office:value="461.9" table:style-name="ce10">
            <text:p>461,9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255346" table:style-name="ce9">
            <text:p>255.346</text:p>
          </table:table-cell>
          <table:table-cell office:value-type="float" office:value="1373417.56" table:style-name="ce10">
            <text:p>1.373.417,56</text:p>
          </table:table-cell>
          <table:table-cell office:value-type="float" office:value="1237447.3899999999" table:style-name="ce10">
            <text:p>1.237.447,39</text:p>
          </table:table-cell>
          <table:table-cell office:value-type="float" office:value="180237.19" table:style-name="ce10">
            <text:p>180.237,19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5" table:style-name="ro1">
          <table:table-cell table:number-columns-repeated="16384"/>
        </table:table-row>
      </table:table>
      <table:table table:name="ASTURIAS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16375" table:default-cell-style-name="ce2"/>
        <table:table-row table:style-name="ro2">
          <table:table-cell office:value-type="string" table:style-name="ce6">
            <text:p>Tarifa</text:p>
          </table:table-cell>
          <table:table-cell office:value-type="string" table:style-name="ce6">
            <text:p>Nº Clientes al final del año</text:p>
          </table:table-cell>
          <table:table-cell office:value-type="string" table:style-name="ce6">
            <text:p>Potencia contratada a final de año (kW)</text:p>
          </table:table-cell>
          <table:table-cell office:value-type="string" table:style-name="ce6">
            <text:p>Suministros anuales (MWh)</text:p>
          </table:table-cell>
          <table:table-cell office:value-type="string" table:style-name="ce6">
            <text:p>Facturación (miles de euros)</text:p>
          </table:table-cell>
          <table:table-cell office:value-type="string" table:style-name="ce6">
            <text:p>kW/Cliente</text:p>
          </table:table-cell>
          <table:table-cell office:value-type="string" table:style-name="ce6">
            <text:p>MWh/Cliente</text:p>
          </table:table-cell>
          <table:table-cell office:value-type="string" table:style-name="ce6">
            <text:p>euros/kWh</text:p>
          </table:table-cell>
          <table:table-cell office:value-type="string" table:style-name="ce6">
            <text:p>Horas de utilización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8">
            <text:p>Bono Social</text:p>
          </table:table-cell>
          <table:table-cell office:value-type="float" office:value="45225" table:style-name="ce9">
            <text:p>45.225</text:p>
          </table:table-cell>
          <table:table-cell office:value-type="float" office:value="92659.21" table:style-name="ce10">
            <text:p>92.659,21</text:p>
          </table:table-cell>
          <table:table-cell office:value-type="float" office:value="71800.399999999994" table:style-name="ce10">
            <text:p>71.800,40</text:p>
          </table:table-cell>
          <table:table-cell office:value-type="float" office:value="11082.24" table:style-name="ce10">
            <text:p>11.082,24</text:p>
          </table:table-cell>
          <table:table-cell office:value-type="float" office:value="2.0499999999999998" table:style-name="ce10">
            <text:p>2,05</text:p>
          </table:table-cell>
          <table:table-cell office:value-type="float" office:value="1.59" table:style-name="ce10">
            <text:p>1,59</text:p>
          </table:table-cell>
          <table:table-cell office:value-type="float" office:value="0.154" table:style-name="ce10">
            <text:p>0,15</text:p>
          </table:table-cell>
          <table:table-cell office:value-type="float" office:value="774.89" table:style-name="ce10">
            <text:p>774,8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Con/Sin D.H.A hasta 10 kW</text:p>
          </table:table-cell>
          <table:table-cell office:value-type="float" office:value="192170" table:style-name="ce9">
            <text:p>192.170</text:p>
          </table:table-cell>
          <table:table-cell office:value-type="float" office:value="569522.14" table:style-name="ce10">
            <text:p>569.522,14</text:p>
          </table:table-cell>
          <table:table-cell office:value-type="float" office:value="412291.48" table:style-name="ce10">
            <text:p>412.291,48</text:p>
          </table:table-cell>
          <table:table-cell office:value-type="float" office:value="80557.36" table:style-name="ce10">
            <text:p>80.557,36</text:p>
          </table:table-cell>
          <table:table-cell office:value-type="float" office:value="2.96" table:style-name="ce10">
            <text:p>2,96</text:p>
          </table:table-cell>
          <table:table-cell office:value-type="float" office:value="2.15" table:style-name="ce10">
            <text:p>2,15</text:p>
          </table:table-cell>
          <table:table-cell office:value-type="float" office:value="0.19500000000000001" table:style-name="ce10">
            <text:p>0,20</text:p>
          </table:table-cell>
          <table:table-cell office:value-type="float" office:value="723.93" table:style-name="ce10">
            <text:p>723,9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(con recargo) Con/Sin D.H.A superior a 10 kW</text:p>
          </table:table-cell>
          <table:table-cell office:value-type="float" office:value="720" table:style-name="ce9">
            <text:p>720</text:p>
          </table:table-cell>
          <table:table-cell office:value-type="float" office:value="42347.93" table:style-name="ce10">
            <text:p>42.347,93</text:p>
          </table:table-cell>
          <table:table-cell office:value-type="float" office:value="18201.060000000001" table:style-name="ce10">
            <text:p>18.201,06</text:p>
          </table:table-cell>
          <table:table-cell office:value-type="float" office:value="4159.13" table:style-name="ce10">
            <text:p>4.159,13</text:p>
          </table:table-cell>
          <table:table-cell office:value-type="float" office:value="58.82" table:style-name="ce10">
            <text:p>58,82</text:p>
          </table:table-cell>
          <table:table-cell office:value-type="float" office:value="25.28" table:style-name="ce10">
            <text:p>25,28</text:p>
          </table:table-cell>
          <table:table-cell office:value-type="float" office:value="0.22900000000000001" table:style-name="ce10">
            <text:p>0,23</text:p>
          </table:table-cell>
          <table:table-cell office:value-type="float" office:value="429.8" table:style-name="ce10">
            <text:p>429,8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hasta 10 kW</text:p>
          </table:table-cell>
          <table:table-cell office:value-type="float" office:value="432764" table:style-name="ce9">
            <text:p>432.764</text:p>
          </table:table-cell>
          <table:table-cell office:value-type="float" office:value="1560812.43" table:style-name="ce10">
            <text:p>1.560.812,43</text:p>
          </table:table-cell>
          <table:table-cell office:value-type="float" office:value="1024597.58" table:style-name="ce10">
            <text:p>1.024.597,58</text:p>
          </table:table-cell>
          <table:table-cell office:value-type="float" office:value="201329.2" table:style-name="ce10">
            <text:p>201.329,20</text:p>
          </table:table-cell>
          <table:table-cell office:value-type="float" office:value="3.61" table:style-name="ce10">
            <text:p>3,61</text:p>
          </table:table-cell>
          <table:table-cell office:value-type="float" office:value="2.37" table:style-name="ce10">
            <text:p>2,37</text:p>
          </table:table-cell>
          <table:table-cell office:value-type="float" office:value="0.19600000000000001" table:style-name="ce10">
            <text:p>0,20</text:p>
          </table:table-cell>
          <table:table-cell office:value-type="float" office:value="656.45" table:style-name="ce10">
            <text:p>656,45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superior a 10 kW</text:p>
          </table:table-cell>
          <table:table-cell office:value-type="float" office:value="50203" table:style-name="ce9">
            <text:p>50.203</text:p>
          </table:table-cell>
          <table:table-cell office:value-type="float" office:value="1091585.22" table:style-name="ce10">
            <text:p>1.091.585,22</text:p>
          </table:table-cell>
          <table:table-cell office:value-type="float" office:value="902850.05" table:style-name="ce10">
            <text:p>902.850,05</text:p>
          </table:table-cell>
          <table:table-cell office:value-type="float" office:value="148796.07999999999" table:style-name="ce10">
            <text:p>148.796,08</text:p>
          </table:table-cell>
          <table:table-cell office:value-type="float" office:value="21.74" table:style-name="ce10">
            <text:p>21,74</text:p>
          </table:table-cell>
          <table:table-cell office:value-type="float" office:value="17.98" table:style-name="ce10">
            <text:p>17,98</text:p>
          </table:table-cell>
          <table:table-cell office:value-type="float" office:value="0.16500000000000001" table:style-name="ce10">
            <text:p>0,17</text:p>
          </table:table-cell>
          <table:table-cell office:value-type="float" office:value="827.1" table:style-name="ce10">
            <text:p>827,1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3.1A de 1 kV a 36 kV</text:p>
          </table:table-cell>
          <table:table-cell office:value-type="float" office:value="687" table:style-name="ce9">
            <text:p>687</text:p>
          </table:table-cell>
          <table:table-cell office:value-type="float" office:value="112754.64" table:style-name="ce10">
            <text:p>112.754,64</text:p>
          </table:table-cell>
          <table:table-cell office:value-type="float" office:value="201081.94" table:style-name="ce10">
            <text:p>201.081,94</text:p>
          </table:table-cell>
          <table:table-cell office:value-type="float" office:value="24962.47" table:style-name="ce10">
            <text:p>24.962,47</text:p>
          </table:table-cell>
          <table:table-cell office:value-type="float" office:value="164.13" table:style-name="ce10">
            <text:p>164,13</text:p>
          </table:table-cell>
          <table:table-cell office:value-type="float" office:value="292.7" table:style-name="ce10">
            <text:p>292,70</text:p>
          </table:table-cell>
          <table:table-cell office:value-type="float" office:value="0.124" table:style-name="ce10">
            <text:p>0,12</text:p>
          </table:table-cell>
          <table:table-cell office:value-type="float" office:value="1783.36" table:style-name="ce10">
            <text:p>1.783,36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A de 1 kV a 30 kV</text:p>
          </table:table-cell>
          <table:table-cell office:value-type="float" office:value="478" table:style-name="ce9">
            <text:p>478</text:p>
          </table:table-cell>
          <table:table-cell office:value-type="float" office:value="396941" table:style-name="ce10">
            <text:p>396.941,00</text:p>
          </table:table-cell>
          <table:table-cell office:value-type="float" office:value="1088112.53" table:style-name="ce10">
            <text:p>1.088.112,53</text:p>
          </table:table-cell>
          <table:table-cell office:value-type="float" office:value="105089.29" table:style-name="ce10">
            <text:p>105.089,29</text:p>
          </table:table-cell>
          <table:table-cell office:value-type="float" office:value="830.42" table:style-name="ce10">
            <text:p>830,42</text:p>
          </table:table-cell>
          <table:table-cell office:value-type="float" office:value="2276.39" table:style-name="ce10">
            <text:p>2.276,39</text:p>
          </table:table-cell>
          <table:table-cell office:value-type="float" office:value="9.7000000000000003E-2" table:style-name="ce10">
            <text:p>0,10</text:p>
          </table:table-cell>
          <table:table-cell office:value-type="float" office:value="2741.24" table:style-name="ce10">
            <text:p>2.741,2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B de 30 kV a 36 kV</text:p>
          </table:table-cell>
          <table:table-cell office:value-type="float" office:value="29" table:style-name="ce9">
            <text:p>29</text:p>
          </table:table-cell>
          <table:table-cell office:value-type="float" office:value="56999" table:style-name="ce10">
            <text:p>56.999,00</text:p>
          </table:table-cell>
          <table:table-cell office:value-type="float" office:value="174722.13" table:style-name="ce10">
            <text:p>174.722,13</text:p>
          </table:table-cell>
          <table:table-cell office:value-type="float" office:value="15540.57" table:style-name="ce10">
            <text:p>15.540,57</text:p>
          </table:table-cell>
          <table:table-cell office:value-type="float" office:value="1965.48" table:style-name="ce10">
            <text:p>1.965,48</text:p>
          </table:table-cell>
          <table:table-cell office:value-type="float" office:value="6024.9" table:style-name="ce10">
            <text:p>6.024,90</text:p>
          </table:table-cell>
          <table:table-cell office:value-type="float" office:value="8.8999999999999996E-2" table:style-name="ce10">
            <text:p>0,09</text:p>
          </table:table-cell>
          <table:table-cell office:value-type="float" office:value="3065.35" table:style-name="ce10">
            <text:p>3.065,35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2 de 36 kV a 72,5 kV</text:p>
          </table:table-cell>
          <table:table-cell office:value-type="float" office:value="9" table:style-name="ce9">
            <text:p>9</text:p>
          </table:table-cell>
          <table:table-cell office:value-type="float" office:value="145457" table:style-name="ce10">
            <text:p>145.457,00</text:p>
          </table:table-cell>
          <table:table-cell office:value-type="float" office:value="69539.05" table:style-name="ce10">
            <text:p>69.539,05</text:p>
          </table:table-cell>
          <table:table-cell office:value-type="float" office:value="5307.28" table:style-name="ce10">
            <text:p>5.307,28</text:p>
          </table:table-cell>
          <table:table-cell office:value-type="float" office:value="16161.89" table:style-name="ce10">
            <text:p>16.161,89</text:p>
          </table:table-cell>
          <table:table-cell office:value-type="float" office:value="7726.56" table:style-name="ce10">
            <text:p>7.726,56</text:p>
          </table:table-cell>
          <table:table-cell office:value-type="float" office:value="7.5999999999999998E-2" table:style-name="ce10">
            <text:p>0,08</text:p>
          </table:table-cell>
          <table:table-cell office:value-type="float" office:value="478.07" table:style-name="ce10">
            <text:p>478,07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3 de 72,5 kV a 145 kV</text:p>
          </table:table-cell>
          <table:table-cell office:value-type="float" office:value="26" table:style-name="ce9">
            <text:p>26</text:p>
          </table:table-cell>
          <table:table-cell office:value-type="float" office:value="103622" table:style-name="ce10">
            <text:p>103.622,00</text:p>
          </table:table-cell>
          <table:table-cell office:value-type="float" office:value="345306.89" table:style-name="ce10">
            <text:p>345.306,89</text:p>
          </table:table-cell>
          <table:table-cell office:value-type="float" office:value="25942.34" table:style-name="ce10">
            <text:p>25.942,34</text:p>
          </table:table-cell>
          <table:table-cell office:value-type="float" office:value="3985.46" table:style-name="ce10">
            <text:p>3.985,46</text:p>
          </table:table-cell>
          <table:table-cell office:value-type="float" office:value="13281.03" table:style-name="ce10">
            <text:p>13.281,03</text:p>
          </table:table-cell>
          <table:table-cell office:value-type="float" office:value="7.4999999999999997E-2" table:style-name="ce10">
            <text:p>0,08</text:p>
          </table:table-cell>
          <table:table-cell office:value-type="float" office:value="3332.37" table:style-name="ce10">
            <text:p>3.332,37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4-6.5 mayor o igual a 145 kV</text:p>
          </table:table-cell>
          <table:table-cell office:value-type="float" office:value="4" table:style-name="ce9">
            <text:p>4</text:p>
          </table:table-cell>
          <table:table-cell office:value-type="float" office:value="664500" table:style-name="ce10">
            <text:p>664.500,00</text:p>
          </table:table-cell>
          <table:table-cell office:value-type="float" office:value="5243085" table:style-name="ce10">
            <text:p>5.243.085,00</text:p>
          </table:table-cell>
          <table:table-cell office:value-type="float" office:value="338436" table:style-name="ce10">
            <text:p>338.436,00</text:p>
          </table:table-cell>
          <table:table-cell office:value-type="float" office:value="166125" table:style-name="ce10">
            <text:p>166.125,00</text:p>
          </table:table-cell>
          <table:table-cell office:value-type="float" office:value="1310771.25" table:style-name="ce10">
            <text:p>1.310.771,25</text:p>
          </table:table-cell>
          <table:table-cell office:value-type="float" office:value="6.5000000000000002E-2" table:style-name="ce10">
            <text:p>0,07</text:p>
          </table:table-cell>
          <table:table-cell office:value-type="float" office:value="7890.27" table:style-name="ce10">
            <text:p>7.890,27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722315" table:style-name="ce9">
            <text:p>722.315</text:p>
          </table:table-cell>
          <table:table-cell office:value-type="float" office:value="4837200.57" table:style-name="ce10">
            <text:p>4.837.200,57</text:p>
          </table:table-cell>
          <table:table-cell office:value-type="float" office:value="9551588.1099999994" table:style-name="ce10">
            <text:p>9.551.588,11</text:p>
          </table:table-cell>
          <table:table-cell office:value-type="float" office:value="961201.96" table:style-name="ce10">
            <text:p>961.201,96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3" table:style-name="ro1">
          <table:table-cell table:number-columns-repeated="16384"/>
        </table:table-row>
      </table:table>
      <table:table table:name="PALENCIA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16375" table:default-cell-style-name="ce2"/>
        <table:table-row table:style-name="ro2">
          <table:table-cell office:value-type="string" table:style-name="ce6">
            <text:p>Tarifa</text:p>
          </table:table-cell>
          <table:table-cell office:value-type="string" table:style-name="ce6">
            <text:p>Nº Clientes al final del año</text:p>
          </table:table-cell>
          <table:table-cell office:value-type="string" table:style-name="ce6">
            <text:p>Potencia contratada a final de año (kW)</text:p>
          </table:table-cell>
          <table:table-cell office:value-type="string" table:style-name="ce6">
            <text:p>Suministros anuales (MWh)</text:p>
          </table:table-cell>
          <table:table-cell office:value-type="string" table:style-name="ce6">
            <text:p>Facturación (miles de euros)</text:p>
          </table:table-cell>
          <table:table-cell office:value-type="string" table:style-name="ce6">
            <text:p>kW/Cliente</text:p>
          </table:table-cell>
          <table:table-cell office:value-type="string" table:style-name="ce6">
            <text:p>MWh/Cliente</text:p>
          </table:table-cell>
          <table:table-cell office:value-type="string" table:style-name="ce6">
            <text:p>euros/kWh</text:p>
          </table:table-cell>
          <table:table-cell office:value-type="string" table:style-name="ce6">
            <text:p>Horas de utilización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8">
            <text:p>Bono Social</text:p>
          </table:table-cell>
          <table:table-cell office:value-type="float" office:value="15678" table:style-name="ce9">
            <text:p>15.678</text:p>
          </table:table-cell>
          <table:table-cell office:value-type="float" office:value="37167.65" table:style-name="ce10">
            <text:p>37.167,65</text:p>
          </table:table-cell>
          <table:table-cell office:value-type="float" office:value="16205.58" table:style-name="ce10">
            <text:p>16.205,58</text:p>
          </table:table-cell>
          <table:table-cell office:value-type="float" office:value="3357.93" table:style-name="ce10">
            <text:p>3.357,93</text:p>
          </table:table-cell>
          <table:table-cell office:value-type="float" office:value="2.37" table:style-name="ce10">
            <text:p>2,37</text:p>
          </table:table-cell>
          <table:table-cell office:value-type="float" office:value="1.03" table:style-name="ce10">
            <text:p>1,03</text:p>
          </table:table-cell>
          <table:table-cell office:value-type="float" office:value="0.20699999999999999" table:style-name="ce10">
            <text:p>0,21</text:p>
          </table:table-cell>
          <table:table-cell office:value-type="float" office:value="436.01" table:style-name="ce10">
            <text:p>436,01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Con/Sin D.H.A hasta 10 kW</text:p>
          </table:table-cell>
          <table:table-cell office:value-type="float" office:value="34143" table:style-name="ce9">
            <text:p>34.143</text:p>
          </table:table-cell>
          <table:table-cell office:value-type="float" office:value="126258.34" table:style-name="ce10">
            <text:p>126.258,34</text:p>
          </table:table-cell>
          <table:table-cell office:value-type="float" office:value="63229.46" table:style-name="ce10">
            <text:p>63.229,46</text:p>
          </table:table-cell>
          <table:table-cell office:value-type="float" office:value="13009.95" table:style-name="ce10">
            <text:p>13.009,95</text:p>
          </table:table-cell>
          <table:table-cell office:value-type="float" office:value="3.7" table:style-name="ce10">
            <text:p>3,70</text:p>
          </table:table-cell>
          <table:table-cell office:value-type="float" office:value="1.85" table:style-name="ce10">
            <text:p>1,85</text:p>
          </table:table-cell>
          <table:table-cell office:value-type="float" office:value="0.20599999999999999" table:style-name="ce10">
            <text:p>0,21</text:p>
          </table:table-cell>
          <table:table-cell office:value-type="float" office:value="500.79" table:style-name="ce10">
            <text:p>500,7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(con recargo) Con/Sin D.H.A superior a 10 kW</text:p>
          </table:table-cell>
          <table:table-cell office:value-type="float" office:value="37" table:style-name="ce9">
            <text:p>37</text:p>
          </table:table-cell>
          <table:table-cell office:value-type="float" office:value="1115.9100000000001" table:style-name="ce10">
            <text:p>1.115,91</text:p>
          </table:table-cell>
          <table:table-cell office:value-type="float" office:value="1279.18" table:style-name="ce10">
            <text:p>1.279,18</text:p>
          </table:table-cell>
          <table:table-cell office:value-type="float" office:value="243.65" table:style-name="ce10">
            <text:p>243,65</text:p>
          </table:table-cell>
          <table:table-cell office:value-type="float" office:value="30.16" table:style-name="ce10">
            <text:p>30,16</text:p>
          </table:table-cell>
          <table:table-cell office:value-type="float" office:value="34.57" table:style-name="ce10">
            <text:p>34,57</text:p>
          </table:table-cell>
          <table:table-cell office:value-type="float" office:value="0.19" table:style-name="ce10">
            <text:p>0,19</text:p>
          </table:table-cell>
          <table:table-cell office:value-type="float" office:value="1146.31" table:style-name="ce10">
            <text:p>1.146,31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hasta 10 kW</text:p>
          </table:table-cell>
          <table:table-cell office:value-type="float" office:value="73612" table:style-name="ce9">
            <text:p>73.612</text:p>
          </table:table-cell>
          <table:table-cell office:value-type="float" office:value="286034.92" table:style-name="ce10">
            <text:p>286.034,92</text:p>
          </table:table-cell>
          <table:table-cell office:value-type="float" office:value="142020.57999999999" table:style-name="ce10">
            <text:p>142.020,58</text:p>
          </table:table-cell>
          <table:table-cell office:value-type="float" office:value="31466.25" table:style-name="ce10">
            <text:p>31.466,25</text:p>
          </table:table-cell>
          <table:table-cell office:value-type="float" office:value="3.89" table:style-name="ce10">
            <text:p>3,89</text:p>
          </table:table-cell>
          <table:table-cell office:value-type="float" office:value="1.93" table:style-name="ce10">
            <text:p>1,93</text:p>
          </table:table-cell>
          <table:table-cell office:value-type="float" office:value="0.222" table:style-name="ce10">
            <text:p>0,22</text:p>
          </table:table-cell>
          <table:table-cell office:value-type="float" office:value="496.51" table:style-name="ce10">
            <text:p>496,51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superior a 10 kW</text:p>
          </table:table-cell>
          <table:table-cell office:value-type="float" office:value="6014" table:style-name="ce9">
            <text:p>6.014</text:p>
          </table:table-cell>
          <table:table-cell office:value-type="float" office:value="129492.94" table:style-name="ce10">
            <text:p>129.492,94</text:p>
          </table:table-cell>
          <table:table-cell office:value-type="float" office:value="139053.01999999999" table:style-name="ce10">
            <text:p>139.053,02</text:p>
          </table:table-cell>
          <table:table-cell office:value-type="float" office:value="23547.81" table:style-name="ce10">
            <text:p>23.547,81</text:p>
          </table:table-cell>
          <table:table-cell office:value-type="float" office:value="21.53" table:style-name="ce10">
            <text:p>21,53</text:p>
          </table:table-cell>
          <table:table-cell office:value-type="float" office:value="23.12" table:style-name="ce10">
            <text:p>23,12</text:p>
          </table:table-cell>
          <table:table-cell office:value-type="float" office:value="0.16900000000000001" table:style-name="ce10">
            <text:p>0,17</text:p>
          </table:table-cell>
          <table:table-cell office:value-type="float" office:value="1073.83" table:style-name="ce10">
            <text:p>1.073,8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3.1A de 1 kV a 36 kV</text:p>
          </table:table-cell>
          <table:table-cell office:value-type="float" office:value="622" table:style-name="ce9">
            <text:p>622</text:p>
          </table:table-cell>
          <table:table-cell office:value-type="float" office:value="34003.629999999997" table:style-name="ce10">
            <text:p>34.003,63</text:p>
          </table:table-cell>
          <table:table-cell office:value-type="float" office:value="55473.32" table:style-name="ce10">
            <text:p>55.473,32</text:p>
          </table:table-cell>
          <table:table-cell office:value-type="float" office:value="7147.77" table:style-name="ce10">
            <text:p>7.147,77</text:p>
          </table:table-cell>
          <table:table-cell office:value-type="float" office:value="54.67" table:style-name="ce10">
            <text:p>54,67</text:p>
          </table:table-cell>
          <table:table-cell office:value-type="float" office:value="89.19" table:style-name="ce10">
            <text:p>89,19</text:p>
          </table:table-cell>
          <table:table-cell office:value-type="float" office:value="0.129" table:style-name="ce10">
            <text:p>0,13</text:p>
          </table:table-cell>
          <table:table-cell office:value-type="float" office:value="1631.39" table:style-name="ce10">
            <text:p>1.631,3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A de 1 kV a 30 kV</text:p>
          </table:table-cell>
          <table:table-cell office:value-type="float" office:value="65" table:style-name="ce9">
            <text:p>65</text:p>
          </table:table-cell>
          <table:table-cell office:value-type="float" office:value="45938" table:style-name="ce10">
            <text:p>45.938,00</text:p>
          </table:table-cell>
          <table:table-cell office:value-type="float" office:value="110984.54" table:style-name="ce10">
            <text:p>110.984,54</text:p>
          </table:table-cell>
          <table:table-cell office:value-type="float" office:value="11339.23" table:style-name="ce10">
            <text:p>11.339,23</text:p>
          </table:table-cell>
          <table:table-cell office:value-type="float" office:value="706.74" table:style-name="ce10">
            <text:p>706,74</text:p>
          </table:table-cell>
          <table:table-cell office:value-type="float" office:value="1707.45" table:style-name="ce10">
            <text:p>1.707,45</text:p>
          </table:table-cell>
          <table:table-cell office:value-type="float" office:value="0.10199999999999999" table:style-name="ce10">
            <text:p>0,10</text:p>
          </table:table-cell>
          <table:table-cell office:value-type="float" office:value="2415.96" table:style-name="ce10">
            <text:p>2.415,96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B de 30 kV a 36 kV</text:p>
          </table:table-cell>
          <table:table-cell office:value-type="float" office:value="7" table:style-name="ce9">
            <text:p>7</text:p>
          </table:table-cell>
          <table:table-cell office:value-type="float" office:value="14796" table:style-name="ce10">
            <text:p>14.796,00</text:p>
          </table:table-cell>
          <table:table-cell office:value-type="float" office:value="68325.05" table:style-name="ce10">
            <text:p>68.325,05</text:p>
          </table:table-cell>
          <table:table-cell office:value-type="float" office:value="6105.98" table:style-name="ce10">
            <text:p>6.105,98</text:p>
          </table:table-cell>
          <table:table-cell office:value-type="float" office:value="2113.71" table:style-name="ce10">
            <text:p>2.113,71</text:p>
          </table:table-cell>
          <table:table-cell office:value-type="float" office:value="9760.7199999999993" table:style-name="ce10">
            <text:p>9.760,72</text:p>
          </table:table-cell>
          <table:table-cell office:value-type="float" office:value="8.8999999999999996E-2" table:style-name="ce10">
            <text:p>0,09</text:p>
          </table:table-cell>
          <table:table-cell office:value-type="float" office:value="4617.8100000000004" table:style-name="ce10">
            <text:p>4.617,81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2 de 36 kV a 72,5 kV</text:p>
          </table:table-cell>
          <table:table-cell office:value-type="float" office:value="49" table:style-name="ce9">
            <text:p>49</text:p>
          </table:table-cell>
          <table:table-cell office:value-type="float" office:value="80639" table:style-name="ce10">
            <text:p>80.639,00</text:p>
          </table:table-cell>
          <table:table-cell office:value-type="float" office:value="376856.88" table:style-name="ce10">
            <text:p>376.856,88</text:p>
          </table:table-cell>
          <table:table-cell office:value-type="float" office:value="28695.58" table:style-name="ce10">
            <text:p>28.695,58</text:p>
          </table:table-cell>
          <table:table-cell office:value-type="float" office:value="1645.69" table:style-name="ce10">
            <text:p>1.645,69</text:p>
          </table:table-cell>
          <table:table-cell office:value-type="float" office:value="7690.96" table:style-name="ce10">
            <text:p>7.690,96</text:p>
          </table:table-cell>
          <table:table-cell office:value-type="float" office:value="7.5999999999999998E-2" table:style-name="ce10">
            <text:p>0,08</text:p>
          </table:table-cell>
          <table:table-cell office:value-type="float" office:value="4673.38" table:style-name="ce10">
            <text:p>4.673,38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3 de 72,5 kV a 145 kV</text:p>
          </table:table-cell>
          <table:table-cell office:value-type="float" office:value="1" table:style-name="ce9">
            <text:p>1</text:p>
          </table:table-cell>
          <table:table-cell office:value-type="float" office:value="190" table:style-name="ce10">
            <text:p>190,00</text:p>
          </table:table-cell>
          <table:table-cell office:value-type="float" office:value="167" table:style-name="ce10">
            <text:p>167,00</text:p>
          </table:table-cell>
          <table:table-cell office:value-type="float" office:value="1" table:style-name="ce10">
            <text:p>1,00</text:p>
          </table:table-cell>
          <table:table-cell office:value-type="float" office:value="190" table:style-name="ce10">
            <text:p>190,00</text:p>
          </table:table-cell>
          <table:table-cell office:value-type="float" office:value="167" table:style-name="ce10">
            <text:p>167,00</text:p>
          </table:table-cell>
          <table:table-cell office:value-type="float" office:value="6.0000000000000001E-3" table:style-name="ce10">
            <text:p>0,01</text:p>
          </table:table-cell>
          <table:table-cell office:value-type="float" office:value="878.95" table:style-name="ce10">
            <text:p>878,95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4-6.5 mayor o igual a 145 kV</text:p>
          </table:table-cell>
          <table:table-cell office:value-type="float" office:value="20" table:style-name="ce9">
            <text:p>20</text:p>
          </table:table-cell>
          <table:table-cell office:value-type="float" office:value="21055" table:style-name="ce10">
            <text:p>21.055,00</text:p>
          </table:table-cell>
          <table:table-cell office:value-type="float" office:value="12694.73" table:style-name="ce10">
            <text:p>12.694,73</text:p>
          </table:table-cell>
          <table:table-cell office:value-type="float" office:value="1101.24" table:style-name="ce10">
            <text:p>1.101,24</text:p>
          </table:table-cell>
          <table:table-cell office:value-type="float" office:value="1052.75" table:style-name="ce10">
            <text:p>1.052,75</text:p>
          </table:table-cell>
          <table:table-cell office:value-type="float" office:value="634.74" table:style-name="ce10">
            <text:p>634,74</text:p>
          </table:table-cell>
          <table:table-cell office:value-type="float" office:value="8.6999999999999994E-2" table:style-name="ce10">
            <text:p>0,09</text:p>
          </table:table-cell>
          <table:table-cell office:value-type="float" office:value="602.92999999999995" table:style-name="ce10">
            <text:p>602,9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130248" table:style-name="ce9">
            <text:p>130.248</text:p>
          </table:table-cell>
          <table:table-cell office:value-type="float" office:value="776691.39" table:style-name="ce10">
            <text:p>776.691,39</text:p>
          </table:table-cell>
          <table:table-cell office:value-type="float" office:value="986289.34" table:style-name="ce10">
            <text:p>986.289,34</text:p>
          </table:table-cell>
          <table:table-cell office:value-type="float" office:value="126016.39" table:style-name="ce10">
            <text:p>126.016,39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3" table:style-name="ro1">
          <table:table-cell table:number-columns-repeated="16384"/>
        </table:table-row>
      </table:table>
      <table:table table:name="PALMAS_(LAS)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16375" table:default-cell-style-name="ce2"/>
        <table:table-row table:style-name="ro2">
          <table:table-cell office:value-type="string" table:style-name="ce6">
            <text:p>Tarifa</text:p>
          </table:table-cell>
          <table:table-cell office:value-type="string" table:style-name="ce6">
            <text:p>Nº Clientes al final del año</text:p>
          </table:table-cell>
          <table:table-cell office:value-type="string" table:style-name="ce6">
            <text:p>Potencia contratada a final de año (kW)</text:p>
          </table:table-cell>
          <table:table-cell office:value-type="string" table:style-name="ce6">
            <text:p>Suministros anuales (MWh)</text:p>
          </table:table-cell>
          <table:table-cell office:value-type="string" table:style-name="ce6">
            <text:p>Facturación (miles de euros)</text:p>
          </table:table-cell>
          <table:table-cell office:value-type="string" table:style-name="ce6">
            <text:p>kW/Cliente</text:p>
          </table:table-cell>
          <table:table-cell office:value-type="string" table:style-name="ce6">
            <text:p>MWh/Cliente</text:p>
          </table:table-cell>
          <table:table-cell office:value-type="string" table:style-name="ce6">
            <text:p>euros/kWh</text:p>
          </table:table-cell>
          <table:table-cell office:value-type="string" table:style-name="ce6">
            <text:p>Horas de utilización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8">
            <text:p>Bono Social</text:p>
          </table:table-cell>
          <table:table-cell office:value-type="float" office:value="56059" table:style-name="ce9">
            <text:p>56.059</text:p>
          </table:table-cell>
          <table:table-cell office:value-type="float" office:value="118052.85" table:style-name="ce10">
            <text:p>118.052,85</text:p>
          </table:table-cell>
          <table:table-cell office:value-type="float" office:value="119563.75" table:style-name="ce10">
            <text:p>119.563,75</text:p>
          </table:table-cell>
          <table:table-cell office:value-type="float" office:value="14755.83" table:style-name="ce10">
            <text:p>14.755,83</text:p>
          </table:table-cell>
          <table:table-cell office:value-type="float" office:value="2.11" table:style-name="ce10">
            <text:p>2,11</text:p>
          </table:table-cell>
          <table:table-cell office:value-type="float" office:value="2.13" table:style-name="ce10">
            <text:p>2,13</text:p>
          </table:table-cell>
          <table:table-cell office:value-type="float" office:value="0.123" table:style-name="ce10">
            <text:p>0,12</text:p>
          </table:table-cell>
          <table:table-cell office:value-type="float" office:value="1012.8" table:style-name="ce10">
            <text:p>1.012,8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Con/Sin D.H.A hasta 10 kW</text:p>
          </table:table-cell>
          <table:table-cell office:value-type="float" office:value="279044" table:style-name="ce9">
            <text:p>279.044</text:p>
          </table:table-cell>
          <table:table-cell office:value-type="float" office:value="1196031.8999999999" table:style-name="ce10">
            <text:p>1.196.031,90</text:p>
          </table:table-cell>
          <table:table-cell office:value-type="float" office:value="761351.98" table:style-name="ce10">
            <text:p>761.351,98</text:p>
          </table:table-cell>
          <table:table-cell office:value-type="float" office:value="145806.04999999999" table:style-name="ce10">
            <text:p>145.806,05</text:p>
          </table:table-cell>
          <table:table-cell office:value-type="float" office:value="4.29" table:style-name="ce10">
            <text:p>4,29</text:p>
          </table:table-cell>
          <table:table-cell office:value-type="float" office:value="2.73" table:style-name="ce10">
            <text:p>2,73</text:p>
          </table:table-cell>
          <table:table-cell office:value-type="float" office:value="0.192" table:style-name="ce10">
            <text:p>0,19</text:p>
          </table:table-cell>
          <table:table-cell office:value-type="float" office:value="636.55999999999995" table:style-name="ce10">
            <text:p>636,56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(con recargo) Con/Sin D.H.A superior a 10 kW</text:p>
          </table:table-cell>
          <table:table-cell office:value-type="float" office:value="3768" table:style-name="ce9">
            <text:p>3.768</text:p>
          </table:table-cell>
          <table:table-cell office:value-type="float" office:value="60445.04" table:style-name="ce10">
            <text:p>60.445,04</text:p>
          </table:table-cell>
          <table:table-cell office:value-type="float" office:value="48218.32" table:style-name="ce10">
            <text:p>48.218,32</text:p>
          </table:table-cell>
          <table:table-cell office:value-type="float" office:value="10175.93" table:style-name="ce10">
            <text:p>10.175,93</text:p>
          </table:table-cell>
          <table:table-cell office:value-type="float" office:value="16.04" table:style-name="ce10">
            <text:p>16,04</text:p>
          </table:table-cell>
          <table:table-cell office:value-type="float" office:value="12.8" table:style-name="ce10">
            <text:p>12,80</text:p>
          </table:table-cell>
          <table:table-cell office:value-type="float" office:value="0.21099999999999999" table:style-name="ce10">
            <text:p>0,21</text:p>
          </table:table-cell>
          <table:table-cell office:value-type="float" office:value="797.72" table:style-name="ce10">
            <text:p>797,7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hasta 10 kW</text:p>
          </table:table-cell>
          <table:table-cell office:value-type="float" office:value="233622" table:style-name="ce9">
            <text:p>233.622</text:p>
          </table:table-cell>
          <table:table-cell office:value-type="float" office:value="1085062.7" table:style-name="ce10">
            <text:p>1.085.062,70</text:p>
          </table:table-cell>
          <table:table-cell office:value-type="float" office:value="676864.74" table:style-name="ce10">
            <text:p>676.864,74</text:p>
          </table:table-cell>
          <table:table-cell office:value-type="float" office:value="135478.56" table:style-name="ce10">
            <text:p>135.478,56</text:p>
          </table:table-cell>
          <table:table-cell office:value-type="float" office:value="4.6399999999999997" table:style-name="ce10">
            <text:p>4,64</text:p>
          </table:table-cell>
          <table:table-cell office:value-type="float" office:value="2.9" table:style-name="ce10">
            <text:p>2,90</text:p>
          </table:table-cell>
          <table:table-cell office:value-type="float" office:value="0.2" table:style-name="ce10">
            <text:p>0,20</text:p>
          </table:table-cell>
          <table:table-cell office:value-type="float" office:value="623.79999999999995" table:style-name="ce10">
            <text:p>623,8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superior a 10 kW</text:p>
          </table:table-cell>
          <table:table-cell office:value-type="float" office:value="28144" table:style-name="ce9">
            <text:p>28.144</text:p>
          </table:table-cell>
          <table:table-cell office:value-type="float" office:value="749966.21" table:style-name="ce10">
            <text:p>749.966,21</text:p>
          </table:table-cell>
          <table:table-cell office:value-type="float" office:value="1168224.03" table:style-name="ce10">
            <text:p>1.168.224,03</text:p>
          </table:table-cell>
          <table:table-cell office:value-type="float" office:value="175495.05" table:style-name="ce10">
            <text:p>175.495,05</text:p>
          </table:table-cell>
          <table:table-cell office:value-type="float" office:value="26.65" table:style-name="ce10">
            <text:p>26,65</text:p>
          </table:table-cell>
          <table:table-cell office:value-type="float" office:value="41.51" table:style-name="ce10">
            <text:p>41,51</text:p>
          </table:table-cell>
          <table:table-cell office:value-type="float" office:value="0.15" table:style-name="ce10">
            <text:p>0,15</text:p>
          </table:table-cell>
          <table:table-cell office:value-type="float" office:value="1557.7" table:style-name="ce10">
            <text:p>1.557,7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3.1A de 1 kV a 36 kV</text:p>
          </table:table-cell>
          <table:table-cell office:value-type="float" office:value="543" table:style-name="ce9">
            <text:p>543</text:p>
          </table:table-cell>
          <table:table-cell office:value-type="float" office:value="106283.59" table:style-name="ce10">
            <text:p>106.283,59</text:p>
          </table:table-cell>
          <table:table-cell office:value-type="float" office:value="329240.76" table:style-name="ce10">
            <text:p>329.240,76</text:p>
          </table:table-cell>
          <table:table-cell office:value-type="float" office:value="36577.879999999997" table:style-name="ce10">
            <text:p>36.577,88</text:p>
          </table:table-cell>
          <table:table-cell office:value-type="float" office:value="195.73" table:style-name="ce10">
            <text:p>195,73</text:p>
          </table:table-cell>
          <table:table-cell office:value-type="float" office:value="606.34" table:style-name="ce10">
            <text:p>606,34</text:p>
          </table:table-cell>
          <table:table-cell office:value-type="float" office:value="0.111" table:style-name="ce10">
            <text:p>0,11</text:p>
          </table:table-cell>
          <table:table-cell office:value-type="float" office:value="3097.76" table:style-name="ce10">
            <text:p>3.097,76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A de 1 kV a 30 kV</text:p>
          </table:table-cell>
          <table:table-cell office:value-type="float" office:value="437" table:style-name="ce9">
            <text:p>437</text:p>
          </table:table-cell>
          <table:table-cell office:value-type="float" office:value="376459.91" table:style-name="ce10">
            <text:p>376.459,91</text:p>
          </table:table-cell>
          <table:table-cell office:value-type="float" office:value="1464166.68" table:style-name="ce10">
            <text:p>1.464.166,68</text:p>
          </table:table-cell>
          <table:table-cell office:value-type="float" office:value="137895.64000000001" table:style-name="ce10">
            <text:p>137.895,64</text:p>
          </table:table-cell>
          <table:table-cell office:value-type="float" office:value="861.46" table:style-name="ce10">
            <text:p>861,46</text:p>
          </table:table-cell>
          <table:table-cell office:value-type="float" office:value="3350.5" table:style-name="ce10">
            <text:p>3.350,50</text:p>
          </table:table-cell>
          <table:table-cell office:value-type="float" office:value="9.4E-2" table:style-name="ce10">
            <text:p>0,09</text:p>
          </table:table-cell>
          <table:table-cell office:value-type="float" office:value="3889.3" table:style-name="ce10">
            <text:p>3.889,3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2 de 36 kV a 72,5 kV</text:p>
          </table:table-cell>
          <table:table-cell office:value-type="float" office:value="3" table:style-name="ce9">
            <text:p>3</text:p>
          </table:table-cell>
          <table:table-cell office:value-type="float" office:value="23650" table:style-name="ce10">
            <text:p>23.650,00</text:p>
          </table:table-cell>
          <table:table-cell office:value-type="float" office:value="100947.25" table:style-name="ce10">
            <text:p>100.947,25</text:p>
          </table:table-cell>
          <table:table-cell office:value-type="float" office:value="6351.48" table:style-name="ce10">
            <text:p>6.351,48</text:p>
          </table:table-cell>
          <table:table-cell office:value-type="float" office:value="7883.33" table:style-name="ce10">
            <text:p>7.883,33</text:p>
          </table:table-cell>
          <table:table-cell office:value-type="float" office:value="33649.08" table:style-name="ce10">
            <text:p>33.649,08</text:p>
          </table:table-cell>
          <table:table-cell office:value-type="float" office:value="6.3E-2" table:style-name="ce10">
            <text:p>0,06</text:p>
          </table:table-cell>
          <table:table-cell office:value-type="float" office:value="4268.38" table:style-name="ce10">
            <text:p>4.268,38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601620" table:style-name="ce9">
            <text:p>601.620</text:p>
          </table:table-cell>
          <table:table-cell office:value-type="float" office:value="3715952.2" table:style-name="ce10">
            <text:p>3.715.952,20</text:p>
          </table:table-cell>
          <table:table-cell office:value-type="float" office:value="4668577.51" table:style-name="ce10">
            <text:p>4.668.577,51</text:p>
          </table:table-cell>
          <table:table-cell office:value-type="float" office:value="662536.42000000004" table:style-name="ce10">
            <text:p>662.536,42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6" table:style-name="ro1">
          <table:table-cell table:number-columns-repeated="16384"/>
        </table:table-row>
      </table:table>
      <table:table table:name="PONTEVEDRA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16375" table:default-cell-style-name="ce2"/>
        <table:table-row table:style-name="ro2">
          <table:table-cell office:value-type="string" table:style-name="ce6">
            <text:p>Tarifa</text:p>
          </table:table-cell>
          <table:table-cell office:value-type="string" table:style-name="ce6">
            <text:p>Nº Clientes al final del año</text:p>
          </table:table-cell>
          <table:table-cell office:value-type="string" table:style-name="ce6">
            <text:p>Potencia contratada a final de año (kW)</text:p>
          </table:table-cell>
          <table:table-cell office:value-type="string" table:style-name="ce6">
            <text:p>Suministros anuales (MWh)</text:p>
          </table:table-cell>
          <table:table-cell office:value-type="string" table:style-name="ce6">
            <text:p>Facturación (miles de euros)</text:p>
          </table:table-cell>
          <table:table-cell office:value-type="string" table:style-name="ce6">
            <text:p>kW/Cliente</text:p>
          </table:table-cell>
          <table:table-cell office:value-type="string" table:style-name="ce6">
            <text:p>MWh/Cliente</text:p>
          </table:table-cell>
          <table:table-cell office:value-type="string" table:style-name="ce6">
            <text:p>euros/kWh</text:p>
          </table:table-cell>
          <table:table-cell office:value-type="string" table:style-name="ce6">
            <text:p>Horas de utilización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8">
            <text:p>Bono Social</text:p>
          </table:table-cell>
          <table:table-cell office:value-type="float" office:value="73567" table:style-name="ce9">
            <text:p>73.567</text:p>
          </table:table-cell>
          <table:table-cell office:value-type="float" office:value="177548.2" table:style-name="ce10">
            <text:p>177.548,20</text:p>
          </table:table-cell>
          <table:table-cell office:value-type="float" office:value="138410.5" table:style-name="ce10">
            <text:p>138.410,50</text:p>
          </table:table-cell>
          <table:table-cell office:value-type="float" office:value="17959.48" table:style-name="ce10">
            <text:p>17.959,48</text:p>
          </table:table-cell>
          <table:table-cell office:value-type="float" office:value="2.41" table:style-name="ce10">
            <text:p>2,41</text:p>
          </table:table-cell>
          <table:table-cell office:value-type="float" office:value="1.88" table:style-name="ce10">
            <text:p>1,88</text:p>
          </table:table-cell>
          <table:table-cell office:value-type="float" office:value="0.13" table:style-name="ce10">
            <text:p>0,13</text:p>
          </table:table-cell>
          <table:table-cell office:value-type="float" office:value="779.57" table:style-name="ce10">
            <text:p>779,57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Con/Sin D.H.A hasta 10 kW</text:p>
          </table:table-cell>
          <table:table-cell office:value-type="float" office:value="271392" table:style-name="ce9">
            <text:p>271.392</text:p>
          </table:table-cell>
          <table:table-cell office:value-type="float" office:value="1237020.8899999999" table:style-name="ce10">
            <text:p>1.237.020,89</text:p>
          </table:table-cell>
          <table:table-cell office:value-type="float" office:value="741419.63" table:style-name="ce10">
            <text:p>741.419,63</text:p>
          </table:table-cell>
          <table:table-cell office:value-type="float" office:value="130960.96000000001" table:style-name="ce10">
            <text:p>130.960,96</text:p>
          </table:table-cell>
          <table:table-cell office:value-type="float" office:value="4.5599999999999996" table:style-name="ce10">
            <text:p>4,56</text:p>
          </table:table-cell>
          <table:table-cell office:value-type="float" office:value="2.73" table:style-name="ce10">
            <text:p>2,73</text:p>
          </table:table-cell>
          <table:table-cell office:value-type="float" office:value="0.17699999999999999" table:style-name="ce10">
            <text:p>0,18</text:p>
          </table:table-cell>
          <table:table-cell office:value-type="float" office:value="599.36" table:style-name="ce10">
            <text:p>599,36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(con recargo) Con/Sin D.H.A superior a 10 kW</text:p>
          </table:table-cell>
          <table:table-cell office:value-type="float" office:value="345" table:style-name="ce9">
            <text:p>345</text:p>
          </table:table-cell>
          <table:table-cell office:value-type="float" office:value="11952.59" table:style-name="ce10">
            <text:p>11.952,59</text:p>
          </table:table-cell>
          <table:table-cell office:value-type="float" office:value="7128.9" table:style-name="ce10">
            <text:p>7.128,90</text:p>
          </table:table-cell>
          <table:table-cell office:value-type="float" office:value="1604.44" table:style-name="ce10">
            <text:p>1.604,44</text:p>
          </table:table-cell>
          <table:table-cell office:value-type="float" office:value="34.65" table:style-name="ce10">
            <text:p>34,65</text:p>
          </table:table-cell>
          <table:table-cell office:value-type="float" office:value="20.66" table:style-name="ce10">
            <text:p>20,66</text:p>
          </table:table-cell>
          <table:table-cell office:value-type="float" office:value="0.22500000000000001" table:style-name="ce10">
            <text:p>0,23</text:p>
          </table:table-cell>
          <table:table-cell office:value-type="float" office:value="596.42999999999995" table:style-name="ce10">
            <text:p>596,4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hasta 10 kW</text:p>
          </table:table-cell>
          <table:table-cell office:value-type="float" office:value="194134" table:style-name="ce9">
            <text:p>194.134</text:p>
          </table:table-cell>
          <table:table-cell office:value-type="float" office:value="809621.32" table:style-name="ce10">
            <text:p>809.621,32</text:p>
          </table:table-cell>
          <table:table-cell office:value-type="float" office:value="452467.28" table:style-name="ce10">
            <text:p>452.467,28</text:p>
          </table:table-cell>
          <table:table-cell office:value-type="float" office:value="103295.37" table:style-name="ce10">
            <text:p>103.295,37</text:p>
          </table:table-cell>
          <table:table-cell office:value-type="float" office:value="4.17" table:style-name="ce10">
            <text:p>4,17</text:p>
          </table:table-cell>
          <table:table-cell office:value-type="float" office:value="2.33" table:style-name="ce10">
            <text:p>2,33</text:p>
          </table:table-cell>
          <table:table-cell office:value-type="float" office:value="0.22800000000000001" table:style-name="ce10">
            <text:p>0,23</text:p>
          </table:table-cell>
          <table:table-cell office:value-type="float" office:value="558.86" table:style-name="ce10">
            <text:p>558,86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superior a 10 kW</text:p>
          </table:table-cell>
          <table:table-cell office:value-type="float" office:value="23930" table:style-name="ce9">
            <text:p>23.930</text:p>
          </table:table-cell>
          <table:table-cell office:value-type="float" office:value="521147.89" table:style-name="ce10">
            <text:p>521.147,89</text:p>
          </table:table-cell>
          <table:table-cell office:value-type="float" office:value="598349.21" table:style-name="ce10">
            <text:p>598.349,21</text:p>
          </table:table-cell>
          <table:table-cell office:value-type="float" office:value="93072.78" table:style-name="ce10">
            <text:p>93.072,78</text:p>
          </table:table-cell>
          <table:table-cell office:value-type="float" office:value="21.78" table:style-name="ce10">
            <text:p>21,78</text:p>
          </table:table-cell>
          <table:table-cell office:value-type="float" office:value="25" table:style-name="ce10">
            <text:p>25,00</text:p>
          </table:table-cell>
          <table:table-cell office:value-type="float" office:value="0.156" table:style-name="ce10">
            <text:p>0,16</text:p>
          </table:table-cell>
          <table:table-cell office:value-type="float" office:value="1148.1400000000001" table:style-name="ce10">
            <text:p>1.148,1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3.1A de 1 kV a 36 kV</text:p>
          </table:table-cell>
          <table:table-cell office:value-type="float" office:value="1255" table:style-name="ce9">
            <text:p>1.255</text:p>
          </table:table-cell>
          <table:table-cell office:value-type="float" office:value="142869.17000000001" table:style-name="ce10">
            <text:p>142.869,17</text:p>
          </table:table-cell>
          <table:table-cell office:value-type="float" office:value="275568.64000000001" table:style-name="ce10">
            <text:p>275.568,64</text:p>
          </table:table-cell>
          <table:table-cell office:value-type="float" office:value="34676.370000000003" table:style-name="ce10">
            <text:p>34.676,37</text:p>
          </table:table-cell>
          <table:table-cell office:value-type="float" office:value="113.84" table:style-name="ce10">
            <text:p>113,84</text:p>
          </table:table-cell>
          <table:table-cell office:value-type="float" office:value="219.58" table:style-name="ce10">
            <text:p>219,58</text:p>
          </table:table-cell>
          <table:table-cell office:value-type="float" office:value="0.126" table:style-name="ce10">
            <text:p>0,13</text:p>
          </table:table-cell>
          <table:table-cell office:value-type="float" office:value="1928.82" table:style-name="ce10">
            <text:p>1.928,8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A de 1 kV a 30 kV</text:p>
          </table:table-cell>
          <table:table-cell office:value-type="float" office:value="425" table:style-name="ce9">
            <text:p>425</text:p>
          </table:table-cell>
          <table:table-cell office:value-type="float" office:value="337145.22" table:style-name="ce10">
            <text:p>337.145,22</text:p>
          </table:table-cell>
          <table:table-cell office:value-type="float" office:value="1015981.45" table:style-name="ce10">
            <text:p>1.015.981,45</text:p>
          </table:table-cell>
          <table:table-cell office:value-type="float" office:value="97132.46" table:style-name="ce10">
            <text:p>97.132,46</text:p>
          </table:table-cell>
          <table:table-cell office:value-type="float" office:value="793.28" table:style-name="ce10">
            <text:p>793,28</text:p>
          </table:table-cell>
          <table:table-cell office:value-type="float" office:value="2390.54" table:style-name="ce10">
            <text:p>2.390,54</text:p>
          </table:table-cell>
          <table:table-cell office:value-type="float" office:value="9.6000000000000002E-2" table:style-name="ce10">
            <text:p>0,10</text:p>
          </table:table-cell>
          <table:table-cell office:value-type="float" office:value="3013.48" table:style-name="ce10">
            <text:p>3.013,48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2 de 36 kV a 72,5 kV</text:p>
          </table:table-cell>
          <table:table-cell office:value-type="float" office:value="10" table:style-name="ce9">
            <text:p>10</text:p>
          </table:table-cell>
          <table:table-cell office:value-type="float" office:value="17070" table:style-name="ce10">
            <text:p>17.070,00</text:p>
          </table:table-cell>
          <table:table-cell office:value-type="float" office:value="96480.16" table:style-name="ce10">
            <text:p>96.480,16</text:p>
          </table:table-cell>
          <table:table-cell office:value-type="float" office:value="6908.98" table:style-name="ce10">
            <text:p>6.908,98</text:p>
          </table:table-cell>
          <table:table-cell office:value-type="float" office:value="1707" table:style-name="ce10">
            <text:p>1.707,00</text:p>
          </table:table-cell>
          <table:table-cell office:value-type="float" office:value="9648.02" table:style-name="ce10">
            <text:p>9.648,02</text:p>
          </table:table-cell>
          <table:table-cell office:value-type="float" office:value="7.1999999999999995E-2" table:style-name="ce10">
            <text:p>0,07</text:p>
          </table:table-cell>
          <table:table-cell office:value-type="float" office:value="5652.03" table:style-name="ce10">
            <text:p>5.652,0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3 de 72,5 kV a 145 kV</text:p>
          </table:table-cell>
          <table:table-cell office:value-type="float" office:value="3" table:style-name="ce9">
            <text:p>3</text:p>
          </table:table-cell>
          <table:table-cell office:value-type="float" office:value="27500" table:style-name="ce10">
            <text:p>27.500,00</text:p>
          </table:table-cell>
          <table:table-cell office:value-type="float" office:value="135925.04" table:style-name="ce10">
            <text:p>135.925,04</text:p>
          </table:table-cell>
          <table:table-cell office:value-type="float" office:value="10901.93" table:style-name="ce10">
            <text:p>10.901,93</text:p>
          </table:table-cell>
          <table:table-cell office:value-type="float" office:value="9166.67" table:style-name="ce10">
            <text:p>9.166,67</text:p>
          </table:table-cell>
          <table:table-cell office:value-type="float" office:value="45308.35" table:style-name="ce10">
            <text:p>45.308,35</text:p>
          </table:table-cell>
          <table:table-cell office:value-type="float" office:value="0.08" table:style-name="ce10">
            <text:p>0,08</text:p>
          </table:table-cell>
          <table:table-cell office:value-type="float" office:value="4942.7299999999996" table:style-name="ce10">
            <text:p>4.942,7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4-6.5 mayor o igual a 145 kV</text:p>
          </table:table-cell>
          <table:table-cell office:value-type="float" office:value="10" table:style-name="ce9">
            <text:p>10</text:p>
          </table:table-cell>
          <table:table-cell office:value-type="float" office:value="18114" table:style-name="ce10">
            <text:p>18.114,00</text:p>
          </table:table-cell>
          <table:table-cell office:value-type="float" office:value="7487.78" table:style-name="ce10">
            <text:p>7.487,78</text:p>
          </table:table-cell>
          <table:table-cell office:value-type="float" office:value="601.36" table:style-name="ce10">
            <text:p>601,36</text:p>
          </table:table-cell>
          <table:table-cell office:value-type="float" office:value="1811.4" table:style-name="ce10">
            <text:p>1.811,40</text:p>
          </table:table-cell>
          <table:table-cell office:value-type="float" office:value="748.78" table:style-name="ce10">
            <text:p>748,78</text:p>
          </table:table-cell>
          <table:table-cell office:value-type="float" office:value="0.08" table:style-name="ce10">
            <text:p>0,08</text:p>
          </table:table-cell>
          <table:table-cell office:value-type="float" office:value="413.37" table:style-name="ce10">
            <text:p>413,37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565071" table:style-name="ce9">
            <text:p>565.071</text:p>
          </table:table-cell>
          <table:table-cell office:value-type="float" office:value="3299989.28" table:style-name="ce10">
            <text:p>3.299.989,28</text:p>
          </table:table-cell>
          <table:table-cell office:value-type="float" office:value="3469218.59" table:style-name="ce10">
            <text:p>3.469.218,59</text:p>
          </table:table-cell>
          <table:table-cell office:value-type="float" office:value="497114.13" table:style-name="ce10">
            <text:p>497.114,13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  <table:table table:name="SALAMANCA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16375" table:default-cell-style-name="ce2"/>
        <table:table-row table:style-name="ro2">
          <table:table-cell office:value-type="string" table:style-name="ce6">
            <text:p>Tarifa</text:p>
          </table:table-cell>
          <table:table-cell office:value-type="string" table:style-name="ce6">
            <text:p>Nº Clientes al final del año</text:p>
          </table:table-cell>
          <table:table-cell office:value-type="string" table:style-name="ce6">
            <text:p>Potencia contratada a final de año (kW)</text:p>
          </table:table-cell>
          <table:table-cell office:value-type="string" table:style-name="ce6">
            <text:p>Suministros anuales (MWh)</text:p>
          </table:table-cell>
          <table:table-cell office:value-type="string" table:style-name="ce6">
            <text:p>Facturación (miles de euros)</text:p>
          </table:table-cell>
          <table:table-cell office:value-type="string" table:style-name="ce6">
            <text:p>kW/Cliente</text:p>
          </table:table-cell>
          <table:table-cell office:value-type="string" table:style-name="ce6">
            <text:p>MWh/Cliente</text:p>
          </table:table-cell>
          <table:table-cell office:value-type="string" table:style-name="ce6">
            <text:p>euros/kWh</text:p>
          </table:table-cell>
          <table:table-cell office:value-type="string" table:style-name="ce6">
            <text:p>Horas de utilización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8">
            <text:p>Bono Social</text:p>
          </table:table-cell>
          <table:table-cell office:value-type="float" office:value="30106" table:style-name="ce9">
            <text:p>30.106</text:p>
          </table:table-cell>
          <table:table-cell office:value-type="float" office:value="73025.850000000006" table:style-name="ce10">
            <text:p>73.025,85</text:p>
          </table:table-cell>
          <table:table-cell office:value-type="float" office:value="42210.44" table:style-name="ce10">
            <text:p>42.210,44</text:p>
          </table:table-cell>
          <table:table-cell office:value-type="float" office:value="7968" table:style-name="ce10">
            <text:p>7.968,00</text:p>
          </table:table-cell>
          <table:table-cell office:value-type="float" office:value="2.4300000000000002" table:style-name="ce10">
            <text:p>2,43</text:p>
          </table:table-cell>
          <table:table-cell office:value-type="float" office:value="1.4" table:style-name="ce10">
            <text:p>1,40</text:p>
          </table:table-cell>
          <table:table-cell office:value-type="float" office:value="0.189" table:style-name="ce10">
            <text:p>0,19</text:p>
          </table:table-cell>
          <table:table-cell office:value-type="float" office:value="578.02" table:style-name="ce10">
            <text:p>578,0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Con/Sin D.H.A hasta 10 kW</text:p>
          </table:table-cell>
          <table:table-cell office:value-type="float" office:value="68636" table:style-name="ce9">
            <text:p>68.636</text:p>
          </table:table-cell>
          <table:table-cell office:value-type="float" office:value="252999.58" table:style-name="ce10">
            <text:p>252.999,58</text:p>
          </table:table-cell>
          <table:table-cell office:value-type="float" office:value="146789.51" table:style-name="ce10">
            <text:p>146.789,51</text:p>
          </table:table-cell>
          <table:table-cell office:value-type="float" office:value="27526.18" table:style-name="ce10">
            <text:p>27.526,18</text:p>
          </table:table-cell>
          <table:table-cell office:value-type="float" office:value="3.69" table:style-name="ce10">
            <text:p>3,69</text:p>
          </table:table-cell>
          <table:table-cell office:value-type="float" office:value="2.14" table:style-name="ce10">
            <text:p>2,14</text:p>
          </table:table-cell>
          <table:table-cell office:value-type="float" office:value="0.188" table:style-name="ce10">
            <text:p>0,19</text:p>
          </table:table-cell>
          <table:table-cell office:value-type="float" office:value="580.20000000000005" table:style-name="ce10">
            <text:p>580,2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(con recargo) Con/Sin D.H.A superior a 10 kW</text:p>
          </table:table-cell>
          <table:table-cell office:value-type="float" office:value="38" table:style-name="ce9">
            <text:p>38</text:p>
          </table:table-cell>
          <table:table-cell office:value-type="float" office:value="615" table:style-name="ce10">
            <text:p>615,00</text:p>
          </table:table-cell>
          <table:table-cell office:value-type="float" office:value="770" table:style-name="ce10">
            <text:p>770,00</text:p>
          </table:table-cell>
          <table:table-cell office:value-type="float" office:value="145" table:style-name="ce10">
            <text:p>145,00</text:p>
          </table:table-cell>
          <table:table-cell office:value-type="float" office:value="16.18" table:style-name="ce10">
            <text:p>16,18</text:p>
          </table:table-cell>
          <table:table-cell office:value-type="float" office:value="20.260000000000002" table:style-name="ce10">
            <text:p>20,26</text:p>
          </table:table-cell>
          <table:table-cell office:value-type="float" office:value="0.188" table:style-name="ce10">
            <text:p>0,19</text:p>
          </table:table-cell>
          <table:table-cell office:value-type="float" office:value="1252.03" table:style-name="ce10">
            <text:p>1.252,0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hasta 10 kW</text:p>
          </table:table-cell>
          <table:table-cell office:value-type="float" office:value="168321" table:style-name="ce9">
            <text:p>168.321</text:p>
          </table:table-cell>
          <table:table-cell office:value-type="float" office:value="673117.28" table:style-name="ce10">
            <text:p>673.117,28</text:p>
          </table:table-cell>
          <table:table-cell office:value-type="float" office:value="342442.18" table:style-name="ce10">
            <text:p>342.442,18</text:p>
          </table:table-cell>
          <table:table-cell office:value-type="float" office:value="72498.37" table:style-name="ce10">
            <text:p>72.498,37</text:p>
          </table:table-cell>
          <table:table-cell office:value-type="float" office:value="4" table:style-name="ce10">
            <text:p>4,00</text:p>
          </table:table-cell>
          <table:table-cell office:value-type="float" office:value="2.0299999999999998" table:style-name="ce10">
            <text:p>2,03</text:p>
          </table:table-cell>
          <table:table-cell office:value-type="float" office:value="0.21199999999999999" table:style-name="ce10">
            <text:p>0,21</text:p>
          </table:table-cell>
          <table:table-cell office:value-type="float" office:value="508.74" table:style-name="ce10">
            <text:p>508,7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superior a 10 kW</text:p>
          </table:table-cell>
          <table:table-cell office:value-type="float" office:value="13961" table:style-name="ce9">
            <text:p>13.961</text:p>
          </table:table-cell>
          <table:table-cell office:value-type="float" office:value="294131.07" table:style-name="ce10">
            <text:p>294.131,07</text:p>
          </table:table-cell>
          <table:table-cell office:value-type="float" office:value="297927.49" table:style-name="ce10">
            <text:p>297.927,49</text:p>
          </table:table-cell>
          <table:table-cell office:value-type="float" office:value="51943.09" table:style-name="ce10">
            <text:p>51.943,09</text:p>
          </table:table-cell>
          <table:table-cell office:value-type="float" office:value="21.07" table:style-name="ce10">
            <text:p>21,07</text:p>
          </table:table-cell>
          <table:table-cell office:value-type="float" office:value="21.34" table:style-name="ce10">
            <text:p>21,34</text:p>
          </table:table-cell>
          <table:table-cell office:value-type="float" office:value="0.17399999999999999" table:style-name="ce10">
            <text:p>0,17</text:p>
          </table:table-cell>
          <table:table-cell office:value-type="float" office:value="1012.91" table:style-name="ce10">
            <text:p>1.012,91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3.1A de 1 kV a 36 kV</text:p>
          </table:table-cell>
          <table:table-cell office:value-type="float" office:value="1882" table:style-name="ce9">
            <text:p>1.882</text:p>
          </table:table-cell>
          <table:table-cell office:value-type="float" office:value="95525.57" table:style-name="ce10">
            <text:p>95.525,57</text:p>
          </table:table-cell>
          <table:table-cell office:value-type="float" office:value="165288.28" table:style-name="ce10">
            <text:p>165.288,28</text:p>
          </table:table-cell>
          <table:table-cell office:value-type="float" office:value="21550.13" table:style-name="ce10">
            <text:p>21.550,13</text:p>
          </table:table-cell>
          <table:table-cell office:value-type="float" office:value="50.76" table:style-name="ce10">
            <text:p>50,76</text:p>
          </table:table-cell>
          <table:table-cell office:value-type="float" office:value="87.83" table:style-name="ce10">
            <text:p>87,83</text:p>
          </table:table-cell>
          <table:table-cell office:value-type="float" office:value="0.13" table:style-name="ce10">
            <text:p>0,13</text:p>
          </table:table-cell>
          <table:table-cell office:value-type="float" office:value="1730.3" table:style-name="ce10">
            <text:p>1.730,3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A de 1 kV a 30 kV</text:p>
          </table:table-cell>
          <table:table-cell office:value-type="float" office:value="104" table:style-name="ce9">
            <text:p>104</text:p>
          </table:table-cell>
          <table:table-cell office:value-type="float" office:value="67283" table:style-name="ce10">
            <text:p>67.283,00</text:p>
          </table:table-cell>
          <table:table-cell office:value-type="float" office:value="193631.04" table:style-name="ce10">
            <text:p>193.631,04</text:p>
          </table:table-cell>
          <table:table-cell office:value-type="float" office:value="19723.07" table:style-name="ce10">
            <text:p>19.723,07</text:p>
          </table:table-cell>
          <table:table-cell office:value-type="float" office:value="646.95000000000005" table:style-name="ce10">
            <text:p>646,95</text:p>
          </table:table-cell>
          <table:table-cell office:value-type="float" office:value="1861.84" table:style-name="ce10">
            <text:p>1.861,84</text:p>
          </table:table-cell>
          <table:table-cell office:value-type="float" office:value="0.10199999999999999" table:style-name="ce10">
            <text:p>0,10</text:p>
          </table:table-cell>
          <table:table-cell office:value-type="float" office:value="2877.86" table:style-name="ce10">
            <text:p>2.877,86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2 de 36 kV a 72,5 kV</text:p>
          </table:table-cell>
          <table:table-cell office:value-type="float" office:value="41" table:style-name="ce9">
            <text:p>41</text:p>
          </table:table-cell>
          <table:table-cell office:value-type="float" office:value="42647" table:style-name="ce10">
            <text:p>42.647,00</text:p>
          </table:table-cell>
          <table:table-cell office:value-type="float" office:value="150505.54" table:style-name="ce10">
            <text:p>150.505,54</text:p>
          </table:table-cell>
          <table:table-cell office:value-type="float" office:value="12203.88" table:style-name="ce10">
            <text:p>12.203,88</text:p>
          </table:table-cell>
          <table:table-cell office:value-type="float" office:value="1040.17" table:style-name="ce10">
            <text:p>1.040,17</text:p>
          </table:table-cell>
          <table:table-cell office:value-type="float" office:value="3670.87" table:style-name="ce10">
            <text:p>3.670,87</text:p>
          </table:table-cell>
          <table:table-cell office:value-type="float" office:value="8.1000000000000003E-2" table:style-name="ce10">
            <text:p>0,08</text:p>
          </table:table-cell>
          <table:table-cell office:value-type="float" office:value="3529.1" table:style-name="ce10">
            <text:p>3.529,1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3 de 72,5 kV a 145 kV</text:p>
          </table:table-cell>
          <table:table-cell office:value-type="float" office:value="4" table:style-name="ce9">
            <text:p>4</text:p>
          </table:table-cell>
          <table:table-cell office:value-type="float" office:value="22900" table:style-name="ce10">
            <text:p>22.900,00</text:p>
          </table:table-cell>
          <table:table-cell office:value-type="float" office:value="81879.520000000004" table:style-name="ce10">
            <text:p>81.879,52</text:p>
          </table:table-cell>
          <table:table-cell office:value-type="float" office:value="7326.47" table:style-name="ce10">
            <text:p>7.326,47</text:p>
          </table:table-cell>
          <table:table-cell office:value-type="float" office:value="5725" table:style-name="ce10">
            <text:p>5.725,00</text:p>
          </table:table-cell>
          <table:table-cell office:value-type="float" office:value="20469.88" table:style-name="ce10">
            <text:p>20.469,88</text:p>
          </table:table-cell>
          <table:table-cell office:value-type="float" office:value="8.8999999999999996E-2" table:style-name="ce10">
            <text:p>0,09</text:p>
          </table:table-cell>
          <table:table-cell office:value-type="float" office:value="3575.52" table:style-name="ce10">
            <text:p>3.575,5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4-6.5 mayor o igual a 145 kV</text:p>
          </table:table-cell>
          <table:table-cell office:value-type="float" office:value="3" table:style-name="ce9">
            <text:p>3</text:p>
          </table:table-cell>
          <table:table-cell office:value-type="float" office:value="1402" table:style-name="ce10">
            <text:p>1.402,00</text:p>
          </table:table-cell>
          <table:table-cell office:value-type="float" office:value="1206" table:style-name="ce10">
            <text:p>1.206,00</text:p>
          </table:table-cell>
          <table:table-cell office:value-type="float" office:value="136" table:style-name="ce10">
            <text:p>136,00</text:p>
          </table:table-cell>
          <table:table-cell office:value-type="float" office:value="467.33" table:style-name="ce10">
            <text:p>467,33</text:p>
          </table:table-cell>
          <table:table-cell office:value-type="float" office:value="402" table:style-name="ce10">
            <text:p>402,00</text:p>
          </table:table-cell>
          <table:table-cell office:value-type="float" office:value="0.113" table:style-name="ce10">
            <text:p>0,11</text:p>
          </table:table-cell>
          <table:table-cell office:value-type="float" office:value="860.2" table:style-name="ce10">
            <text:p>860,2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283096" table:style-name="ce9">
            <text:p>283.096</text:p>
          </table:table-cell>
          <table:table-cell office:value-type="float" office:value="1523646.35" table:style-name="ce10">
            <text:p>1.523.646,35</text:p>
          </table:table-cell>
          <table:table-cell office:value-type="float" office:value="1422650" table:style-name="ce10">
            <text:p>1.422.650,00</text:p>
          </table:table-cell>
          <table:table-cell office:value-type="float" office:value="221020.19" table:style-name="ce10">
            <text:p>221.020,19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  <table:table table:name="SANTA_CRUZ_TENERIFE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16375" table:default-cell-style-name="ce2"/>
        <table:table-row table:style-name="ro2">
          <table:table-cell office:value-type="string" table:style-name="ce6">
            <text:p>Tarifa</text:p>
          </table:table-cell>
          <table:table-cell office:value-type="string" table:style-name="ce6">
            <text:p>Nº Clientes al final del año</text:p>
          </table:table-cell>
          <table:table-cell office:value-type="string" table:style-name="ce6">
            <text:p>Potencia contratada a final de año (kW)</text:p>
          </table:table-cell>
          <table:table-cell office:value-type="string" table:style-name="ce6">
            <text:p>Suministros anuales (MWh)</text:p>
          </table:table-cell>
          <table:table-cell office:value-type="string" table:style-name="ce6">
            <text:p>Facturación (miles de euros)</text:p>
          </table:table-cell>
          <table:table-cell office:value-type="string" table:style-name="ce6">
            <text:p>kW/Cliente</text:p>
          </table:table-cell>
          <table:table-cell office:value-type="string" table:style-name="ce6">
            <text:p>MWh/Cliente</text:p>
          </table:table-cell>
          <table:table-cell office:value-type="string" table:style-name="ce6">
            <text:p>euros/kWh</text:p>
          </table:table-cell>
          <table:table-cell office:value-type="string" table:style-name="ce6">
            <text:p>Horas de utilización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8">
            <text:p>Bono Social</text:p>
          </table:table-cell>
          <table:table-cell office:value-type="float" office:value="69320" table:style-name="ce9">
            <text:p>69.320</text:p>
          </table:table-cell>
          <table:table-cell office:value-type="float" office:value="129040.55" table:style-name="ce10">
            <text:p>129.040,55</text:p>
          </table:table-cell>
          <table:table-cell office:value-type="float" office:value="123723.49" table:style-name="ce10">
            <text:p>123.723,49</text:p>
          </table:table-cell>
          <table:table-cell office:value-type="float" office:value="15395.14" table:style-name="ce10">
            <text:p>15.395,14</text:p>
          </table:table-cell>
          <table:table-cell office:value-type="float" office:value="1.86" table:style-name="ce10">
            <text:p>1,86</text:p>
          </table:table-cell>
          <table:table-cell office:value-type="float" office:value="1.78" table:style-name="ce10">
            <text:p>1,78</text:p>
          </table:table-cell>
          <table:table-cell office:value-type="float" office:value="0.124" table:style-name="ce10">
            <text:p>0,12</text:p>
          </table:table-cell>
          <table:table-cell office:value-type="float" office:value="958.8" table:style-name="ce10">
            <text:p>958,8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Con/Sin D.H.A hasta 10 kW</text:p>
          </table:table-cell>
          <table:table-cell office:value-type="float" office:value="268393" table:style-name="ce9">
            <text:p>268.393</text:p>
          </table:table-cell>
          <table:table-cell office:value-type="float" office:value="1074844.8999999999" table:style-name="ce10">
            <text:p>1.074.844,90</text:p>
          </table:table-cell>
          <table:table-cell office:value-type="float" office:value="652182.22" table:style-name="ce10">
            <text:p>652.182,22</text:p>
          </table:table-cell>
          <table:table-cell office:value-type="float" office:value="126468.16" table:style-name="ce10">
            <text:p>126.468,16</text:p>
          </table:table-cell>
          <table:table-cell office:value-type="float" office:value="4" table:style-name="ce10">
            <text:p>4,00</text:p>
          </table:table-cell>
          <table:table-cell office:value-type="float" office:value="2.4300000000000002" table:style-name="ce10">
            <text:p>2,43</text:p>
          </table:table-cell>
          <table:table-cell office:value-type="float" office:value="0.19400000000000001" table:style-name="ce10">
            <text:p>0,19</text:p>
          </table:table-cell>
          <table:table-cell office:value-type="float" office:value="606.77" table:style-name="ce10">
            <text:p>606,77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(con recargo) Con/Sin D.H.A superior a 10 kW</text:p>
          </table:table-cell>
          <table:table-cell office:value-type="float" office:value="3011" table:style-name="ce9">
            <text:p>3.011</text:p>
          </table:table-cell>
          <table:table-cell office:value-type="float" office:value="45213.74" table:style-name="ce10">
            <text:p>45.213,74</text:p>
          </table:table-cell>
          <table:table-cell office:value-type="float" office:value="40308.97" table:style-name="ce10">
            <text:p>40.308,97</text:p>
          </table:table-cell>
          <table:table-cell office:value-type="float" office:value="8312.09" table:style-name="ce10">
            <text:p>8.312,09</text:p>
          </table:table-cell>
          <table:table-cell office:value-type="float" office:value="15.02" table:style-name="ce10">
            <text:p>15,02</text:p>
          </table:table-cell>
          <table:table-cell office:value-type="float" office:value="13.39" table:style-name="ce10">
            <text:p>13,39</text:p>
          </table:table-cell>
          <table:table-cell office:value-type="float" office:value="0.20599999999999999" table:style-name="ce10">
            <text:p>0,21</text:p>
          </table:table-cell>
          <table:table-cell office:value-type="float" office:value="891.52" table:style-name="ce10">
            <text:p>891,5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hasta 10 kW</text:p>
          </table:table-cell>
          <table:table-cell office:value-type="float" office:value="215920" table:style-name="ce9">
            <text:p>215.920</text:p>
          </table:table-cell>
          <table:table-cell office:value-type="float" office:value="938783.23" table:style-name="ce10">
            <text:p>938.783,23</text:p>
          </table:table-cell>
          <table:table-cell office:value-type="float" office:value="610264.57999999996" table:style-name="ce10">
            <text:p>610.264,58</text:p>
          </table:table-cell>
          <table:table-cell office:value-type="float" office:value="120388.37" table:style-name="ce10">
            <text:p>120.388,37</text:p>
          </table:table-cell>
          <table:table-cell office:value-type="float" office:value="4.3499999999999996" table:style-name="ce10">
            <text:p>4,35</text:p>
          </table:table-cell>
          <table:table-cell office:value-type="float" office:value="2.83" table:style-name="ce10">
            <text:p>2,83</text:p>
          </table:table-cell>
          <table:table-cell office:value-type="float" office:value="0.19700000000000001" table:style-name="ce10">
            <text:p>0,20</text:p>
          </table:table-cell>
          <table:table-cell office:value-type="float" office:value="650.05999999999995" table:style-name="ce10">
            <text:p>650,06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superior a 10 kW</text:p>
          </table:table-cell>
          <table:table-cell office:value-type="float" office:value="21682" table:style-name="ce9">
            <text:p>21.682</text:p>
          </table:table-cell>
          <table:table-cell office:value-type="float" office:value="490854" table:style-name="ce10">
            <text:p>490.854,00</text:p>
          </table:table-cell>
          <table:table-cell office:value-type="float" office:value="706613.34" table:style-name="ce10">
            <text:p>706.613,34</text:p>
          </table:table-cell>
          <table:table-cell office:value-type="float" office:value="110762.41" table:style-name="ce10">
            <text:p>110.762,41</text:p>
          </table:table-cell>
          <table:table-cell office:value-type="float" office:value="22.64" table:style-name="ce10">
            <text:p>22,64</text:p>
          </table:table-cell>
          <table:table-cell office:value-type="float" office:value="32.590000000000003" table:style-name="ce10">
            <text:p>32,59</text:p>
          </table:table-cell>
          <table:table-cell office:value-type="float" office:value="0.157" table:style-name="ce10">
            <text:p>0,16</text:p>
          </table:table-cell>
          <table:table-cell office:value-type="float" office:value="1439.56" table:style-name="ce10">
            <text:p>1.439,56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3.1A de 1 kV a 36 kV</text:p>
          </table:table-cell>
          <table:table-cell office:value-type="float" office:value="802" table:style-name="ce9">
            <text:p>802</text:p>
          </table:table-cell>
          <table:table-cell office:value-type="float" office:value="127594.43" table:style-name="ce10">
            <text:p>127.594,43</text:p>
          </table:table-cell>
          <table:table-cell office:value-type="float" office:value="406919.54" table:style-name="ce10">
            <text:p>406.919,54</text:p>
          </table:table-cell>
          <table:table-cell office:value-type="float" office:value="44974.89" table:style-name="ce10">
            <text:p>44.974,89</text:p>
          </table:table-cell>
          <table:table-cell office:value-type="float" office:value="159.1" table:style-name="ce10">
            <text:p>159,10</text:p>
          </table:table-cell>
          <table:table-cell office:value-type="float" office:value="507.38" table:style-name="ce10">
            <text:p>507,38</text:p>
          </table:table-cell>
          <table:table-cell office:value-type="float" office:value="0.111" table:style-name="ce10">
            <text:p>0,11</text:p>
          </table:table-cell>
          <table:table-cell office:value-type="float" office:value="3189.16" table:style-name="ce10">
            <text:p>3.189,16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A de 1 kV a 30 kV</text:p>
          </table:table-cell>
          <table:table-cell office:value-type="float" office:value="295" table:style-name="ce9">
            <text:p>295</text:p>
          </table:table-cell>
          <table:table-cell office:value-type="float" office:value="223682.33" table:style-name="ce10">
            <text:p>223.682,33</text:p>
          </table:table-cell>
          <table:table-cell office:value-type="float" office:value="895080.22" table:style-name="ce10">
            <text:p>895.080,22</text:p>
          </table:table-cell>
          <table:table-cell office:value-type="float" office:value="80802.559999999998" table:style-name="ce10">
            <text:p>80.802,56</text:p>
          </table:table-cell>
          <table:table-cell office:value-type="float" office:value="758.25" table:style-name="ce10">
            <text:p>758,25</text:p>
          </table:table-cell>
          <table:table-cell office:value-type="float" office:value="3034.17" table:style-name="ce10">
            <text:p>3.034,17</text:p>
          </table:table-cell>
          <table:table-cell office:value-type="float" office:value="0.09" table:style-name="ce10">
            <text:p>0,09</text:p>
          </table:table-cell>
          <table:table-cell office:value-type="float" office:value="4001.57" table:style-name="ce10">
            <text:p>4.001,57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2 de 36 kV a 72,5 kV</text:p>
          </table:table-cell>
          <table:table-cell office:value-type="float" office:value="2" table:style-name="ce9">
            <text:p>2</text:p>
          </table:table-cell>
          <table:table-cell office:value-type="float" office:value="15734" table:style-name="ce10">
            <text:p>15.734,00</text:p>
          </table:table-cell>
          <table:table-cell office:value-type="float" office:value="7684.29" table:style-name="ce10">
            <text:p>7.684,29</text:p>
          </table:table-cell>
          <table:table-cell office:value-type="float" office:value="852.99" table:style-name="ce10">
            <text:p>852,99</text:p>
          </table:table-cell>
          <table:table-cell office:value-type="float" office:value="7867" table:style-name="ce10">
            <text:p>7.867,00</text:p>
          </table:table-cell>
          <table:table-cell office:value-type="float" office:value="3842.14" table:style-name="ce10">
            <text:p>3.842,14</text:p>
          </table:table-cell>
          <table:table-cell office:value-type="float" office:value="0.111" table:style-name="ce10">
            <text:p>0,11</text:p>
          </table:table-cell>
          <table:table-cell office:value-type="float" office:value="488.39" table:style-name="ce10">
            <text:p>488,3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579425" table:style-name="ce9">
            <text:p>579.425</text:p>
          </table:table-cell>
          <table:table-cell office:value-type="float" office:value="3045747.18" table:style-name="ce10">
            <text:p>3.045.747,18</text:p>
          </table:table-cell>
          <table:table-cell office:value-type="float" office:value="3442776.65" table:style-name="ce10">
            <text:p>3.442.776,65</text:p>
          </table:table-cell>
          <table:table-cell office:value-type="float" office:value="507956.61" table:style-name="ce10">
            <text:p>507.956,61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6" table:style-name="ro1">
          <table:table-cell table:number-columns-repeated="16384"/>
        </table:table-row>
      </table:table>
      <table:table table:name="CANTABRIA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16375" table:default-cell-style-name="ce2"/>
        <table:table-row table:style-name="ro2">
          <table:table-cell office:value-type="string" table:style-name="ce6">
            <text:p>Tarifa</text:p>
          </table:table-cell>
          <table:table-cell office:value-type="string" table:style-name="ce6">
            <text:p>Nº Clientes al final del año</text:p>
          </table:table-cell>
          <table:table-cell office:value-type="string" table:style-name="ce6">
            <text:p>Potencia contratada a final de año (kW)</text:p>
          </table:table-cell>
          <table:table-cell office:value-type="string" table:style-name="ce6">
            <text:p>Suministros anuales (MWh)</text:p>
          </table:table-cell>
          <table:table-cell office:value-type="string" table:style-name="ce6">
            <text:p>Facturación (miles de euros)</text:p>
          </table:table-cell>
          <table:table-cell office:value-type="string" table:style-name="ce6">
            <text:p>kW/Cliente</text:p>
          </table:table-cell>
          <table:table-cell office:value-type="string" table:style-name="ce6">
            <text:p>MWh/Cliente</text:p>
          </table:table-cell>
          <table:table-cell office:value-type="string" table:style-name="ce6">
            <text:p>euros/kWh</text:p>
          </table:table-cell>
          <table:table-cell office:value-type="string" table:style-name="ce6">
            <text:p>Horas de utilización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8">
            <text:p>Bono Social</text:p>
          </table:table-cell>
          <table:table-cell office:value-type="float" office:value="32810" table:style-name="ce9">
            <text:p>32.810</text:p>
          </table:table-cell>
          <table:table-cell office:value-type="float" office:value="79579.929999999993" table:style-name="ce10">
            <text:p>79.579,93</text:p>
          </table:table-cell>
          <table:table-cell office:value-type="float" office:value="40260.26" table:style-name="ce10">
            <text:p>40.260,26</text:p>
          </table:table-cell>
          <table:table-cell office:value-type="float" office:value="7071.77" table:style-name="ce10">
            <text:p>7.071,77</text:p>
          </table:table-cell>
          <table:table-cell office:value-type="float" office:value="2.4300000000000002" table:style-name="ce10">
            <text:p>2,43</text:p>
          </table:table-cell>
          <table:table-cell office:value-type="float" office:value="1.23" table:style-name="ce10">
            <text:p>1,23</text:p>
          </table:table-cell>
          <table:table-cell office:value-type="float" office:value="0.17599999999999999" table:style-name="ce10">
            <text:p>0,18</text:p>
          </table:table-cell>
          <table:table-cell office:value-type="float" office:value="505.91" table:style-name="ce10">
            <text:p>505,91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Con/Sin D.H.A hasta 10 kW</text:p>
          </table:table-cell>
          <table:table-cell office:value-type="float" office:value="122711" table:style-name="ce9">
            <text:p>122.711</text:p>
          </table:table-cell>
          <table:table-cell office:value-type="float" office:value="512478.03" table:style-name="ce10">
            <text:p>512.478,03</text:p>
          </table:table-cell>
          <table:table-cell office:value-type="float" office:value="220829.27" table:style-name="ce10">
            <text:p>220.829,27</text:p>
          </table:table-cell>
          <table:table-cell office:value-type="float" office:value="51772.84" table:style-name="ce10">
            <text:p>51.772,84</text:p>
          </table:table-cell>
          <table:table-cell office:value-type="float" office:value="4.18" table:style-name="ce10">
            <text:p>4,18</text:p>
          </table:table-cell>
          <table:table-cell office:value-type="float" office:value="1.8" table:style-name="ce10">
            <text:p>1,80</text:p>
          </table:table-cell>
          <table:table-cell office:value-type="float" office:value="0.23400000000000001" table:style-name="ce10">
            <text:p>0,23</text:p>
          </table:table-cell>
          <table:table-cell office:value-type="float" office:value="430.9" table:style-name="ce10">
            <text:p>430,9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(con recargo) Con/Sin D.H.A superior a 10 kW</text:p>
          </table:table-cell>
          <table:table-cell office:value-type="float" office:value="399" table:style-name="ce9">
            <text:p>399</text:p>
          </table:table-cell>
          <table:table-cell office:value-type="float" office:value="27935.54" table:style-name="ce10">
            <text:p>27.935,54</text:p>
          </table:table-cell>
          <table:table-cell office:value-type="float" office:value="3597.05" table:style-name="ce10">
            <text:p>3.597,05</text:p>
          </table:table-cell>
          <table:table-cell office:value-type="float" office:value="1582.71" table:style-name="ce10">
            <text:p>1.582,71</text:p>
          </table:table-cell>
          <table:table-cell office:value-type="float" office:value="70.010000000000005" table:style-name="ce10">
            <text:p>70,01</text:p>
          </table:table-cell>
          <table:table-cell office:value-type="float" office:value="9.02" table:style-name="ce10">
            <text:p>9,02</text:p>
          </table:table-cell>
          <table:table-cell office:value-type="float" office:value="0.44" table:style-name="ce10">
            <text:p>0,44</text:p>
          </table:table-cell>
          <table:table-cell office:value-type="float" office:value="128.76" table:style-name="ce10">
            <text:p>128,76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hasta 10 kW</text:p>
          </table:table-cell>
          <table:table-cell office:value-type="float" office:value="245993" table:style-name="ce9">
            <text:p>245.993</text:p>
          </table:table-cell>
          <table:table-cell office:value-type="float" office:value="1051830.2" table:style-name="ce10">
            <text:p>1.051.830,20</text:p>
          </table:table-cell>
          <table:table-cell office:value-type="float" office:value="530030.88" table:style-name="ce10">
            <text:p>530.030,88</text:p>
          </table:table-cell>
          <table:table-cell office:value-type="float" office:value="118434.43" table:style-name="ce10">
            <text:p>118.434,43</text:p>
          </table:table-cell>
          <table:table-cell office:value-type="float" office:value="4.28" table:style-name="ce10">
            <text:p>4,28</text:p>
          </table:table-cell>
          <table:table-cell office:value-type="float" office:value="2.15" table:style-name="ce10">
            <text:p>2,15</text:p>
          </table:table-cell>
          <table:table-cell office:value-type="float" office:value="0.223" table:style-name="ce10">
            <text:p>0,22</text:p>
          </table:table-cell>
          <table:table-cell office:value-type="float" office:value="503.91" table:style-name="ce10">
            <text:p>503,91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superior a 10 kW</text:p>
          </table:table-cell>
          <table:table-cell office:value-type="float" office:value="21725" table:style-name="ce9">
            <text:p>21.725</text:p>
          </table:table-cell>
          <table:table-cell office:value-type="float" office:value="524017.69" table:style-name="ce10">
            <text:p>524.017,69</text:p>
          </table:table-cell>
          <table:table-cell office:value-type="float" office:value="519351.91" table:style-name="ce10">
            <text:p>519.351,91</text:p>
          </table:table-cell>
          <table:table-cell office:value-type="float" office:value="87680.97" table:style-name="ce10">
            <text:p>87.680,97</text:p>
          </table:table-cell>
          <table:table-cell office:value-type="float" office:value="24.12" table:style-name="ce10">
            <text:p>24,12</text:p>
          </table:table-cell>
          <table:table-cell office:value-type="float" office:value="23.91" table:style-name="ce10">
            <text:p>23,91</text:p>
          </table:table-cell>
          <table:table-cell office:value-type="float" office:value="0.16900000000000001" table:style-name="ce10">
            <text:p>0,17</text:p>
          </table:table-cell>
          <table:table-cell office:value-type="float" office:value="991.1" table:style-name="ce10">
            <text:p>991,1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3.1A de 1 kV a 36 kV</text:p>
          </table:table-cell>
          <table:table-cell office:value-type="float" office:value="428" table:style-name="ce9">
            <text:p>428</text:p>
          </table:table-cell>
          <table:table-cell office:value-type="float" office:value="69303.3" table:style-name="ce10">
            <text:p>69.303,30</text:p>
          </table:table-cell>
          <table:table-cell office:value-type="float" office:value="141001.87" table:style-name="ce10">
            <text:p>141.001,87</text:p>
          </table:table-cell>
          <table:table-cell office:value-type="float" office:value="17462.45" table:style-name="ce10">
            <text:p>17.462,45</text:p>
          </table:table-cell>
          <table:table-cell office:value-type="float" office:value="161.91999999999999" table:style-name="ce10">
            <text:p>161,92</text:p>
          </table:table-cell>
          <table:table-cell office:value-type="float" office:value="329.44" table:style-name="ce10">
            <text:p>329,44</text:p>
          </table:table-cell>
          <table:table-cell office:value-type="float" office:value="0.124" table:style-name="ce10">
            <text:p>0,12</text:p>
          </table:table-cell>
          <table:table-cell office:value-type="float" office:value="2034.56" table:style-name="ce10">
            <text:p>2.034,56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A de 1 kV a 30 kV</text:p>
          </table:table-cell>
          <table:table-cell office:value-type="float" office:value="238" table:style-name="ce9">
            <text:p>238</text:p>
          </table:table-cell>
          <table:table-cell office:value-type="float" office:value="171372" table:style-name="ce10">
            <text:p>171.372,00</text:p>
          </table:table-cell>
          <table:table-cell office:value-type="float" office:value="402780.82" table:style-name="ce10">
            <text:p>402.780,82</text:p>
          </table:table-cell>
          <table:table-cell office:value-type="float" office:value="41922.410000000003" table:style-name="ce10">
            <text:p>41.922,41</text:p>
          </table:table-cell>
          <table:table-cell office:value-type="float" office:value="720.05" table:style-name="ce10">
            <text:p>720,05</text:p>
          </table:table-cell>
          <table:table-cell office:value-type="float" office:value="1692.36" table:style-name="ce10">
            <text:p>1.692,36</text:p>
          </table:table-cell>
          <table:table-cell office:value-type="float" office:value="0.104" table:style-name="ce10">
            <text:p>0,10</text:p>
          </table:table-cell>
          <table:table-cell office:value-type="float" office:value="2350.33" table:style-name="ce10">
            <text:p>2.350,3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B de 30 kV a 36 kV</text:p>
          </table:table-cell>
          <table:table-cell office:value-type="float" office:value="14" table:style-name="ce9">
            <text:p>14</text:p>
          </table:table-cell>
          <table:table-cell office:value-type="float" office:value="14830" table:style-name="ce10">
            <text:p>14.830,00</text:p>
          </table:table-cell>
          <table:table-cell office:value-type="float" office:value="34140.58" table:style-name="ce10">
            <text:p>34.140,58</text:p>
          </table:table-cell>
          <table:table-cell office:value-type="float" office:value="3033.93" table:style-name="ce10">
            <text:p>3.033,93</text:p>
          </table:table-cell>
          <table:table-cell office:value-type="float" office:value="1059.29" table:style-name="ce10">
            <text:p>1.059,29</text:p>
          </table:table-cell>
          <table:table-cell office:value-type="float" office:value="2438.61" table:style-name="ce10">
            <text:p>2.438,61</text:p>
          </table:table-cell>
          <table:table-cell office:value-type="float" office:value="8.8999999999999996E-2" table:style-name="ce10">
            <text:p>0,09</text:p>
          </table:table-cell>
          <table:table-cell office:value-type="float" office:value="2302.13" table:style-name="ce10">
            <text:p>2.302,1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2 de 36 kV a 72,5 kV</text:p>
          </table:table-cell>
          <table:table-cell office:value-type="float" office:value="35" table:style-name="ce9">
            <text:p>35</text:p>
          </table:table-cell>
          <table:table-cell office:value-type="float" office:value="145313" table:style-name="ce10">
            <text:p>145.313,00</text:p>
          </table:table-cell>
          <table:table-cell office:value-type="float" office:value="750120.26" table:style-name="ce10">
            <text:p>750.120,26</text:p>
          </table:table-cell>
          <table:table-cell office:value-type="float" office:value="52498.59" table:style-name="ce10">
            <text:p>52.498,59</text:p>
          </table:table-cell>
          <table:table-cell office:value-type="float" office:value="4151.8" table:style-name="ce10">
            <text:p>4.151,80</text:p>
          </table:table-cell>
          <table:table-cell office:value-type="float" office:value="21432.01" table:style-name="ce10">
            <text:p>21.432,01</text:p>
          </table:table-cell>
          <table:table-cell office:value-type="float" office:value="7.0000000000000007E-2" table:style-name="ce10">
            <text:p>0,07</text:p>
          </table:table-cell>
          <table:table-cell office:value-type="float" office:value="5162.1000000000004" table:style-name="ce10">
            <text:p>5.162,1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3 de 72,5 kV a 145 kV</text:p>
          </table:table-cell>
          <table:table-cell office:value-type="float" office:value="2" table:style-name="ce9">
            <text:p>2</text:p>
          </table:table-cell>
          <table:table-cell office:value-type="float" office:value="55850" table:style-name="ce10">
            <text:p>55.850,00</text:p>
          </table:table-cell>
          <table:table-cell office:value-type="float" office:value="129175.35" table:style-name="ce10">
            <text:p>129.175,35</text:p>
          </table:table-cell>
          <table:table-cell office:value-type="float" office:value="10915.18" table:style-name="ce10">
            <text:p>10.915,18</text:p>
          </table:table-cell>
          <table:table-cell office:value-type="float" office:value="27925" table:style-name="ce10">
            <text:p>27.925,00</text:p>
          </table:table-cell>
          <table:table-cell office:value-type="float" office:value="64587.68" table:style-name="ce10">
            <text:p>64.587,68</text:p>
          </table:table-cell>
          <table:table-cell office:value-type="float" office:value="8.4000000000000005E-2" table:style-name="ce10">
            <text:p>0,08</text:p>
          </table:table-cell>
          <table:table-cell office:value-type="float" office:value="2312.9" table:style-name="ce10">
            <text:p>2.312,9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4-6.5 mayor o igual a 145 kV</text:p>
          </table:table-cell>
          <table:table-cell office:value-type="float" office:value="8" table:style-name="ce9">
            <text:p>8</text:p>
          </table:table-cell>
          <table:table-cell office:value-type="float" office:value="215400" table:style-name="ce10">
            <text:p>215.400,00</text:p>
          </table:table-cell>
          <table:table-cell office:value-type="float" office:value="1084427.82" table:style-name="ce10">
            <text:p>1.084.427,82</text:p>
          </table:table-cell>
          <table:table-cell office:value-type="float" office:value="65301.79" table:style-name="ce10">
            <text:p>65.301,79</text:p>
          </table:table-cell>
          <table:table-cell office:value-type="float" office:value="26925" table:style-name="ce10">
            <text:p>26.925,00</text:p>
          </table:table-cell>
          <table:table-cell office:value-type="float" office:value="135553.48000000001" table:style-name="ce10">
            <text:p>135.553,48</text:p>
          </table:table-cell>
          <table:table-cell office:value-type="float" office:value="0.06" table:style-name="ce10">
            <text:p>0,06</text:p>
          </table:table-cell>
          <table:table-cell office:value-type="float" office:value="5034.4799999999996" table:style-name="ce10">
            <text:p>5.034,48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424363" table:style-name="ce9">
            <text:p>424.363</text:p>
          </table:table-cell>
          <table:table-cell office:value-type="float" office:value="2867909.69" table:style-name="ce10">
            <text:p>2.867.909,69</text:p>
          </table:table-cell>
          <table:table-cell office:value-type="float" office:value="3855716.07" table:style-name="ce10">
            <text:p>3.855.716,07</text:p>
          </table:table-cell>
          <table:table-cell office:value-type="float" office:value="457677.07" table:style-name="ce10">
            <text:p>457.677,07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3" table:style-name="ro1">
          <table:table-cell table:number-columns-repeated="16384"/>
        </table:table-row>
      </table:table>
      <table:table table:name="SEGOVIA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16375" table:default-cell-style-name="ce2"/>
        <table:table-row table:style-name="ro2">
          <table:table-cell office:value-type="string" table:style-name="ce6">
            <text:p>Tarifa</text:p>
          </table:table-cell>
          <table:table-cell office:value-type="string" table:style-name="ce6">
            <text:p>Nº Clientes al final del año</text:p>
          </table:table-cell>
          <table:table-cell office:value-type="string" table:style-name="ce6">
            <text:p>Potencia contratada a final de año (kW)</text:p>
          </table:table-cell>
          <table:table-cell office:value-type="string" table:style-name="ce6">
            <text:p>Suministros anuales (MWh)</text:p>
          </table:table-cell>
          <table:table-cell office:value-type="string" table:style-name="ce6">
            <text:p>Facturación (miles de euros)</text:p>
          </table:table-cell>
          <table:table-cell office:value-type="string" table:style-name="ce6">
            <text:p>kW/Cliente</text:p>
          </table:table-cell>
          <table:table-cell office:value-type="string" table:style-name="ce6">
            <text:p>MWh/Cliente</text:p>
          </table:table-cell>
          <table:table-cell office:value-type="string" table:style-name="ce6">
            <text:p>euros/kWh</text:p>
          </table:table-cell>
          <table:table-cell office:value-type="string" table:style-name="ce6">
            <text:p>Horas de utilización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8">
            <text:p>Bono Social</text:p>
          </table:table-cell>
          <table:table-cell office:value-type="float" office:value="13948" table:style-name="ce9">
            <text:p>13.948</text:p>
          </table:table-cell>
          <table:table-cell office:value-type="float" office:value="34951.050000000003" table:style-name="ce10">
            <text:p>34.951,05</text:p>
          </table:table-cell>
          <table:table-cell office:value-type="float" office:value="15877.75" table:style-name="ce10">
            <text:p>15.877,75</text:p>
          </table:table-cell>
          <table:table-cell office:value-type="float" office:value="2419.17" table:style-name="ce10">
            <text:p>2.419,17</text:p>
          </table:table-cell>
          <table:table-cell office:value-type="float" office:value="2.5099999999999998" table:style-name="ce10">
            <text:p>2,51</text:p>
          </table:table-cell>
          <table:table-cell office:value-type="float" office:value="1.1399999999999999" table:style-name="ce10">
            <text:p>1,14</text:p>
          </table:table-cell>
          <table:table-cell office:value-type="float" office:value="0.152" table:style-name="ce10">
            <text:p>0,15</text:p>
          </table:table-cell>
          <table:table-cell office:value-type="float" office:value="454.29" table:style-name="ce10">
            <text:p>454,2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Con/Sin D.H.A hasta 10 kW</text:p>
          </table:table-cell>
          <table:table-cell office:value-type="float" office:value="72208" table:style-name="ce9">
            <text:p>72.208</text:p>
          </table:table-cell>
          <table:table-cell office:value-type="float" office:value="311987.53999999998" table:style-name="ce10">
            <text:p>311.987,54</text:p>
          </table:table-cell>
          <table:table-cell office:value-type="float" office:value="139044.63" table:style-name="ce10">
            <text:p>139.044,63</text:p>
          </table:table-cell>
          <table:table-cell office:value-type="float" office:value="27882.6" table:style-name="ce10">
            <text:p>27.882,60</text:p>
          </table:table-cell>
          <table:table-cell office:value-type="float" office:value="4.32" table:style-name="ce10">
            <text:p>4,32</text:p>
          </table:table-cell>
          <table:table-cell office:value-type="float" office:value="1.93" table:style-name="ce10">
            <text:p>1,93</text:p>
          </table:table-cell>
          <table:table-cell office:value-type="float" office:value="0.20100000000000001" table:style-name="ce10">
            <text:p>0,20</text:p>
          </table:table-cell>
          <table:table-cell office:value-type="float" office:value="445.67" table:style-name="ce10">
            <text:p>445,67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(con recargo) Con/Sin D.H.A superior a 10 kW</text:p>
          </table:table-cell>
          <table:table-cell office:value-type="float" office:value="173" table:style-name="ce9">
            <text:p>173</text:p>
          </table:table-cell>
          <table:table-cell office:value-type="float" office:value="4575" table:style-name="ce10">
            <text:p>4.575,00</text:p>
          </table:table-cell>
          <table:table-cell office:value-type="float" office:value="3055.86" table:style-name="ce10">
            <text:p>3.055,86</text:p>
          </table:table-cell>
          <table:table-cell office:value-type="float" office:value="709.79" table:style-name="ce10">
            <text:p>709,79</text:p>
          </table:table-cell>
          <table:table-cell office:value-type="float" office:value="26.45" table:style-name="ce10">
            <text:p>26,45</text:p>
          </table:table-cell>
          <table:table-cell office:value-type="float" office:value="17.66" table:style-name="ce10">
            <text:p>17,66</text:p>
          </table:table-cell>
          <table:table-cell office:value-type="float" office:value="0.23200000000000001" table:style-name="ce10">
            <text:p>0,23</text:p>
          </table:table-cell>
          <table:table-cell office:value-type="float" office:value="667.95" table:style-name="ce10">
            <text:p>667,95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hasta 10 kW</text:p>
          </table:table-cell>
          <table:table-cell office:value-type="float" office:value="48026" table:style-name="ce9">
            <text:p>48.026</text:p>
          </table:table-cell>
          <table:table-cell office:value-type="float" office:value="213551.65" table:style-name="ce10">
            <text:p>213.551,65</text:p>
          </table:table-cell>
          <table:table-cell office:value-type="float" office:value="114826.54" table:style-name="ce10">
            <text:p>114.826,54</text:p>
          </table:table-cell>
          <table:table-cell office:value-type="float" office:value="22830.27" table:style-name="ce10">
            <text:p>22.830,27</text:p>
          </table:table-cell>
          <table:table-cell office:value-type="float" office:value="4.45" table:style-name="ce10">
            <text:p>4,45</text:p>
          </table:table-cell>
          <table:table-cell office:value-type="float" office:value="2.39" table:style-name="ce10">
            <text:p>2,39</text:p>
          </table:table-cell>
          <table:table-cell office:value-type="float" office:value="0.19900000000000001" table:style-name="ce10">
            <text:p>0,20</text:p>
          </table:table-cell>
          <table:table-cell office:value-type="float" office:value="537.70000000000005" table:style-name="ce10">
            <text:p>537,7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superior a 10 kW</text:p>
          </table:table-cell>
          <table:table-cell office:value-type="float" office:value="5930" table:style-name="ce9">
            <text:p>5.930</text:p>
          </table:table-cell>
          <table:table-cell office:value-type="float" office:value="125531.38" table:style-name="ce10">
            <text:p>125.531,38</text:p>
          </table:table-cell>
          <table:table-cell office:value-type="float" office:value="136857.85" table:style-name="ce10">
            <text:p>136.857,85</text:p>
          </table:table-cell>
          <table:table-cell office:value-type="float" office:value="22381.47" table:style-name="ce10">
            <text:p>22.381,47</text:p>
          </table:table-cell>
          <table:table-cell office:value-type="float" office:value="21.17" table:style-name="ce10">
            <text:p>21,17</text:p>
          </table:table-cell>
          <table:table-cell office:value-type="float" office:value="23.08" table:style-name="ce10">
            <text:p>23,08</text:p>
          </table:table-cell>
          <table:table-cell office:value-type="float" office:value="0.16400000000000001" table:style-name="ce10">
            <text:p>0,16</text:p>
          </table:table-cell>
          <table:table-cell office:value-type="float" office:value="1090.23" table:style-name="ce10">
            <text:p>1.090,2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3.1A de 1 kV a 36 kV</text:p>
          </table:table-cell>
          <table:table-cell office:value-type="float" office:value="1667" table:style-name="ce9">
            <text:p>1.667</text:p>
          </table:table-cell>
          <table:table-cell office:value-type="float" office:value="90282.73" table:style-name="ce10">
            <text:p>90.282,73</text:p>
          </table:table-cell>
          <table:table-cell office:value-type="float" office:value="170556.53" table:style-name="ce10">
            <text:p>170.556,53</text:p>
          </table:table-cell>
          <table:table-cell office:value-type="float" office:value="22077.05" table:style-name="ce10">
            <text:p>22.077,05</text:p>
          </table:table-cell>
          <table:table-cell office:value-type="float" office:value="54.16" table:style-name="ce10">
            <text:p>54,16</text:p>
          </table:table-cell>
          <table:table-cell office:value-type="float" office:value="102.31" table:style-name="ce10">
            <text:p>102,31</text:p>
          </table:table-cell>
          <table:table-cell office:value-type="float" office:value="0.129" table:style-name="ce10">
            <text:p>0,13</text:p>
          </table:table-cell>
          <table:table-cell office:value-type="float" office:value="1889.14" table:style-name="ce10">
            <text:p>1.889,1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A de 1 kV a 30 kV</text:p>
          </table:table-cell>
          <table:table-cell office:value-type="float" office:value="77" table:style-name="ce9">
            <text:p>77</text:p>
          </table:table-cell>
          <table:table-cell office:value-type="float" office:value="64268.5" table:style-name="ce10">
            <text:p>64.268,50</text:p>
          </table:table-cell>
          <table:table-cell office:value-type="float" office:value="193326.25" table:style-name="ce10">
            <text:p>193.326,25</text:p>
          </table:table-cell>
          <table:table-cell office:value-type="float" office:value="20333.64" table:style-name="ce10">
            <text:p>20.333,64</text:p>
          </table:table-cell>
          <table:table-cell office:value-type="float" office:value="834.66" table:style-name="ce10">
            <text:p>834,66</text:p>
          </table:table-cell>
          <table:table-cell office:value-type="float" office:value="2510.73" table:style-name="ce10">
            <text:p>2.510,73</text:p>
          </table:table-cell>
          <table:table-cell office:value-type="float" office:value="0.105" table:style-name="ce10">
            <text:p>0,11</text:p>
          </table:table-cell>
          <table:table-cell office:value-type="float" office:value="3008.1" table:style-name="ce10">
            <text:p>3.008,1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2 de 36 kV a 72,5 kV</text:p>
          </table:table-cell>
          <table:table-cell office:value-type="float" office:value="17" table:style-name="ce9">
            <text:p>17</text:p>
          </table:table-cell>
          <table:table-cell office:value-type="float" office:value="27215" table:style-name="ce10">
            <text:p>27.215,00</text:p>
          </table:table-cell>
          <table:table-cell office:value-type="float" office:value="87647.09" table:style-name="ce10">
            <text:p>87.647,09</text:p>
          </table:table-cell>
          <table:table-cell office:value-type="float" office:value="6826.32" table:style-name="ce10">
            <text:p>6.826,32</text:p>
          </table:table-cell>
          <table:table-cell office:value-type="float" office:value="1600.88" table:style-name="ce10">
            <text:p>1.600,88</text:p>
          </table:table-cell>
          <table:table-cell office:value-type="float" office:value="5155.71" table:style-name="ce10">
            <text:p>5.155,71</text:p>
          </table:table-cell>
          <table:table-cell office:value-type="float" office:value="7.8E-2" table:style-name="ce10">
            <text:p>0,08</text:p>
          </table:table-cell>
          <table:table-cell office:value-type="float" office:value="3220.54" table:style-name="ce10">
            <text:p>3.220,5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3 de 72,5 kV a 145 kV</text:p>
          </table:table-cell>
          <table:table-cell office:value-type="float" office:value="1" table:style-name="ce9">
            <text:p>1</text:p>
          </table:table-cell>
          <table:table-cell office:value-type="float" office:value="320" table:style-name="ce10">
            <text:p>320,00</text:p>
          </table:table-cell>
          <table:table-cell office:value-type="float" office:value="416.6" table:style-name="ce10">
            <text:p>416,60</text:p>
          </table:table-cell>
          <table:table-cell office:value-type="float" office:value="46.49" table:style-name="ce10">
            <text:p>46,49</text:p>
          </table:table-cell>
          <table:table-cell office:value-type="float" office:value="320" table:style-name="ce10">
            <text:p>320,00</text:p>
          </table:table-cell>
          <table:table-cell office:value-type="float" office:value="416.6" table:style-name="ce10">
            <text:p>416,60</text:p>
          </table:table-cell>
          <table:table-cell office:value-type="float" office:value="0.112" table:style-name="ce10">
            <text:p>0,11</text:p>
          </table:table-cell>
          <table:table-cell office:value-type="float" office:value="1301.8800000000001" table:style-name="ce10">
            <text:p>1.301,88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4-6.5 mayor o igual a 145 kV</text:p>
          </table:table-cell>
          <table:table-cell office:value-type="float" office:value="1" table:style-name="ce9">
            <text:p>1</text:p>
          </table:table-cell>
          <table:table-cell office:value-type="float" office:value="13500" table:style-name="ce10">
            <text:p>13.500,00</text:p>
          </table:table-cell>
          <table:table-cell office:value-type="float" office:value="27091.759999999998" table:style-name="ce10">
            <text:p>27.091,76</text:p>
          </table:table-cell>
          <table:table-cell office:value-type="float" office:value="1811.8" table:style-name="ce10">
            <text:p>1.811,80</text:p>
          </table:table-cell>
          <table:table-cell office:value-type="float" office:value="13500" table:style-name="ce10">
            <text:p>13.500,00</text:p>
          </table:table-cell>
          <table:table-cell office:value-type="float" office:value="27091.759999999998" table:style-name="ce10">
            <text:p>27.091,76</text:p>
          </table:table-cell>
          <table:table-cell office:value-type="float" office:value="6.7000000000000004E-2" table:style-name="ce10">
            <text:p>0,07</text:p>
          </table:table-cell>
          <table:table-cell office:value-type="float" office:value="2006.8" table:style-name="ce10">
            <text:p>2.006,8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142048" table:style-name="ce9">
            <text:p>142.048</text:p>
          </table:table-cell>
          <table:table-cell office:value-type="float" office:value="886182.85" table:style-name="ce10">
            <text:p>886.182,85</text:p>
          </table:table-cell>
          <table:table-cell office:value-type="float" office:value="888700.86" table:style-name="ce10">
            <text:p>888.700,86</text:p>
          </table:table-cell>
          <table:table-cell office:value-type="float" office:value="127318.6" table:style-name="ce10">
            <text:p>127.318,60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  <table:table table:name="SEVILLA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16375" table:default-cell-style-name="ce2"/>
        <table:table-row table:style-name="ro2">
          <table:table-cell office:value-type="string" table:style-name="ce6">
            <text:p>Tarifa</text:p>
          </table:table-cell>
          <table:table-cell office:value-type="string" table:style-name="ce6">
            <text:p>Nº Clientes al final del año</text:p>
          </table:table-cell>
          <table:table-cell office:value-type="string" table:style-name="ce6">
            <text:p>Potencia contratada a final de año (kW)</text:p>
          </table:table-cell>
          <table:table-cell office:value-type="string" table:style-name="ce6">
            <text:p>Suministros anuales (MWh)</text:p>
          </table:table-cell>
          <table:table-cell office:value-type="string" table:style-name="ce6">
            <text:p>Facturación (miles de euros)</text:p>
          </table:table-cell>
          <table:table-cell office:value-type="string" table:style-name="ce6">
            <text:p>kW/Cliente</text:p>
          </table:table-cell>
          <table:table-cell office:value-type="string" table:style-name="ce6">
            <text:p>MWh/Cliente</text:p>
          </table:table-cell>
          <table:table-cell office:value-type="string" table:style-name="ce6">
            <text:p>euros/kWh</text:p>
          </table:table-cell>
          <table:table-cell office:value-type="string" table:style-name="ce6">
            <text:p>Horas de utilización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8">
            <text:p>Bono Social</text:p>
          </table:table-cell>
          <table:table-cell office:value-type="float" office:value="83340" table:style-name="ce9">
            <text:p>83.340</text:p>
          </table:table-cell>
          <table:table-cell office:value-type="float" office:value="229728.96" table:style-name="ce10">
            <text:p>229.728,96</text:p>
          </table:table-cell>
          <table:table-cell office:value-type="float" office:value="180283.54" table:style-name="ce10">
            <text:p>180.283,54</text:p>
          </table:table-cell>
          <table:table-cell office:value-type="float" office:value="24411.599999999999" table:style-name="ce10">
            <text:p>24.411,60</text:p>
          </table:table-cell>
          <table:table-cell office:value-type="float" office:value="2.76" table:style-name="ce10">
            <text:p>2,76</text:p>
          </table:table-cell>
          <table:table-cell office:value-type="float" office:value="2.16" table:style-name="ce10">
            <text:p>2,16</text:p>
          </table:table-cell>
          <table:table-cell office:value-type="float" office:value="0.13500000000000001" table:style-name="ce10">
            <text:p>0,14</text:p>
          </table:table-cell>
          <table:table-cell office:value-type="float" office:value="784.77" table:style-name="ce10">
            <text:p>784,77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Con/Sin D.H.A hasta 10 kW</text:p>
          </table:table-cell>
          <table:table-cell office:value-type="float" office:value="400972" table:style-name="ce9">
            <text:p>400.972</text:p>
          </table:table-cell>
          <table:table-cell office:value-type="float" office:value="1705262.96" table:style-name="ce10">
            <text:p>1.705.262,96</text:p>
          </table:table-cell>
          <table:table-cell office:value-type="float" office:value="1228674.1599999999" table:style-name="ce10">
            <text:p>1.228.674,16</text:p>
          </table:table-cell>
          <table:table-cell office:value-type="float" office:value="224523" table:style-name="ce10">
            <text:p>224.523,00</text:p>
          </table:table-cell>
          <table:table-cell office:value-type="float" office:value="4.25" table:style-name="ce10">
            <text:p>4,25</text:p>
          </table:table-cell>
          <table:table-cell office:value-type="float" office:value="3.06" table:style-name="ce10">
            <text:p>3,06</text:p>
          </table:table-cell>
          <table:table-cell office:value-type="float" office:value="0.183" table:style-name="ce10">
            <text:p>0,18</text:p>
          </table:table-cell>
          <table:table-cell office:value-type="float" office:value="720.52" table:style-name="ce10">
            <text:p>720,5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(con recargo) Con/Sin D.H.A superior a 10 kW</text:p>
          </table:table-cell>
          <table:table-cell office:value-type="float" office:value="4241" table:style-name="ce9">
            <text:p>4.241</text:p>
          </table:table-cell>
          <table:table-cell office:value-type="float" office:value="67635.69" table:style-name="ce10">
            <text:p>67.635,69</text:p>
          </table:table-cell>
          <table:table-cell office:value-type="float" office:value="69492.320000000007" table:style-name="ce10">
            <text:p>69.492,32</text:p>
          </table:table-cell>
          <table:table-cell office:value-type="float" office:value="13690.18" table:style-name="ce10">
            <text:p>13.690,18</text:p>
          </table:table-cell>
          <table:table-cell office:value-type="float" office:value="15.95" table:style-name="ce10">
            <text:p>15,95</text:p>
          </table:table-cell>
          <table:table-cell office:value-type="float" office:value="16.39" table:style-name="ce10">
            <text:p>16,39</text:p>
          </table:table-cell>
          <table:table-cell office:value-type="float" office:value="0.19700000000000001" table:style-name="ce10">
            <text:p>0,20</text:p>
          </table:table-cell>
          <table:table-cell office:value-type="float" office:value="1027.45" table:style-name="ce10">
            <text:p>1.027,45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hasta 10 kW</text:p>
          </table:table-cell>
          <table:table-cell office:value-type="float" office:value="443576" table:style-name="ce9">
            <text:p>443.576</text:p>
          </table:table-cell>
          <table:table-cell office:value-type="float" office:value="1984956.59" table:style-name="ce10">
            <text:p>1.984.956,59</text:p>
          </table:table-cell>
          <table:table-cell office:value-type="float" office:value="1472368.08" table:style-name="ce10">
            <text:p>1.472.368,08</text:p>
          </table:table-cell>
          <table:table-cell office:value-type="float" office:value="283220.65000000002" table:style-name="ce10">
            <text:p>283.220,65</text:p>
          </table:table-cell>
          <table:table-cell office:value-type="float" office:value="4.47" table:style-name="ce10">
            <text:p>4,47</text:p>
          </table:table-cell>
          <table:table-cell office:value-type="float" office:value="3.32" table:style-name="ce10">
            <text:p>3,32</text:p>
          </table:table-cell>
          <table:table-cell office:value-type="float" office:value="0.192" table:style-name="ce10">
            <text:p>0,19</text:p>
          </table:table-cell>
          <table:table-cell office:value-type="float" office:value="741.76" table:style-name="ce10">
            <text:p>741,76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superior a 10 kW</text:p>
          </table:table-cell>
          <table:table-cell office:value-type="float" office:value="39421" table:style-name="ce9">
            <text:p>39.421</text:p>
          </table:table-cell>
          <table:table-cell office:value-type="float" office:value="951210.68" table:style-name="ce10">
            <text:p>951.210,68</text:p>
          </table:table-cell>
          <table:table-cell office:value-type="float" office:value="1102959.06" table:style-name="ce10">
            <text:p>1.102.959,06</text:p>
          </table:table-cell>
          <table:table-cell office:value-type="float" office:value="180506.79" table:style-name="ce10">
            <text:p>180.506,79</text:p>
          </table:table-cell>
          <table:table-cell office:value-type="float" office:value="24.13" table:style-name="ce10">
            <text:p>24,13</text:p>
          </table:table-cell>
          <table:table-cell office:value-type="float" office:value="27.98" table:style-name="ce10">
            <text:p>27,98</text:p>
          </table:table-cell>
          <table:table-cell office:value-type="float" office:value="0.16400000000000001" table:style-name="ce10">
            <text:p>0,16</text:p>
          </table:table-cell>
          <table:table-cell office:value-type="float" office:value="1159.53" table:style-name="ce10">
            <text:p>1.159,5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3.1A de 1 kV a 36 kV</text:p>
          </table:table-cell>
          <table:table-cell office:value-type="float" office:value="3059" table:style-name="ce9">
            <text:p>3.059</text:p>
          </table:table-cell>
          <table:table-cell office:value-type="float" office:value="327869.28999999998" table:style-name="ce10">
            <text:p>327.869,29</text:p>
          </table:table-cell>
          <table:table-cell office:value-type="float" office:value="554389.93999999994" table:style-name="ce10">
            <text:p>554.389,94</text:p>
          </table:table-cell>
          <table:table-cell office:value-type="float" office:value="73996.759999999995" table:style-name="ce10">
            <text:p>73.996,76</text:p>
          </table:table-cell>
          <table:table-cell office:value-type="float" office:value="107.18" table:style-name="ce10">
            <text:p>107,18</text:p>
          </table:table-cell>
          <table:table-cell office:value-type="float" office:value="181.23" table:style-name="ce10">
            <text:p>181,23</text:p>
          </table:table-cell>
          <table:table-cell office:value-type="float" office:value="0.13300000000000001" table:style-name="ce10">
            <text:p>0,13</text:p>
          </table:table-cell>
          <table:table-cell office:value-type="float" office:value="1690.89" table:style-name="ce10">
            <text:p>1.690,8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A de 1 kV a 30 kV</text:p>
          </table:table-cell>
          <table:table-cell office:value-type="float" office:value="753" table:style-name="ce9">
            <text:p>753</text:p>
          </table:table-cell>
          <table:table-cell office:value-type="float" office:value="643481.35" table:style-name="ce10">
            <text:p>643.481,35</text:p>
          </table:table-cell>
          <table:table-cell office:value-type="float" office:value="1619917.13" table:style-name="ce10">
            <text:p>1.619.917,13</text:p>
          </table:table-cell>
          <table:table-cell office:value-type="float" office:value="166568.72" table:style-name="ce10">
            <text:p>166.568,72</text:p>
          </table:table-cell>
          <table:table-cell office:value-type="float" office:value="854.56" table:style-name="ce10">
            <text:p>854,56</text:p>
          </table:table-cell>
          <table:table-cell office:value-type="float" office:value="2151.2800000000002" table:style-name="ce10">
            <text:p>2.151,28</text:p>
          </table:table-cell>
          <table:table-cell office:value-type="float" office:value="0.10299999999999999" table:style-name="ce10">
            <text:p>0,10</text:p>
          </table:table-cell>
          <table:table-cell office:value-type="float" office:value="2517.4299999999998" table:style-name="ce10">
            <text:p>2.517,4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2 de 36 kV a 72,5 kV</text:p>
          </table:table-cell>
          <table:table-cell office:value-type="float" office:value="32" table:style-name="ce9">
            <text:p>32</text:p>
          </table:table-cell>
          <table:table-cell office:value-type="float" office:value="109867" table:style-name="ce10">
            <text:p>109.867,00</text:p>
          </table:table-cell>
          <table:table-cell office:value-type="float" office:value="408270.11" table:style-name="ce10">
            <text:p>408.270,11</text:p>
          </table:table-cell>
          <table:table-cell office:value-type="float" office:value="29625.65" table:style-name="ce10">
            <text:p>29.625,65</text:p>
          </table:table-cell>
          <table:table-cell office:value-type="float" office:value="3433.34" table:style-name="ce10">
            <text:p>3.433,34</text:p>
          </table:table-cell>
          <table:table-cell office:value-type="float" office:value="12758.44" table:style-name="ce10">
            <text:p>12.758,44</text:p>
          </table:table-cell>
          <table:table-cell office:value-type="float" office:value="7.2999999999999995E-2" table:style-name="ce10">
            <text:p>0,07</text:p>
          </table:table-cell>
          <table:table-cell office:value-type="float" office:value="3716.04" table:style-name="ce10">
            <text:p>3.716,0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3 de 72,5 kV a 145 kV</text:p>
          </table:table-cell>
          <table:table-cell office:value-type="float" office:value="10" table:style-name="ce9">
            <text:p>10</text:p>
          </table:table-cell>
          <table:table-cell office:value-type="float" office:value="53220" table:style-name="ce10">
            <text:p>53.220,00</text:p>
          </table:table-cell>
          <table:table-cell office:value-type="float" office:value="167778.82" table:style-name="ce10">
            <text:p>167.778,82</text:p>
          </table:table-cell>
          <table:table-cell office:value-type="float" office:value="13915.4" table:style-name="ce10">
            <text:p>13.915,40</text:p>
          </table:table-cell>
          <table:table-cell office:value-type="float" office:value="5322" table:style-name="ce10">
            <text:p>5.322,00</text:p>
          </table:table-cell>
          <table:table-cell office:value-type="float" office:value="16777.88" table:style-name="ce10">
            <text:p>16.777,88</text:p>
          </table:table-cell>
          <table:table-cell office:value-type="float" office:value="8.3000000000000004E-2" table:style-name="ce10">
            <text:p>0,08</text:p>
          </table:table-cell>
          <table:table-cell office:value-type="float" office:value="3152.55" table:style-name="ce10">
            <text:p>3.152,55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4-6.5 mayor o igual a 145 kV</text:p>
          </table:table-cell>
          <table:table-cell office:value-type="float" office:value="13" table:style-name="ce9">
            <text:p>13</text:p>
          </table:table-cell>
          <table:table-cell office:value-type="float" office:value="156984" table:style-name="ce10">
            <text:p>156.984,00</text:p>
          </table:table-cell>
          <table:table-cell office:value-type="float" office:value="524856.31999999995" table:style-name="ce10">
            <text:p>524.856,32</text:p>
          </table:table-cell>
          <table:table-cell office:value-type="float" office:value="34707.31" table:style-name="ce10">
            <text:p>34.707,31</text:p>
          </table:table-cell>
          <table:table-cell office:value-type="float" office:value="12075.69" table:style-name="ce10">
            <text:p>12.075,69</text:p>
          </table:table-cell>
          <table:table-cell office:value-type="float" office:value="40373.56" table:style-name="ce10">
            <text:p>40.373,56</text:p>
          </table:table-cell>
          <table:table-cell office:value-type="float" office:value="6.6000000000000003E-2" table:style-name="ce10">
            <text:p>0,07</text:p>
          </table:table-cell>
          <table:table-cell office:value-type="float" office:value="3343.37" table:style-name="ce10">
            <text:p>3.343,37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975417" table:style-name="ce9">
            <text:p>975.417</text:p>
          </table:table-cell>
          <table:table-cell office:value-type="float" office:value="6230216.5199999996" table:style-name="ce10">
            <text:p>6.230.216,52</text:p>
          </table:table-cell>
          <table:table-cell office:value-type="float" office:value="7328989.4800000004" table:style-name="ce10">
            <text:p>7.328.989,48</text:p>
          </table:table-cell>
          <table:table-cell office:value-type="float" office:value="1045166.06" table:style-name="ce10">
            <text:p>1.045.166,06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  <table:table table:name="SORIA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16375" table:default-cell-style-name="ce2"/>
        <table:table-row table:style-name="ro2">
          <table:table-cell office:value-type="string" table:style-name="ce6">
            <text:p>Tarifa</text:p>
          </table:table-cell>
          <table:table-cell office:value-type="string" table:style-name="ce6">
            <text:p>Nº Clientes al final del año</text:p>
          </table:table-cell>
          <table:table-cell office:value-type="string" table:style-name="ce6">
            <text:p>Potencia contratada a final de año (kW)</text:p>
          </table:table-cell>
          <table:table-cell office:value-type="string" table:style-name="ce6">
            <text:p>Suministros anuales (MWh)</text:p>
          </table:table-cell>
          <table:table-cell office:value-type="string" table:style-name="ce6">
            <text:p>Facturación (miles de euros)</text:p>
          </table:table-cell>
          <table:table-cell office:value-type="string" table:style-name="ce6">
            <text:p>kW/Cliente</text:p>
          </table:table-cell>
          <table:table-cell office:value-type="string" table:style-name="ce6">
            <text:p>MWh/Cliente</text:p>
          </table:table-cell>
          <table:table-cell office:value-type="string" table:style-name="ce6">
            <text:p>euros/kWh</text:p>
          </table:table-cell>
          <table:table-cell office:value-type="string" table:style-name="ce6">
            <text:p>Horas de utilización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8">
            <text:p>Bono Social</text:p>
          </table:table-cell>
          <table:table-cell office:value-type="float" office:value="9790" table:style-name="ce9">
            <text:p>9.790</text:p>
          </table:table-cell>
          <table:table-cell office:value-type="float" office:value="20522.650000000001" table:style-name="ce10">
            <text:p>20.522,65</text:p>
          </table:table-cell>
          <table:table-cell office:value-type="float" office:value="8010.21" table:style-name="ce10">
            <text:p>8.010,21</text:p>
          </table:table-cell>
          <table:table-cell office:value-type="float" office:value="1604.57" table:style-name="ce10">
            <text:p>1.604,57</text:p>
          </table:table-cell>
          <table:table-cell office:value-type="float" office:value="2.1" table:style-name="ce10">
            <text:p>2,10</text:p>
          </table:table-cell>
          <table:table-cell office:value-type="float" office:value="0.82" table:style-name="ce10">
            <text:p>0,82</text:p>
          </table:table-cell>
          <table:table-cell office:value-type="float" office:value="0.2" table:style-name="ce10">
            <text:p>0,20</text:p>
          </table:table-cell>
          <table:table-cell office:value-type="float" office:value="390.31" table:style-name="ce10">
            <text:p>390,31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Con/Sin D.H.A hasta 10 kW</text:p>
          </table:table-cell>
          <table:table-cell office:value-type="float" office:value="32888" table:style-name="ce9">
            <text:p>32.888</text:p>
          </table:table-cell>
          <table:table-cell office:value-type="float" office:value="122016.58" table:style-name="ce10">
            <text:p>122.016,58</text:p>
          </table:table-cell>
          <table:table-cell office:value-type="float" office:value="52970.34" table:style-name="ce10">
            <text:p>52.970,34</text:p>
          </table:table-cell>
          <table:table-cell office:value-type="float" office:value="11368.83" table:style-name="ce10">
            <text:p>11.368,83</text:p>
          </table:table-cell>
          <table:table-cell office:value-type="float" office:value="3.71" table:style-name="ce10">
            <text:p>3,71</text:p>
          </table:table-cell>
          <table:table-cell office:value-type="float" office:value="1.61" table:style-name="ce10">
            <text:p>1,61</text:p>
          </table:table-cell>
          <table:table-cell office:value-type="float" office:value="0.215" table:style-name="ce10">
            <text:p>0,22</text:p>
          </table:table-cell>
          <table:table-cell office:value-type="float" office:value="434.12" table:style-name="ce10">
            <text:p>434,1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(con recargo) Con/Sin D.H.A superior a 10 kW</text:p>
          </table:table-cell>
          <table:table-cell office:value-type="float" office:value="160" table:style-name="ce9">
            <text:p>160</text:p>
          </table:table-cell>
          <table:table-cell office:value-type="float" office:value="2654.84" table:style-name="ce10">
            <text:p>2.654,84</text:p>
          </table:table-cell>
          <table:table-cell office:value-type="float" office:value="1313.24" table:style-name="ce10">
            <text:p>1.313,24</text:p>
          </table:table-cell>
          <table:table-cell office:value-type="float" office:value="324.27" table:style-name="ce10">
            <text:p>324,27</text:p>
          </table:table-cell>
          <table:table-cell office:value-type="float" office:value="16.59" table:style-name="ce10">
            <text:p>16,59</text:p>
          </table:table-cell>
          <table:table-cell office:value-type="float" office:value="8.2100000000000009" table:style-name="ce10">
            <text:p>8,21</text:p>
          </table:table-cell>
          <table:table-cell office:value-type="float" office:value="0.247" table:style-name="ce10">
            <text:p>0,25</text:p>
          </table:table-cell>
          <table:table-cell office:value-type="float" office:value="494.66" table:style-name="ce10">
            <text:p>494,66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hasta 10 kW</text:p>
          </table:table-cell>
          <table:table-cell office:value-type="float" office:value="44318" table:style-name="ce9">
            <text:p>44.318</text:p>
          </table:table-cell>
          <table:table-cell office:value-type="float" office:value="178798.23" table:style-name="ce10">
            <text:p>178.798,23</text:p>
          </table:table-cell>
          <table:table-cell office:value-type="float" office:value="78201.25" table:style-name="ce10">
            <text:p>78.201,25</text:p>
          </table:table-cell>
          <table:table-cell office:value-type="float" office:value="17934.72" table:style-name="ce10">
            <text:p>17.934,72</text:p>
          </table:table-cell>
          <table:table-cell office:value-type="float" office:value="4.03" table:style-name="ce10">
            <text:p>4,03</text:p>
          </table:table-cell>
          <table:table-cell office:value-type="float" office:value="1.76" table:style-name="ce10">
            <text:p>1,76</text:p>
          </table:table-cell>
          <table:table-cell office:value-type="float" office:value="0.22900000000000001" table:style-name="ce10">
            <text:p>0,23</text:p>
          </table:table-cell>
          <table:table-cell office:value-type="float" office:value="437.37" table:style-name="ce10">
            <text:p>437,37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superior a 10 kW</text:p>
          </table:table-cell>
          <table:table-cell office:value-type="float" office:value="4401" table:style-name="ce9">
            <text:p>4.401</text:p>
          </table:table-cell>
          <table:table-cell office:value-type="float" office:value="99831" table:style-name="ce10">
            <text:p>99.831,00</text:p>
          </table:table-cell>
          <table:table-cell office:value-type="float" office:value="95246.97" table:style-name="ce10">
            <text:p>95.246,97</text:p>
          </table:table-cell>
          <table:table-cell office:value-type="float" office:value="16351.64" table:style-name="ce10">
            <text:p>16.351,64</text:p>
          </table:table-cell>
          <table:table-cell office:value-type="float" office:value="22.68" table:style-name="ce10">
            <text:p>22,68</text:p>
          </table:table-cell>
          <table:table-cell office:value-type="float" office:value="21.64" table:style-name="ce10">
            <text:p>21,64</text:p>
          </table:table-cell>
          <table:table-cell office:value-type="float" office:value="0.17199999999999999" table:style-name="ce10">
            <text:p>0,17</text:p>
          </table:table-cell>
          <table:table-cell office:value-type="float" office:value="954.08" table:style-name="ce10">
            <text:p>954,08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3.1A de 1 kV a 36 kV</text:p>
          </table:table-cell>
          <table:table-cell office:value-type="float" office:value="415" table:style-name="ce9">
            <text:p>415</text:p>
          </table:table-cell>
          <table:table-cell office:value-type="float" office:value="24371.18" table:style-name="ce10">
            <text:p>24.371,18</text:p>
          </table:table-cell>
          <table:table-cell office:value-type="float" office:value="30336.49" table:style-name="ce10">
            <text:p>30.336,49</text:p>
          </table:table-cell>
          <table:table-cell office:value-type="float" office:value="4554.08" table:style-name="ce10">
            <text:p>4.554,08</text:p>
          </table:table-cell>
          <table:table-cell office:value-type="float" office:value="58.73" table:style-name="ce10">
            <text:p>58,73</text:p>
          </table:table-cell>
          <table:table-cell office:value-type="float" office:value="73.099999999999994" table:style-name="ce10">
            <text:p>73,10</text:p>
          </table:table-cell>
          <table:table-cell office:value-type="float" office:value="0.15" table:style-name="ce10">
            <text:p>0,15</text:p>
          </table:table-cell>
          <table:table-cell office:value-type="float" office:value="1244.77" table:style-name="ce10">
            <text:p>1.244,77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A de 1 kV a 30 kV</text:p>
          </table:table-cell>
          <table:table-cell office:value-type="float" office:value="45" table:style-name="ce9">
            <text:p>45</text:p>
          </table:table-cell>
          <table:table-cell office:value-type="float" office:value="36241" table:style-name="ce10">
            <text:p>36.241,00</text:p>
          </table:table-cell>
          <table:table-cell office:value-type="float" office:value="125912.4" table:style-name="ce10">
            <text:p>125.912,40</text:p>
          </table:table-cell>
          <table:table-cell office:value-type="float" office:value="12474.43" table:style-name="ce10">
            <text:p>12.474,43</text:p>
          </table:table-cell>
          <table:table-cell office:value-type="float" office:value="805.36" table:style-name="ce10">
            <text:p>805,36</text:p>
          </table:table-cell>
          <table:table-cell office:value-type="float" office:value="2798.05" table:style-name="ce10">
            <text:p>2.798,05</text:p>
          </table:table-cell>
          <table:table-cell office:value-type="float" office:value="9.9000000000000005E-2" table:style-name="ce10">
            <text:p>0,10</text:p>
          </table:table-cell>
          <table:table-cell office:value-type="float" office:value="3474.31" table:style-name="ce10">
            <text:p>3.474,31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2 de 36 kV a 72,5 kV</text:p>
          </table:table-cell>
          <table:table-cell office:value-type="float" office:value="29" table:style-name="ce9">
            <text:p>29</text:p>
          </table:table-cell>
          <table:table-cell office:value-type="float" office:value="66246" table:style-name="ce10">
            <text:p>66.246,00</text:p>
          </table:table-cell>
          <table:table-cell office:value-type="float" office:value="226098.92" table:style-name="ce10">
            <text:p>226.098,92</text:p>
          </table:table-cell>
          <table:table-cell office:value-type="float" office:value="18275.79" table:style-name="ce10">
            <text:p>18.275,79</text:p>
          </table:table-cell>
          <table:table-cell office:value-type="float" office:value="2284.34" table:style-name="ce10">
            <text:p>2.284,34</text:p>
          </table:table-cell>
          <table:table-cell office:value-type="float" office:value="7796.51" table:style-name="ce10">
            <text:p>7.796,51</text:p>
          </table:table-cell>
          <table:table-cell office:value-type="float" office:value="8.1000000000000003E-2" table:style-name="ce10">
            <text:p>0,08</text:p>
          </table:table-cell>
          <table:table-cell office:value-type="float" office:value="3413.02" table:style-name="ce10">
            <text:p>3.413,0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3 de 72,5 kV a 145 kV</text:p>
          </table:table-cell>
          <table:table-cell office:value-type="float" office:value="3" table:style-name="ce9">
            <text:p>3</text:p>
          </table:table-cell>
          <table:table-cell office:value-type="float" office:value="1200" table:style-name="ce10">
            <text:p>1.200,00</text:p>
          </table:table-cell>
          <table:table-cell office:value-type="float" office:value="687.81" table:style-name="ce10">
            <text:p>687,81</text:p>
          </table:table-cell>
          <table:table-cell office:value-type="float" office:value="75.75" table:style-name="ce10">
            <text:p>75,75</text:p>
          </table:table-cell>
          <table:table-cell office:value-type="float" office:value="400" table:style-name="ce10">
            <text:p>400,00</text:p>
          </table:table-cell>
          <table:table-cell office:value-type="float" office:value="229.27" table:style-name="ce10">
            <text:p>229,27</text:p>
          </table:table-cell>
          <table:table-cell office:value-type="float" office:value="0.11" table:style-name="ce10">
            <text:p>0,11</text:p>
          </table:table-cell>
          <table:table-cell office:value-type="float" office:value="573.17999999999995" table:style-name="ce10">
            <text:p>573,18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4-6.5 mayor o igual a 145 kV</text:p>
          </table:table-cell>
          <table:table-cell office:value-type="float" office:value="22" table:style-name="ce9">
            <text:p>22</text:p>
          </table:table-cell>
          <table:table-cell office:value-type="float" office:value="26085" table:style-name="ce10">
            <text:p>26.085,00</text:p>
          </table:table-cell>
          <table:table-cell office:value-type="float" office:value="51302.13" table:style-name="ce10">
            <text:p>51.302,13</text:p>
          </table:table-cell>
          <table:table-cell office:value-type="float" office:value="3649.23" table:style-name="ce10">
            <text:p>3.649,23</text:p>
          </table:table-cell>
          <table:table-cell office:value-type="float" office:value="1185.68" table:style-name="ce10">
            <text:p>1.185,68</text:p>
          </table:table-cell>
          <table:table-cell office:value-type="float" office:value="2331.92" table:style-name="ce10">
            <text:p>2.331,92</text:p>
          </table:table-cell>
          <table:table-cell office:value-type="float" office:value="7.0999999999999994E-2" table:style-name="ce10">
            <text:p>0,07</text:p>
          </table:table-cell>
          <table:table-cell office:value-type="float" office:value="1966.73" table:style-name="ce10">
            <text:p>1.966,7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92071" table:style-name="ce9">
            <text:p>92.071</text:p>
          </table:table-cell>
          <table:table-cell office:value-type="float" office:value="577966.48" table:style-name="ce10">
            <text:p>577.966,48</text:p>
          </table:table-cell>
          <table:table-cell office:value-type="float" office:value="670079.76" table:style-name="ce10">
            <text:p>670.079,76</text:p>
          </table:table-cell>
          <table:table-cell office:value-type="float" office:value="86613.31" table:style-name="ce10">
            <text:p>86.613,31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  <table:table table:name="TARRAGONA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16375" table:default-cell-style-name="ce2"/>
        <table:table-row table:style-name="ro2">
          <table:table-cell office:value-type="string" table:style-name="ce6">
            <text:p>Tarifa</text:p>
          </table:table-cell>
          <table:table-cell office:value-type="string" table:style-name="ce6">
            <text:p>Nº Clientes al final del año</text:p>
          </table:table-cell>
          <table:table-cell office:value-type="string" table:style-name="ce6">
            <text:p>Potencia contratada a final de año (kW)</text:p>
          </table:table-cell>
          <table:table-cell office:value-type="string" table:style-name="ce6">
            <text:p>Suministros anuales (MWh)</text:p>
          </table:table-cell>
          <table:table-cell office:value-type="string" table:style-name="ce6">
            <text:p>Facturación (miles de euros)</text:p>
          </table:table-cell>
          <table:table-cell office:value-type="string" table:style-name="ce6">
            <text:p>kW/Cliente</text:p>
          </table:table-cell>
          <table:table-cell office:value-type="string" table:style-name="ce6">
            <text:p>MWh/Cliente</text:p>
          </table:table-cell>
          <table:table-cell office:value-type="string" table:style-name="ce6">
            <text:p>euros/kWh</text:p>
          </table:table-cell>
          <table:table-cell office:value-type="string" table:style-name="ce6">
            <text:p>Horas de utilización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8">
            <text:p>Bono Social</text:p>
          </table:table-cell>
          <table:table-cell office:value-type="float" office:value="38268" table:style-name="ce9">
            <text:p>38.268</text:p>
          </table:table-cell>
          <table:table-cell office:value-type="float" office:value="91882.67" table:style-name="ce10">
            <text:p>91.882,67</text:p>
          </table:table-cell>
          <table:table-cell office:value-type="float" office:value="59960.79" table:style-name="ce10">
            <text:p>59.960,79</text:p>
          </table:table-cell>
          <table:table-cell office:value-type="float" office:value="8312.57" table:style-name="ce10">
            <text:p>8.312,57</text:p>
          </table:table-cell>
          <table:table-cell office:value-type="float" office:value="2.4" table:style-name="ce10">
            <text:p>2,40</text:p>
          </table:table-cell>
          <table:table-cell office:value-type="float" office:value="1.57" table:style-name="ce10">
            <text:p>1,57</text:p>
          </table:table-cell>
          <table:table-cell office:value-type="float" office:value="0.13900000000000001" table:style-name="ce10">
            <text:p>0,14</text:p>
          </table:table-cell>
          <table:table-cell office:value-type="float" office:value="652.58000000000004" table:style-name="ce10">
            <text:p>652,58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Con/Sin D.H.A hasta 10 kW</text:p>
          </table:table-cell>
          <table:table-cell office:value-type="float" office:value="227513" table:style-name="ce9">
            <text:p>227.513</text:p>
          </table:table-cell>
          <table:table-cell office:value-type="float" office:value="987687.7" table:style-name="ce10">
            <text:p>987.687,70</text:p>
          </table:table-cell>
          <table:table-cell office:value-type="float" office:value="476883.51" table:style-name="ce10">
            <text:p>476.883,51</text:p>
          </table:table-cell>
          <table:table-cell office:value-type="float" office:value="101347.59" table:style-name="ce10">
            <text:p>101.347,59</text:p>
          </table:table-cell>
          <table:table-cell office:value-type="float" office:value="4.34" table:style-name="ce10">
            <text:p>4,34</text:p>
          </table:table-cell>
          <table:table-cell office:value-type="float" office:value="2.1" table:style-name="ce10">
            <text:p>2,10</text:p>
          </table:table-cell>
          <table:table-cell office:value-type="float" office:value="0.21299999999999999" table:style-name="ce10">
            <text:p>0,21</text:p>
          </table:table-cell>
          <table:table-cell office:value-type="float" office:value="482.83" table:style-name="ce10">
            <text:p>482,8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(con recargo) Con/Sin D.H.A superior a 10 kW</text:p>
          </table:table-cell>
          <table:table-cell office:value-type="float" office:value="6126" table:style-name="ce9">
            <text:p>6.126</text:p>
          </table:table-cell>
          <table:table-cell office:value-type="float" office:value="75657.56" table:style-name="ce10">
            <text:p>75.657,56</text:p>
          </table:table-cell>
          <table:table-cell office:value-type="float" office:value="40044.400000000001" table:style-name="ce10">
            <text:p>40.044,40</text:p>
          </table:table-cell>
          <table:table-cell office:value-type="float" office:value="9026.8799999999992" table:style-name="ce10">
            <text:p>9.026,88</text:p>
          </table:table-cell>
          <table:table-cell office:value-type="float" office:value="12.35" table:style-name="ce10">
            <text:p>12,35</text:p>
          </table:table-cell>
          <table:table-cell office:value-type="float" office:value="6.54" table:style-name="ce10">
            <text:p>6,54</text:p>
          </table:table-cell>
          <table:table-cell office:value-type="float" office:value="0.22500000000000001" table:style-name="ce10">
            <text:p>0,23</text:p>
          </table:table-cell>
          <table:table-cell office:value-type="float" office:value="529.28" table:style-name="ce10">
            <text:p>529,28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hasta 10 kW</text:p>
          </table:table-cell>
          <table:table-cell office:value-type="float" office:value="298161" table:style-name="ce9">
            <text:p>298.161</text:p>
          </table:table-cell>
          <table:table-cell office:value-type="float" office:value="1446497.9" table:style-name="ce10">
            <text:p>1.446.497,90</text:p>
          </table:table-cell>
          <table:table-cell office:value-type="float" office:value="835378.14" table:style-name="ce10">
            <text:p>835.378,14</text:p>
          </table:table-cell>
          <table:table-cell office:value-type="float" office:value="170232.88" table:style-name="ce10">
            <text:p>170.232,88</text:p>
          </table:table-cell>
          <table:table-cell office:value-type="float" office:value="4.8499999999999996" table:style-name="ce10">
            <text:p>4,85</text:p>
          </table:table-cell>
          <table:table-cell office:value-type="float" office:value="2.8" table:style-name="ce10">
            <text:p>2,80</text:p>
          </table:table-cell>
          <table:table-cell office:value-type="float" office:value="0.20399999999999999" table:style-name="ce10">
            <text:p>0,20</text:p>
          </table:table-cell>
          <table:table-cell office:value-type="float" office:value="577.52" table:style-name="ce10">
            <text:p>577,5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superior a 10 kW</text:p>
          </table:table-cell>
          <table:table-cell office:value-type="float" office:value="34516" table:style-name="ce9">
            <text:p>34.516</text:p>
          </table:table-cell>
          <table:table-cell office:value-type="float" office:value="971223.94" table:style-name="ce10">
            <text:p>971.223,94</text:p>
          </table:table-cell>
          <table:table-cell office:value-type="float" office:value="996908.35" table:style-name="ce10">
            <text:p>996.908,35</text:p>
          </table:table-cell>
          <table:table-cell office:value-type="float" office:value="161328.32999999999" table:style-name="ce10">
            <text:p>161.328,33</text:p>
          </table:table-cell>
          <table:table-cell office:value-type="float" office:value="28.14" table:style-name="ce10">
            <text:p>28,14</text:p>
          </table:table-cell>
          <table:table-cell office:value-type="float" office:value="28.88" table:style-name="ce10">
            <text:p>28,88</text:p>
          </table:table-cell>
          <table:table-cell office:value-type="float" office:value="0.16200000000000001" table:style-name="ce10">
            <text:p>0,16</text:p>
          </table:table-cell>
          <table:table-cell office:value-type="float" office:value="1026.45" table:style-name="ce10">
            <text:p>1.026,45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3.1A de 1 kV a 36 kV</text:p>
          </table:table-cell>
          <table:table-cell office:value-type="float" office:value="298" table:style-name="ce9">
            <text:p>298</text:p>
          </table:table-cell>
          <table:table-cell office:value-type="float" office:value="51257.97" table:style-name="ce10">
            <text:p>51.257,97</text:p>
          </table:table-cell>
          <table:table-cell office:value-type="float" office:value="114638.26" table:style-name="ce10">
            <text:p>114.638,26</text:p>
          </table:table-cell>
          <table:table-cell office:value-type="float" office:value="13776.07" table:style-name="ce10">
            <text:p>13.776,07</text:p>
          </table:table-cell>
          <table:table-cell office:value-type="float" office:value="172.01" table:style-name="ce10">
            <text:p>172,01</text:p>
          </table:table-cell>
          <table:table-cell office:value-type="float" office:value="384.69" table:style-name="ce10">
            <text:p>384,69</text:p>
          </table:table-cell>
          <table:table-cell office:value-type="float" office:value="0.12" table:style-name="ce10">
            <text:p>0,12</text:p>
          </table:table-cell>
          <table:table-cell office:value-type="float" office:value="2236.5" table:style-name="ce10">
            <text:p>2.236,5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A de 1 kV a 30 kV</text:p>
          </table:table-cell>
          <table:table-cell office:value-type="float" office:value="460" table:style-name="ce9">
            <text:p>460</text:p>
          </table:table-cell>
          <table:table-cell office:value-type="float" office:value="723052.33" table:style-name="ce10">
            <text:p>723.052,33</text:p>
          </table:table-cell>
          <table:table-cell office:value-type="float" office:value="2427678.65" table:style-name="ce10">
            <text:p>2.427.678,65</text:p>
          </table:table-cell>
          <table:table-cell office:value-type="float" office:value="228352.38" table:style-name="ce10">
            <text:p>228.352,38</text:p>
          </table:table-cell>
          <table:table-cell office:value-type="float" office:value="1571.85" table:style-name="ce10">
            <text:p>1.571,85</text:p>
          </table:table-cell>
          <table:table-cell office:value-type="float" office:value="5277.56" table:style-name="ce10">
            <text:p>5.277,56</text:p>
          </table:table-cell>
          <table:table-cell office:value-type="float" office:value="9.4E-2" table:style-name="ce10">
            <text:p>0,09</text:p>
          </table:table-cell>
          <table:table-cell office:value-type="float" office:value="3357.54" table:style-name="ce10">
            <text:p>3.357,5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2 de 36 kV a 72,5 kV</text:p>
          </table:table-cell>
          <table:table-cell office:value-type="float" office:value="6" table:style-name="ce9">
            <text:p>6</text:p>
          </table:table-cell>
          <table:table-cell office:value-type="float" office:value="99500" table:style-name="ce10">
            <text:p>99.500,00</text:p>
          </table:table-cell>
          <table:table-cell office:value-type="float" office:value="702466.93" table:style-name="ce10">
            <text:p>702.466,93</text:p>
          </table:table-cell>
          <table:table-cell office:value-type="float" office:value="52677.73" table:style-name="ce10">
            <text:p>52.677,73</text:p>
          </table:table-cell>
          <table:table-cell office:value-type="float" office:value="16583.330000000002" table:style-name="ce10">
            <text:p>16.583,33</text:p>
          </table:table-cell>
          <table:table-cell office:value-type="float" office:value="117077.82" table:style-name="ce10">
            <text:p>117.077,82</text:p>
          </table:table-cell>
          <table:table-cell office:value-type="float" office:value="7.4999999999999997E-2" table:style-name="ce10">
            <text:p>0,08</text:p>
          </table:table-cell>
          <table:table-cell office:value-type="float" office:value="7059.97" table:style-name="ce10">
            <text:p>7.059,97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3 de 72,5 kV a 145 kV</text:p>
          </table:table-cell>
          <table:table-cell office:value-type="float" office:value="14" table:style-name="ce9">
            <text:p>14</text:p>
          </table:table-cell>
          <table:table-cell office:value-type="float" office:value="187228" table:style-name="ce10">
            <text:p>187.228,00</text:p>
          </table:table-cell>
          <table:table-cell office:value-type="float" office:value="837878.71" table:style-name="ce10">
            <text:p>837.878,71</text:p>
          </table:table-cell>
          <table:table-cell office:value-type="float" office:value="52668.44" table:style-name="ce10">
            <text:p>52.668,44</text:p>
          </table:table-cell>
          <table:table-cell office:value-type="float" office:value="13373.43" table:style-name="ce10">
            <text:p>13.373,43</text:p>
          </table:table-cell>
          <table:table-cell office:value-type="float" office:value="59848.480000000003" table:style-name="ce10">
            <text:p>59.848,48</text:p>
          </table:table-cell>
          <table:table-cell office:value-type="float" office:value="6.3E-2" table:style-name="ce10">
            <text:p>0,06</text:p>
          </table:table-cell>
          <table:table-cell office:value-type="float" office:value="4475.18" table:style-name="ce10">
            <text:p>4.475,18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4-6.5 mayor o igual a 145 kV</text:p>
          </table:table-cell>
          <table:table-cell office:value-type="float" office:value="18" table:style-name="ce9">
            <text:p>18</text:p>
          </table:table-cell>
          <table:table-cell office:value-type="float" office:value="211105" table:style-name="ce10">
            <text:p>211.105,00</text:p>
          </table:table-cell>
          <table:table-cell office:value-type="float" office:value="1157011.3400000001" table:style-name="ce10">
            <text:p>1.157.011,34</text:p>
          </table:table-cell>
          <table:table-cell office:value-type="float" office:value="78617.740000000005" table:style-name="ce10">
            <text:p>78.617,74</text:p>
          </table:table-cell>
          <table:table-cell office:value-type="float" office:value="11728.06" table:style-name="ce10">
            <text:p>11.728,06</text:p>
          </table:table-cell>
          <table:table-cell office:value-type="float" office:value="64278.41" table:style-name="ce10">
            <text:p>64.278,41</text:p>
          </table:table-cell>
          <table:table-cell office:value-type="float" office:value="6.8000000000000005E-2" table:style-name="ce10">
            <text:p>0,07</text:p>
          </table:table-cell>
          <table:table-cell office:value-type="float" office:value="5480.74" table:style-name="ce10">
            <text:p>5.480,7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605380" table:style-name="ce9">
            <text:p>605.380</text:p>
          </table:table-cell>
          <table:table-cell office:value-type="float" office:value="4845093.07" table:style-name="ce10">
            <text:p>4.845.093,07</text:p>
          </table:table-cell>
          <table:table-cell office:value-type="float" office:value="7648849.0800000001" table:style-name="ce10">
            <text:p>7.648.849,08</text:p>
          </table:table-cell>
          <table:table-cell office:value-type="float" office:value="876340.61" table:style-name="ce10">
            <text:p>876.340,61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  <table:table table:name="TERUEL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16375" table:default-cell-style-name="ce2"/>
        <table:table-row table:style-name="ro2">
          <table:table-cell office:value-type="string" table:style-name="ce6">
            <text:p>Tarifa</text:p>
          </table:table-cell>
          <table:table-cell office:value-type="string" table:style-name="ce6">
            <text:p>Nº Clientes al final del año</text:p>
          </table:table-cell>
          <table:table-cell office:value-type="string" table:style-name="ce6">
            <text:p>Potencia contratada a final de año (kW)</text:p>
          </table:table-cell>
          <table:table-cell office:value-type="string" table:style-name="ce6">
            <text:p>Suministros anuales (MWh)</text:p>
          </table:table-cell>
          <table:table-cell office:value-type="string" table:style-name="ce6">
            <text:p>Facturación (miles de euros)</text:p>
          </table:table-cell>
          <table:table-cell office:value-type="string" table:style-name="ce6">
            <text:p>kW/Cliente</text:p>
          </table:table-cell>
          <table:table-cell office:value-type="string" table:style-name="ce6">
            <text:p>MWh/Cliente</text:p>
          </table:table-cell>
          <table:table-cell office:value-type="string" table:style-name="ce6">
            <text:p>euros/kWh</text:p>
          </table:table-cell>
          <table:table-cell office:value-type="string" table:style-name="ce6">
            <text:p>Horas de utilización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8">
            <text:p>Bono Social</text:p>
          </table:table-cell>
          <table:table-cell office:value-type="float" office:value="18969" table:style-name="ce9">
            <text:p>18.969</text:p>
          </table:table-cell>
          <table:table-cell office:value-type="float" office:value="39115.769999999997" table:style-name="ce10">
            <text:p>39.115,77</text:p>
          </table:table-cell>
          <table:table-cell office:value-type="float" office:value="15274.67" table:style-name="ce10">
            <text:p>15.274,67</text:p>
          </table:table-cell>
          <table:table-cell office:value-type="float" office:value="2601.56" table:style-name="ce10">
            <text:p>2.601,56</text:p>
          </table:table-cell>
          <table:table-cell office:value-type="float" office:value="2.06" table:style-name="ce10">
            <text:p>2,06</text:p>
          </table:table-cell>
          <table:table-cell office:value-type="float" office:value="0.81" table:style-name="ce10">
            <text:p>0,81</text:p>
          </table:table-cell>
          <table:table-cell office:value-type="float" office:value="0.17" table:style-name="ce10">
            <text:p>0,17</text:p>
          </table:table-cell>
          <table:table-cell office:value-type="float" office:value="390.5" table:style-name="ce10">
            <text:p>390,5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Con/Sin D.H.A hasta 10 kW</text:p>
          </table:table-cell>
          <table:table-cell office:value-type="float" office:value="58663" table:style-name="ce9">
            <text:p>58.663</text:p>
          </table:table-cell>
          <table:table-cell office:value-type="float" office:value="231110.44" table:style-name="ce10">
            <text:p>231.110,44</text:p>
          </table:table-cell>
          <table:table-cell office:value-type="float" office:value="105286.5" table:style-name="ce10">
            <text:p>105.286,50</text:p>
          </table:table-cell>
          <table:table-cell office:value-type="float" office:value="22341.45" table:style-name="ce10">
            <text:p>22.341,45</text:p>
          </table:table-cell>
          <table:table-cell office:value-type="float" office:value="3.94" table:style-name="ce10">
            <text:p>3,94</text:p>
          </table:table-cell>
          <table:table-cell office:value-type="float" office:value="1.79" table:style-name="ce10">
            <text:p>1,79</text:p>
          </table:table-cell>
          <table:table-cell office:value-type="float" office:value="0.21199999999999999" table:style-name="ce10">
            <text:p>0,21</text:p>
          </table:table-cell>
          <table:table-cell office:value-type="float" office:value="455.57" table:style-name="ce10">
            <text:p>455,57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(con recargo) Con/Sin D.H.A superior a 10 kW</text:p>
          </table:table-cell>
          <table:table-cell office:value-type="float" office:value="507" table:style-name="ce9">
            <text:p>507</text:p>
          </table:table-cell>
          <table:table-cell office:value-type="float" office:value="8424.11" table:style-name="ce10">
            <text:p>8.424,11</text:p>
          </table:table-cell>
          <table:table-cell office:value-type="float" office:value="4857.55" table:style-name="ce10">
            <text:p>4.857,55</text:p>
          </table:table-cell>
          <table:table-cell office:value-type="float" office:value="1154.28" table:style-name="ce10">
            <text:p>1.154,28</text:p>
          </table:table-cell>
          <table:table-cell office:value-type="float" office:value="16.62" table:style-name="ce10">
            <text:p>16,62</text:p>
          </table:table-cell>
          <table:table-cell office:value-type="float" office:value="9.58" table:style-name="ce10">
            <text:p>9,58</text:p>
          </table:table-cell>
          <table:table-cell office:value-type="float" office:value="0.23799999999999999" table:style-name="ce10">
            <text:p>0,24</text:p>
          </table:table-cell>
          <table:table-cell office:value-type="float" office:value="576.62" table:style-name="ce10">
            <text:p>576,6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hasta 10 kW</text:p>
          </table:table-cell>
          <table:table-cell office:value-type="float" office:value="49256" table:style-name="ce9">
            <text:p>49.256</text:p>
          </table:table-cell>
          <table:table-cell office:value-type="float" office:value="217150.67" table:style-name="ce10">
            <text:p>217.150,67</text:p>
          </table:table-cell>
          <table:table-cell office:value-type="float" office:value="112310.66" table:style-name="ce10">
            <text:p>112.310,66</text:p>
          </table:table-cell>
          <table:table-cell office:value-type="float" office:value="21950.11" table:style-name="ce10">
            <text:p>21.950,11</text:p>
          </table:table-cell>
          <table:table-cell office:value-type="float" office:value="4.41" table:style-name="ce10">
            <text:p>4,41</text:p>
          </table:table-cell>
          <table:table-cell office:value-type="float" office:value="2.2799999999999998" table:style-name="ce10">
            <text:p>2,28</text:p>
          </table:table-cell>
          <table:table-cell office:value-type="float" office:value="0.19500000000000001" table:style-name="ce10">
            <text:p>0,20</text:p>
          </table:table-cell>
          <table:table-cell office:value-type="float" office:value="517.20000000000005" table:style-name="ce10">
            <text:p>517,2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superior a 10 kW</text:p>
          </table:table-cell>
          <table:table-cell office:value-type="float" office:value="6445" table:style-name="ce9">
            <text:p>6.445</text:p>
          </table:table-cell>
          <table:table-cell office:value-type="float" office:value="152238.97" table:style-name="ce10">
            <text:p>152.238,97</text:p>
          </table:table-cell>
          <table:table-cell office:value-type="float" office:value="153539.82" table:style-name="ce10">
            <text:p>153.539,82</text:p>
          </table:table-cell>
          <table:table-cell office:value-type="float" office:value="23945.42" table:style-name="ce10">
            <text:p>23.945,42</text:p>
          </table:table-cell>
          <table:table-cell office:value-type="float" office:value="23.62" table:style-name="ce10">
            <text:p>23,62</text:p>
          </table:table-cell>
          <table:table-cell office:value-type="float" office:value="23.82" table:style-name="ce10">
            <text:p>23,82</text:p>
          </table:table-cell>
          <table:table-cell office:value-type="float" office:value="0.156" table:style-name="ce10">
            <text:p>0,16</text:p>
          </table:table-cell>
          <table:table-cell office:value-type="float" office:value="1008.54" table:style-name="ce10">
            <text:p>1.008,5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3.1A de 1 kV a 36 kV</text:p>
          </table:table-cell>
          <table:table-cell office:value-type="float" office:value="454" table:style-name="ce9">
            <text:p>454</text:p>
          </table:table-cell>
          <table:table-cell office:value-type="float" office:value="33489.49" table:style-name="ce10">
            <text:p>33.489,49</text:p>
          </table:table-cell>
          <table:table-cell office:value-type="float" office:value="59647.64" table:style-name="ce10">
            <text:p>59.647,64</text:p>
          </table:table-cell>
          <table:table-cell office:value-type="float" office:value="7885.37" table:style-name="ce10">
            <text:p>7.885,37</text:p>
          </table:table-cell>
          <table:table-cell office:value-type="float" office:value="73.77" table:style-name="ce10">
            <text:p>73,77</text:p>
          </table:table-cell>
          <table:table-cell office:value-type="float" office:value="131.38" table:style-name="ce10">
            <text:p>131,38</text:p>
          </table:table-cell>
          <table:table-cell office:value-type="float" office:value="0.13200000000000001" table:style-name="ce10">
            <text:p>0,13</text:p>
          </table:table-cell>
          <table:table-cell office:value-type="float" office:value="1781.09" table:style-name="ce10">
            <text:p>1.781,0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A de 1 kV a 30 kV</text:p>
          </table:table-cell>
          <table:table-cell office:value-type="float" office:value="76" table:style-name="ce9">
            <text:p>76</text:p>
          </table:table-cell>
          <table:table-cell office:value-type="float" office:value="61858" table:style-name="ce10">
            <text:p>61.858,00</text:p>
          </table:table-cell>
          <table:table-cell office:value-type="float" office:value="201576.74" table:style-name="ce10">
            <text:p>201.576,74</text:p>
          </table:table-cell>
          <table:table-cell office:value-type="float" office:value="19250.98" table:style-name="ce10">
            <text:p>19.250,98</text:p>
          </table:table-cell>
          <table:table-cell office:value-type="float" office:value="813.92" table:style-name="ce10">
            <text:p>813,92</text:p>
          </table:table-cell>
          <table:table-cell office:value-type="float" office:value="2652.33" table:style-name="ce10">
            <text:p>2.652,33</text:p>
          </table:table-cell>
          <table:table-cell office:value-type="float" office:value="9.6000000000000002E-2" table:style-name="ce10">
            <text:p>0,10</text:p>
          </table:table-cell>
          <table:table-cell office:value-type="float" office:value="3258.7" table:style-name="ce10">
            <text:p>3.258,7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B de 30 kV a 36 kV</text:p>
          </table:table-cell>
          <table:table-cell office:value-type="float" office:value="5" table:style-name="ce9">
            <text:p>5</text:p>
          </table:table-cell>
          <table:table-cell office:value-type="float" office:value="7426" table:style-name="ce10">
            <text:p>7.426,00</text:p>
          </table:table-cell>
          <table:table-cell office:value-type="float" office:value="20959.27" table:style-name="ce10">
            <text:p>20.959,27</text:p>
          </table:table-cell>
          <table:table-cell office:value-type="float" office:value="2209.4699999999998" table:style-name="ce10">
            <text:p>2.209,47</text:p>
          </table:table-cell>
          <table:table-cell office:value-type="float" office:value="1485.2" table:style-name="ce10">
            <text:p>1.485,20</text:p>
          </table:table-cell>
          <table:table-cell office:value-type="float" office:value="4191.8500000000004" table:style-name="ce10">
            <text:p>4.191,85</text:p>
          </table:table-cell>
          <table:table-cell office:value-type="float" office:value="0.105" table:style-name="ce10">
            <text:p>0,11</text:p>
          </table:table-cell>
          <table:table-cell office:value-type="float" office:value="2822.42" table:style-name="ce10">
            <text:p>2.822,4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2 de 36 kV a 72,5 kV</text:p>
          </table:table-cell>
          <table:table-cell office:value-type="float" office:value="8" table:style-name="ce9">
            <text:p>8</text:p>
          </table:table-cell>
          <table:table-cell office:value-type="float" office:value="21311" table:style-name="ce10">
            <text:p>21.311,00</text:p>
          </table:table-cell>
          <table:table-cell office:value-type="float" office:value="72757.100000000006" table:style-name="ce10">
            <text:p>72.757,10</text:p>
          </table:table-cell>
          <table:table-cell office:value-type="float" office:value="5624.04" table:style-name="ce10">
            <text:p>5.624,04</text:p>
          </table:table-cell>
          <table:table-cell office:value-type="float" office:value="2663.88" table:style-name="ce10">
            <text:p>2.663,88</text:p>
          </table:table-cell>
          <table:table-cell office:value-type="float" office:value="9094.64" table:style-name="ce10">
            <text:p>9.094,64</text:p>
          </table:table-cell>
          <table:table-cell office:value-type="float" office:value="7.6999999999999999E-2" table:style-name="ce10">
            <text:p>0,08</text:p>
          </table:table-cell>
          <table:table-cell office:value-type="float" office:value="3414.06" table:style-name="ce10">
            <text:p>3.414,06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3 de 72,5 kV a 145 kV</text:p>
          </table:table-cell>
          <table:table-cell office:value-type="float" office:value="3" table:style-name="ce9">
            <text:p>3</text:p>
          </table:table-cell>
          <table:table-cell office:value-type="float" office:value="38860" table:style-name="ce10">
            <text:p>38.860,00</text:p>
          </table:table-cell>
          <table:table-cell office:value-type="float" office:value="115715.38" table:style-name="ce10">
            <text:p>115.715,38</text:p>
          </table:table-cell>
          <table:table-cell office:value-type="float" office:value="8692.31" table:style-name="ce10">
            <text:p>8.692,31</text:p>
          </table:table-cell>
          <table:table-cell office:value-type="float" office:value="12953.33" table:style-name="ce10">
            <text:p>12.953,33</text:p>
          </table:table-cell>
          <table:table-cell office:value-type="float" office:value="38571.79" table:style-name="ce10">
            <text:p>38.571,79</text:p>
          </table:table-cell>
          <table:table-cell office:value-type="float" office:value="7.4999999999999997E-2" table:style-name="ce10">
            <text:p>0,08</text:p>
          </table:table-cell>
          <table:table-cell office:value-type="float" office:value="2977.75" table:style-name="ce10">
            <text:p>2.977,75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4-6.5 mayor o igual a 145 kV</text:p>
          </table:table-cell>
          <table:table-cell office:value-type="float" office:value="3" table:style-name="ce9">
            <text:p>3</text:p>
          </table:table-cell>
          <table:table-cell office:value-type="float" office:value="951" table:style-name="ce10">
            <text:p>951,00</text:p>
          </table:table-cell>
          <table:table-cell office:value-type="float" office:value="775.9" table:style-name="ce10">
            <text:p>775,90</text:p>
          </table:table-cell>
          <table:table-cell office:value-type="float" office:value="81.39" table:style-name="ce10">
            <text:p>81,39</text:p>
          </table:table-cell>
          <table:table-cell office:value-type="float" office:value="317" table:style-name="ce10">
            <text:p>317,00</text:p>
          </table:table-cell>
          <table:table-cell office:value-type="float" office:value="258.63" table:style-name="ce10">
            <text:p>258,63</text:p>
          </table:table-cell>
          <table:table-cell office:value-type="float" office:value="0.105" table:style-name="ce10">
            <text:p>0,11</text:p>
          </table:table-cell>
          <table:table-cell office:value-type="float" office:value="815.88" table:style-name="ce10">
            <text:p>815,88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134389" table:style-name="ce9">
            <text:p>134.389</text:p>
          </table:table-cell>
          <table:table-cell office:value-type="float" office:value="811935.45" table:style-name="ce10">
            <text:p>811.935,45</text:p>
          </table:table-cell>
          <table:table-cell office:value-type="float" office:value="862701.23" table:style-name="ce10">
            <text:p>862.701,23</text:p>
          </table:table-cell>
          <table:table-cell office:value-type="float" office:value="115736.38" table:style-name="ce10">
            <text:p>115.736,38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3" table:style-name="ro1">
          <table:table-cell table:number-columns-repeated="16384"/>
        </table:table-row>
      </table:table>
      <table:table table:name="TOLEDO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16375" table:default-cell-style-name="ce2"/>
        <table:table-row table:style-name="ro2">
          <table:table-cell office:value-type="string" table:style-name="ce6">
            <text:p>Tarifa</text:p>
          </table:table-cell>
          <table:table-cell office:value-type="string" table:style-name="ce6">
            <text:p>Nº Clientes al final del año</text:p>
          </table:table-cell>
          <table:table-cell office:value-type="string" table:style-name="ce6">
            <text:p>Potencia contratada a final de año (kW)</text:p>
          </table:table-cell>
          <table:table-cell office:value-type="string" table:style-name="ce6">
            <text:p>Suministros anuales (MWh)</text:p>
          </table:table-cell>
          <table:table-cell office:value-type="string" table:style-name="ce6">
            <text:p>Facturación (miles de euros)</text:p>
          </table:table-cell>
          <table:table-cell office:value-type="string" table:style-name="ce6">
            <text:p>kW/Cliente</text:p>
          </table:table-cell>
          <table:table-cell office:value-type="string" table:style-name="ce6">
            <text:p>MWh/Cliente</text:p>
          </table:table-cell>
          <table:table-cell office:value-type="string" table:style-name="ce6">
            <text:p>euros/kWh</text:p>
          </table:table-cell>
          <table:table-cell office:value-type="string" table:style-name="ce6">
            <text:p>Horas de utilización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8">
            <text:p>Bono Social</text:p>
          </table:table-cell>
          <table:table-cell office:value-type="float" office:value="45554" table:style-name="ce9">
            <text:p>45.554</text:p>
          </table:table-cell>
          <table:table-cell office:value-type="float" office:value="113774.44" table:style-name="ce10">
            <text:p>113.774,44</text:p>
          </table:table-cell>
          <table:table-cell office:value-type="float" office:value="88262.9" table:style-name="ce10">
            <text:p>88.262,90</text:p>
          </table:table-cell>
          <table:table-cell office:value-type="float" office:value="13728.79" table:style-name="ce10">
            <text:p>13.728,79</text:p>
          </table:table-cell>
          <table:table-cell office:value-type="float" office:value="2.5" table:style-name="ce10">
            <text:p>2,50</text:p>
          </table:table-cell>
          <table:table-cell office:value-type="float" office:value="1.94" table:style-name="ce10">
            <text:p>1,94</text:p>
          </table:table-cell>
          <table:table-cell office:value-type="float" office:value="0.156" table:style-name="ce10">
            <text:p>0,16</text:p>
          </table:table-cell>
          <table:table-cell office:value-type="float" office:value="775.77" table:style-name="ce10">
            <text:p>775,77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Con/Sin D.H.A hasta 10 kW</text:p>
          </table:table-cell>
          <table:table-cell office:value-type="float" office:value="153886" table:style-name="ce9">
            <text:p>153.886</text:p>
          </table:table-cell>
          <table:table-cell office:value-type="float" office:value="691395.95" table:style-name="ce10">
            <text:p>691.395,95</text:p>
          </table:table-cell>
          <table:table-cell office:value-type="float" office:value="417165.47" table:style-name="ce10">
            <text:p>417.165,47</text:p>
          </table:table-cell>
          <table:table-cell office:value-type="float" office:value="76740.2" table:style-name="ce10">
            <text:p>76.740,20</text:p>
          </table:table-cell>
          <table:table-cell office:value-type="float" office:value="4.49" table:style-name="ce10">
            <text:p>4,49</text:p>
          </table:table-cell>
          <table:table-cell office:value-type="float" office:value="2.71" table:style-name="ce10">
            <text:p>2,71</text:p>
          </table:table-cell>
          <table:table-cell office:value-type="float" office:value="0.184" table:style-name="ce10">
            <text:p>0,18</text:p>
          </table:table-cell>
          <table:table-cell office:value-type="float" office:value="603.37" table:style-name="ce10">
            <text:p>603,37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(con recargo) Con/Sin D.H.A superior a 10 kW</text:p>
          </table:table-cell>
          <table:table-cell office:value-type="float" office:value="300" table:style-name="ce9">
            <text:p>300</text:p>
          </table:table-cell>
          <table:table-cell office:value-type="float" office:value="20132.84" table:style-name="ce10">
            <text:p>20.132,84</text:p>
          </table:table-cell>
          <table:table-cell office:value-type="float" office:value="4552.76" table:style-name="ce10">
            <text:p>4.552,76</text:p>
          </table:table-cell>
          <table:table-cell office:value-type="float" office:value="1553.03" table:style-name="ce10">
            <text:p>1.553,03</text:p>
          </table:table-cell>
          <table:table-cell office:value-type="float" office:value="67.11" table:style-name="ce10">
            <text:p>67,11</text:p>
          </table:table-cell>
          <table:table-cell office:value-type="float" office:value="15.18" table:style-name="ce10">
            <text:p>15,18</text:p>
          </table:table-cell>
          <table:table-cell office:value-type="float" office:value="0.34100000000000003" table:style-name="ce10">
            <text:p>0,34</text:p>
          </table:table-cell>
          <table:table-cell office:value-type="float" office:value="226.14" table:style-name="ce10">
            <text:p>226,1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hasta 10 kW</text:p>
          </table:table-cell>
          <table:table-cell office:value-type="float" office:value="211132" table:style-name="ce9">
            <text:p>211.132</text:p>
          </table:table-cell>
          <table:table-cell office:value-type="float" office:value="1001732.48" table:style-name="ce10">
            <text:p>1.001.732,48</text:p>
          </table:table-cell>
          <table:table-cell office:value-type="float" office:value="616619.59" table:style-name="ce10">
            <text:p>616.619,59</text:p>
          </table:table-cell>
          <table:table-cell office:value-type="float" office:value="120820.96" table:style-name="ce10">
            <text:p>120.820,96</text:p>
          </table:table-cell>
          <table:table-cell office:value-type="float" office:value="4.74" table:style-name="ce10">
            <text:p>4,74</text:p>
          </table:table-cell>
          <table:table-cell office:value-type="float" office:value="2.92" table:style-name="ce10">
            <text:p>2,92</text:p>
          </table:table-cell>
          <table:table-cell office:value-type="float" office:value="0.19600000000000001" table:style-name="ce10">
            <text:p>0,20</text:p>
          </table:table-cell>
          <table:table-cell office:value-type="float" office:value="615.54999999999995" table:style-name="ce10">
            <text:p>615,55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superior a 10 kW</text:p>
          </table:table-cell>
          <table:table-cell office:value-type="float" office:value="27512" table:style-name="ce9">
            <text:p>27.512</text:p>
          </table:table-cell>
          <table:table-cell office:value-type="float" office:value="665485.56000000006" table:style-name="ce10">
            <text:p>665.485,56</text:p>
          </table:table-cell>
          <table:table-cell office:value-type="float" office:value="554418.12" table:style-name="ce10">
            <text:p>554.418,12</text:p>
          </table:table-cell>
          <table:table-cell office:value-type="float" office:value="96566.95" table:style-name="ce10">
            <text:p>96.566,95</text:p>
          </table:table-cell>
          <table:table-cell office:value-type="float" office:value="24.19" table:style-name="ce10">
            <text:p>24,19</text:p>
          </table:table-cell>
          <table:table-cell office:value-type="float" office:value="20.149999999999999" table:style-name="ce10">
            <text:p>20,15</text:p>
          </table:table-cell>
          <table:table-cell office:value-type="float" office:value="0.17399999999999999" table:style-name="ce10">
            <text:p>0,17</text:p>
          </table:table-cell>
          <table:table-cell office:value-type="float" office:value="833.1" table:style-name="ce10">
            <text:p>833,1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3.1A de 1 kV a 36 kV</text:p>
          </table:table-cell>
          <table:table-cell office:value-type="float" office:value="3594" table:style-name="ce9">
            <text:p>3.594</text:p>
          </table:table-cell>
          <table:table-cell office:value-type="float" office:value="233493.56" table:style-name="ce10">
            <text:p>233.493,56</text:p>
          </table:table-cell>
          <table:table-cell office:value-type="float" office:value="395208.02" table:style-name="ce10">
            <text:p>395.208,02</text:p>
          </table:table-cell>
          <table:table-cell office:value-type="float" office:value="54564.77" table:style-name="ce10">
            <text:p>54.564,77</text:p>
          </table:table-cell>
          <table:table-cell office:value-type="float" office:value="64.97" table:style-name="ce10">
            <text:p>64,97</text:p>
          </table:table-cell>
          <table:table-cell office:value-type="float" office:value="109.96" table:style-name="ce10">
            <text:p>109,96</text:p>
          </table:table-cell>
          <table:table-cell office:value-type="float" office:value="0.13800000000000001" table:style-name="ce10">
            <text:p>0,14</text:p>
          </table:table-cell>
          <table:table-cell office:value-type="float" office:value="1692.59" table:style-name="ce10">
            <text:p>1.692,5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A de 1 kV a 30 kV</text:p>
          </table:table-cell>
          <table:table-cell office:value-type="float" office:value="379" table:style-name="ce9">
            <text:p>379</text:p>
          </table:table-cell>
          <table:table-cell office:value-type="float" office:value="369657.09" table:style-name="ce10">
            <text:p>369.657,09</text:p>
          </table:table-cell>
          <table:table-cell office:value-type="float" office:value="833442.49" table:style-name="ce10">
            <text:p>833.442,49</text:p>
          </table:table-cell>
          <table:table-cell office:value-type="float" office:value="84698.38" table:style-name="ce10">
            <text:p>84.698,38</text:p>
          </table:table-cell>
          <table:table-cell office:value-type="float" office:value="975.35" table:style-name="ce10">
            <text:p>975,35</text:p>
          </table:table-cell>
          <table:table-cell office:value-type="float" office:value="2199.06" table:style-name="ce10">
            <text:p>2.199,06</text:p>
          </table:table-cell>
          <table:table-cell office:value-type="float" office:value="0.10199999999999999" table:style-name="ce10">
            <text:p>0,10</text:p>
          </table:table-cell>
          <table:table-cell office:value-type="float" office:value="2254.64" table:style-name="ce10">
            <text:p>2.254,6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2 de 36 kV a 72,5 kV</text:p>
          </table:table-cell>
          <table:table-cell office:value-type="float" office:value="34" table:style-name="ce9">
            <text:p>34</text:p>
          </table:table-cell>
          <table:table-cell office:value-type="float" office:value="193103" table:style-name="ce10">
            <text:p>193.103,00</text:p>
          </table:table-cell>
          <table:table-cell office:value-type="float" office:value="236618.23" table:style-name="ce10">
            <text:p>236.618,23</text:p>
          </table:table-cell>
          <table:table-cell office:value-type="float" office:value="17360.7" table:style-name="ce10">
            <text:p>17.360,70</text:p>
          </table:table-cell>
          <table:table-cell office:value-type="float" office:value="5679.5" table:style-name="ce10">
            <text:p>5.679,50</text:p>
          </table:table-cell>
          <table:table-cell office:value-type="float" office:value="6959.36" table:style-name="ce10">
            <text:p>6.959,36</text:p>
          </table:table-cell>
          <table:table-cell office:value-type="float" office:value="7.2999999999999995E-2" table:style-name="ce10">
            <text:p>0,07</text:p>
          </table:table-cell>
          <table:table-cell office:value-type="float" office:value="1225.3499999999999" table:style-name="ce10">
            <text:p>1.225,35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3 de 72,5 kV a 145 kV</text:p>
          </table:table-cell>
          <table:table-cell office:value-type="float" office:value="5" table:style-name="ce9">
            <text:p>5</text:p>
          </table:table-cell>
          <table:table-cell office:value-type="float" office:value="41845" table:style-name="ce10">
            <text:p>41.845,00</text:p>
          </table:table-cell>
          <table:table-cell office:value-type="float" office:value="138743.32999999999" table:style-name="ce10">
            <text:p>138.743,33</text:p>
          </table:table-cell>
          <table:table-cell office:value-type="float" office:value="9434.2999999999993" table:style-name="ce10">
            <text:p>9.434,30</text:p>
          </table:table-cell>
          <table:table-cell office:value-type="float" office:value="8369" table:style-name="ce10">
            <text:p>8.369,00</text:p>
          </table:table-cell>
          <table:table-cell office:value-type="float" office:value="27748.67" table:style-name="ce10">
            <text:p>27.748,67</text:p>
          </table:table-cell>
          <table:table-cell office:value-type="float" office:value="6.8000000000000005E-2" table:style-name="ce10">
            <text:p>0,07</text:p>
          </table:table-cell>
          <table:table-cell office:value-type="float" office:value="3315.65" table:style-name="ce10">
            <text:p>3.315,65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4-6.5 mayor o igual a 145 kV</text:p>
          </table:table-cell>
          <table:table-cell office:value-type="float" office:value="3" table:style-name="ce9">
            <text:p>3</text:p>
          </table:table-cell>
          <table:table-cell office:value-type="float" office:value="10401" table:style-name="ce10">
            <text:p>10.401,00</text:p>
          </table:table-cell>
          <table:table-cell office:value-type="float" office:value="75792.509999999995" table:style-name="ce10">
            <text:p>75.792,51</text:p>
          </table:table-cell>
          <table:table-cell office:value-type="float" office:value="5134.3100000000004" table:style-name="ce10">
            <text:p>5.134,31</text:p>
          </table:table-cell>
          <table:table-cell office:value-type="float" office:value="3467" table:style-name="ce10">
            <text:p>3.467,00</text:p>
          </table:table-cell>
          <table:table-cell office:value-type="float" office:value="25264.17" table:style-name="ce10">
            <text:p>25.264,17</text:p>
          </table:table-cell>
          <table:table-cell office:value-type="float" office:value="6.8000000000000005E-2" table:style-name="ce10">
            <text:p>0,07</text:p>
          </table:table-cell>
          <table:table-cell office:value-type="float" office:value="7287.04" table:style-name="ce10">
            <text:p>7.287,0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442399" table:style-name="ce9">
            <text:p>442.399</text:p>
          </table:table-cell>
          <table:table-cell office:value-type="float" office:value="3341020.92" table:style-name="ce10">
            <text:p>3.341.020,92</text:p>
          </table:table-cell>
          <table:table-cell office:value-type="float" office:value="3360823.42" table:style-name="ce10">
            <text:p>3.360.823,42</text:p>
          </table:table-cell>
          <table:table-cell office:value-type="float" office:value="480602.39" table:style-name="ce10">
            <text:p>480.602,39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  <table:table table:name="VALENCIA-VALÈNCIA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16375" table:default-cell-style-name="ce2"/>
        <table:table-row table:style-name="ro2">
          <table:table-cell office:value-type="string" table:style-name="ce6">
            <text:p>Tarifa</text:p>
          </table:table-cell>
          <table:table-cell office:value-type="string" table:style-name="ce6">
            <text:p>Nº Clientes al final del año</text:p>
          </table:table-cell>
          <table:table-cell office:value-type="string" table:style-name="ce6">
            <text:p>Potencia contratada a final de año (kW)</text:p>
          </table:table-cell>
          <table:table-cell office:value-type="string" table:style-name="ce6">
            <text:p>Suministros anuales (MWh)</text:p>
          </table:table-cell>
          <table:table-cell office:value-type="string" table:style-name="ce6">
            <text:p>Facturación (miles de euros)</text:p>
          </table:table-cell>
          <table:table-cell office:value-type="string" table:style-name="ce6">
            <text:p>kW/Cliente</text:p>
          </table:table-cell>
          <table:table-cell office:value-type="string" table:style-name="ce6">
            <text:p>MWh/Cliente</text:p>
          </table:table-cell>
          <table:table-cell office:value-type="string" table:style-name="ce6">
            <text:p>euros/kWh</text:p>
          </table:table-cell>
          <table:table-cell office:value-type="string" table:style-name="ce6">
            <text:p>Horas de utilización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8">
            <text:p>Bono Social</text:p>
          </table:table-cell>
          <table:table-cell office:value-type="float" office:value="140527" table:style-name="ce9">
            <text:p>140.527</text:p>
          </table:table-cell>
          <table:table-cell office:value-type="float" office:value="337434.65" table:style-name="ce10">
            <text:p>337.434,65</text:p>
          </table:table-cell>
          <table:table-cell office:value-type="float" office:value="273439.96000000002" table:style-name="ce10">
            <text:p>273.439,96</text:p>
          </table:table-cell>
          <table:table-cell office:value-type="float" office:value="48458.63" table:style-name="ce10">
            <text:p>48.458,63</text:p>
          </table:table-cell>
          <table:table-cell office:value-type="float" office:value="2.4" table:style-name="ce10">
            <text:p>2,40</text:p>
          </table:table-cell>
          <table:table-cell office:value-type="float" office:value="1.95" table:style-name="ce10">
            <text:p>1,95</text:p>
          </table:table-cell>
          <table:table-cell office:value-type="float" office:value="0.17699999999999999" table:style-name="ce10">
            <text:p>0,18</text:p>
          </table:table-cell>
          <table:table-cell office:value-type="float" office:value="810.35" table:style-name="ce10">
            <text:p>810,35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Con/Sin D.H.A hasta 10 kW</text:p>
          </table:table-cell>
          <table:table-cell office:value-type="float" office:value="479960" table:style-name="ce9">
            <text:p>479.960</text:p>
          </table:table-cell>
          <table:table-cell office:value-type="float" office:value="1962508.39" table:style-name="ce10">
            <text:p>1.962.508,39</text:p>
          </table:table-cell>
          <table:table-cell office:value-type="float" office:value="1183113.74" table:style-name="ce10">
            <text:p>1.183.113,74</text:p>
          </table:table-cell>
          <table:table-cell office:value-type="float" office:value="232368.44" table:style-name="ce10">
            <text:p>232.368,44</text:p>
          </table:table-cell>
          <table:table-cell office:value-type="float" office:value="4.09" table:style-name="ce10">
            <text:p>4,09</text:p>
          </table:table-cell>
          <table:table-cell office:value-type="float" office:value="2.4700000000000002" table:style-name="ce10">
            <text:p>2,47</text:p>
          </table:table-cell>
          <table:table-cell office:value-type="float" office:value="0.19600000000000001" table:style-name="ce10">
            <text:p>0,20</text:p>
          </table:table-cell>
          <table:table-cell office:value-type="float" office:value="602.86" table:style-name="ce10">
            <text:p>602,86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(con recargo) Con/Sin D.H.A superior a 10 kW</text:p>
          </table:table-cell>
          <table:table-cell office:value-type="float" office:value="234" table:style-name="ce9">
            <text:p>234</text:p>
          </table:table-cell>
          <table:table-cell office:value-type="float" office:value="8829.6299999999992" table:style-name="ce10">
            <text:p>8.829,63</text:p>
          </table:table-cell>
          <table:table-cell office:value-type="float" office:value="7698.75" table:style-name="ce10">
            <text:p>7.698,75</text:p>
          </table:table-cell>
          <table:table-cell office:value-type="float" office:value="1322.31" table:style-name="ce10">
            <text:p>1.322,31</text:p>
          </table:table-cell>
          <table:table-cell office:value-type="float" office:value="37.729999999999997" table:style-name="ce10">
            <text:p>37,73</text:p>
          </table:table-cell>
          <table:table-cell office:value-type="float" office:value="32.9" table:style-name="ce10">
            <text:p>32,90</text:p>
          </table:table-cell>
          <table:table-cell office:value-type="float" office:value="0.17199999999999999" table:style-name="ce10">
            <text:p>0,17</text:p>
          </table:table-cell>
          <table:table-cell office:value-type="float" office:value="871.92" table:style-name="ce10">
            <text:p>871,9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hasta 10 kW</text:p>
          </table:table-cell>
          <table:table-cell office:value-type="float" office:value="900990" table:style-name="ce9">
            <text:p>900.990</text:p>
          </table:table-cell>
          <table:table-cell office:value-type="float" office:value="3951212.97" table:style-name="ce10">
            <text:p>3.951.212,97</text:p>
          </table:table-cell>
          <table:table-cell office:value-type="float" office:value="2401298.9300000002" table:style-name="ce10">
            <text:p>2.401.298,93</text:p>
          </table:table-cell>
          <table:table-cell office:value-type="float" office:value="492987.91" table:style-name="ce10">
            <text:p>492.987,91</text:p>
          </table:table-cell>
          <table:table-cell office:value-type="float" office:value="4.3899999999999997" table:style-name="ce10">
            <text:p>4,39</text:p>
          </table:table-cell>
          <table:table-cell office:value-type="float" office:value="2.67" table:style-name="ce10">
            <text:p>2,67</text:p>
          </table:table-cell>
          <table:table-cell office:value-type="float" office:value="0.20499999999999999" table:style-name="ce10">
            <text:p>0,21</text:p>
          </table:table-cell>
          <table:table-cell office:value-type="float" office:value="607.74" table:style-name="ce10">
            <text:p>607,7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superior a 10 kW</text:p>
          </table:table-cell>
          <table:table-cell office:value-type="float" office:value="64739" table:style-name="ce9">
            <text:p>64.739</text:p>
          </table:table-cell>
          <table:table-cell office:value-type="float" office:value="1580203.96" table:style-name="ce10">
            <text:p>1.580.203,96</text:p>
          </table:table-cell>
          <table:table-cell office:value-type="float" office:value="1622707.46" table:style-name="ce10">
            <text:p>1.622.707,46</text:p>
          </table:table-cell>
          <table:table-cell office:value-type="float" office:value="277781.56" table:style-name="ce10">
            <text:p>277.781,56</text:p>
          </table:table-cell>
          <table:table-cell office:value-type="float" office:value="24.41" table:style-name="ce10">
            <text:p>24,41</text:p>
          </table:table-cell>
          <table:table-cell office:value-type="float" office:value="25.07" table:style-name="ce10">
            <text:p>25,07</text:p>
          </table:table-cell>
          <table:table-cell office:value-type="float" office:value="0.17100000000000001" table:style-name="ce10">
            <text:p>0,17</text:p>
          </table:table-cell>
          <table:table-cell office:value-type="float" office:value="1026.9000000000001" table:style-name="ce10">
            <text:p>1.026,9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3.1A de 1 kV a 36 kV</text:p>
          </table:table-cell>
          <table:table-cell office:value-type="float" office:value="8832" table:style-name="ce9">
            <text:p>8.832</text:p>
          </table:table-cell>
          <table:table-cell office:value-type="float" office:value="926343.01" table:style-name="ce10">
            <text:p>926.343,01</text:p>
          </table:table-cell>
          <table:table-cell office:value-type="float" office:value="1299943.55" table:style-name="ce10">
            <text:p>1.299.943,55</text:p>
          </table:table-cell>
          <table:table-cell office:value-type="float" office:value="170784.87" table:style-name="ce10">
            <text:p>170.784,87</text:p>
          </table:table-cell>
          <table:table-cell office:value-type="float" office:value="104.88" table:style-name="ce10">
            <text:p>104,88</text:p>
          </table:table-cell>
          <table:table-cell office:value-type="float" office:value="147.19" table:style-name="ce10">
            <text:p>147,19</text:p>
          </table:table-cell>
          <table:table-cell office:value-type="float" office:value="0.13100000000000001" table:style-name="ce10">
            <text:p>0,13</text:p>
          </table:table-cell>
          <table:table-cell office:value-type="float" office:value="1403.31" table:style-name="ce10">
            <text:p>1.403,31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A de 1 kV a 30 kV</text:p>
          </table:table-cell>
          <table:table-cell office:value-type="float" office:value="1203" table:style-name="ce9">
            <text:p>1.203</text:p>
          </table:table-cell>
          <table:table-cell office:value-type="float" office:value="1684579.38" table:style-name="ce10">
            <text:p>1.684.579,38</text:p>
          </table:table-cell>
          <table:table-cell office:value-type="float" office:value="3301919.27" table:style-name="ce10">
            <text:p>3.301.919,27</text:p>
          </table:table-cell>
          <table:table-cell office:value-type="float" office:value="322622.87" table:style-name="ce10">
            <text:p>322.622,87</text:p>
          </table:table-cell>
          <table:table-cell office:value-type="float" office:value="1400.32" table:style-name="ce10">
            <text:p>1.400,32</text:p>
          </table:table-cell>
          <table:table-cell office:value-type="float" office:value="2744.74" table:style-name="ce10">
            <text:p>2.744,74</text:p>
          </table:table-cell>
          <table:table-cell office:value-type="float" office:value="9.8000000000000004E-2" table:style-name="ce10">
            <text:p>0,10</text:p>
          </table:table-cell>
          <table:table-cell office:value-type="float" office:value="1960.09" table:style-name="ce10">
            <text:p>1.960,0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B de 30 kV a 36 kV</text:p>
          </table:table-cell>
          <table:table-cell office:value-type="float" office:value="2" table:style-name="ce9">
            <text:p>2</text:p>
          </table:table-cell>
          <table:table-cell office:value-type="float" office:value="902" table:style-name="ce10">
            <text:p>902,00</text:p>
          </table:table-cell>
          <table:table-cell office:value-type="float" office:value="2213.5" table:style-name="ce10">
            <text:p>2.213,50</text:p>
          </table:table-cell>
          <table:table-cell office:value-type="float" office:value="268.04000000000002" table:style-name="ce10">
            <text:p>268,04</text:p>
          </table:table-cell>
          <table:table-cell office:value-type="float" office:value="451" table:style-name="ce10">
            <text:p>451,00</text:p>
          </table:table-cell>
          <table:table-cell office:value-type="float" office:value="1106.75" table:style-name="ce10">
            <text:p>1.106,75</text:p>
          </table:table-cell>
          <table:table-cell office:value-type="float" office:value="0.121" table:style-name="ce10">
            <text:p>0,12</text:p>
          </table:table-cell>
          <table:table-cell office:value-type="float" office:value="2453.9899999999998" table:style-name="ce10">
            <text:p>2.453,9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2 de 36 kV a 72,5 kV</text:p>
          </table:table-cell>
          <table:table-cell office:value-type="float" office:value="16" table:style-name="ce9">
            <text:p>16</text:p>
          </table:table-cell>
          <table:table-cell office:value-type="float" office:value="59646" table:style-name="ce10">
            <text:p>59.646,00</text:p>
          </table:table-cell>
          <table:table-cell office:value-type="float" office:value="177555.20000000001" table:style-name="ce10">
            <text:p>177.555,20</text:p>
          </table:table-cell>
          <table:table-cell office:value-type="float" office:value="11258.61" table:style-name="ce10">
            <text:p>11.258,61</text:p>
          </table:table-cell>
          <table:table-cell office:value-type="float" office:value="3727.88" table:style-name="ce10">
            <text:p>3.727,88</text:p>
          </table:table-cell>
          <table:table-cell office:value-type="float" office:value="11097.2" table:style-name="ce10">
            <text:p>11.097,20</text:p>
          </table:table-cell>
          <table:table-cell office:value-type="float" office:value="6.3E-2" table:style-name="ce10">
            <text:p>0,06</text:p>
          </table:table-cell>
          <table:table-cell office:value-type="float" office:value="2976.82" table:style-name="ce10">
            <text:p>2.976,8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3 de 72,5 kV a 145 kV</text:p>
          </table:table-cell>
          <table:table-cell office:value-type="float" office:value="19" table:style-name="ce9">
            <text:p>19</text:p>
          </table:table-cell>
          <table:table-cell office:value-type="float" office:value="176741" table:style-name="ce10">
            <text:p>176.741,00</text:p>
          </table:table-cell>
          <table:table-cell office:value-type="float" office:value="738371.64" table:style-name="ce10">
            <text:p>738.371,64</text:p>
          </table:table-cell>
          <table:table-cell office:value-type="float" office:value="53008.5" table:style-name="ce10">
            <text:p>53.008,50</text:p>
          </table:table-cell>
          <table:table-cell office:value-type="float" office:value="9302.16" table:style-name="ce10">
            <text:p>9.302,16</text:p>
          </table:table-cell>
          <table:table-cell office:value-type="float" office:value="38861.67" table:style-name="ce10">
            <text:p>38.861,67</text:p>
          </table:table-cell>
          <table:table-cell office:value-type="float" office:value="7.1999999999999995E-2" table:style-name="ce10">
            <text:p>0,07</text:p>
          </table:table-cell>
          <table:table-cell office:value-type="float" office:value="4177.7" table:style-name="ce10">
            <text:p>4.177,7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4-6.5 mayor o igual a 145 kV</text:p>
          </table:table-cell>
          <table:table-cell office:value-type="float" office:value="15" table:style-name="ce9">
            <text:p>15</text:p>
          </table:table-cell>
          <table:table-cell office:value-type="float" office:value="63351" table:style-name="ce10">
            <text:p>63.351,00</text:p>
          </table:table-cell>
          <table:table-cell office:value-type="float" office:value="244727.12" table:style-name="ce10">
            <text:p>244.727,12</text:p>
          </table:table-cell>
          <table:table-cell office:value-type="float" office:value="15212.6" table:style-name="ce10">
            <text:p>15.212,60</text:p>
          </table:table-cell>
          <table:table-cell office:value-type="float" office:value="4223.3999999999996" table:style-name="ce10">
            <text:p>4.223,40</text:p>
          </table:table-cell>
          <table:table-cell office:value-type="float" office:value="16315.14" table:style-name="ce10">
            <text:p>16.315,14</text:p>
          </table:table-cell>
          <table:table-cell office:value-type="float" office:value="6.2E-2" table:style-name="ce10">
            <text:p>0,06</text:p>
          </table:table-cell>
          <table:table-cell office:value-type="float" office:value="3863.03" table:style-name="ce10">
            <text:p>3.863,0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1596537" table:style-name="ce9">
            <text:p>1.596.537</text:p>
          </table:table-cell>
          <table:table-cell office:value-type="float" office:value="10751751.99" table:style-name="ce10">
            <text:p>10.751.751,99</text:p>
          </table:table-cell>
          <table:table-cell office:value-type="float" office:value="11252989.119999999" table:style-name="ce10">
            <text:p>11.252.989,12</text:p>
          </table:table-cell>
          <table:table-cell office:value-type="float" office:value="1626074.34" table:style-name="ce10">
            <text:p>1.626.074,34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3" table:style-name="ro1">
          <table:table-cell table:number-columns-repeated="16384"/>
        </table:table-row>
      </table:table>
      <table:table table:name="VALLADOLID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16375" table:default-cell-style-name="ce2"/>
        <table:table-row table:style-name="ro2">
          <table:table-cell office:value-type="string" table:style-name="ce6">
            <text:p>Tarifa</text:p>
          </table:table-cell>
          <table:table-cell office:value-type="string" table:style-name="ce6">
            <text:p>Nº Clientes al final del año</text:p>
          </table:table-cell>
          <table:table-cell office:value-type="string" table:style-name="ce6">
            <text:p>Potencia contratada a final de año (kW)</text:p>
          </table:table-cell>
          <table:table-cell office:value-type="string" table:style-name="ce6">
            <text:p>Suministros anuales (MWh)</text:p>
          </table:table-cell>
          <table:table-cell office:value-type="string" table:style-name="ce6">
            <text:p>Facturación (miles de euros)</text:p>
          </table:table-cell>
          <table:table-cell office:value-type="string" table:style-name="ce6">
            <text:p>kW/Cliente</text:p>
          </table:table-cell>
          <table:table-cell office:value-type="string" table:style-name="ce6">
            <text:p>MWh/Cliente</text:p>
          </table:table-cell>
          <table:table-cell office:value-type="string" table:style-name="ce6">
            <text:p>euros/kWh</text:p>
          </table:table-cell>
          <table:table-cell office:value-type="string" table:style-name="ce6">
            <text:p>Horas de utilización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8">
            <text:p>Bono Social</text:p>
          </table:table-cell>
          <table:table-cell office:value-type="float" office:value="21733" table:style-name="ce9">
            <text:p>21.733</text:p>
          </table:table-cell>
          <table:table-cell office:value-type="float" office:value="56390.26" table:style-name="ce10">
            <text:p>56.390,26</text:p>
          </table:table-cell>
          <table:table-cell office:value-type="float" office:value="34075.07" table:style-name="ce10">
            <text:p>34.075,07</text:p>
          </table:table-cell>
          <table:table-cell office:value-type="float" office:value="6466.68" table:style-name="ce10">
            <text:p>6.466,68</text:p>
          </table:table-cell>
          <table:table-cell office:value-type="float" office:value="2.59" table:style-name="ce10">
            <text:p>2,59</text:p>
          </table:table-cell>
          <table:table-cell office:value-type="float" office:value="1.57" table:style-name="ce10">
            <text:p>1,57</text:p>
          </table:table-cell>
          <table:table-cell office:value-type="float" office:value="0.19" table:style-name="ce10">
            <text:p>0,19</text:p>
          </table:table-cell>
          <table:table-cell office:value-type="float" office:value="604.27" table:style-name="ce10">
            <text:p>604,27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Con/Sin D.H.A hasta 10 kW</text:p>
          </table:table-cell>
          <table:table-cell office:value-type="float" office:value="81048" table:style-name="ce9">
            <text:p>81.048</text:p>
          </table:table-cell>
          <table:table-cell office:value-type="float" office:value="305597.08" table:style-name="ce10">
            <text:p>305.597,08</text:p>
          </table:table-cell>
          <table:table-cell office:value-type="float" office:value="178393.69" table:style-name="ce10">
            <text:p>178.393,69</text:p>
          </table:table-cell>
          <table:table-cell office:value-type="float" office:value="34430.32" table:style-name="ce10">
            <text:p>34.430,32</text:p>
          </table:table-cell>
          <table:table-cell office:value-type="float" office:value="3.77" table:style-name="ce10">
            <text:p>3,77</text:p>
          </table:table-cell>
          <table:table-cell office:value-type="float" office:value="2.2000000000000002" table:style-name="ce10">
            <text:p>2,20</text:p>
          </table:table-cell>
          <table:table-cell office:value-type="float" office:value="0.193" table:style-name="ce10">
            <text:p>0,19</text:p>
          </table:table-cell>
          <table:table-cell office:value-type="float" office:value="583.75" table:style-name="ce10">
            <text:p>583,75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(con recargo) Con/Sin D.H.A superior a 10 kW</text:p>
          </table:table-cell>
          <table:table-cell office:value-type="float" office:value="39" table:style-name="ce9">
            <text:p>39</text:p>
          </table:table-cell>
          <table:table-cell office:value-type="float" office:value="1101.49" table:style-name="ce10">
            <text:p>1.101,49</text:p>
          </table:table-cell>
          <table:table-cell office:value-type="float" office:value="1480.07" table:style-name="ce10">
            <text:p>1.480,07</text:p>
          </table:table-cell>
          <table:table-cell office:value-type="float" office:value="244.33" table:style-name="ce10">
            <text:p>244,33</text:p>
          </table:table-cell>
          <table:table-cell office:value-type="float" office:value="28.24" table:style-name="ce10">
            <text:p>28,24</text:p>
          </table:table-cell>
          <table:table-cell office:value-type="float" office:value="37.950000000000003" table:style-name="ce10">
            <text:p>37,95</text:p>
          </table:table-cell>
          <table:table-cell office:value-type="float" office:value="0.16500000000000001" table:style-name="ce10">
            <text:p>0,17</text:p>
          </table:table-cell>
          <table:table-cell office:value-type="float" office:value="1343.7" table:style-name="ce10">
            <text:p>1.343,7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hasta 10 kW</text:p>
          </table:table-cell>
          <table:table-cell office:value-type="float" office:value="208615" table:style-name="ce9">
            <text:p>208.615</text:p>
          </table:table-cell>
          <table:table-cell office:value-type="float" office:value="814247.49" table:style-name="ce10">
            <text:p>814.247,49</text:p>
          </table:table-cell>
          <table:table-cell office:value-type="float" office:value="444541.9" table:style-name="ce10">
            <text:p>444.541,90</text:p>
          </table:table-cell>
          <table:table-cell office:value-type="float" office:value="93648.29" table:style-name="ce10">
            <text:p>93.648,29</text:p>
          </table:table-cell>
          <table:table-cell office:value-type="float" office:value="3.9" table:style-name="ce10">
            <text:p>3,90</text:p>
          </table:table-cell>
          <table:table-cell office:value-type="float" office:value="2.13" table:style-name="ce10">
            <text:p>2,13</text:p>
          </table:table-cell>
          <table:table-cell office:value-type="float" office:value="0.21099999999999999" table:style-name="ce10">
            <text:p>0,21</text:p>
          </table:table-cell>
          <table:table-cell office:value-type="float" office:value="545.95000000000005" table:style-name="ce10">
            <text:p>545,95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superior a 10 kW</text:p>
          </table:table-cell>
          <table:table-cell office:value-type="float" office:value="18078" table:style-name="ce9">
            <text:p>18.078</text:p>
          </table:table-cell>
          <table:table-cell office:value-type="float" office:value="410561.22" table:style-name="ce10">
            <text:p>410.561,22</text:p>
          </table:table-cell>
          <table:table-cell office:value-type="float" office:value="449525.07" table:style-name="ce10">
            <text:p>449.525,07</text:p>
          </table:table-cell>
          <table:table-cell office:value-type="float" office:value="75802.600000000006" table:style-name="ce10">
            <text:p>75.802,60</text:p>
          </table:table-cell>
          <table:table-cell office:value-type="float" office:value="22.71" table:style-name="ce10">
            <text:p>22,71</text:p>
          </table:table-cell>
          <table:table-cell office:value-type="float" office:value="24.87" table:style-name="ce10">
            <text:p>24,87</text:p>
          </table:table-cell>
          <table:table-cell office:value-type="float" office:value="0.16900000000000001" table:style-name="ce10">
            <text:p>0,17</text:p>
          </table:table-cell>
          <table:table-cell office:value-type="float" office:value="1094.9000000000001" table:style-name="ce10">
            <text:p>1.094,9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3.1A de 1 kV a 36 kV</text:p>
          </table:table-cell>
          <table:table-cell office:value-type="float" office:value="2610" table:style-name="ce9">
            <text:p>2.610</text:p>
          </table:table-cell>
          <table:table-cell office:value-type="float" office:value="173685.47" table:style-name="ce10">
            <text:p>173.685,47</text:p>
          </table:table-cell>
          <table:table-cell office:value-type="float" office:value="259521.28" table:style-name="ce10">
            <text:p>259.521,28</text:p>
          </table:table-cell>
          <table:table-cell office:value-type="float" office:value="33008.800000000003" table:style-name="ce10">
            <text:p>33.008,80</text:p>
          </table:table-cell>
          <table:table-cell office:value-type="float" office:value="66.55" table:style-name="ce10">
            <text:p>66,55</text:p>
          </table:table-cell>
          <table:table-cell office:value-type="float" office:value="99.43" table:style-name="ce10">
            <text:p>99,43</text:p>
          </table:table-cell>
          <table:table-cell office:value-type="float" office:value="0.127" table:style-name="ce10">
            <text:p>0,13</text:p>
          </table:table-cell>
          <table:table-cell office:value-type="float" office:value="1494.2" table:style-name="ce10">
            <text:p>1.494,2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A de 1 kV a 30 kV</text:p>
          </table:table-cell>
          <table:table-cell office:value-type="float" office:value="220" table:style-name="ce9">
            <text:p>220</text:p>
          </table:table-cell>
          <table:table-cell office:value-type="float" office:value="146176" table:style-name="ce10">
            <text:p>146.176,00</text:p>
          </table:table-cell>
          <table:table-cell office:value-type="float" office:value="405372.56" table:style-name="ce10">
            <text:p>405.372,56</text:p>
          </table:table-cell>
          <table:table-cell office:value-type="float" office:value="42022.92" table:style-name="ce10">
            <text:p>42.022,92</text:p>
          </table:table-cell>
          <table:table-cell office:value-type="float" office:value="664.44" table:style-name="ce10">
            <text:p>664,44</text:p>
          </table:table-cell>
          <table:table-cell office:value-type="float" office:value="1842.6" table:style-name="ce10">
            <text:p>1.842,60</text:p>
          </table:table-cell>
          <table:table-cell office:value-type="float" office:value="0.104" table:style-name="ce10">
            <text:p>0,10</text:p>
          </table:table-cell>
          <table:table-cell office:value-type="float" office:value="2773.18" table:style-name="ce10">
            <text:p>2.773,18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B de 30 kV a 36 kV</text:p>
          </table:table-cell>
          <table:table-cell office:value-type="float" office:value="1" table:style-name="ce9">
            <text:p>1</text:p>
          </table:table-cell>
          <table:table-cell office:value-type="float" office:value="451" table:style-name="ce10">
            <text:p>451,00</text:p>
          </table:table-cell>
          <table:table-cell office:value-type="float" office:value="1050" table:style-name="ce10">
            <text:p>1.050,00</text:p>
          </table:table-cell>
          <table:table-cell office:value-type="float" office:value="99" table:style-name="ce10">
            <text:p>99,00</text:p>
          </table:table-cell>
          <table:table-cell office:value-type="float" office:value="451" table:style-name="ce10">
            <text:p>451,00</text:p>
          </table:table-cell>
          <table:table-cell office:value-type="float" office:value="1050" table:style-name="ce10">
            <text:p>1.050,00</text:p>
          </table:table-cell>
          <table:table-cell office:value-type="float" office:value="9.4E-2" table:style-name="ce10">
            <text:p>0,09</text:p>
          </table:table-cell>
          <table:table-cell office:value-type="float" office:value="2328.16" table:style-name="ce10">
            <text:p>2.328,16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2 de 36 kV a 72,5 kV</text:p>
          </table:table-cell>
          <table:table-cell office:value-type="float" office:value="106" table:style-name="ce9">
            <text:p>106</text:p>
          </table:table-cell>
          <table:table-cell office:value-type="float" office:value="213068" table:style-name="ce10">
            <text:p>213.068,00</text:p>
          </table:table-cell>
          <table:table-cell office:value-type="float" office:value="833402.17" table:style-name="ce10">
            <text:p>833.402,17</text:p>
          </table:table-cell>
          <table:table-cell office:value-type="float" office:value="66394.42" table:style-name="ce10">
            <text:p>66.394,42</text:p>
          </table:table-cell>
          <table:table-cell office:value-type="float" office:value="2010.08" table:style-name="ce10">
            <text:p>2.010,08</text:p>
          </table:table-cell>
          <table:table-cell office:value-type="float" office:value="7862.28" table:style-name="ce10">
            <text:p>7.862,28</text:p>
          </table:table-cell>
          <table:table-cell office:value-type="float" office:value="0.08" table:style-name="ce10">
            <text:p>0,08</text:p>
          </table:table-cell>
          <table:table-cell office:value-type="float" office:value="3911.44" table:style-name="ce10">
            <text:p>3.911,4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4-6.5 mayor o igual a 145 kV</text:p>
          </table:table-cell>
          <table:table-cell office:value-type="float" office:value="5" table:style-name="ce9">
            <text:p>5</text:p>
          </table:table-cell>
          <table:table-cell office:value-type="float" office:value="16375" table:style-name="ce10">
            <text:p>16.375,00</text:p>
          </table:table-cell>
          <table:table-cell office:value-type="float" office:value="26091.1" table:style-name="ce10">
            <text:p>26.091,10</text:p>
          </table:table-cell>
          <table:table-cell office:value-type="float" office:value="1773.13" table:style-name="ce10">
            <text:p>1.773,13</text:p>
          </table:table-cell>
          <table:table-cell office:value-type="float" office:value="3275" table:style-name="ce10">
            <text:p>3.275,00</text:p>
          </table:table-cell>
          <table:table-cell office:value-type="float" office:value="5218.22" table:style-name="ce10">
            <text:p>5.218,22</text:p>
          </table:table-cell>
          <table:table-cell office:value-type="float" office:value="6.8000000000000005E-2" table:style-name="ce10">
            <text:p>0,07</text:p>
          </table:table-cell>
          <table:table-cell office:value-type="float" office:value="1593.35" table:style-name="ce10">
            <text:p>1.593,35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332455" table:style-name="ce9">
            <text:p>332.455</text:p>
          </table:table-cell>
          <table:table-cell office:value-type="float" office:value="2137653.0099999998" table:style-name="ce10">
            <text:p>2.137.653,01</text:p>
          </table:table-cell>
          <table:table-cell office:value-type="float" office:value="2633452.91" table:style-name="ce10">
            <text:p>2.633.452,91</text:p>
          </table:table-cell>
          <table:table-cell office:value-type="float" office:value="353890.49" table:style-name="ce10">
            <text:p>353.890,49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  <table:table table:name="BIZKAIA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16375" table:default-cell-style-name="ce2"/>
        <table:table-row table:style-name="ro2">
          <table:table-cell office:value-type="string" table:style-name="ce6">
            <text:p>Tarifa</text:p>
          </table:table-cell>
          <table:table-cell office:value-type="string" table:style-name="ce6">
            <text:p>Nº Clientes al final del año</text:p>
          </table:table-cell>
          <table:table-cell office:value-type="string" table:style-name="ce6">
            <text:p>Potencia contratada a final de año (kW)</text:p>
          </table:table-cell>
          <table:table-cell office:value-type="string" table:style-name="ce6">
            <text:p>Suministros anuales (MWh)</text:p>
          </table:table-cell>
          <table:table-cell office:value-type="string" table:style-name="ce6">
            <text:p>Facturación (miles de euros)</text:p>
          </table:table-cell>
          <table:table-cell office:value-type="string" table:style-name="ce6">
            <text:p>kW/Cliente</text:p>
          </table:table-cell>
          <table:table-cell office:value-type="string" table:style-name="ce6">
            <text:p>MWh/Cliente</text:p>
          </table:table-cell>
          <table:table-cell office:value-type="string" table:style-name="ce6">
            <text:p>euros/kWh</text:p>
          </table:table-cell>
          <table:table-cell office:value-type="string" table:style-name="ce6">
            <text:p>Horas de utilización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8">
            <text:p>Bono Social</text:p>
          </table:table-cell>
          <table:table-cell office:value-type="float" office:value="44376" table:style-name="ce9">
            <text:p>44.376</text:p>
          </table:table-cell>
          <table:table-cell office:value-type="float" office:value="122905.81" table:style-name="ce10">
            <text:p>122.905,81</text:p>
          </table:table-cell>
          <table:table-cell office:value-type="float" office:value="85561.81" table:style-name="ce10">
            <text:p>85.561,81</text:p>
          </table:table-cell>
          <table:table-cell office:value-type="float" office:value="15468.19" table:style-name="ce10">
            <text:p>15.468,19</text:p>
          </table:table-cell>
          <table:table-cell office:value-type="float" office:value="2.77" table:style-name="ce10">
            <text:p>2,77</text:p>
          </table:table-cell>
          <table:table-cell office:value-type="float" office:value="1.93" table:style-name="ce10">
            <text:p>1,93</text:p>
          </table:table-cell>
          <table:table-cell office:value-type="float" office:value="0.18099999999999999" table:style-name="ce10">
            <text:p>0,18</text:p>
          </table:table-cell>
          <table:table-cell office:value-type="float" office:value="696.16" table:style-name="ce10">
            <text:p>696,16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Con/Sin D.H.A hasta 10 kW</text:p>
          </table:table-cell>
          <table:table-cell office:value-type="float" office:value="176522" table:style-name="ce9">
            <text:p>176.522</text:p>
          </table:table-cell>
          <table:table-cell office:value-type="float" office:value="681925.61" table:style-name="ce10">
            <text:p>681.925,61</text:p>
          </table:table-cell>
          <table:table-cell office:value-type="float" office:value="424173.45" table:style-name="ce10">
            <text:p>424.173,45</text:p>
          </table:table-cell>
          <table:table-cell office:value-type="float" office:value="80203.48" table:style-name="ce10">
            <text:p>80.203,48</text:p>
          </table:table-cell>
          <table:table-cell office:value-type="float" office:value="3.86" table:style-name="ce10">
            <text:p>3,86</text:p>
          </table:table-cell>
          <table:table-cell office:value-type="float" office:value="2.4" table:style-name="ce10">
            <text:p>2,40</text:p>
          </table:table-cell>
          <table:table-cell office:value-type="float" office:value="0.189" table:style-name="ce10">
            <text:p>0,19</text:p>
          </table:table-cell>
          <table:table-cell office:value-type="float" office:value="622.02" table:style-name="ce10">
            <text:p>622,0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(con recargo) Con/Sin D.H.A superior a 10 kW</text:p>
          </table:table-cell>
          <table:table-cell office:value-type="float" office:value="120" table:style-name="ce9">
            <text:p>120</text:p>
          </table:table-cell>
          <table:table-cell office:value-type="float" office:value="4445" table:style-name="ce10">
            <text:p>4.445,00</text:p>
          </table:table-cell>
          <table:table-cell office:value-type="float" office:value="1476" table:style-name="ce10">
            <text:p>1.476,00</text:p>
          </table:table-cell>
          <table:table-cell office:value-type="float" office:value="291" table:style-name="ce10">
            <text:p>291,00</text:p>
          </table:table-cell>
          <table:table-cell office:value-type="float" office:value="37.04" table:style-name="ce10">
            <text:p>37,04</text:p>
          </table:table-cell>
          <table:table-cell office:value-type="float" office:value="12.3" table:style-name="ce10">
            <text:p>12,30</text:p>
          </table:table-cell>
          <table:table-cell office:value-type="float" office:value="0.19700000000000001" table:style-name="ce10">
            <text:p>0,20</text:p>
          </table:table-cell>
          <table:table-cell office:value-type="float" office:value="332.06" table:style-name="ce10">
            <text:p>332,06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hasta 10 kW</text:p>
          </table:table-cell>
          <table:table-cell office:value-type="float" office:value="397449" table:style-name="ce9">
            <text:p>397.449</text:p>
          </table:table-cell>
          <table:table-cell office:value-type="float" office:value="1559029.46" table:style-name="ce10">
            <text:p>1.559.029,46</text:p>
          </table:table-cell>
          <table:table-cell office:value-type="float" office:value="966804.35" table:style-name="ce10">
            <text:p>966.804,35</text:p>
          </table:table-cell>
          <table:table-cell office:value-type="float" office:value="195382.85" table:style-name="ce10">
            <text:p>195.382,85</text:p>
          </table:table-cell>
          <table:table-cell office:value-type="float" office:value="3.92" table:style-name="ce10">
            <text:p>3,92</text:p>
          </table:table-cell>
          <table:table-cell office:value-type="float" office:value="2.4300000000000002" table:style-name="ce10">
            <text:p>2,43</text:p>
          </table:table-cell>
          <table:table-cell office:value-type="float" office:value="0.20200000000000001" table:style-name="ce10">
            <text:p>0,20</text:p>
          </table:table-cell>
          <table:table-cell office:value-type="float" office:value="620.13" table:style-name="ce10">
            <text:p>620,1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superior a 10 kW</text:p>
          </table:table-cell>
          <table:table-cell office:value-type="float" office:value="38070" table:style-name="ce9">
            <text:p>38.070</text:p>
          </table:table-cell>
          <table:table-cell office:value-type="float" office:value="909575.78" table:style-name="ce10">
            <text:p>909.575,78</text:p>
          </table:table-cell>
          <table:table-cell office:value-type="float" office:value="1043338.83" table:style-name="ce10">
            <text:p>1.043.338,83</text:p>
          </table:table-cell>
          <table:table-cell office:value-type="float" office:value="172203.01" table:style-name="ce10">
            <text:p>172.203,01</text:p>
          </table:table-cell>
          <table:table-cell office:value-type="float" office:value="23.89" table:style-name="ce10">
            <text:p>23,89</text:p>
          </table:table-cell>
          <table:table-cell office:value-type="float" office:value="27.41" table:style-name="ce10">
            <text:p>27,41</text:p>
          </table:table-cell>
          <table:table-cell office:value-type="float" office:value="0.16500000000000001" table:style-name="ce10">
            <text:p>0,17</text:p>
          </table:table-cell>
          <table:table-cell office:value-type="float" office:value="1147.06" table:style-name="ce10">
            <text:p>1.147,06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3.1A de 1 kV a 36 kV</text:p>
          </table:table-cell>
          <table:table-cell office:value-type="float" office:value="1072" table:style-name="ce9">
            <text:p>1.072</text:p>
          </table:table-cell>
          <table:table-cell office:value-type="float" office:value="161071.71" table:style-name="ce10">
            <text:p>161.071,71</text:p>
          </table:table-cell>
          <table:table-cell office:value-type="float" office:value="303400.06" table:style-name="ce10">
            <text:p>303.400,06</text:p>
          </table:table-cell>
          <table:table-cell office:value-type="float" office:value="37352.129999999997" table:style-name="ce10">
            <text:p>37.352,13</text:p>
          </table:table-cell>
          <table:table-cell office:value-type="float" office:value="150.25" table:style-name="ce10">
            <text:p>150,25</text:p>
          </table:table-cell>
          <table:table-cell office:value-type="float" office:value="283.02" table:style-name="ce10">
            <text:p>283,02</text:p>
          </table:table-cell>
          <table:table-cell office:value-type="float" office:value="0.123" table:style-name="ce10">
            <text:p>0,12</text:p>
          </table:table-cell>
          <table:table-cell office:value-type="float" office:value="1883.63" table:style-name="ce10">
            <text:p>1.883,6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A de 1 kV a 30 kV</text:p>
          </table:table-cell>
          <table:table-cell office:value-type="float" office:value="347" table:style-name="ce9">
            <text:p>347</text:p>
          </table:table-cell>
          <table:table-cell office:value-type="float" office:value="312999.59999999998" table:style-name="ce10">
            <text:p>312.999,60</text:p>
          </table:table-cell>
          <table:table-cell office:value-type="float" office:value="1012838.03" table:style-name="ce10">
            <text:p>1.012.838,03</text:p>
          </table:table-cell>
          <table:table-cell office:value-type="float" office:value="90056.35" table:style-name="ce10">
            <text:p>90.056,35</text:p>
          </table:table-cell>
          <table:table-cell office:value-type="float" office:value="902.02" table:style-name="ce10">
            <text:p>902,02</text:p>
          </table:table-cell>
          <table:table-cell office:value-type="float" office:value="2918.84" table:style-name="ce10">
            <text:p>2.918,84</text:p>
          </table:table-cell>
          <table:table-cell office:value-type="float" office:value="8.8999999999999996E-2" table:style-name="ce10">
            <text:p>0,09</text:p>
          </table:table-cell>
          <table:table-cell office:value-type="float" office:value="3235.91" table:style-name="ce10">
            <text:p>3.235,91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B de 30 kV a 36 kV</text:p>
          </table:table-cell>
          <table:table-cell office:value-type="float" office:value="307" table:style-name="ce9">
            <text:p>307</text:p>
          </table:table-cell>
          <table:table-cell office:value-type="float" office:value="444948" table:style-name="ce10">
            <text:p>444.948,00</text:p>
          </table:table-cell>
          <table:table-cell office:value-type="float" office:value="1019779.15" table:style-name="ce10">
            <text:p>1.019.779,15</text:p>
          </table:table-cell>
          <table:table-cell office:value-type="float" office:value="80971.41" table:style-name="ce10">
            <text:p>80.971,41</text:p>
          </table:table-cell>
          <table:table-cell office:value-type="float" office:value="1449.34" table:style-name="ce10">
            <text:p>1.449,34</text:p>
          </table:table-cell>
          <table:table-cell office:value-type="float" office:value="3321.76" table:style-name="ce10">
            <text:p>3.321,76</text:p>
          </table:table-cell>
          <table:table-cell office:value-type="float" office:value="7.9000000000000001E-2" table:style-name="ce10">
            <text:p>0,08</text:p>
          </table:table-cell>
          <table:table-cell office:value-type="float" office:value="2291.91" table:style-name="ce10">
            <text:p>2.291,91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3 de 72,5 kV a 145 kV</text:p>
          </table:table-cell>
          <table:table-cell office:value-type="float" office:value="12" table:style-name="ce9">
            <text:p>12</text:p>
          </table:table-cell>
          <table:table-cell office:value-type="float" office:value="200331" table:style-name="ce10">
            <text:p>200.331,00</text:p>
          </table:table-cell>
          <table:table-cell office:value-type="float" office:value="1207060.6299999999" table:style-name="ce10">
            <text:p>1.207.060,63</text:p>
          </table:table-cell>
          <table:table-cell office:value-type="float" office:value="81892.31" table:style-name="ce10">
            <text:p>81.892,31</text:p>
          </table:table-cell>
          <table:table-cell office:value-type="float" office:value="16694.25" table:style-name="ce10">
            <text:p>16.694,25</text:p>
          </table:table-cell>
          <table:table-cell office:value-type="float" office:value="100588.39" table:style-name="ce10">
            <text:p>100.588,39</text:p>
          </table:table-cell>
          <table:table-cell office:value-type="float" office:value="6.8000000000000005E-2" table:style-name="ce10">
            <text:p>0,07</text:p>
          </table:table-cell>
          <table:table-cell office:value-type="float" office:value="6025.33" table:style-name="ce10">
            <text:p>6.025,3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4-6.5 mayor o igual a 145 kV</text:p>
          </table:table-cell>
          <table:table-cell office:value-type="float" office:value="5" table:style-name="ce9">
            <text:p>5</text:p>
          </table:table-cell>
          <table:table-cell office:value-type="float" office:value="435200" table:style-name="ce10">
            <text:p>435.200,00</text:p>
          </table:table-cell>
          <table:table-cell office:value-type="float" office:value="1529939.2" table:style-name="ce10">
            <text:p>1.529.939,20</text:p>
          </table:table-cell>
          <table:table-cell office:value-type="float" office:value="98238.17" table:style-name="ce10">
            <text:p>98.238,17</text:p>
          </table:table-cell>
          <table:table-cell office:value-type="float" office:value="87040" table:style-name="ce10">
            <text:p>87.040,00</text:p>
          </table:table-cell>
          <table:table-cell office:value-type="float" office:value="305987.84000000003" table:style-name="ce10">
            <text:p>305.987,84</text:p>
          </table:table-cell>
          <table:table-cell office:value-type="float" office:value="6.4000000000000001E-2" table:style-name="ce10">
            <text:p>0,06</text:p>
          </table:table-cell>
          <table:table-cell office:value-type="float" office:value="3515.49" table:style-name="ce10">
            <text:p>3.515,4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658280" table:style-name="ce9">
            <text:p>658.280</text:p>
          </table:table-cell>
          <table:table-cell office:value-type="float" office:value="4832431.97" table:style-name="ce10">
            <text:p>4.832.431,97</text:p>
          </table:table-cell>
          <table:table-cell office:value-type="float" office:value="7594371.5099999998" table:style-name="ce10">
            <text:p>7.594.371,51</text:p>
          </table:table-cell>
          <table:table-cell office:value-type="float" office:value="852058.9" table:style-name="ce10">
            <text:p>852.058,90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  <table:table table:name="ZAMORA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16375" table:default-cell-style-name="ce2"/>
        <table:table-row table:style-name="ro2">
          <table:table-cell office:value-type="string" table:style-name="ce6">
            <text:p>Tarifa</text:p>
          </table:table-cell>
          <table:table-cell office:value-type="string" table:style-name="ce6">
            <text:p>Nº Clientes al final del año</text:p>
          </table:table-cell>
          <table:table-cell office:value-type="string" table:style-name="ce6">
            <text:p>Potencia contratada a final de año (kW)</text:p>
          </table:table-cell>
          <table:table-cell office:value-type="string" table:style-name="ce6">
            <text:p>Suministros anuales (MWh)</text:p>
          </table:table-cell>
          <table:table-cell office:value-type="string" table:style-name="ce6">
            <text:p>Facturación (miles de euros)</text:p>
          </table:table-cell>
          <table:table-cell office:value-type="string" table:style-name="ce6">
            <text:p>kW/Cliente</text:p>
          </table:table-cell>
          <table:table-cell office:value-type="string" table:style-name="ce6">
            <text:p>MWh/Cliente</text:p>
          </table:table-cell>
          <table:table-cell office:value-type="string" table:style-name="ce6">
            <text:p>euros/kWh</text:p>
          </table:table-cell>
          <table:table-cell office:value-type="string" table:style-name="ce6">
            <text:p>Horas de utilización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8">
            <text:p>Bono Social</text:p>
          </table:table-cell>
          <table:table-cell office:value-type="float" office:value="19175" table:style-name="ce9">
            <text:p>19.175</text:p>
          </table:table-cell>
          <table:table-cell office:value-type="float" office:value="43909.85" table:style-name="ce10">
            <text:p>43.909,85</text:p>
          </table:table-cell>
          <table:table-cell office:value-type="float" office:value="23580.18" table:style-name="ce10">
            <text:p>23.580,18</text:p>
          </table:table-cell>
          <table:table-cell office:value-type="float" office:value="4369.6099999999997" table:style-name="ce10">
            <text:p>4.369,61</text:p>
          </table:table-cell>
          <table:table-cell office:value-type="float" office:value="2.29" table:style-name="ce10">
            <text:p>2,29</text:p>
          </table:table-cell>
          <table:table-cell office:value-type="float" office:value="1.23" table:style-name="ce10">
            <text:p>1,23</text:p>
          </table:table-cell>
          <table:table-cell office:value-type="float" office:value="0.185" table:style-name="ce10">
            <text:p>0,19</text:p>
          </table:table-cell>
          <table:table-cell office:value-type="float" office:value="537.01" table:style-name="ce10">
            <text:p>537,01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Con/Sin D.H.A hasta 10 kW</text:p>
          </table:table-cell>
          <table:table-cell office:value-type="float" office:value="46748" table:style-name="ce9">
            <text:p>46.748</text:p>
          </table:table-cell>
          <table:table-cell office:value-type="float" office:value="170019.49" table:style-name="ce10">
            <text:p>170.019,49</text:p>
          </table:table-cell>
          <table:table-cell office:value-type="float" office:value="90010.240000000005" table:style-name="ce10">
            <text:p>90.010,24</text:p>
          </table:table-cell>
          <table:table-cell office:value-type="float" office:value="17488.38" table:style-name="ce10">
            <text:p>17.488,38</text:p>
          </table:table-cell>
          <table:table-cell office:value-type="float" office:value="3.64" table:style-name="ce10">
            <text:p>3,64</text:p>
          </table:table-cell>
          <table:table-cell office:value-type="float" office:value="1.93" table:style-name="ce10">
            <text:p>1,93</text:p>
          </table:table-cell>
          <table:table-cell office:value-type="float" office:value="0.19400000000000001" table:style-name="ce10">
            <text:p>0,19</text:p>
          </table:table-cell>
          <table:table-cell office:value-type="float" office:value="529.41" table:style-name="ce10">
            <text:p>529,41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(con recargo) Con/Sin D.H.A superior a 10 kW</text:p>
          </table:table-cell>
          <table:table-cell office:value-type="float" office:value="50" table:style-name="ce9">
            <text:p>50</text:p>
          </table:table-cell>
          <table:table-cell office:value-type="float" office:value="874" table:style-name="ce10">
            <text:p>874,00</text:p>
          </table:table-cell>
          <table:table-cell office:value-type="float" office:value="814.38" table:style-name="ce10">
            <text:p>814,38</text:p>
          </table:table-cell>
          <table:table-cell office:value-type="float" office:value="166.91" table:style-name="ce10">
            <text:p>166,91</text:p>
          </table:table-cell>
          <table:table-cell office:value-type="float" office:value="17.48" table:style-name="ce10">
            <text:p>17,48</text:p>
          </table:table-cell>
          <table:table-cell office:value-type="float" office:value="16.29" table:style-name="ce10">
            <text:p>16,29</text:p>
          </table:table-cell>
          <table:table-cell office:value-type="float" office:value="0.20499999999999999" table:style-name="ce10">
            <text:p>0,21</text:p>
          </table:table-cell>
          <table:table-cell office:value-type="float" office:value="931.78" table:style-name="ce10">
            <text:p>931,78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hasta 10 kW</text:p>
          </table:table-cell>
          <table:table-cell office:value-type="float" office:value="94755" table:style-name="ce9">
            <text:p>94.755</text:p>
          </table:table-cell>
          <table:table-cell office:value-type="float" office:value="361913.12" table:style-name="ce10">
            <text:p>361.913,12</text:p>
          </table:table-cell>
          <table:table-cell office:value-type="float" office:value="188732.74" table:style-name="ce10">
            <text:p>188.732,74</text:p>
          </table:table-cell>
          <table:table-cell office:value-type="float" office:value="39730.53" table:style-name="ce10">
            <text:p>39.730,53</text:p>
          </table:table-cell>
          <table:table-cell office:value-type="float" office:value="3.82" table:style-name="ce10">
            <text:p>3,82</text:p>
          </table:table-cell>
          <table:table-cell office:value-type="float" office:value="1.99" table:style-name="ce10">
            <text:p>1,99</text:p>
          </table:table-cell>
          <table:table-cell office:value-type="float" office:value="0.21099999999999999" table:style-name="ce10">
            <text:p>0,21</text:p>
          </table:table-cell>
          <table:table-cell office:value-type="float" office:value="521.49" table:style-name="ce10">
            <text:p>521,4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superior a 10 kW</text:p>
          </table:table-cell>
          <table:table-cell office:value-type="float" office:value="6640" table:style-name="ce9">
            <text:p>6.640</text:p>
          </table:table-cell>
          <table:table-cell office:value-type="float" office:value="134238.87" table:style-name="ce10">
            <text:p>134.238,87</text:p>
          </table:table-cell>
          <table:table-cell office:value-type="float" office:value="139562.65" table:style-name="ce10">
            <text:p>139.562,65</text:p>
          </table:table-cell>
          <table:table-cell office:value-type="float" office:value="24321.16" table:style-name="ce10">
            <text:p>24.321,16</text:p>
          </table:table-cell>
          <table:table-cell office:value-type="float" office:value="20.22" table:style-name="ce10">
            <text:p>20,22</text:p>
          </table:table-cell>
          <table:table-cell office:value-type="float" office:value="21.02" table:style-name="ce10">
            <text:p>21,02</text:p>
          </table:table-cell>
          <table:table-cell office:value-type="float" office:value="0.17399999999999999" table:style-name="ce10">
            <text:p>0,17</text:p>
          </table:table-cell>
          <table:table-cell office:value-type="float" office:value="1039.6600000000001" table:style-name="ce10">
            <text:p>1.039,66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3.1A de 1 kV a 36 kV</text:p>
          </table:table-cell>
          <table:table-cell office:value-type="float" office:value="968" table:style-name="ce9">
            <text:p>968</text:p>
          </table:table-cell>
          <table:table-cell office:value-type="float" office:value="44805.84" table:style-name="ce10">
            <text:p>44.805,84</text:p>
          </table:table-cell>
          <table:table-cell office:value-type="float" office:value="67434.87" table:style-name="ce10">
            <text:p>67.434,87</text:p>
          </table:table-cell>
          <table:table-cell office:value-type="float" office:value="9097.36" table:style-name="ce10">
            <text:p>9.097,36</text:p>
          </table:table-cell>
          <table:table-cell office:value-type="float" office:value="46.29" table:style-name="ce10">
            <text:p>46,29</text:p>
          </table:table-cell>
          <table:table-cell office:value-type="float" office:value="69.66" table:style-name="ce10">
            <text:p>69,66</text:p>
          </table:table-cell>
          <table:table-cell office:value-type="float" office:value="0.13500000000000001" table:style-name="ce10">
            <text:p>0,14</text:p>
          </table:table-cell>
          <table:table-cell office:value-type="float" office:value="1505.05" table:style-name="ce10">
            <text:p>1.505,05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A de 1 kV a 30 kV</text:p>
          </table:table-cell>
          <table:table-cell office:value-type="float" office:value="49" table:style-name="ce9">
            <text:p>49</text:p>
          </table:table-cell>
          <table:table-cell office:value-type="float" office:value="29870" table:style-name="ce10">
            <text:p>29.870,00</text:p>
          </table:table-cell>
          <table:table-cell office:value-type="float" office:value="71529.210000000006" table:style-name="ce10">
            <text:p>71.529,21</text:p>
          </table:table-cell>
          <table:table-cell office:value-type="float" office:value="7469.15" table:style-name="ce10">
            <text:p>7.469,15</text:p>
          </table:table-cell>
          <table:table-cell office:value-type="float" office:value="609.59" table:style-name="ce10">
            <text:p>609,59</text:p>
          </table:table-cell>
          <table:table-cell office:value-type="float" office:value="1459.78" table:style-name="ce10">
            <text:p>1.459,78</text:p>
          </table:table-cell>
          <table:table-cell office:value-type="float" office:value="0.104" table:style-name="ce10">
            <text:p>0,10</text:p>
          </table:table-cell>
          <table:table-cell office:value-type="float" office:value="2394.6799999999998" table:style-name="ce10">
            <text:p>2.394,68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B de 30 kV a 36 kV</text:p>
          </table:table-cell>
          <table:table-cell office:value-type="float" office:value="6" table:style-name="ce9">
            <text:p>6</text:p>
          </table:table-cell>
          <table:table-cell office:value-type="float" office:value="9914" table:style-name="ce10">
            <text:p>9.914,00</text:p>
          </table:table-cell>
          <table:table-cell office:value-type="float" office:value="17502" table:style-name="ce10">
            <text:p>17.502,00</text:p>
          </table:table-cell>
          <table:table-cell office:value-type="float" office:value="1476" table:style-name="ce10">
            <text:p>1.476,00</text:p>
          </table:table-cell>
          <table:table-cell office:value-type="float" office:value="1652.33" table:style-name="ce10">
            <text:p>1.652,33</text:p>
          </table:table-cell>
          <table:table-cell office:value-type="float" office:value="2917" table:style-name="ce10">
            <text:p>2.917,00</text:p>
          </table:table-cell>
          <table:table-cell office:value-type="float" office:value="8.4000000000000005E-2" table:style-name="ce10">
            <text:p>0,08</text:p>
          </table:table-cell>
          <table:table-cell office:value-type="float" office:value="1765.38" table:style-name="ce10">
            <text:p>1.765,38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2 de 36 kV a 72,5 kV</text:p>
          </table:table-cell>
          <table:table-cell office:value-type="float" office:value="38" table:style-name="ce9">
            <text:p>38</text:p>
          </table:table-cell>
          <table:table-cell office:value-type="float" office:value="20984.5" table:style-name="ce10">
            <text:p>20.984,50</text:p>
          </table:table-cell>
          <table:table-cell office:value-type="float" office:value="70457.69" table:style-name="ce10">
            <text:p>70.457,69</text:p>
          </table:table-cell>
          <table:table-cell office:value-type="float" office:value="5993.86" table:style-name="ce10">
            <text:p>5.993,86</text:p>
          </table:table-cell>
          <table:table-cell office:value-type="float" office:value="552.22" table:style-name="ce10">
            <text:p>552,22</text:p>
          </table:table-cell>
          <table:table-cell office:value-type="float" office:value="1854.15" table:style-name="ce10">
            <text:p>1.854,15</text:p>
          </table:table-cell>
          <table:table-cell office:value-type="float" office:value="8.5000000000000006E-2" table:style-name="ce10">
            <text:p>0,09</text:p>
          </table:table-cell>
          <table:table-cell office:value-type="float" office:value="3357.61" table:style-name="ce10">
            <text:p>3.357,61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3 de 72,5 kV a 145 kV</text:p>
          </table:table-cell>
          <table:table-cell office:value-type="float" office:value="3" table:style-name="ce9">
            <text:p>3</text:p>
          </table:table-cell>
          <table:table-cell office:value-type="float" office:value="5774" table:style-name="ce10">
            <text:p>5.774,00</text:p>
          </table:table-cell>
          <table:table-cell office:value-type="float" office:value="1244" table:style-name="ce10">
            <text:p>1.244,00</text:p>
          </table:table-cell>
          <table:table-cell office:value-type="float" office:value="137" table:style-name="ce10">
            <text:p>137,00</text:p>
          </table:table-cell>
          <table:table-cell office:value-type="float" office:value="1924.67" table:style-name="ce10">
            <text:p>1.924,67</text:p>
          </table:table-cell>
          <table:table-cell office:value-type="float" office:value="414.67" table:style-name="ce10">
            <text:p>414,67</text:p>
          </table:table-cell>
          <table:table-cell office:value-type="float" office:value="0.11" table:style-name="ce10">
            <text:p>0,11</text:p>
          </table:table-cell>
          <table:table-cell office:value-type="float" office:value="215.45" table:style-name="ce10">
            <text:p>215,45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4-6.5 mayor o igual a 145 kV</text:p>
          </table:table-cell>
          <table:table-cell office:value-type="float" office:value="16" table:style-name="ce9">
            <text:p>16</text:p>
          </table:table-cell>
          <table:table-cell office:value-type="float" office:value="3195" table:style-name="ce10">
            <text:p>3.195,00</text:p>
          </table:table-cell>
          <table:table-cell office:value-type="float" office:value="3709.79" table:style-name="ce10">
            <text:p>3.709,79</text:p>
          </table:table-cell>
          <table:table-cell office:value-type="float" office:value="387.04" table:style-name="ce10">
            <text:p>387,04</text:p>
          </table:table-cell>
          <table:table-cell office:value-type="float" office:value="199.69" table:style-name="ce10">
            <text:p>199,69</text:p>
          </table:table-cell>
          <table:table-cell office:value-type="float" office:value="231.86" table:style-name="ce10">
            <text:p>231,86</text:p>
          </table:table-cell>
          <table:table-cell office:value-type="float" office:value="0.104" table:style-name="ce10">
            <text:p>0,10</text:p>
          </table:table-cell>
          <table:table-cell office:value-type="float" office:value="1161.1199999999999" table:style-name="ce10">
            <text:p>1.161,1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168448" table:style-name="ce9">
            <text:p>168.448</text:p>
          </table:table-cell>
          <table:table-cell office:value-type="float" office:value="825498.67" table:style-name="ce10">
            <text:p>825.498,67</text:p>
          </table:table-cell>
          <table:table-cell office:value-type="float" office:value="674577.75" table:style-name="ce10">
            <text:p>674.577,75</text:p>
          </table:table-cell>
          <table:table-cell office:value-type="float" office:value="110637" table:style-name="ce10">
            <text:p>110.637,00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3" table:style-name="ro1">
          <table:table-cell table:number-columns-repeated="16384"/>
        </table:table-row>
      </table:table>
      <table:table table:name="ZARAGOZA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16375" table:default-cell-style-name="ce2"/>
        <table:table-row table:style-name="ro2">
          <table:table-cell office:value-type="string" table:style-name="ce6">
            <text:p>Tarifa</text:p>
          </table:table-cell>
          <table:table-cell office:value-type="string" table:style-name="ce6">
            <text:p>Nº Clientes al final del año</text:p>
          </table:table-cell>
          <table:table-cell office:value-type="string" table:style-name="ce6">
            <text:p>Potencia contratada a final de año (kW)</text:p>
          </table:table-cell>
          <table:table-cell office:value-type="string" table:style-name="ce6">
            <text:p>Suministros anuales (MWh)</text:p>
          </table:table-cell>
          <table:table-cell office:value-type="string" table:style-name="ce6">
            <text:p>Facturación (miles de euros)</text:p>
          </table:table-cell>
          <table:table-cell office:value-type="string" table:style-name="ce6">
            <text:p>kW/Cliente</text:p>
          </table:table-cell>
          <table:table-cell office:value-type="string" table:style-name="ce6">
            <text:p>MWh/Cliente</text:p>
          </table:table-cell>
          <table:table-cell office:value-type="string" table:style-name="ce6">
            <text:p>euros/kWh</text:p>
          </table:table-cell>
          <table:table-cell office:value-type="string" table:style-name="ce6">
            <text:p>Horas de utilización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8">
            <text:p>Bono Social</text:p>
          </table:table-cell>
          <table:table-cell office:value-type="float" office:value="34377" table:style-name="ce9">
            <text:p>34.377</text:p>
          </table:table-cell>
          <table:table-cell office:value-type="float" office:value="97358.48" table:style-name="ce10">
            <text:p>97.358,48</text:p>
          </table:table-cell>
          <table:table-cell office:value-type="float" office:value="53128.71" table:style-name="ce10">
            <text:p>53.128,71</text:p>
          </table:table-cell>
          <table:table-cell office:value-type="float" office:value="7827.42" table:style-name="ce10">
            <text:p>7.827,42</text:p>
          </table:table-cell>
          <table:table-cell office:value-type="float" office:value="2.83" table:style-name="ce10">
            <text:p>2,83</text:p>
          </table:table-cell>
          <table:table-cell office:value-type="float" office:value="1.55" table:style-name="ce10">
            <text:p>1,55</text:p>
          </table:table-cell>
          <table:table-cell office:value-type="float" office:value="0.14699999999999999" table:style-name="ce10">
            <text:p>0,15</text:p>
          </table:table-cell>
          <table:table-cell office:value-type="float" office:value="545.70000000000005" table:style-name="ce10">
            <text:p>545,7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Con/Sin D.H.A hasta 10 kW</text:p>
          </table:table-cell>
          <table:table-cell office:value-type="float" office:value="215797" table:style-name="ce9">
            <text:p>215.797</text:p>
          </table:table-cell>
          <table:table-cell office:value-type="float" office:value="949306.59" table:style-name="ce10">
            <text:p>949.306,59</text:p>
          </table:table-cell>
          <table:table-cell office:value-type="float" office:value="484393.49" table:style-name="ce10">
            <text:p>484.393,49</text:p>
          </table:table-cell>
          <table:table-cell office:value-type="float" office:value="99233.67" table:style-name="ce10">
            <text:p>99.233,67</text:p>
          </table:table-cell>
          <table:table-cell office:value-type="float" office:value="4.4000000000000004" table:style-name="ce10">
            <text:p>4,40</text:p>
          </table:table-cell>
          <table:table-cell office:value-type="float" office:value="2.2400000000000002" table:style-name="ce10">
            <text:p>2,24</text:p>
          </table:table-cell>
          <table:table-cell office:value-type="float" office:value="0.20499999999999999" table:style-name="ce10">
            <text:p>0,21</text:p>
          </table:table-cell>
          <table:table-cell office:value-type="float" office:value="510.26" table:style-name="ce10">
            <text:p>510,26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(con recargo) Con/Sin D.H.A superior a 10 kW</text:p>
          </table:table-cell>
          <table:table-cell office:value-type="float" office:value="2805" table:style-name="ce9">
            <text:p>2.805</text:p>
          </table:table-cell>
          <table:table-cell office:value-type="float" office:value="45872.58" table:style-name="ce10">
            <text:p>45.872,58</text:p>
          </table:table-cell>
          <table:table-cell office:value-type="float" office:value="25709.09" table:style-name="ce10">
            <text:p>25.709,09</text:p>
          </table:table-cell>
          <table:table-cell office:value-type="float" office:value="6456.88" table:style-name="ce10">
            <text:p>6.456,88</text:p>
          </table:table-cell>
          <table:table-cell office:value-type="float" office:value="16.350000000000001" table:style-name="ce10">
            <text:p>16,35</text:p>
          </table:table-cell>
          <table:table-cell office:value-type="float" office:value="9.17" table:style-name="ce10">
            <text:p>9,17</text:p>
          </table:table-cell>
          <table:table-cell office:value-type="float" office:value="0.251" table:style-name="ce10">
            <text:p>0,25</text:p>
          </table:table-cell>
          <table:table-cell office:value-type="float" office:value="560.45000000000005" table:style-name="ce10">
            <text:p>560,45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hasta 10 kW</text:p>
          </table:table-cell>
          <table:table-cell office:value-type="float" office:value="302288" table:style-name="ce9">
            <text:p>302.288</text:p>
          </table:table-cell>
          <table:table-cell office:value-type="float" office:value="1448333.79" table:style-name="ce10">
            <text:p>1.448.333,79</text:p>
          </table:table-cell>
          <table:table-cell office:value-type="float" office:value="794002.23" table:style-name="ce10">
            <text:p>794.002,23</text:p>
          </table:table-cell>
          <table:table-cell office:value-type="float" office:value="167361.18" table:style-name="ce10">
            <text:p>167.361,18</text:p>
          </table:table-cell>
          <table:table-cell office:value-type="float" office:value="4.79" table:style-name="ce10">
            <text:p>4,79</text:p>
          </table:table-cell>
          <table:table-cell office:value-type="float" office:value="2.63" table:style-name="ce10">
            <text:p>2,63</text:p>
          </table:table-cell>
          <table:table-cell office:value-type="float" office:value="0.21099999999999999" table:style-name="ce10">
            <text:p>0,21</text:p>
          </table:table-cell>
          <table:table-cell office:value-type="float" office:value="548.22" table:style-name="ce10">
            <text:p>548,2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superior a 10 kW</text:p>
          </table:table-cell>
          <table:table-cell office:value-type="float" office:value="37522" table:style-name="ce9">
            <text:p>37.522</text:p>
          </table:table-cell>
          <table:table-cell office:value-type="float" office:value="1005683.87" table:style-name="ce10">
            <text:p>1.005.683,87</text:p>
          </table:table-cell>
          <table:table-cell office:value-type="float" office:value="921342.38" table:style-name="ce10">
            <text:p>921.342,38</text:p>
          </table:table-cell>
          <table:table-cell office:value-type="float" office:value="154791.4" table:style-name="ce10">
            <text:p>154.791,40</text:p>
          </table:table-cell>
          <table:table-cell office:value-type="float" office:value="26.8" table:style-name="ce10">
            <text:p>26,80</text:p>
          </table:table-cell>
          <table:table-cell office:value-type="float" office:value="24.55" table:style-name="ce10">
            <text:p>24,55</text:p>
          </table:table-cell>
          <table:table-cell office:value-type="float" office:value="0.16800000000000001" table:style-name="ce10">
            <text:p>0,17</text:p>
          </table:table-cell>
          <table:table-cell office:value-type="float" office:value="916.14" table:style-name="ce10">
            <text:p>916,1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3.1A de 1 kV a 36 kV</text:p>
          </table:table-cell>
          <table:table-cell office:value-type="float" office:value="2520" table:style-name="ce9">
            <text:p>2.520</text:p>
          </table:table-cell>
          <table:table-cell office:value-type="float" office:value="265687.5" table:style-name="ce10">
            <text:p>265.687,50</text:p>
          </table:table-cell>
          <table:table-cell office:value-type="float" office:value="448406.97" table:style-name="ce10">
            <text:p>448.406,97</text:p>
          </table:table-cell>
          <table:table-cell office:value-type="float" office:value="57990.97" table:style-name="ce10">
            <text:p>57.990,97</text:p>
          </table:table-cell>
          <table:table-cell office:value-type="float" office:value="105.43" table:style-name="ce10">
            <text:p>105,43</text:p>
          </table:table-cell>
          <table:table-cell office:value-type="float" office:value="177.94" table:style-name="ce10">
            <text:p>177,94</text:p>
          </table:table-cell>
          <table:table-cell office:value-type="float" office:value="0.129" table:style-name="ce10">
            <text:p>0,13</text:p>
          </table:table-cell>
          <table:table-cell office:value-type="float" office:value="1687.72" table:style-name="ce10">
            <text:p>1.687,7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A de 1 kV a 30 kV</text:p>
          </table:table-cell>
          <table:table-cell office:value-type="float" office:value="598" table:style-name="ce9">
            <text:p>598</text:p>
          </table:table-cell>
          <table:table-cell office:value-type="float" office:value="485264.4" table:style-name="ce10">
            <text:p>485.264,40</text:p>
          </table:table-cell>
          <table:table-cell office:value-type="float" office:value="1280408.4099999999" table:style-name="ce10">
            <text:p>1.280.408,41</text:p>
          </table:table-cell>
          <table:table-cell office:value-type="float" office:value="130052.32" table:style-name="ce10">
            <text:p>130.052,32</text:p>
          </table:table-cell>
          <table:table-cell office:value-type="float" office:value="811.48" table:style-name="ce10">
            <text:p>811,48</text:p>
          </table:table-cell>
          <table:table-cell office:value-type="float" office:value="2141.15" table:style-name="ce10">
            <text:p>2.141,15</text:p>
          </table:table-cell>
          <table:table-cell office:value-type="float" office:value="0.10199999999999999" table:style-name="ce10">
            <text:p>0,10</text:p>
          </table:table-cell>
          <table:table-cell office:value-type="float" office:value="2638.58" table:style-name="ce10">
            <text:p>2.638,58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B de 30 kV a 36 kV</text:p>
          </table:table-cell>
          <table:table-cell office:value-type="float" office:value="3" table:style-name="ce9">
            <text:p>3</text:p>
          </table:table-cell>
          <table:table-cell office:value-type="float" office:value="7370" table:style-name="ce10">
            <text:p>7.370,00</text:p>
          </table:table-cell>
          <table:table-cell office:value-type="float" office:value="41603.129999999997" table:style-name="ce10">
            <text:p>41.603,13</text:p>
          </table:table-cell>
          <table:table-cell office:value-type="float" office:value="3685.68" table:style-name="ce10">
            <text:p>3.685,68</text:p>
          </table:table-cell>
          <table:table-cell office:value-type="float" office:value="2456.67" table:style-name="ce10">
            <text:p>2.456,67</text:p>
          </table:table-cell>
          <table:table-cell office:value-type="float" office:value="13867.71" table:style-name="ce10">
            <text:p>13.867,71</text:p>
          </table:table-cell>
          <table:table-cell office:value-type="float" office:value="8.8999999999999996E-2" table:style-name="ce10">
            <text:p>0,09</text:p>
          </table:table-cell>
          <table:table-cell office:value-type="float" office:value="5644.93" table:style-name="ce10">
            <text:p>5.644,93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2 de 36 kV a 72,5 kV</text:p>
          </table:table-cell>
          <table:table-cell office:value-type="float" office:value="89" table:style-name="ce9">
            <text:p>89</text:p>
          </table:table-cell>
          <table:table-cell office:value-type="float" office:value="259482.26" table:style-name="ce10">
            <text:p>259.482,26</text:p>
          </table:table-cell>
          <table:table-cell office:value-type="float" office:value="1080770.54" table:style-name="ce10">
            <text:p>1.080.770,54</text:p>
          </table:table-cell>
          <table:table-cell office:value-type="float" office:value="82148.81" table:style-name="ce10">
            <text:p>82.148,81</text:p>
          </table:table-cell>
          <table:table-cell office:value-type="float" office:value="2915.53" table:style-name="ce10">
            <text:p>2.915,53</text:p>
          </table:table-cell>
          <table:table-cell office:value-type="float" office:value="12143.49" table:style-name="ce10">
            <text:p>12.143,49</text:p>
          </table:table-cell>
          <table:table-cell office:value-type="float" office:value="7.5999999999999998E-2" table:style-name="ce10">
            <text:p>0,08</text:p>
          </table:table-cell>
          <table:table-cell office:value-type="float" office:value="4165.1000000000004" table:style-name="ce10">
            <text:p>4.165,1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3 de 72,5 kV a 145 kV</text:p>
          </table:table-cell>
          <table:table-cell office:value-type="float" office:value="6" table:style-name="ce9">
            <text:p>6</text:p>
          </table:table-cell>
          <table:table-cell office:value-type="float" office:value="6339" table:style-name="ce10">
            <text:p>6.339,00</text:p>
          </table:table-cell>
          <table:table-cell office:value-type="float" office:value="1782.46" table:style-name="ce10">
            <text:p>1.782,46</text:p>
          </table:table-cell>
          <table:table-cell office:value-type="float" office:value="168.7" table:style-name="ce10">
            <text:p>168,70</text:p>
          </table:table-cell>
          <table:table-cell office:value-type="float" office:value="1056.5" table:style-name="ce10">
            <text:p>1.056,50</text:p>
          </table:table-cell>
          <table:table-cell office:value-type="float" office:value="297.08" table:style-name="ce10">
            <text:p>297,08</text:p>
          </table:table-cell>
          <table:table-cell office:value-type="float" office:value="9.5000000000000001E-2" table:style-name="ce10">
            <text:p>0,10</text:p>
          </table:table-cell>
          <table:table-cell office:value-type="float" office:value="281.19" table:style-name="ce10">
            <text:p>281,1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4-6.5 mayor o igual a 145 kV</text:p>
          </table:table-cell>
          <table:table-cell office:value-type="float" office:value="35" table:style-name="ce9">
            <text:p>35</text:p>
          </table:table-cell>
          <table:table-cell office:value-type="float" office:value="255946" table:style-name="ce10">
            <text:p>255.946,00</text:p>
          </table:table-cell>
          <table:table-cell office:value-type="float" office:value="1111968.93" table:style-name="ce10">
            <text:p>1.111.968,93</text:p>
          </table:table-cell>
          <table:table-cell office:value-type="float" office:value="59936.84" table:style-name="ce10">
            <text:p>59.936,84</text:p>
          </table:table-cell>
          <table:table-cell office:value-type="float" office:value="7312.74" table:style-name="ce10">
            <text:p>7.312,74</text:p>
          </table:table-cell>
          <table:table-cell office:value-type="float" office:value="31770.54" table:style-name="ce10">
            <text:p>31.770,54</text:p>
          </table:table-cell>
          <table:table-cell office:value-type="float" office:value="5.3999999999999999E-2" table:style-name="ce10">
            <text:p>0,05</text:p>
          </table:table-cell>
          <table:table-cell office:value-type="float" office:value="4344.55" table:style-name="ce10">
            <text:p>4.344,55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596040" table:style-name="ce9">
            <text:p>596.040</text:p>
          </table:table-cell>
          <table:table-cell office:value-type="float" office:value="4826644.47" table:style-name="ce10">
            <text:p>4.826.644,47</text:p>
          </table:table-cell>
          <table:table-cell office:value-type="float" office:value="6243516.3399999999" table:style-name="ce10">
            <text:p>6.243.516,34</text:p>
          </table:table-cell>
          <table:table-cell office:value-type="float" office:value="769653.87" table:style-name="ce10">
            <text:p>769.653,87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3" table:style-name="ro1">
          <table:table-cell table:number-columns-repeated="16384"/>
        </table:table-row>
      </table:table>
      <table:table table:name="MELILLA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16375" table:default-cell-style-name="ce2"/>
        <table:table-row table:style-name="ro2">
          <table:table-cell office:value-type="string" table:style-name="ce6">
            <text:p>Tarifa</text:p>
          </table:table-cell>
          <table:table-cell office:value-type="string" table:style-name="ce6">
            <text:p>Nº Clientes al final del año</text:p>
          </table:table-cell>
          <table:table-cell office:value-type="string" table:style-name="ce6">
            <text:p>Potencia contratada a final de año (kW)</text:p>
          </table:table-cell>
          <table:table-cell office:value-type="string" table:style-name="ce6">
            <text:p>Suministros anuales (MWh)</text:p>
          </table:table-cell>
          <table:table-cell office:value-type="string" table:style-name="ce6">
            <text:p>Facturación (miles de euros)</text:p>
          </table:table-cell>
          <table:table-cell office:value-type="string" table:style-name="ce6">
            <text:p>kW/Cliente</text:p>
          </table:table-cell>
          <table:table-cell office:value-type="string" table:style-name="ce6">
            <text:p>MWh/Cliente</text:p>
          </table:table-cell>
          <table:table-cell office:value-type="string" table:style-name="ce6">
            <text:p>euros/kWh</text:p>
          </table:table-cell>
          <table:table-cell office:value-type="string" table:style-name="ce6">
            <text:p>Horas de utilización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8">
            <text:p>Bono Social</text:p>
          </table:table-cell>
          <table:table-cell office:value-type="float" office:value="48" table:style-name="ce9">
            <text:p>48</text:p>
          </table:table-cell>
          <table:table-cell office:value-type="float" office:value="150.9" table:style-name="ce10">
            <text:p>150,90</text:p>
          </table:table-cell>
          <table:table-cell office:value-type="float" office:value="102.15" table:style-name="ce10">
            <text:p>102,15</text:p>
          </table:table-cell>
          <table:table-cell office:value-type="float" office:value="14.14" table:style-name="ce10">
            <text:p>14,14</text:p>
          </table:table-cell>
          <table:table-cell office:value-type="float" office:value="3.14" table:style-name="ce10">
            <text:p>3,14</text:p>
          </table:table-cell>
          <table:table-cell office:value-type="float" office:value="2.13" table:style-name="ce10">
            <text:p>2,13</text:p>
          </table:table-cell>
          <table:table-cell office:value-type="float" office:value="0.13800000000000001" table:style-name="ce10">
            <text:p>0,14</text:p>
          </table:table-cell>
          <table:table-cell office:value-type="float" office:value="676.94" table:style-name="ce10">
            <text:p>676,9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Con/Sin D.H.A hasta 10 kW</text:p>
          </table:table-cell>
          <table:table-cell office:value-type="float" office:value="118" table:style-name="ce9">
            <text:p>118</text:p>
          </table:table-cell>
          <table:table-cell office:value-type="float" office:value="504.02" table:style-name="ce10">
            <text:p>504,02</text:p>
          </table:table-cell>
          <table:table-cell office:value-type="float" office:value="248.78" table:style-name="ce10">
            <text:p>248,78</text:p>
          </table:table-cell>
          <table:table-cell office:value-type="float" office:value="51.29" table:style-name="ce10">
            <text:p>51,29</text:p>
          </table:table-cell>
          <table:table-cell office:value-type="float" office:value="4.2699999999999996" table:style-name="ce10">
            <text:p>4,27</text:p>
          </table:table-cell>
          <table:table-cell office:value-type="float" office:value="2.11" table:style-name="ce10">
            <text:p>2,11</text:p>
          </table:table-cell>
          <table:table-cell office:value-type="float" office:value="0.20599999999999999" table:style-name="ce10">
            <text:p>0,21</text:p>
          </table:table-cell>
          <table:table-cell office:value-type="float" office:value="493.59" table:style-name="ce10">
            <text:p>493,5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(con recargo) Con/Sin D.H.A superior a 10 kW</text:p>
          </table:table-cell>
          <table:table-cell office:value-type="float" office:value="9" table:style-name="ce9">
            <text:p>9</text:p>
          </table:table-cell>
          <table:table-cell office:value-type="float" office:value="141.21" table:style-name="ce10">
            <text:p>141,21</text:p>
          </table:table-cell>
          <table:table-cell office:value-type="float" office:value="43.01" table:style-name="ce10">
            <text:p>43,01</text:p>
          </table:table-cell>
          <table:table-cell office:value-type="float" office:value="15.78" table:style-name="ce10">
            <text:p>15,78</text:p>
          </table:table-cell>
          <table:table-cell office:value-type="float" office:value="15.69" table:style-name="ce10">
            <text:p>15,69</text:p>
          </table:table-cell>
          <table:table-cell office:value-type="float" office:value="4.78" table:style-name="ce10">
            <text:p>4,78</text:p>
          </table:table-cell>
          <table:table-cell office:value-type="float" office:value="0.36699999999999999" table:style-name="ce10">
            <text:p>0,37</text:p>
          </table:table-cell>
          <table:table-cell office:value-type="float" office:value="304.58" table:style-name="ce10">
            <text:p>304,58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hasta 10 kW</text:p>
          </table:table-cell>
          <table:table-cell office:value-type="float" office:value="29509" table:style-name="ce9">
            <text:p>29.509</text:p>
          </table:table-cell>
          <table:table-cell office:value-type="float" office:value="1514717.48" table:style-name="ce10">
            <text:p>1.514.717,48</text:p>
          </table:table-cell>
          <table:table-cell office:value-type="float" office:value="75186.09" table:style-name="ce10">
            <text:p>75.186,09</text:p>
          </table:table-cell>
          <table:table-cell office:value-type="float" office:value="16258.1" table:style-name="ce10">
            <text:p>16.258,10</text:p>
          </table:table-cell>
          <table:table-cell office:value-type="float" office:value="51.33" table:style-name="ce10">
            <text:p>51,33</text:p>
          </table:table-cell>
          <table:table-cell office:value-type="float" office:value="2.5499999999999998" table:style-name="ce10">
            <text:p>2,55</text:p>
          </table:table-cell>
          <table:table-cell office:value-type="float" office:value="0.216" table:style-name="ce10">
            <text:p>0,22</text:p>
          </table:table-cell>
          <table:table-cell office:value-type="float" office:value="49.64" table:style-name="ce10">
            <text:p>49,6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superior a 10 kW</text:p>
          </table:table-cell>
          <table:table-cell office:value-type="float" office:value="2761" table:style-name="ce9">
            <text:p>2.761</text:p>
          </table:table-cell>
          <table:table-cell office:value-type="float" office:value="1597814.72" table:style-name="ce10">
            <text:p>1.597.814,72</text:p>
          </table:table-cell>
          <table:table-cell office:value-type="float" office:value="61423.19" table:style-name="ce10">
            <text:p>61.423,19</text:p>
          </table:table-cell>
          <table:table-cell office:value-type="float" office:value="11467.39" table:style-name="ce10">
            <text:p>11.467,39</text:p>
          </table:table-cell>
          <table:table-cell office:value-type="float" office:value="578.71" table:style-name="ce10">
            <text:p>578,71</text:p>
          </table:table-cell>
          <table:table-cell office:value-type="float" office:value="22.25" table:style-name="ce10">
            <text:p>22,25</text:p>
          </table:table-cell>
          <table:table-cell office:value-type="float" office:value="0.187" table:style-name="ce10">
            <text:p>0,19</text:p>
          </table:table-cell>
          <table:table-cell office:value-type="float" office:value="38.44" table:style-name="ce10">
            <text:p>38,44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3.1A de 1 kV a 36 kV</text:p>
          </table:table-cell>
          <table:table-cell office:value-type="float" office:value="51" table:style-name="ce9">
            <text:p>51</text:p>
          </table:table-cell>
          <table:table-cell office:value-type="float" office:value="201865.31" table:style-name="ce10">
            <text:p>201.865,31</text:p>
          </table:table-cell>
          <table:table-cell office:value-type="float" office:value="15950.91" table:style-name="ce10">
            <text:p>15.950,91</text:p>
          </table:table-cell>
          <table:table-cell office:value-type="float" office:value="2135.89" table:style-name="ce10">
            <text:p>2.135,89</text:p>
          </table:table-cell>
          <table:table-cell office:value-type="float" office:value="3958.14" table:style-name="ce10">
            <text:p>3.958,14</text:p>
          </table:table-cell>
          <table:table-cell office:value-type="float" office:value="312.76" table:style-name="ce10">
            <text:p>312,76</text:p>
          </table:table-cell>
          <table:table-cell office:value-type="float" office:value="0.13400000000000001" table:style-name="ce10">
            <text:p>0,13</text:p>
          </table:table-cell>
          <table:table-cell office:value-type="float" office:value="79.02" table:style-name="ce10">
            <text:p>79,0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A de 1 kV a 30 kV</text:p>
          </table:table-cell>
          <table:table-cell office:value-type="float" office:value="15" table:style-name="ce9">
            <text:p>15</text:p>
          </table:table-cell>
          <table:table-cell office:value-type="float" office:value="580261" table:style-name="ce10">
            <text:p>580.261,00</text:p>
          </table:table-cell>
          <table:table-cell office:value-type="float" office:value="47978.93" table:style-name="ce10">
            <text:p>47.978,93</text:p>
          </table:table-cell>
          <table:table-cell office:value-type="float" office:value="4881.17" table:style-name="ce10">
            <text:p>4.881,17</text:p>
          </table:table-cell>
          <table:table-cell office:value-type="float" office:value="38684.07" table:style-name="ce10">
            <text:p>38.684,07</text:p>
          </table:table-cell>
          <table:table-cell office:value-type="float" office:value="3198.6" table:style-name="ce10">
            <text:p>3.198,60</text:p>
          </table:table-cell>
          <table:table-cell office:value-type="float" office:value="0.10199999999999999" table:style-name="ce10">
            <text:p>0,10</text:p>
          </table:table-cell>
          <table:table-cell office:value-type="float" office:value="82.69" table:style-name="ce10">
            <text:p>82,6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32511" table:style-name="ce9">
            <text:p>32.511</text:p>
          </table:table-cell>
          <table:table-cell office:value-type="float" office:value="3895454.64" table:style-name="ce10">
            <text:p>3.895.454,64</text:p>
          </table:table-cell>
          <table:table-cell office:value-type="float" office:value="200933.06" table:style-name="ce10">
            <text:p>200.933,06</text:p>
          </table:table-cell>
          <table:table-cell office:value-type="float" office:value="34823.760000000002" table:style-name="ce10">
            <text:p>34.823,76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7" table:style-name="ro1">
          <table:table-cell table:number-columns-repeated="16384"/>
        </table:table-row>
      </table:table>
      <table:table table:name="CEUTA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number-columns-repeated="16375" table:default-cell-style-name="ce2"/>
        <table:table-row table:style-name="ro2">
          <table:table-cell office:value-type="string" table:style-name="ce6">
            <text:p>Tarifa</text:p>
          </table:table-cell>
          <table:table-cell office:value-type="string" table:style-name="ce6">
            <text:p>Nº Clientes al final del año</text:p>
          </table:table-cell>
          <table:table-cell office:value-type="string" table:style-name="ce6">
            <text:p>Potencia contratada a final de año (kW)</text:p>
          </table:table-cell>
          <table:table-cell office:value-type="string" table:style-name="ce6">
            <text:p>Suministros anuales (MWh)</text:p>
          </table:table-cell>
          <table:table-cell office:value-type="string" table:style-name="ce6">
            <text:p>Facturación (miles de euros)</text:p>
          </table:table-cell>
          <table:table-cell office:value-type="string" table:style-name="ce6">
            <text:p>kW/Cliente</text:p>
          </table:table-cell>
          <table:table-cell office:value-type="string" table:style-name="ce6">
            <text:p>MWh/Cliente</text:p>
          </table:table-cell>
          <table:table-cell office:value-type="string" table:style-name="ce6">
            <text:p>euros/kWh</text:p>
          </table:table-cell>
          <table:table-cell office:value-type="string" table:style-name="ce6">
            <text:p>Horas de utilización</text:p>
          </table:table-cell>
          <table:table-cell table:number-columns-repeated="16375" table:style-name="ce7"/>
        </table:table-row>
        <table:table-row table:style-name="ro2">
          <table:table-cell office:value-type="string" table:style-name="ce8">
            <text:p>PVPC Con/Sin D.H.A hasta 10 kW</text:p>
          </table:table-cell>
          <table:table-cell office:value-type="float" office:value="26932" table:style-name="ce9">
            <text:p>26.932</text:p>
          </table:table-cell>
          <table:table-cell office:value-type="float" office:value="113569.9" table:style-name="ce10">
            <text:p>113.569,90</text:p>
          </table:table-cell>
          <table:table-cell office:value-type="float" office:value="71537.100000000006" table:style-name="ce10">
            <text:p>71.537,10</text:p>
          </table:table-cell>
          <table:table-cell office:value-type="float" office:value="12716.47" table:style-name="ce10">
            <text:p>12.716,47</text:p>
          </table:table-cell>
          <table:table-cell office:value-type="float" office:value="4.22" table:style-name="ce10">
            <text:p>4,22</text:p>
          </table:table-cell>
          <table:table-cell office:value-type="float" office:value="2.66" table:style-name="ce10">
            <text:p>2,66</text:p>
          </table:table-cell>
          <table:table-cell office:value-type="float" office:value="0.17799999999999999" table:style-name="ce10">
            <text:p>0,18</text:p>
          </table:table-cell>
          <table:table-cell office:value-type="float" office:value="629.89" table:style-name="ce10">
            <text:p>629,8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PVPC (con recargo) Con/Sin D.H.A superior a 10 kW</text:p>
          </table:table-cell>
          <table:table-cell office:value-type="float" office:value="4" table:style-name="ce9">
            <text:p>4</text:p>
          </table:table-cell>
          <table:table-cell office:value-type="float" office:value="187.95" table:style-name="ce10">
            <text:p>187,95</text:p>
          </table:table-cell>
          <table:table-cell office:value-type="float" office:value="296.64" table:style-name="ce10">
            <text:p>296,64</text:p>
          </table:table-cell>
          <table:table-cell office:value-type="float" office:value="50.97" table:style-name="ce10">
            <text:p>50,97</text:p>
          </table:table-cell>
          <table:table-cell office:value-type="float" office:value="46.99" table:style-name="ce10">
            <text:p>46,99</text:p>
          </table:table-cell>
          <table:table-cell office:value-type="float" office:value="74.16" table:style-name="ce10">
            <text:p>74,16</text:p>
          </table:table-cell>
          <table:table-cell office:value-type="float" office:value="0.17199999999999999" table:style-name="ce10">
            <text:p>0,17</text:p>
          </table:table-cell>
          <table:table-cell office:value-type="float" office:value="1578.29" table:style-name="ce10">
            <text:p>1.578,2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hasta 10 kW</text:p>
          </table:table-cell>
          <table:table-cell office:value-type="float" office:value="194" table:style-name="ce9">
            <text:p>194</text:p>
          </table:table-cell>
          <table:table-cell office:value-type="float" office:value="1135.0999999999999" table:style-name="ce10">
            <text:p>1.135,10</text:p>
          </table:table-cell>
          <table:table-cell office:value-type="float" office:value="1115.93" table:style-name="ce10">
            <text:p>1.115,93</text:p>
          </table:table-cell>
          <table:table-cell office:value-type="float" office:value="64.67" table:style-name="ce10">
            <text:p>64,67</text:p>
          </table:table-cell>
          <table:table-cell office:value-type="float" office:value="5.85" table:style-name="ce10">
            <text:p>5,85</text:p>
          </table:table-cell>
          <table:table-cell office:value-type="float" office:value="5.75" table:style-name="ce10">
            <text:p>5,75</text:p>
          </table:table-cell>
          <table:table-cell office:value-type="float" office:value="5.8000000000000003E-2" table:style-name="ce10">
            <text:p>0,06</text:p>
          </table:table-cell>
          <table:table-cell office:value-type="float" office:value="983.11" table:style-name="ce10">
            <text:p>983,11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superior a 10 kW</text:p>
          </table:table-cell>
          <table:table-cell office:value-type="float" office:value="2068" table:style-name="ce9">
            <text:p>2.068</text:p>
          </table:table-cell>
          <table:table-cell office:value-type="float" office:value="54713.4" table:style-name="ce10">
            <text:p>54.713,40</text:p>
          </table:table-cell>
          <table:table-cell office:value-type="float" office:value="75784.539999999994" table:style-name="ce10">
            <text:p>75.784,54</text:p>
          </table:table-cell>
          <table:table-cell office:value-type="float" office:value="11809.26" table:style-name="ce10">
            <text:p>11.809,26</text:p>
          </table:table-cell>
          <table:table-cell office:value-type="float" office:value="26.46" table:style-name="ce10">
            <text:p>26,46</text:p>
          </table:table-cell>
          <table:table-cell office:value-type="float" office:value="36.65" table:style-name="ce10">
            <text:p>36,65</text:p>
          </table:table-cell>
          <table:table-cell office:value-type="float" office:value="0.156" table:style-name="ce10">
            <text:p>0,16</text:p>
          </table:table-cell>
          <table:table-cell office:value-type="float" office:value="1385.12" table:style-name="ce10">
            <text:p>1.385,1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3.1A de 1 kV a 36 kV</text:p>
          </table:table-cell>
          <table:table-cell office:value-type="float" office:value="45" table:style-name="ce9">
            <text:p>45</text:p>
          </table:table-cell>
          <table:table-cell office:value-type="float" office:value="6864" table:style-name="ce10">
            <text:p>6.864,00</text:p>
          </table:table-cell>
          <table:table-cell office:value-type="float" office:value="14018.34" table:style-name="ce10">
            <text:p>14.018,34</text:p>
          </table:table-cell>
          <table:table-cell office:value-type="float" office:value="1736.17" table:style-name="ce10">
            <text:p>1.736,17</text:p>
          </table:table-cell>
          <table:table-cell office:value-type="float" office:value="152.53" table:style-name="ce10">
            <text:p>152,53</text:p>
          </table:table-cell>
          <table:table-cell office:value-type="float" office:value="311.52" table:style-name="ce10">
            <text:p>311,52</text:p>
          </table:table-cell>
          <table:table-cell office:value-type="float" office:value="0.124" table:style-name="ce10">
            <text:p>0,12</text:p>
          </table:table-cell>
          <table:table-cell office:value-type="float" office:value="2042.3" table:style-name="ce10">
            <text:p>2.042,3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MERCADO LIBRE 6.1A de 1 kV a 30 kV</text:p>
          </table:table-cell>
          <table:table-cell office:value-type="float" office:value="11" table:style-name="ce9">
            <text:p>11</text:p>
          </table:table-cell>
          <table:table-cell office:value-type="float" office:value="10040" table:style-name="ce10">
            <text:p>10.040,00</text:p>
          </table:table-cell>
          <table:table-cell office:value-type="float" office:value="47711" table:style-name="ce10">
            <text:p>47.711,00</text:p>
          </table:table-cell>
          <table:table-cell office:value-type="float" office:value="4685" table:style-name="ce10">
            <text:p>4.685,00</text:p>
          </table:table-cell>
          <table:table-cell office:value-type="float" office:value="912.73" table:style-name="ce10">
            <text:p>912,73</text:p>
          </table:table-cell>
          <table:table-cell office:value-type="float" office:value="4337.3599999999997" table:style-name="ce10">
            <text:p>4.337,36</text:p>
          </table:table-cell>
          <table:table-cell office:value-type="float" office:value="9.8000000000000004E-2" table:style-name="ce10">
            <text:p>0,10</text:p>
          </table:table-cell>
          <table:table-cell office:value-type="float" office:value="4752.09" table:style-name="ce10">
            <text:p>4.752,09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29254" table:style-name="ce9">
            <text:p>29.254</text:p>
          </table:table-cell>
          <table:table-cell office:value-type="float" office:value="186510.35" table:style-name="ce10">
            <text:p>186.510,35</text:p>
          </table:table-cell>
          <table:table-cell office:value-type="float" office:value="210463.55" table:style-name="ce10">
            <text:p>210.463,55</text:p>
          </table:table-cell>
          <table:table-cell office:value-type="float" office:value="31062.54" table:style-name="ce10">
            <text:p>31.062,54</text:p>
          </table:table-cell>
          <table:table-cell table:number-columns-repeated="4" table:style-name="ce8"/>
          <table:table-cell table:number-columns-repeated="16375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5in" fo:margin-left="0.75in" fo:margin-right="0.75in" fo:margin-bottom="0in"/>
      </style:header-style>
      <style:footer-style>
        <style:header-footer-properties fo:min-height="0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>Mancebo Alvarez, M.Carmen</dc:creator>
    <meta:creation-date>2017-04-17T07:47:48Z</meta:creation-date>
    <dc:date>2017-04-17T07:55:30Z</dc:date>
  </office:meta>
</office:document-meta>
</file>